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23 - Conta de produção por atividade econômica - São Paulo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3.1'.A1">Tabela 23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3.2'.A1">Tabela 23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3.3'.A1">Tabela 23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3.4'.A1">Tabela 23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3.5'.A1">Tabela 23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3.6'.A1">Tabela 23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3.7'.A1">Tabela 23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3.8'.A1">Tabela 23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3.9'.A1">Tabela 23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3.10'.A1">Tabela 23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3.11'.A1">Tabela 23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3.12'.A1">Tabela 23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3.13'.A1">Tabela 23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3.14'.A1">Tabela 23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23.15'.A1">Tabela 23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23.16'.A1">Tabela 23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23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42321.86279977637" table:style-name="ce5">
            <text:p><text:s/>942,32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42321.86279977637" table:style-name="ce5">
            <text:p><text:s/>942,322<text:s/></text:p>
          </table:table-cell>
          <table:table-cell office:value-type="float" office:value="0.99060971531273811" table:style-name="ce6">
            <text:p>0.991</text:p>
          </table:table-cell>
          <table:table-cell office:value-type="float" office:value="933473.19224105554" table:style-name="ce5">
            <text:p><text:s/>933,473<text:s/></text:p>
          </table:table-cell>
          <table:table-cell office:value-type="float" office:value="1.2052767436458274" table:style-name="ce6">
            <text:p>1.205</text:p>
          </table:table-cell>
          <table:table-cell office:value-type="float" office:value="1125093.5294249749" table:style-name="ce5">
            <text:p><text:s/>1,125,09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25093.5294249749" table:style-name="ce5">
            <text:p><text:s/>1,125,094<text:s/></text:p>
          </table:table-cell>
          <table:table-cell office:value-type="float" office:value="1.0631313905183888" table:style-name="ce6">
            <text:p>1.063</text:p>
          </table:table-cell>
          <table:table-cell office:value-type="float" office:value="1196122.2484008153" table:style-name="ce5">
            <text:p><text:s/>1,196,122<text:s/></text:p>
          </table:table-cell>
          <table:table-cell office:value-type="float" office:value="1.0422536225648396" table:style-name="ce6">
            <text:p>1.042</text:p>
          </table:table-cell>
          <table:table-cell office:value-type="float" office:value="1246662.7464261504" table:style-name="ce5">
            <text:p><text:s/>1,246,66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46662.7464261504" table:style-name="ce5">
            <text:p><text:s/>1,246,663<text:s/></text:p>
          </table:table-cell>
          <table:table-cell office:value-type="float" office:value="1.0338039367129479" table:style-name="ce6">
            <text:p>1.034</text:p>
          </table:table-cell>
          <table:table-cell office:value-type="float" office:value="1288804.8550087297" table:style-name="ce5">
            <text:p><text:s/>1,288,805<text:s/></text:p>
          </table:table-cell>
          <table:table-cell office:value-type="float" office:value="1.0984231562921367" table:style-name="ce6">
            <text:p>1.098</text:p>
          </table:table-cell>
          <table:table-cell office:value-type="float" office:value="1415653.0966833185" table:style-name="ce5">
            <text:p><text:s/>1,415,65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15653.0966833185" table:style-name="ce5">
            <text:p><text:s/>1,415,653<text:s/></text:p>
          </table:table-cell>
          <table:table-cell office:value-type="float" office:value="1.0368037700382984" table:style-name="ce6">
            <text:p>1.037</text:p>
          </table:table-cell>
          <table:table-cell office:value-type="float" office:value="1467754.4677076566" table:style-name="ce5">
            <text:p><text:s/>1,467,754<text:s/></text:p>
          </table:table-cell>
          <table:table-cell office:value-type="float" office:value="1.0429257260030507" table:style-name="ce6">
            <text:p>1.043</text:p>
          </table:table-cell>
          <table:table-cell office:value-type="float" office:value="1530758.8938282288" table:style-name="ce5">
            <text:p><text:s/>1,530,75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30758.8938282288" table:style-name="ce5">
            <text:p><text:s/>1,530,759<text:s/></text:p>
          </table:table-cell>
          <table:table-cell office:value-type="float" office:value="1.0670269811462905" table:style-name="ce6">
            <text:p>1.067</text:p>
          </table:table-cell>
          <table:table-cell office:value-type="float" office:value="1633361.0413443698" table:style-name="ce5">
            <text:p><text:s/>1,633,361<text:s/></text:p>
          </table:table-cell>
          <table:table-cell office:value-type="float" office:value="1.0540408626339208" table:style-name="ce6">
            <text:p>1.054</text:p>
          </table:table-cell>
          <table:table-cell office:value-type="float" office:value="1721629.2810112587" table:style-name="ce5">
            <text:p><text:s/>1,721,62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21629.2810112587" table:style-name="ce5">
            <text:p><text:s/>1,721,629<text:s/></text:p>
          </table:table-cell>
          <table:table-cell office:value-type="float" office:value="1.0570093023673099" table:style-name="ce6">
            <text:p>1.057</text:p>
          </table:table-cell>
          <table:table-cell office:value-type="float" office:value="1819778.1652568439" table:style-name="ce5">
            <text:p><text:s/>1,819,778<text:s/></text:p>
          </table:table-cell>
          <table:table-cell office:value-type="float" office:value="1.0598836343639053" table:style-name="ce6">
            <text:p>1.060</text:p>
          </table:table-cell>
          <table:table-cell office:value-type="float" office:value="1928753.0955285032" table:style-name="ce5">
            <text:p><text:s/>1,928,75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28753.0955285032" table:style-name="ce5">
            <text:p><text:s/>1,928,753<text:s/></text:p>
          </table:table-cell>
          <table:table-cell office:value-type="float" office:value="0.98608519642709802" table:style-name="ce6">
            <text:p>0.986</text:p>
          </table:table-cell>
          <table:table-cell office:value-type="float" office:value="1901914.8750635975" table:style-name="ce5">
            <text:p><text:s/>1,901,915<text:s/></text:p>
          </table:table-cell>
          <table:table-cell office:value-type="float" office:value="1.0641821360774573" table:style-name="ce6">
            <text:p>1.064</text:p>
          </table:table-cell>
          <table:table-cell office:value-type="float" office:value="2023983.8343826693" table:style-name="ce5">
            <text:p><text:s/>2,023,98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23983.8343826693" table:style-name="ce5">
            <text:p><text:s/>2,023,984<text:s/></text:p>
          </table:table-cell>
          <table:table-cell office:value-type="float" office:value="1.078202684306375" table:style-name="ce6">
            <text:p>1.078</text:p>
          </table:table-cell>
          <table:table-cell office:value-type="float" office:value="2182264.8032241031" table:style-name="ce5">
            <text:p><text:s/>2,182,265<text:s/></text:p>
          </table:table-cell>
          <table:table-cell office:value-type="float" office:value="1.0425538966755101" table:style-name="ce6">
            <text:p>1.043</text:p>
          </table:table-cell>
          <table:table-cell office:value-type="float" office:value="2275128.6741791042" table:style-name="ce5">
            <text:p><text:s/>2,275,12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75128.6741791042" table:style-name="ce5">
            <text:p><text:s/>2,275,129<text:s/></text:p>
          </table:table-cell>
          <table:table-cell office:value-type="float" office:value="1.0337528118798078" table:style-name="ce6">
            <text:p>1.034</text:p>
          </table:table-cell>
          <table:table-cell office:value-type="float" office:value="2351920.6643210277" table:style-name="ce5">
            <text:p><text:s/>2,351,921<text:s/></text:p>
          </table:table-cell>
          <table:table-cell office:value-type="float" office:value="1.0770979139653469" table:style-name="ce6">
            <text:p>1.077</text:p>
          </table:table-cell>
          <table:table-cell office:value-type="float" office:value="2533248.8413521717" table:style-name="ce5">
            <text:p><text:s/>2,533,24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533248.8413521717" table:style-name="ce5">
            <text:p><text:s/>2,533,249<text:s/></text:p>
          </table:table-cell>
          <table:table-cell office:value-type="float" office:value="1.0141170497382275" table:style-name="ce6">
            <text:p>1.014</text:p>
          </table:table-cell>
          <table:table-cell office:value-type="float" office:value="2569010.8412448475" table:style-name="ce5">
            <text:p><text:s/>2,569,011<text:s/></text:p>
          </table:table-cell>
          <table:table-cell office:value-type="float" office:value="1.0731869872624726" table:style-name="ce6">
            <text:p>1.073</text:p>
          </table:table-cell>
          <table:table-cell office:value-type="float" office:value="2757029.0049601886" table:style-name="ce5">
            <text:p><text:s/>2,757,02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757029.0049601886" table:style-name="ce5">
            <text:p><text:s/>2,757,029<text:s/></text:p>
          </table:table-cell>
          <table:table-cell office:value-type="float" office:value="1.0294098736387118" table:style-name="ce6">
            <text:p>1.029</text:p>
          </table:table-cell>
          <table:table-cell office:value-type="float" office:value="2838112.8796143308" table:style-name="ce5">
            <text:p><text:s/>2,838,113<text:s/></text:p>
          </table:table-cell>
          <table:table-cell office:value-type="float" office:value="1.0652092470752323" table:style-name="ce6">
            <text:p>1.065</text:p>
          </table:table-cell>
          <table:table-cell office:value-type="float" office:value="3023184.0836085011" table:style-name="ce5">
            <text:p><text:s/>3,023,18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023184.0836085011" table:style-name="ce5">
            <text:p><text:s/>3,023,184<text:s/></text:p>
          </table:table-cell>
          <table:table-cell office:value-type="float" office:value="0.98433591480524973" table:style-name="ce6">
            <text:p>0.984</text:p>
          </table:table-cell>
          <table:table-cell office:value-type="float" office:value="2975828.6705634445" table:style-name="ce5">
            <text:p><text:s/>2,975,829<text:s/></text:p>
          </table:table-cell>
          <table:table-cell office:value-type="float" office:value="1.0853137193746594" table:style-name="ce6">
            <text:p>1.085</text:p>
          </table:table-cell>
          <table:table-cell office:value-type="float" office:value="3229707.6826709593" table:style-name="ce5">
            <text:p><text:s/>3,229,70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229707.6826709593" table:style-name="ce5">
            <text:p><text:s/>3,229,708<text:s/></text:p>
          </table:table-cell>
          <table:table-cell office:value-type="float" office:value="0.94937710940519993" table:style-name="ce6">
            <text:p>0.949</text:p>
          </table:table-cell>
          <table:table-cell office:value-type="float" office:value="3066210.5439979224" table:style-name="ce5">
            <text:p><text:s/>3,066,211<text:s/></text:p>
          </table:table-cell>
          <table:table-cell office:value-type="float" office:value="1.0833571227648182" table:style-name="ce6">
            <text:p>1.083</text:p>
          </table:table-cell>
          <table:table-cell office:value-type="float" office:value="3321801.0327367373" table:style-name="ce5">
            <text:p><text:s/>3,321,80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321801.0327367373" table:style-name="ce5">
            <text:p><text:s/>3,321,801<text:s/></text:p>
          </table:table-cell>
          <table:table-cell office:value-type="float" office:value="0.96588045480153362" table:style-name="ce6">
            <text:p>0.966</text:p>
          </table:table-cell>
          <table:table-cell office:value-type="float" office:value="3208462.6922599641" table:style-name="ce5">
            <text:p><text:s/>3,208,463<text:s/></text:p>
          </table:table-cell>
          <table:table-cell office:value-type="float" office:value="1.0743580253307248" table:style-name="ce6">
            <text:p>1.074</text:p>
          </table:table-cell>
          <table:table-cell office:value-type="float" office:value="3447037.6424037153" table:style-name="ce5">
            <text:p><text:s/>3,447,03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447037.6424037153" table:style-name="ce5">
            <text:p><text:s/>3,447,038<text:s/></text:p>
          </table:table-cell>
          <table:table-cell office:value-type="float" office:value="1.0080873556168715" table:style-name="ce6">
            <text:p>1.008</text:p>
          </table:table-cell>
          <table:table-cell office:value-type="float" office:value="3474915.061642576" table:style-name="ce5">
            <text:p><text:s/>3,474,915<text:s/></text:p>
          </table:table-cell>
          <table:table-cell office:value-type="float" office:value="1.0273933799764692" table:style-name="ce6">
            <text:p>1.027</text:p>
          </table:table-cell>
          <table:table-cell office:value-type="float" office:value="3570104.7303121071" table:style-name="ce5">
            <text:p><text:s/>3,570,10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570104.7303121071" table:style-name="ce5">
            <text:p><text:s/>3,570,105<text:s/></text:p>
          </table:table-cell>
          <table:table-cell office:value-type="float" office:value="1.0144592041354166" table:style-name="ce6">
            <text:p>1.014</text:p>
          </table:table-cell>
          <table:table-cell office:value-type="float" office:value="3621725.6033925065" table:style-name="ce5">
            <text:p><text:s/>3,621,726<text:s/></text:p>
          </table:table-cell>
          <table:table-cell office:value-type="float" office:value="1.0587124700568245" table:style-name="ce6">
            <text:p>1.059</text:p>
          </table:table-cell>
          <table:table-cell office:value-type="float" office:value="3834366.0594357233" table:style-name="ce5">
            <text:p><text:s/>3,834,36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11540.66956810007" table:style-name="ce5">
            <text:p><text:s/>511,54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11540.66956810007" table:style-name="ce5">
            <text:p><text:s/>511,541<text:s/></text:p>
          </table:table-cell>
          <table:table-cell office:value-type="float" office:value="0.98660749692783956" table:style-name="ce6">
            <text:p>0.987</text:p>
          </table:table-cell>
          <table:table-cell office:value-type="float" office:value="504689.85957937432" table:style-name="ce5">
            <text:p><text:s/>504,690<text:s/></text:p>
          </table:table-cell>
          <table:table-cell office:value-type="float" office:value="1.2527855009679498" table:style-name="ce6">
            <text:p>1.253</text:p>
          </table:table-cell>
          <table:table-cell office:value-type="float" office:value="632268.13856659073" table:style-name="ce5">
            <text:p><text:s/>632,26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32268.13856659073" table:style-name="ce5">
            <text:p><text:s/>632,268<text:s/></text:p>
          </table:table-cell>
          <table:table-cell office:value-type="float" office:value="1.0649709130296716" table:style-name="ce6">
            <text:p>1.065</text:p>
          </table:table-cell>
          <table:table-cell office:value-type="float" office:value="673347.17680883303" table:style-name="ce5">
            <text:p><text:s/>673,347<text:s/></text:p>
          </table:table-cell>
          <table:table-cell office:value-type="float" office:value="1.050331017711122" table:style-name="ce6">
            <text:p>1.050</text:p>
          </table:table-cell>
          <table:table-cell office:value-type="float" office:value="707237.4254905323" table:style-name="ce5">
            <text:p><text:s/>707,23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07237.4254905323" table:style-name="ce5">
            <text:p><text:s/>707,237<text:s/></text:p>
          </table:table-cell>
          <table:table-cell office:value-type="float" office:value="1.029321364830621" table:style-name="ce6">
            <text:p>1.029</text:p>
          </table:table-cell>
          <table:table-cell office:value-type="float" office:value="727974.59206520941" table:style-name="ce5">
            <text:p><text:s/>727,975<text:s/></text:p>
          </table:table-cell>
          <table:table-cell office:value-type="float" office:value="1.0939501555550879" table:style-name="ce6">
            <text:p>1.094</text:p>
          </table:table-cell>
          <table:table-cell office:value-type="float" office:value="796367.91822988749" table:style-name="ce5">
            <text:p><text:s/>796,36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796367.91822988749" table:style-name="ce5">
            <text:p><text:s/>796,368<text:s/></text:p>
          </table:table-cell>
          <table:table-cell office:value-type="float" office:value="1.0380579112113877" table:style-name="ce6">
            <text:p>1.038</text:p>
          </table:table-cell>
          <table:table-cell office:value-type="float" office:value="826676.01775347814" table:style-name="ce5">
            <text:p><text:s/>826,676<text:s/></text:p>
          </table:table-cell>
          <table:table-cell office:value-type="float" office:value="1.0208618682867789" table:style-name="ce6">
            <text:p>1.021</text:p>
          </table:table-cell>
          <table:table-cell office:value-type="float" office:value="843922.02395169006" table:style-name="ce5">
            <text:p><text:s/>843,92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43922.02395169006" table:style-name="ce5">
            <text:p><text:s/>843,922<text:s/></text:p>
          </table:table-cell>
          <table:table-cell office:value-type="float" office:value="1.0627005463064754" table:style-name="ce6">
            <text:p>1.063</text:p>
          </table:table-cell>
          <table:table-cell office:value-type="float" office:value="896836.39589352731" table:style-name="ce5">
            <text:p><text:s/>896,836<text:s/></text:p>
          </table:table-cell>
          <table:table-cell office:value-type="float" office:value="1.047441396895475" table:style-name="ce6">
            <text:p>1.047</text:p>
          </table:table-cell>
          <table:table-cell office:value-type="float" office:value="939383.56730141956" table:style-name="ce5">
            <text:p><text:s/>939,38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39383.56730141956" table:style-name="ce5">
            <text:p><text:s/>939,384<text:s/></text:p>
          </table:table-cell>
          <table:table-cell office:value-type="float" office:value="1.0560048522198833" table:style-name="ce6">
            <text:p>1.056</text:p>
          </table:table-cell>
          <table:table-cell office:value-type="float" office:value="991993.60516592232" table:style-name="ce5">
            <text:p><text:s/>991,994<text:s/></text:p>
          </table:table-cell>
          <table:table-cell office:value-type="float" office:value="1.0834211121750283" table:style-name="ce6">
            <text:p>1.083</text:p>
          </table:table-cell>
          <table:table-cell office:value-type="float" office:value="1074746.8149793795" table:style-name="ce5">
            <text:p><text:s/>1,074,74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74746.8149793795" table:style-name="ce5">
            <text:p><text:s/>1,074,747<text:s/></text:p>
          </table:table-cell>
          <table:table-cell office:value-type="float" office:value="0.97583713037062536" table:style-name="ce6">
            <text:p>0.976</text:p>
          </table:table-cell>
          <table:table-cell office:value-type="float" office:value="1048777.8478044472" table:style-name="ce5">
            <text:p><text:s/>1,048,778<text:s/></text:p>
          </table:table-cell>
          <table:table-cell office:value-type="float" office:value="1.0341677120730006" table:style-name="ce6">
            <text:p>1.034</text:p>
          </table:table-cell>
          <table:table-cell office:value-type="float" office:value="1084612.1873367708" table:style-name="ce5">
            <text:p><text:s/>1,084,61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84612.1873367708" table:style-name="ce5">
            <text:p><text:s/>1,084,612<text:s/></text:p>
          </table:table-cell>
          <table:table-cell office:value-type="float" office:value="1.0856405214597344" table:style-name="ce6">
            <text:p>1.086</text:p>
          </table:table-cell>
          <table:table-cell office:value-type="float" office:value="1177498.9406418749" table:style-name="ce5">
            <text:p><text:s/>1,177,499<text:s/></text:p>
          </table:table-cell>
          <table:table-cell office:value-type="float" office:value="1.021901787735995" table:style-name="ce6">
            <text:p>1.022</text:p>
          </table:table-cell>
          <table:table-cell office:value-type="float" office:value="1203288.2724991722" table:style-name="ce5">
            <text:p><text:s/>1,203,28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03288.2724991722" table:style-name="ce5">
            <text:p><text:s/>1,203,288<text:s/></text:p>
          </table:table-cell>
          <table:table-cell office:value-type="float" office:value="1.0317257277355876" table:style-name="ce6">
            <text:p>1.032</text:p>
          </table:table-cell>
          <table:table-cell office:value-type="float" office:value="1241463.4686199068" table:style-name="ce5">
            <text:p><text:s/>1,241,463<text:s/></text:p>
          </table:table-cell>
          <table:table-cell office:value-type="float" office:value="1.086150381964156" table:style-name="ce6">
            <text:p>1.086</text:p>
          </table:table-cell>
          <table:table-cell office:value-type="float" office:value="1348416.0206360579" table:style-name="ce5">
            <text:p><text:s/>1,348,41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48416.0206360579" table:style-name="ce5">
            <text:p><text:s/>1,348,416<text:s/></text:p>
          </table:table-cell>
          <table:table-cell office:value-type="float" office:value="1.0163004341461519" table:style-name="ce6">
            <text:p>1.016</text:p>
          </table:table-cell>
          <table:table-cell office:value-type="float" office:value="1370395.7871820519" table:style-name="ce5">
            <text:p><text:s/>1,370,396<text:s/></text:p>
          </table:table-cell>
          <table:table-cell office:value-type="float" office:value="1.0729236166222282" table:style-name="ce6">
            <text:p>1.073</text:p>
          </table:table-cell>
          <table:table-cell office:value-type="float" office:value="1470330.0041872326" table:style-name="ce5">
            <text:p><text:s/>1,470,33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70330.0041872326" table:style-name="ce5">
            <text:p><text:s/>1,470,330<text:s/></text:p>
          </table:table-cell>
          <table:table-cell office:value-type="float" office:value="1.0317353496723518" table:style-name="ce6">
            <text:p>1.032</text:p>
          </table:table-cell>
          <table:table-cell office:value-type="float" office:value="1516991.4410038651" table:style-name="ce5">
            <text:p><text:s/>1,516,991<text:s/></text:p>
          </table:table-cell>
          <table:table-cell office:value-type="float" office:value="1.0571963809255331" table:style-name="ce6">
            <text:p>1.057</text:p>
          </table:table-cell>
          <table:table-cell office:value-type="float" office:value="1603757.8613242956" table:style-name="ce5">
            <text:p><text:s/>1,603,75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03757.8613242956" table:style-name="ce5">
            <text:p><text:s/>1,603,758<text:s/></text:p>
          </table:table-cell>
          <table:table-cell office:value-type="float" office:value="0.9815464223859387" table:style-name="ce6">
            <text:p>0.982</text:p>
          </table:table-cell>
          <table:table-cell office:value-type="float" office:value="1574162.7911561867" table:style-name="ce5">
            <text:p><text:s/>1,574,163<text:s/></text:p>
          </table:table-cell>
          <table:table-cell office:value-type="float" office:value="1.0652232381687214" table:style-name="ce6">
            <text:p>1.065</text:p>
          </table:table-cell>
          <table:table-cell office:value-type="float" office:value="1676834.7858001061" table:style-name="ce5">
            <text:p><text:s/>1,676,83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676834.7858001061" table:style-name="ce5">
            <text:p><text:s/>1,676,835<text:s/></text:p>
          </table:table-cell>
          <table:table-cell office:value-type="float" office:value="0.93591806883086959" table:style-name="ce6">
            <text:p>0.936</text:p>
          </table:table-cell>
          <table:table-cell office:value-type="float" office:value="1569379.9744744601" table:style-name="ce5">
            <text:p><text:s/>1,569,380<text:s/></text:p>
          </table:table-cell>
          <table:table-cell office:value-type="float" office:value="1.0805520988030601" table:style-name="ce6">
            <text:p>1.081</text:p>
          </table:table-cell>
          <table:table-cell office:value-type="float" office:value="1695796.8252378709" table:style-name="ce5">
            <text:p><text:s/>1,695,79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95796.8252378709" table:style-name="ce5">
            <text:p><text:s/>1,695,797<text:s/></text:p>
          </table:table-cell>
          <table:table-cell office:value-type="float" office:value="0.95712436455094274" table:style-name="ce6">
            <text:p>0.957</text:p>
          </table:table-cell>
          <table:table-cell office:value-type="float" office:value="1623088.4587633032" table:style-name="ce5">
            <text:p><text:s/>1,623,088<text:s/></text:p>
          </table:table-cell>
          <table:table-cell office:value-type="float" office:value="1.0607740960607646" table:style-name="ce6">
            <text:p>1.061</text:p>
          </table:table-cell>
          <table:table-cell office:value-type="float" office:value="1721730.1926713025" table:style-name="ce5">
            <text:p><text:s/>1,721,73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21730.1926713025" table:style-name="ce5">
            <text:p><text:s/>1,721,730<text:s/></text:p>
          </table:table-cell>
          <table:table-cell office:value-type="float" office:value="1.0152505180575158" table:style-name="ce6">
            <text:p>1.015</text:p>
          </table:table-cell>
          <table:table-cell office:value-type="float" office:value="1747987.4700648063" table:style-name="ce5">
            <text:p><text:s/>1,747,987<text:s/></text:p>
          </table:table-cell>
          <table:table-cell office:value-type="float" office:value="1.020237829131202" table:style-name="ce6">
            <text:p>1.020</text:p>
          </table:table-cell>
          <table:table-cell office:value-type="float" office:value="1783362.94180746" table:style-name="ce5">
            <text:p><text:s/>1,783,36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83362.94180746" table:style-name="ce5">
            <text:p><text:s/>1,783,363<text:s/></text:p>
          </table:table-cell>
          <table:table-cell office:value-type="float" office:value="1.0144844542738058" table:style-name="ce6">
            <text:p>1.014</text:p>
          </table:table-cell>
          <table:table-cell office:value-type="float" office:value="1809193.98079167" table:style-name="ce5">
            <text:p><text:s/>1,809,194<text:s/></text:p>
          </table:table-cell>
          <table:table-cell office:value-type="float" office:value="1.0952773352126759" table:style-name="ce6">
            <text:p>1.095</text:p>
          </table:table-cell>
          <table:table-cell office:value-type="float" office:value="1981569.1621643133" table:style-name="ce5">
            <text:p><text:s/>1,981,56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30781.1932316763" table:style-name="ce5">
            <text:p><text:s/>430,78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30781.1932316763" table:style-name="ce5">
            <text:p><text:s/>430,781<text:s/></text:p>
          </table:table-cell>
          <table:table-cell office:value-type="float" office:value="0.99536223818173841" table:style-name="ce6">
            <text:p>0.995</text:p>
          </table:table-cell>
          <table:table-cell office:value-type="float" office:value="428783.33266168123" table:style-name="ce5">
            <text:p><text:s/>428,783<text:s/></text:p>
          </table:table-cell>
          <table:table-cell office:value-type="float" office:value="1.149357620314112" table:style-name="ce6">
            <text:p>1.149</text:p>
          </table:table-cell>
          <table:table-cell office:value-type="float" office:value="492825.39085838414" table:style-name="ce5">
            <text:p><text:s/>492,82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92825.39085838414" table:style-name="ce5">
            <text:p><text:s/>492,825<text:s/></text:p>
          </table:table-cell>
          <table:table-cell office:value-type="float" office:value="1.0607713833117096" table:style-name="ce6">
            <text:p>1.061</text:p>
          </table:table-cell>
          <table:table-cell office:value-type="float" office:value="522775.07159198215" table:style-name="ce5">
            <text:p><text:s/>522,775<text:s/></text:p>
          </table:table-cell>
          <table:table-cell office:value-type="float" office:value="1.0318497385365597" table:style-name="ce6">
            <text:p>1.032</text:p>
          </table:table-cell>
          <table:table-cell office:value-type="float" office:value="539425.32093561802" table:style-name="ce5">
            <text:p><text:s/>539,42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39425.32093561802" table:style-name="ce5">
            <text:p><text:s/>539,425<text:s/></text:p>
          </table:table-cell>
          <table:table-cell office:value-type="float" office:value="1.0396810108409003" table:style-name="ce6">
            <text:p>1.040</text:p>
          </table:table-cell>
          <table:table-cell office:value-type="float" office:value="560830.26294352044" table:style-name="ce5">
            <text:p><text:s/>560,830<text:s/></text:p>
          </table:table-cell>
          <table:table-cell office:value-type="float" office:value="1.104229246123613" table:style-name="ce6">
            <text:p>1.104</text:p>
          </table:table-cell>
          <table:table-cell office:value-type="float" office:value="619285.17845343112" table:style-name="ce5">
            <text:p><text:s/>619,28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19285.17845343112" table:style-name="ce5">
            <text:p><text:s/>619,285<text:s/></text:p>
          </table:table-cell>
          <table:table-cell office:value-type="float" office:value="1.0351910109574598" table:style-name="ce6">
            <text:p>1.035</text:p>
          </table:table-cell>
          <table:table-cell office:value-type="float" office:value="641078.4499541783" table:style-name="ce5">
            <text:p><text:s/>641,078<text:s/></text:p>
          </table:table-cell>
          <table:table-cell office:value-type="float" office:value="1.0713772548829725" table:style-name="ce6">
            <text:p>1.071</text:p>
          </table:table-cell>
          <table:table-cell office:value-type="float" office:value="686836.86987653875" table:style-name="ce5">
            <text:p><text:s/>686,83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86836.86987653875" table:style-name="ce5">
            <text:p><text:s/>686,837<text:s/></text:p>
          </table:table-cell>
          <table:table-cell office:value-type="float" office:value="1.072342906668996" table:style-name="ce6">
            <text:p>1.072</text:p>
          </table:table-cell>
          <table:table-cell office:value-type="float" office:value="736524.64545084257" table:style-name="ce5">
            <text:p><text:s/>736,525<text:s/></text:p>
          </table:table-cell>
          <table:table-cell office:value-type="float" office:value="1.0620767662581201" table:style-name="ce6">
            <text:p>1.062</text:p>
          </table:table-cell>
          <table:table-cell office:value-type="float" office:value="782245.71370983927" table:style-name="ce5">
            <text:p><text:s/>782,24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82245.71370983927" table:style-name="ce5">
            <text:p><text:s/>782,246<text:s/></text:p>
          </table:table-cell>
          <table:table-cell office:value-type="float" office:value="1.0582155268900255" table:style-name="ce6">
            <text:p>1.058</text:p>
          </table:table-cell>
          <table:table-cell office:value-type="float" office:value="827784.56009092159" table:style-name="ce5">
            <text:p><text:s/>827,785<text:s/></text:p>
          </table:table-cell>
          <table:table-cell office:value-type="float" office:value="1.0316769866489437" table:style-name="ce6">
            <text:p>1.032</text:p>
          </table:table-cell>
          <table:table-cell office:value-type="float" office:value="854006.28054912353" table:style-name="ce5">
            <text:p><text:s/>854,00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54006.28054912353" table:style-name="ce5">
            <text:p><text:s/>854,006<text:s/></text:p>
          </table:table-cell>
          <table:table-cell office:value-type="float" office:value="0.9989821464902876" table:style-name="ce6">
            <text:p>0.999</text:p>
          </table:table-cell>
          <table:table-cell office:value-type="float" office:value="853137.02725915017" table:style-name="ce5">
            <text:p><text:s/>853,137<text:s/></text:p>
          </table:table-cell>
          <table:table-cell office:value-type="float" office:value="1.1010794480035544" table:style-name="ce6">
            <text:p>1.101</text:p>
          </table:table-cell>
          <table:table-cell office:value-type="float" office:value="939371.64704589837" table:style-name="ce5">
            <text:p><text:s/>939,37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39371.64704589837" table:style-name="ce5">
            <text:p><text:s/>939,372<text:s/></text:p>
          </table:table-cell>
          <table:table-cell office:value-type="float" office:value="1.069614849183472" table:style-name="ce6">
            <text:p>1.070</text:p>
          </table:table-cell>
          <table:table-cell office:value-type="float" office:value="1004765.8625822283" table:style-name="ce5">
            <text:p><text:s/>1,004,766<text:s/></text:p>
          </table:table-cell>
          <table:table-cell office:value-type="float" office:value="1.0667563873292063" table:style-name="ce6">
            <text:p>1.067</text:p>
          </table:table-cell>
          <table:table-cell office:value-type="float" office:value="1071840.4016799317" table:style-name="ce5">
            <text:p><text:s/>1,071,84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71840.4016799317" table:style-name="ce5">
            <text:p><text:s/>1,071,840<text:s/></text:p>
          </table:table-cell>
          <table:table-cell office:value-type="float" office:value="1.0360284926381429" table:style-name="ce6">
            <text:p>1.036</text:p>
          </table:table-cell>
          <table:table-cell office:value-type="float" office:value="1110457.1957011211" table:style-name="ce5">
            <text:p><text:s/>1,110,457<text:s/></text:p>
          </table:table-cell>
          <table:table-cell office:value-type="float" office:value="1.0669774803593699" table:style-name="ce6">
            <text:p>1.067</text:p>
          </table:table-cell>
          <table:table-cell office:value-type="float" office:value="1184832.820716114" table:style-name="ce5">
            <text:p><text:s/>1,184,83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84832.820716114" table:style-name="ce5">
            <text:p><text:s/>1,184,833<text:s/></text:p>
          </table:table-cell>
          <table:table-cell office:value-type="float" office:value="1.0116322177320778" table:style-name="ce6">
            <text:p>1.012</text:p>
          </table:table-cell>
          <table:table-cell office:value-type="float" office:value="1198615.0540627956" table:style-name="ce5">
            <text:p><text:s/>1,198,615<text:s/></text:p>
          </table:table-cell>
          <table:table-cell office:value-type="float" office:value="1.0734881031333563" table:style-name="ce6">
            <text:p>1.073</text:p>
          </table:table-cell>
          <table:table-cell office:value-type="float" office:value="1286699.0007729558" table:style-name="ce5">
            <text:p><text:s/>1,286,69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86699.0007729558" table:style-name="ce5">
            <text:p><text:s/>1,286,699<text:s/></text:p>
          </table:table-cell>
          <table:table-cell office:value-type="float" office:value="1.0267525177347863" table:style-name="ce6">
            <text:p>1.027</text:p>
          </table:table-cell>
          <table:table-cell office:value-type="float" office:value="1321121.438610466" table:style-name="ce5">
            <text:p><text:s/>1,321,121<text:s/></text:p>
          </table:table-cell>
          <table:table-cell office:value-type="float" office:value="1.0744101040227874" table:style-name="ce6">
            <text:p>1.074</text:p>
          </table:table-cell>
          <table:table-cell office:value-type="float" office:value="1419426.2222842053" table:style-name="ce5">
            <text:p><text:s/>1,419,42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19426.2222842053" table:style-name="ce5">
            <text:p><text:s/>1,419,426<text:s/></text:p>
          </table:table-cell>
          <table:table-cell office:value-type="float" office:value="0.98748766043763303" table:style-name="ce6">
            <text:p>0.987</text:p>
          </table:table-cell>
          <table:table-cell office:value-type="float" office:value="1401665.8794072575" table:style-name="ce5">
            <text:p><text:s/>1,401,666<text:s/></text:p>
          </table:table-cell>
          <table:table-cell office:value-type="float" office:value="1.1078766485544607" table:style-name="ce6">
            <text:p>1.108</text:p>
          </table:table-cell>
          <table:table-cell office:value-type="float" office:value="1552872.8968708534" table:style-name="ce5">
            <text:p><text:s/>1,552,87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52872.8968708534" table:style-name="ce5">
            <text:p><text:s/>1,552,873<text:s/></text:p>
          </table:table-cell>
          <table:table-cell office:value-type="float" office:value="0.9639105509148107" table:style-name="ce6">
            <text:p>0.964</text:p>
          </table:table-cell>
          <table:table-cell office:value-type="float" office:value="1496830.5695234621" table:style-name="ce5">
            <text:p><text:s/>1,496,831<text:s/></text:p>
          </table:table-cell>
          <table:table-cell office:value-type="float" office:value="1.0862981025411103" table:style-name="ce6">
            <text:p>1.086</text:p>
          </table:table-cell>
          <table:table-cell office:value-type="float" office:value="1626004.2074988664" table:style-name="ce5">
            <text:p><text:s/>1,626,00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26004.2074988664" table:style-name="ce5">
            <text:p><text:s/>1,626,004<text:s/></text:p>
          </table:table-cell>
          <table:table-cell office:value-type="float" office:value="0.97501238077070962" table:style-name="ce6">
            <text:p>0.975</text:p>
          </table:table-cell>
          <table:table-cell office:value-type="float" office:value="1585374.2334966606" table:style-name="ce5">
            <text:p><text:s/>1,585,374<text:s/></text:p>
          </table:table-cell>
          <table:table-cell office:value-type="float" office:value="1.0882651006173596" table:style-name="ce6">
            <text:p>1.088</text:p>
          </table:table-cell>
          <table:table-cell office:value-type="float" office:value="1725307.4497324128" table:style-name="ce5">
            <text:p><text:s/>1,725,30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25307.4497324128" table:style-name="ce5">
            <text:p><text:s/>1,725,307<text:s/></text:p>
          </table:table-cell>
          <table:table-cell office:value-type="float" office:value="1.0009390452963083" table:style-name="ce6">
            <text:p>1.001</text:p>
          </table:table-cell>
          <table:table-cell office:value-type="float" office:value="1726927.5915777697" table:style-name="ce5">
            <text:p><text:s/>1,726,928<text:s/></text:p>
          </table:table-cell>
          <table:table-cell office:value-type="float" office:value="1.0346361927498242" table:style-name="ce6">
            <text:p>1.035</text:p>
          </table:table-cell>
          <table:table-cell office:value-type="float" office:value="1786741.7885046469" table:style-name="ce5">
            <text:p><text:s/>1,786,74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86741.7885046469" table:style-name="ce5">
            <text:p><text:s/>1,786,742<text:s/></text:p>
          </table:table-cell>
          <table:table-cell office:value-type="float" office:value="1.0144340017467064" table:style-name="ce6">
            <text:p>1.014</text:p>
          </table:table-cell>
          <table:table-cell office:value-type="float" office:value="1812531.6226008364" table:style-name="ce5">
            <text:p><text:s/>1,812,532<text:s/></text:p>
          </table:table-cell>
          <table:table-cell office:value-type="float" office:value="1.0222149363732458" table:style-name="ce6">
            <text:p>1.022</text:p>
          </table:table-cell>
          <table:table-cell office:value-type="float" office:value="1852796.8972714099" table:style-name="ce5">
            <text:p><text:s/>1,852,79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3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450.501626161" table:style-name="ce5">
            <text:p><text:s/>21,45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1450.501626161" table:style-name="ce5">
            <text:p><text:s/>21,451<text:s/></text:p>
          </table:table-cell>
          <table:table-cell office:value-type="float" office:value="1.0384182313271846" table:style-name="ce6">
            <text:p>1.038</text:p>
          </table:table-cell>
          <table:table-cell office:value-type="float" office:value="22274.591959719" table:style-name="ce5">
            <text:p><text:s/>22,275<text:s/></text:p>
          </table:table-cell>
          <table:table-cell office:value-type="float" office:value="1.1458520310029052" table:style-name="ce6">
            <text:p>1.146</text:p>
          </table:table-cell>
          <table:table-cell office:value-type="float" office:value="25523.386436805002" table:style-name="ce5">
            <text:p><text:s/>25,52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5523.386436805002" table:style-name="ce5">
            <text:p><text:s/>25,523<text:s/></text:p>
          </table:table-cell>
          <table:table-cell office:value-type="float" office:value="1.0339278260608979" table:style-name="ce6">
            <text:p>1.034</text:p>
          </table:table-cell>
          <table:table-cell office:value-type="float" office:value="26389.339452318" table:style-name="ce5">
            <text:p><text:s/>26,389<text:s/></text:p>
          </table:table-cell>
          <table:table-cell office:value-type="float" office:value="1.011340014595163" table:style-name="ce6">
            <text:p>1.011</text:p>
          </table:table-cell>
          <table:table-cell office:value-type="float" office:value="26688.594946863999" table:style-name="ce5">
            <text:p><text:s/>26,68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688.594946863999" table:style-name="ce5">
            <text:p><text:s/>26,689<text:s/></text:p>
          </table:table-cell>
          <table:table-cell office:value-type="float" office:value="1.0259386909445132" table:style-name="ce6">
            <text:p>1.026</text:p>
          </table:table-cell>
          <table:table-cell office:value-type="float" office:value="27380.862162933998" table:style-name="ce5">
            <text:p><text:s/>27,381<text:s/></text:p>
          </table:table-cell>
          <table:table-cell office:value-type="float" office:value="1.0163537509327654" table:style-name="ce6">
            <text:p>1.016</text:p>
          </table:table-cell>
          <table:table-cell office:value-type="float" office:value="27828.641963071001" table:style-name="ce5">
            <text:p><text:s/>27,82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7828.641963071001" table:style-name="ce5">
            <text:p><text:s/>27,829<text:s/></text:p>
          </table:table-cell>
          <table:table-cell office:value-type="float" office:value="1.0490796565114986" table:style-name="ce6">
            <text:p>1.049</text:p>
          </table:table-cell>
          <table:table-cell office:value-type="float" office:value="29194.462151799999" table:style-name="ce5">
            <text:p><text:s/>29,194<text:s/></text:p>
          </table:table-cell>
          <table:table-cell office:value-type="float" office:value="1.1071545375467082" table:style-name="ce6">
            <text:p>1.107</text:p>
          </table:table-cell>
          <table:table-cell office:value-type="float" office:value="32322.781242601002" table:style-name="ce5">
            <text:p><text:s/>32,32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2322.781242601002" table:style-name="ce5">
            <text:p><text:s/>32,323<text:s/></text:p>
          </table:table-cell>
          <table:table-cell office:value-type="float" office:value="1.0485607333523101" table:style-name="ce6">
            <text:p>1.049</text:p>
          </table:table-cell>
          <table:table-cell office:value-type="float" office:value="33892.399203728004" table:style-name="ce5">
            <text:p><text:s/>33,892<text:s/></text:p>
          </table:table-cell>
          <table:table-cell office:value-type="float" office:value="1.054886813455578" table:style-name="ce6">
            <text:p>1.055</text:p>
          </table:table-cell>
          <table:table-cell office:value-type="float" office:value="35752.644996385003" table:style-name="ce5">
            <text:p><text:s/>35,75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5752.644996385003" table:style-name="ce5">
            <text:p><text:s/>35,753<text:s/></text:p>
          </table:table-cell>
          <table:table-cell office:value-type="float" office:value="1.029601798695873" table:style-name="ce6">
            <text:p>1.030</text:p>
          </table:table-cell>
          <table:table-cell office:value-type="float" office:value="36810.987596413004" table:style-name="ce5">
            <text:p><text:s/>36,811<text:s/></text:p>
          </table:table-cell>
          <table:table-cell office:value-type="float" office:value="0.99667664075503037" table:style-name="ce6">
            <text:p>0.997</text:p>
          </table:table-cell>
          <table:table-cell office:value-type="float" office:value="36688.651460468005" table:style-name="ce5">
            <text:p><text:s/>36,68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6688.651460468005" table:style-name="ce5">
            <text:p><text:s/>36,689<text:s/></text:p>
          </table:table-cell>
          <table:table-cell office:value-type="float" office:value="1.0720275180777465" table:style-name="ce6">
            <text:p>1.072</text:p>
          </table:table-cell>
          <table:table-cell office:value-type="float" office:value="39331.243966785005" table:style-name="ce5">
            <text:p><text:s/>39,331<text:s/></text:p>
          </table:table-cell>
          <table:table-cell office:value-type="float" office:value="1.0551802172723752" table:style-name="ce6">
            <text:p>1.055</text:p>
          </table:table-cell>
          <table:table-cell office:value-type="float" office:value="41501.550554464993" table:style-name="ce5">
            <text:p><text:s/>41,50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1501.550554464993" table:style-name="ce5">
            <text:p><text:s/>41,502<text:s/></text:p>
          </table:table-cell>
          <table:table-cell office:value-type="float" office:value="0.93941867021697334" table:style-name="ce6">
            <text:p>0.939</text:p>
          </table:table-cell>
          <table:table-cell office:value-type="float" office:value="38987.331433817999" table:style-name="ce5">
            <text:p><text:s/>38,987<text:s/></text:p>
          </table:table-cell>
          <table:table-cell office:value-type="float" office:value="1.0413182631510434" table:style-name="ce6">
            <text:p>1.041</text:p>
          </table:table-cell>
          <table:table-cell office:value-type="float" office:value="40598.22025355744" table:style-name="ce5">
            <text:p><text:s/>40,59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0598.22025355744" table:style-name="ce5">
            <text:p><text:s/>40,598<text:s/></text:p>
          </table:table-cell>
          <table:table-cell office:value-type="float" office:value="0.98556701782929146" table:style-name="ce6">
            <text:p>0.986</text:p>
          </table:table-cell>
          <table:table-cell office:value-type="float" office:value="40012.26686447535" table:style-name="ce5">
            <text:p><text:s/>40,012<text:s/></text:p>
          </table:table-cell>
          <table:table-cell office:value-type="float" office:value="1.1041339270456807" table:style-name="ce6">
            <text:p>1.104</text:p>
          </table:table-cell>
          <table:table-cell office:value-type="float" office:value="44178.901343072932" table:style-name="ce5">
            <text:p><text:s/>44,17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4178.901343072932" table:style-name="ce5">
            <text:p><text:s/>44,179<text:s/></text:p>
          </table:table-cell>
          <table:table-cell office:value-type="float" office:value="0.98019001728210353" table:style-name="ce6">
            <text:p>0.980</text:p>
          </table:table-cell>
          <table:table-cell office:value-type="float" office:value="43303.718070971001" table:style-name="ce5">
            <text:p><text:s/>43,304<text:s/></text:p>
          </table:table-cell>
          <table:table-cell office:value-type="float" office:value="1.0741932322212808" table:style-name="ce6">
            <text:p>1.074</text:p>
          </table:table-cell>
          <table:table-cell office:value-type="float" office:value="46516.560881855432" table:style-name="ce5">
            <text:p><text:s/>46,51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6516.560881855432" table:style-name="ce5">
            <text:p><text:s/>46,517<text:s/></text:p>
          </table:table-cell>
          <table:table-cell office:value-type="float" office:value="1.0379399193725409" table:style-name="ce6">
            <text:p>1.038</text:p>
          </table:table-cell>
          <table:table-cell office:value-type="float" office:value="48281.395451200915" table:style-name="ce5">
            <text:p><text:s/>48,281<text:s/></text:p>
          </table:table-cell>
          <table:table-cell office:value-type="float" office:value="1.0388287217790089" table:style-name="ce6">
            <text:p>1.039</text:p>
          </table:table-cell>
          <table:table-cell office:value-type="float" office:value="50156.100322277904" table:style-name="ce5">
            <text:p><text:s/>50,15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0156.100322277904" table:style-name="ce5">
            <text:p><text:s/>50,156<text:s/></text:p>
          </table:table-cell>
          <table:table-cell office:value-type="float" office:value="0.96967070215532136" table:style-name="ce6">
            <text:p>0.970</text:p>
          </table:table-cell>
          <table:table-cell office:value-type="float" office:value="48634.901016875956" table:style-name="ce5">
            <text:p><text:s/>48,635<text:s/></text:p>
          </table:table-cell>
          <table:table-cell office:value-type="float" office:value="1.071410121247955" table:style-name="ce6">
            <text:p>1.071</text:p>
          </table:table-cell>
          <table:table-cell office:value-type="float" office:value="52107.925195373355" table:style-name="ce5">
            <text:p><text:s/>52,10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2107.925195373355" table:style-name="ce5">
            <text:p><text:s/>52,108<text:s/></text:p>
          </table:table-cell>
          <table:table-cell office:value-type="float" office:value="1.0530340803504881" table:style-name="ce6">
            <text:p>1.053</text:p>
          </table:table-cell>
          <table:table-cell office:value-type="float" office:value="54871.421087082002" table:style-name="ce5">
            <text:p><text:s/>54,871<text:s/></text:p>
          </table:table-cell>
          <table:table-cell office:value-type="float" office:value="1.0141468991051021" table:style-name="ce6">
            <text:p>1.014</text:p>
          </table:table-cell>
          <table:table-cell office:value-type="float" office:value="55647.681544954532" table:style-name="ce5">
            <text:p><text:s/>55,64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5647.681544954532" table:style-name="ce5">
            <text:p><text:s/>55,648<text:s/></text:p>
          </table:table-cell>
          <table:table-cell office:value-type="float" office:value="1.0475320766250416" table:style-name="ce6">
            <text:p>1.048</text:p>
          </table:table-cell>
          <table:table-cell office:value-type="float" office:value="58292.731408155218" table:style-name="ce5">
            <text:p><text:s/>58,293<text:s/></text:p>
          </table:table-cell>
          <table:table-cell office:value-type="float" office:value="1.1558447177096964" table:style-name="ce6">
            <text:p>1.156</text:p>
          </table:table-cell>
          <table:table-cell office:value-type="float" office:value="67377.345678986327" table:style-name="ce5">
            <text:p><text:s/>67,37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7377.345678986327" table:style-name="ce5">
            <text:p><text:s/>67,377<text:s/></text:p>
          </table:table-cell>
          <table:table-cell office:value-type="float" office:value="1.0034385168688893" table:style-name="ce6">
            <text:p>1.003</text:p>
          </table:table-cell>
          <table:table-cell office:value-type="float" office:value="67609.023818684509" table:style-name="ce5">
            <text:p><text:s/>67,609<text:s/></text:p>
          </table:table-cell>
          <table:table-cell office:value-type="float" office:value="1.0037271949078952" table:style-name="ce6">
            <text:p>1.004</text:p>
          </table:table-cell>
          <table:table-cell office:value-type="float" office:value="67861.015827989278" table:style-name="ce5">
            <text:p><text:s/>67,86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7861.015827989278" table:style-name="ce5">
            <text:p><text:s/>67,861<text:s/></text:p>
          </table:table-cell>
          <table:table-cell office:value-type="float" office:value="0.98628885893076146" table:style-name="ce6">
            <text:p>0.986</text:p>
          </table:table-cell>
          <table:table-cell office:value-type="float" office:value="66930.563866869881" table:style-name="ce5">
            <text:p><text:s/>66,931<text:s/></text:p>
          </table:table-cell>
          <table:table-cell office:value-type="float" office:value="1.0109872380325369" table:style-name="ce6">
            <text:p>1.011</text:p>
          </table:table-cell>
          <table:table-cell office:value-type="float" office:value="67665.945903727086" table:style-name="ce5">
            <text:p><text:s/>67,66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338.3622239406996" table:style-name="ce5">
            <text:p><text:s/>7,33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338.3622239406996" table:style-name="ce5">
            <text:p><text:s/>7,338<text:s/></text:p>
          </table:table-cell>
          <table:table-cell office:value-type="float" office:value="1.0413774855522522" table:style-name="ce6">
            <text:p>1.041</text:p>
          </table:table-cell>
          <table:table-cell office:value-type="float" office:value="7642.0052008389994" table:style-name="ce5">
            <text:p><text:s/>7,642<text:s/></text:p>
          </table:table-cell>
          <table:table-cell office:value-type="float" office:value="1.2876054220100766" table:style-name="ce6">
            <text:p>1.288</text:p>
          </table:table-cell>
          <table:table-cell office:value-type="float" office:value="9839.8873316294994" table:style-name="ce5">
            <text:p><text:s/>9,84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839.8873316294994" table:style-name="ce5">
            <text:p><text:s/>9,840<text:s/></text:p>
          </table:table-cell>
          <table:table-cell office:value-type="float" office:value="1.0290897048129208" table:style-name="ce6">
            <text:p>1.029</text:p>
          </table:table-cell>
          <table:table-cell office:value-type="float" office:value="10126.126749499001" table:style-name="ce5">
            <text:p><text:s/>10,126<text:s/></text:p>
          </table:table-cell>
          <table:table-cell office:value-type="float" office:value="1.1743864909932484" table:style-name="ce6">
            <text:p>1.174</text:p>
          </table:table-cell>
          <table:table-cell office:value-type="float" office:value="11891.986460697" table:style-name="ce5">
            <text:p><text:s/>11,89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891.986460697" table:style-name="ce5">
            <text:p><text:s/>11,892<text:s/></text:p>
          </table:table-cell>
          <table:table-cell office:value-type="float" office:value="1.0096007613761029" table:style-name="ce6">
            <text:p>1.010</text:p>
          </table:table-cell>
          <table:table-cell office:value-type="float" office:value="12006.158584994" table:style-name="ce5">
            <text:p><text:s/>12,006<text:s/></text:p>
          </table:table-cell>
          <table:table-cell office:value-type="float" office:value="1.0196256004796156" table:style-name="ce6">
            <text:p>1.020</text:p>
          </table:table-cell>
          <table:table-cell office:value-type="float" office:value="12241.786656677999" table:style-name="ce5">
            <text:p><text:s/>12,24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241.786656677999" table:style-name="ce5">
            <text:p><text:s/>12,242<text:s/></text:p>
          </table:table-cell>
          <table:table-cell office:value-type="float" office:value="1.0569046273594378" table:style-name="ce6">
            <text:p>1.057</text:p>
          </table:table-cell>
          <table:table-cell office:value-type="float" office:value="12938.400964590001" table:style-name="ce5">
            <text:p><text:s/>12,938<text:s/></text:p>
          </table:table-cell>
          <table:table-cell office:value-type="float" office:value="0.98622769591244885" table:style-name="ce6">
            <text:p>0.986</text:p>
          </table:table-cell>
          <table:table-cell office:value-type="float" office:value="12760.209372099001" table:style-name="ce5">
            <text:p><text:s/>12,76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760.209372099001" table:style-name="ce5">
            <text:p><text:s/>12,760<text:s/></text:p>
          </table:table-cell>
          <table:table-cell office:value-type="float" office:value="1.0580847570740197" table:style-name="ce6">
            <text:p>1.058</text:p>
          </table:table-cell>
          <table:table-cell office:value-type="float" office:value="13501.383033691" table:style-name="ce5">
            <text:p><text:s/>13,501<text:s/></text:p>
          </table:table-cell>
          <table:table-cell office:value-type="float" office:value="1.0777253560968054" table:style-name="ce6">
            <text:p>1.078</text:p>
          </table:table-cell>
          <table:table-cell office:value-type="float" office:value="14550.782837784" table:style-name="ce5">
            <text:p><text:s/>14,55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550.782837784" table:style-name="ce5">
            <text:p><text:s/>14,551<text:s/></text:p>
          </table:table-cell>
          <table:table-cell office:value-type="float" office:value="1.051566122052803" table:style-name="ce6">
            <text:p>1.052</text:p>
          </table:table-cell>
          <table:table-cell office:value-type="float" office:value="15301.110281561001" table:style-name="ce5">
            <text:p><text:s/>15,301<text:s/></text:p>
          </table:table-cell>
          <table:table-cell office:value-type="float" office:value="1.2210939823609239" table:style-name="ce6">
            <text:p>1.221</text:p>
          </table:table-cell>
          <table:table-cell office:value-type="float" office:value="18684.093688255001" table:style-name="ce5">
            <text:p><text:s/>18,68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684.093688255001" table:style-name="ce5">
            <text:p><text:s/>18,684<text:s/></text:p>
          </table:table-cell>
          <table:table-cell office:value-type="float" office:value="1.062215753189234" table:style-name="ce6">
            <text:p>1.062</text:p>
          </table:table-cell>
          <table:table-cell office:value-type="float" office:value="19846.538649728001" table:style-name="ce5">
            <text:p><text:s/>19,847<text:s/></text:p>
          </table:table-cell>
          <table:table-cell office:value-type="float" office:value="0.90147745386237421" table:style-name="ce6">
            <text:p>0.901</text:p>
          </table:table-cell>
          <table:table-cell office:value-type="float" office:value="17891.207129938" table:style-name="ce5">
            <text:p><text:s/>17,89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891.207129938" table:style-name="ce5">
            <text:p><text:s/>17,891<text:s/></text:p>
          </table:table-cell>
          <table:table-cell office:value-type="float" office:value="0.95412431040756485" table:style-name="ce6">
            <text:p>0.954</text:p>
          </table:table-cell>
          <table:table-cell office:value-type="float" office:value="17070.435665211" table:style-name="ce5">
            <text:p><text:s/>17,070<text:s/></text:p>
          </table:table-cell>
          <table:table-cell office:value-type="float" office:value="1.052508073835418" table:style-name="ce6">
            <text:p>1.053</text:p>
          </table:table-cell>
          <table:table-cell office:value-type="float" office:value="17966.771361522653" table:style-name="ce5">
            <text:p><text:s/>17,96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966.771361522653" table:style-name="ce5">
            <text:p><text:s/>17,967<text:s/></text:p>
          </table:table-cell>
          <table:table-cell office:value-type="float" office:value="1.0218309604538864" table:style-name="ce6">
            <text:p>1.022</text:p>
          </table:table-cell>
          <table:table-cell office:value-type="float" office:value="18359.003236600071" table:style-name="ce5">
            <text:p><text:s/>18,359<text:s/></text:p>
          </table:table-cell>
          <table:table-cell office:value-type="float" office:value="1.1333970242812708" table:style-name="ce6">
            <text:p>1.133</text:p>
          </table:table-cell>
          <table:table-cell office:value-type="float" office:value="20808.039637132741" table:style-name="ce5">
            <text:p><text:s/>20,80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808.039637132741" table:style-name="ce5">
            <text:p><text:s/>20,808<text:s/></text:p>
          </table:table-cell>
          <table:table-cell office:value-type="float" office:value="0.9716120681103021" table:style-name="ce6">
            <text:p>0.972</text:p>
          </table:table-cell>
          <table:table-cell office:value-type="float" office:value="20217.342425155683" table:style-name="ce5">
            <text:p><text:s/>20,217<text:s/></text:p>
          </table:table-cell>
          <table:table-cell office:value-type="float" office:value="1.1231557119600488" table:style-name="ce6">
            <text:p>1.123</text:p>
          </table:table-cell>
          <table:table-cell office:value-type="float" office:value="22707.223625465831" table:style-name="ce5">
            <text:p><text:s/>22,70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2707.223625465831" table:style-name="ce5">
            <text:p><text:s/>22,707<text:s/></text:p>
          </table:table-cell>
          <table:table-cell office:value-type="float" office:value="1.029370127872568" table:style-name="ce6">
            <text:p>1.029</text:p>
          </table:table-cell>
          <table:table-cell office:value-type="float" office:value="23374.137686976759" table:style-name="ce5">
            <text:p><text:s/>23,374<text:s/></text:p>
          </table:table-cell>
          <table:table-cell office:value-type="float" office:value="1.0138797656092382" table:style-name="ce6">
            <text:p>1.014</text:p>
          </table:table-cell>
          <table:table-cell office:value-type="float" office:value="23698.56523939006" table:style-name="ce5">
            <text:p><text:s/>23,69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698.56523939006" table:style-name="ce5">
            <text:p><text:s/>23,699<text:s/></text:p>
          </table:table-cell>
          <table:table-cell office:value-type="float" office:value="0.99045271873297702" table:style-name="ce6">
            <text:p>0.990</text:p>
          </table:table-cell>
          <table:table-cell office:value-type="float" office:value="23472.308371424708" table:style-name="ce5">
            <text:p><text:s/>23,472<text:s/></text:p>
          </table:table-cell>
          <table:table-cell office:value-type="float" office:value="1.0554066137645208" table:style-name="ce6">
            <text:p>1.055</text:p>
          </table:table-cell>
          <table:table-cell office:value-type="float" office:value="24772.829495521968" table:style-name="ce5">
            <text:p><text:s/>24,77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4772.829495521968" table:style-name="ce5">
            <text:p><text:s/>24,773<text:s/></text:p>
          </table:table-cell>
          <table:table-cell office:value-type="float" office:value="1.0191387827017393" table:style-name="ce6">
            <text:p>1.019</text:p>
          </table:table-cell>
          <table:table-cell office:value-type="float" office:value="25246.951296144001" table:style-name="ce5">
            <text:p><text:s/>25,247<text:s/></text:p>
          </table:table-cell>
          <table:table-cell office:value-type="float" office:value="1.1615045146116731" table:style-name="ce6">
            <text:p>1.162</text:p>
          </table:table-cell>
          <table:table-cell office:value-type="float" office:value="29324.447910652289" table:style-name="ce5">
            <text:p><text:s/>29,32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324.447910652289" table:style-name="ce5">
            <text:p><text:s/>29,324<text:s/></text:p>
          </table:table-cell>
          <table:table-cell office:value-type="float" office:value="1.0311765157467527" table:style-name="ce6">
            <text:p>1.031</text:p>
          </table:table-cell>
          <table:table-cell office:value-type="float" office:value="30238.682022703571" table:style-name="ce5">
            <text:p><text:s/>30,239<text:s/></text:p>
          </table:table-cell>
          <table:table-cell office:value-type="float" office:value="1.0433552892695297" table:style-name="ce6">
            <text:p>1.043</text:p>
          </table:table-cell>
          <table:table-cell office:value-type="float" office:value="31549.68882892721" table:style-name="ce5">
            <text:p><text:s/>31,55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1549.68882892721" table:style-name="ce5">
            <text:p><text:s/>31,550<text:s/></text:p>
          </table:table-cell>
          <table:table-cell office:value-type="float" office:value="1.0178114272476437" table:style-name="ce6">
            <text:p>1.018</text:p>
          </table:table-cell>
          <table:table-cell office:value-type="float" office:value="32111.633816189449" table:style-name="ce5">
            <text:p><text:s/>32,112<text:s/></text:p>
          </table:table-cell>
          <table:table-cell office:value-type="float" office:value="0.97616992473648212" table:style-name="ce6">
            <text:p>0.976</text:p>
          </table:table-cell>
          <table:table-cell office:value-type="float" office:value="31346.411165515128" table:style-name="ce5">
            <text:p><text:s/>31,34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1346.411165515128" table:style-name="ce5">
            <text:p><text:s/>31,346<text:s/></text:p>
          </table:table-cell>
          <table:table-cell office:value-type="float" office:value="0.99381432865367758" table:style-name="ce6">
            <text:p>0.994</text:p>
          </table:table-cell>
          <table:table-cell office:value-type="float" office:value="31152.512568158563" table:style-name="ce5">
            <text:p><text:s/>31,153<text:s/></text:p>
          </table:table-cell>
          <table:table-cell office:value-type="float" office:value="1.1571553155539915" table:style-name="ce6">
            <text:p>1.157</text:p>
          </table:table-cell>
          <table:table-cell office:value-type="float" office:value="36048.295511107208" table:style-name="ce5">
            <text:p><text:s/>36,04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112.139402220299" table:style-name="ce5">
            <text:p><text:s/>14,11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112.139402220299" table:style-name="ce5">
            <text:p><text:s/>14,112<text:s/></text:p>
          </table:table-cell>
          <table:table-cell office:value-type="float" office:value="1.0368794087009812" table:style-name="ce6">
            <text:p>1.037</text:p>
          </table:table-cell>
          <table:table-cell office:value-type="float" office:value="14632.586758880001" table:style-name="ce5">
            <text:p><text:s/>14,633<text:s/></text:p>
          </table:table-cell>
          <table:table-cell office:value-type="float" office:value="1.0718199976267175" table:style-name="ce6">
            <text:p>1.072</text:p>
          </table:table-cell>
          <table:table-cell office:value-type="float" office:value="15683.499105175501" table:style-name="ce5">
            <text:p><text:s/>15,68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683.499105175501" table:style-name="ce5">
            <text:p><text:s/>15,683<text:s/></text:p>
          </table:table-cell>
          <table:table-cell office:value-type="float" office:value="1.036963281838821" table:style-name="ce6">
            <text:p>1.037</text:p>
          </table:table-cell>
          <table:table-cell office:value-type="float" office:value="16263.212702819001" table:style-name="ce5">
            <text:p><text:s/>16,263<text:s/></text:p>
          </table:table-cell>
          <table:table-cell office:value-type="float" office:value="0.90982075660869965" table:style-name="ce6">
            <text:p>0.910</text:p>
          </table:table-cell>
          <table:table-cell office:value-type="float" office:value="14796.608486166999" table:style-name="ce5">
            <text:p><text:s/>14,79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796.608486166999" table:style-name="ce5">
            <text:p><text:s/>14,797<text:s/></text:p>
          </table:table-cell>
          <table:table-cell office:value-type="float" office:value="1.0390694321819387" table:style-name="ce6">
            <text:p>1.039</text:p>
          </table:table-cell>
          <table:table-cell office:value-type="float" office:value="15374.703577939999" table:style-name="ce5">
            <text:p><text:s/>15,375<text:s/></text:p>
          </table:table-cell>
          <table:table-cell office:value-type="float" office:value="1.0137987524362682" table:style-name="ce6">
            <text:p>1.014</text:p>
          </table:table-cell>
          <table:table-cell office:value-type="float" office:value="15586.855306392999" table:style-name="ce5">
            <text:p><text:s/>15,58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586.855306392999" table:style-name="ce5">
            <text:p><text:s/>15,587<text:s/></text:p>
          </table:table-cell>
          <table:table-cell office:value-type="float" office:value="1.0429339894200802" table:style-name="ce6">
            <text:p>1.043</text:p>
          </table:table-cell>
          <table:table-cell office:value-type="float" office:value="16256.06118721" table:style-name="ce5">
            <text:p><text:s/>16,256<text:s/></text:p>
          </table:table-cell>
          <table:table-cell office:value-type="float" office:value="1.2034017124574745" table:style-name="ce6">
            <text:p>1.203</text:p>
          </table:table-cell>
          <table:table-cell office:value-type="float" office:value="19562.571870501997" table:style-name="ce5">
            <text:p><text:s/>19,56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562.571870501997" table:style-name="ce5">
            <text:p><text:s/>19,563<text:s/></text:p>
          </table:table-cell>
          <table:table-cell office:value-type="float" office:value="1.0423484348080121" table:style-name="ce6">
            <text:p>1.042</text:p>
          </table:table-cell>
          <table:table-cell office:value-type="float" office:value="20391.016170037001" table:style-name="ce5">
            <text:p><text:s/>20,391<text:s/></text:p>
          </table:table-cell>
          <table:table-cell office:value-type="float" office:value="1.0397648641834474" table:style-name="ce6">
            <text:p>1.040</text:p>
          </table:table-cell>
          <table:table-cell office:value-type="float" office:value="21201.862158601001" table:style-name="ce5">
            <text:p><text:s/>21,20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201.862158601001" table:style-name="ce5">
            <text:p><text:s/>21,202<text:s/></text:p>
          </table:table-cell>
          <table:table-cell office:value-type="float" office:value="1.0145277407213991" table:style-name="ce6">
            <text:p>1.015</text:p>
          </table:table-cell>
          <table:table-cell office:value-type="float" office:value="21509.877314852001" table:style-name="ce5">
            <text:p><text:s/>21,510<text:s/></text:p>
          </table:table-cell>
          <table:table-cell office:value-type="float" office:value="0.83703674868388633" table:style-name="ce6">
            <text:p>0.837</text:p>
          </table:table-cell>
          <table:table-cell office:value-type="float" office:value="18004.557772213" table:style-name="ce5">
            <text:p><text:s/>18,00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004.557772213" table:style-name="ce5">
            <text:p><text:s/>18,005<text:s/></text:p>
          </table:table-cell>
          <table:table-cell office:value-type="float" office:value="1.0822096029000146" table:style-name="ce6">
            <text:p>1.082</text:p>
          </table:table-cell>
          <table:table-cell office:value-type="float" office:value="19484.705317057003" table:style-name="ce5">
            <text:p><text:s/>19,485<text:s/></text:p>
          </table:table-cell>
          <table:table-cell office:value-type="float" office:value="1.2117372595755087" table:style-name="ce6">
            <text:p>1.212</text:p>
          </table:table-cell>
          <table:table-cell office:value-type="float" office:value="23610.343424526996" table:style-name="ce5">
            <text:p><text:s/>23,61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610.343424526996" table:style-name="ce5">
            <text:p><text:s/>23,610<text:s/></text:p>
          </table:table-cell>
          <table:table-cell office:value-type="float" office:value="0.92827517899799794" table:style-name="ce6">
            <text:p>0.928</text:p>
          </table:table-cell>
          <table:table-cell office:value-type="float" office:value="21916.895768607003" table:style-name="ce5">
            <text:p><text:s/>21,917<text:s/></text:p>
          </table:table-cell>
          <table:table-cell office:value-type="float" office:value="1.0326028435309387" table:style-name="ce6">
            <text:p>1.033</text:p>
          </table:table-cell>
          <table:table-cell office:value-type="float" office:value="22631.44889203479" table:style-name="ce5">
            <text:p><text:s/>22,63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631.44889203479" table:style-name="ce5">
            <text:p><text:s/>22,631<text:s/></text:p>
          </table:table-cell>
          <table:table-cell office:value-type="float" office:value="0.95677761203774336" table:style-name="ce6">
            <text:p>0.957</text:p>
          </table:table-cell>
          <table:table-cell office:value-type="float" office:value="21653.26362787528" table:style-name="ce5">
            <text:p><text:s/>21,653<text:s/></text:p>
          </table:table-cell>
          <table:table-cell office:value-type="float" office:value="1.0793228266917585" table:style-name="ce6">
            <text:p>1.079</text:p>
          </table:table-cell>
          <table:table-cell office:value-type="float" office:value="23370.861705940188" table:style-name="ce5">
            <text:p><text:s/>23,37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3370.861705940188" table:style-name="ce5">
            <text:p><text:s/>23,371<text:s/></text:p>
          </table:table-cell>
          <table:table-cell office:value-type="float" office:value="0.98782731832037829" table:style-name="ce6">
            <text:p>0.988</text:p>
          </table:table-cell>
          <table:table-cell office:value-type="float" office:value="23086.375645815318" table:style-name="ce5">
            <text:p><text:s/>23,086<text:s/></text:p>
          </table:table-cell>
          <table:table-cell office:value-type="float" office:value="1.0313155092711717" table:style-name="ce6">
            <text:p>1.031</text:p>
          </table:table-cell>
          <table:table-cell office:value-type="float" office:value="23809.337256389597" table:style-name="ce5">
            <text:p><text:s/>23,80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3809.337256389597" table:style-name="ce5">
            <text:p><text:s/>23,809<text:s/></text:p>
          </table:table-cell>
          <table:table-cell office:value-type="float" office:value="1.0461130226352651" table:style-name="ce6">
            <text:p>1.046</text:p>
          </table:table-cell>
          <table:table-cell office:value-type="float" office:value="24907.257764224152" table:style-name="ce5">
            <text:p><text:s/>24,907<text:s/></text:p>
          </table:table-cell>
          <table:table-cell office:value-type="float" office:value="1.0622419912034815" table:style-name="ce6">
            <text:p>1.062</text:p>
          </table:table-cell>
          <table:table-cell office:value-type="float" office:value="26457.53508288784" table:style-name="ce5">
            <text:p><text:s/>26,45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6457.53508288784" table:style-name="ce5">
            <text:p><text:s/>26,458<text:s/></text:p>
          </table:table-cell>
          <table:table-cell office:value-type="float" office:value="0.9510558170525063" table:style-name="ce6">
            <text:p>0.951</text:p>
          </table:table-cell>
          <table:table-cell office:value-type="float" office:value="25162.592645451245" table:style-name="ce5">
            <text:p><text:s/>25,163<text:s/></text:p>
          </table:table-cell>
          <table:table-cell office:value-type="float" office:value="1.0863386013123282" table:style-name="ce6">
            <text:p>1.086</text:p>
          </table:table-cell>
          <table:table-cell office:value-type="float" office:value="27335.095699851383" table:style-name="ce5">
            <text:p><text:s/>27,33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7335.095699851383" table:style-name="ce5">
            <text:p><text:s/>27,335<text:s/></text:p>
          </table:table-cell>
          <table:table-cell office:value-type="float" office:value="1.0837521886231796" table:style-name="ce6">
            <text:p>1.084</text:p>
          </table:table-cell>
          <table:table-cell office:value-type="float" office:value="29624.469790938001" table:style-name="ce5">
            <text:p><text:s/>29,624<text:s/></text:p>
          </table:table-cell>
          <table:table-cell office:value-type="float" office:value="0.88856387371882706" table:style-name="ce6">
            <text:p>0.889</text:p>
          </table:table-cell>
          <table:table-cell office:value-type="float" office:value="26323.23363430224" table:style-name="ce5">
            <text:p><text:s/>26,32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323.23363430224" table:style-name="ce5">
            <text:p><text:s/>26,323<text:s/></text:p>
          </table:table-cell>
          <table:table-cell office:value-type="float" office:value="1.0657523986298536" table:style-name="ce6">
            <text:p>1.066</text:p>
          </table:table-cell>
          <table:table-cell office:value-type="float" office:value="28054.04938545165" table:style-name="ce5">
            <text:p><text:s/>28,054<text:s/></text:p>
          </table:table-cell>
          <table:table-cell office:value-type="float" office:value="1.2770939538104158" table:style-name="ce6">
            <text:p>1.277</text:p>
          </table:table-cell>
          <table:table-cell office:value-type="float" office:value="35827.656850059109" table:style-name="ce5">
            <text:p><text:s/>35,82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827.656850059109" table:style-name="ce5">
            <text:p><text:s/>35,828<text:s/></text:p>
          </table:table-cell>
          <table:table-cell office:value-type="float" office:value="0.99078179047694237" table:style-name="ce6">
            <text:p>0.991</text:p>
          </table:table-cell>
          <table:table-cell office:value-type="float" office:value="35497.390002495056" table:style-name="ce5">
            <text:p><text:s/>35,497<text:s/></text:p>
          </table:table-cell>
          <table:table-cell office:value-type="float" office:value="1.0286560409063199" table:style-name="ce6">
            <text:p>1.029</text:p>
          </table:table-cell>
          <table:table-cell office:value-type="float" office:value="36514.604662474143" table:style-name="ce5">
            <text:p><text:s/>36,51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6514.604662474143" table:style-name="ce5">
            <text:p><text:s/>36,515<text:s/></text:p>
          </table:table-cell>
          <table:table-cell office:value-type="float" office:value="0.97982852695322276" table:style-name="ce6">
            <text:p>0.980</text:p>
          </table:table-cell>
          <table:table-cell office:value-type="float" office:value="35778.051298711318" table:style-name="ce5">
            <text:p><text:s/>35,778<text:s/></text:p>
          </table:table-cell>
          <table:table-cell office:value-type="float" office:value="0.88371639161238247" table:style-name="ce6">
            <text:p>0.884</text:p>
          </table:table-cell>
          <table:table-cell office:value-type="float" office:value="31617.650392619882" table:style-name="ce5">
            <text:p><text:s/>31,61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3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00.8391255074" table:style-name="ce5">
            <text:p><text:s/>1,40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00.8391255074" table:style-name="ce5">
            <text:p><text:s/>1,401<text:s/></text:p>
          </table:table-cell>
          <table:table-cell office:value-type="float" office:value="0.90942865456813671" table:style-name="ce6">
            <text:p>0.909</text:p>
          </table:table-cell>
          <table:table-cell office:value-type="float" office:value="1273.9632411765999" table:style-name="ce5">
            <text:p><text:s/>1,274<text:s/></text:p>
          </table:table-cell>
          <table:table-cell office:value-type="float" office:value="1.0808134121327668" table:style-name="ce6">
            <text:p>1.081</text:p>
          </table:table-cell>
          <table:table-cell office:value-type="float" office:value="1376.9165576277999" table:style-name="ce5">
            <text:p><text:s/>1,37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76.9165576277999" table:style-name="ce5">
            <text:p><text:s/>1,377<text:s/></text:p>
          </table:table-cell>
          <table:table-cell office:value-type="float" office:value="0.9072030228688418" table:style-name="ce6">
            <text:p>0.907</text:p>
          </table:table-cell>
          <table:table-cell office:value-type="float" office:value="1249.1428633180999" table:style-name="ce5">
            <text:p><text:s/>1,249<text:s/></text:p>
          </table:table-cell>
          <table:table-cell office:value-type="float" office:value="1.4636500038410043" table:style-name="ce6">
            <text:p>1.464</text:p>
          </table:table-cell>
          <table:table-cell office:value-type="float" office:value="1828.3079566935" table:style-name="ce5">
            <text:p><text:s/>1,82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28.3079566935" table:style-name="ce5">
            <text:p><text:s/>1,828<text:s/></text:p>
          </table:table-cell>
          <table:table-cell office:value-type="float" office:value="1.1481244058495885" table:style-name="ce6">
            <text:p>1.148</text:p>
          </table:table-cell>
          <table:table-cell office:value-type="float" office:value="2099.1249864888" table:style-name="ce5">
            <text:p><text:s/>2,099<text:s/></text:p>
          </table:table-cell>
          <table:table-cell office:value-type="float" office:value="0.93015773465479523" table:style-name="ce6">
            <text:p>0.930</text:p>
          </table:table-cell>
          <table:table-cell office:value-type="float" office:value="1952.5173421896998" table:style-name="ce5">
            <text:p><text:s/>1,95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952.5173421896998" table:style-name="ce5">
            <text:p><text:s/>1,953<text:s/></text:p>
          </table:table-cell>
          <table:table-cell office:value-type="float" office:value="1.0097220492338941" table:style-name="ce6">
            <text:p>1.010</text:p>
          </table:table-cell>
          <table:table-cell office:value-type="float" office:value="1971.4998119205" table:style-name="ce5">
            <text:p><text:s/>1,971<text:s/></text:p>
          </table:table-cell>
          <table:table-cell office:value-type="float" office:value="1.2882323166765357" table:style-name="ce6">
            <text:p>1.288</text:p>
          </table:table-cell>
          <table:table-cell office:value-type="float" office:value="2539.7497700377003" table:style-name="ce5">
            <text:p><text:s/>2,54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39.7497700377003" table:style-name="ce5">
            <text:p><text:s/>2,540<text:s/></text:p>
          </table:table-cell>
          <table:table-cell office:value-type="float" office:value="1.0553343224978868" table:style-name="ce6">
            <text:p>1.055</text:p>
          </table:table-cell>
          <table:table-cell office:value-type="float" office:value="2680.2851028769001" table:style-name="ce5">
            <text:p><text:s/>2,680<text:s/></text:p>
          </table:table-cell>
          <table:table-cell office:value-type="float" office:value="0.84171739752210051" table:style-name="ce6">
            <text:p>0.842</text:p>
          </table:table-cell>
          <table:table-cell office:value-type="float" office:value="2256.0426014107998" table:style-name="ce5">
            <text:p><text:s/>2,25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256.0426014107998" table:style-name="ce5">
            <text:p><text:s/>2,256<text:s/></text:p>
          </table:table-cell>
          <table:table-cell office:value-type="float" office:value="0.96226252253855482" table:style-name="ce6">
            <text:p>0.962</text:p>
          </table:table-cell>
          <table:table-cell office:value-type="float" office:value="2170.9052445879997" table:style-name="ce5">
            <text:p><text:s/>2,171<text:s/></text:p>
          </table:table-cell>
          <table:table-cell office:value-type="float" office:value="1.3940244542278206" table:style-name="ce6">
            <text:p>1.394</text:p>
          </table:table-cell>
          <table:table-cell office:value-type="float" office:value="3026.2949987671" table:style-name="ce5">
            <text:p><text:s/>3,02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26.2949987671" table:style-name="ce5">
            <text:p><text:s/>3,026<text:s/></text:p>
          </table:table-cell>
          <table:table-cell office:value-type="float" office:value="1.0798166105742522" table:style-name="ce6">
            <text:p>1.080</text:p>
          </table:table-cell>
          <table:table-cell office:value-type="float" office:value="3267.8436081665" table:style-name="ce5">
            <text:p><text:s/>3,268<text:s/></text:p>
          </table:table-cell>
          <table:table-cell office:value-type="float" office:value="1.0561062880981844" table:style-name="ce6">
            <text:p>1.056</text:p>
          </table:table-cell>
          <table:table-cell office:value-type="float" office:value="3451.1901831061" table:style-name="ce5">
            <text:p><text:s/>3,45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451.1901831061" table:style-name="ce5">
            <text:p><text:s/>3,451<text:s/></text:p>
          </table:table-cell>
          <table:table-cell office:value-type="float" office:value="1.1105500749497439" table:style-name="ce6">
            <text:p>1.111</text:p>
          </table:table-cell>
          <table:table-cell office:value-type="float" office:value="3832.7195165142998" table:style-name="ce5">
            <text:p><text:s/>3,833<text:s/></text:p>
          </table:table-cell>
          <table:table-cell office:value-type="float" office:value="1.1009659618872965" table:style-name="ce6">
            <text:p>1.101</text:p>
          </table:table-cell>
          <table:table-cell office:value-type="float" office:value="4219.6937291433806" table:style-name="ce5">
            <text:p><text:s/>4,22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219.6937291433806" table:style-name="ce5">
            <text:p><text:s/>4,220<text:s/></text:p>
          </table:table-cell>
          <table:table-cell office:value-type="float" office:value="1.4131239128822628" table:style-name="ce6">
            <text:p>1.413</text:p>
          </table:table-cell>
          <table:table-cell office:value-type="float" office:value="5962.9501136918398" table:style-name="ce5">
            <text:p><text:s/>5,963<text:s/></text:p>
          </table:table-cell>
          <table:table-cell office:value-type="float" office:value="1.299394536971223" table:style-name="ce6">
            <text:p>1.299</text:p>
          </table:table-cell>
          <table:table-cell office:value-type="float" office:value="7748.2248019631097" table:style-name="ce5">
            <text:p><text:s/>7,74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748.2248019631097" table:style-name="ce5">
            <text:p><text:s/>7,748<text:s/></text:p>
          </table:table-cell>
          <table:table-cell office:value-type="float" office:value="1.0907959873580833" table:style-name="ce6">
            <text:p>1.091</text:p>
          </table:table-cell>
          <table:table-cell office:value-type="float" office:value="8451.73252312974" table:style-name="ce5">
            <text:p><text:s/>8,452<text:s/></text:p>
          </table:table-cell>
          <table:table-cell office:value-type="float" office:value="1.0081032183037011" table:style-name="ce6">
            <text:p>1.008</text:p>
          </table:table-cell>
          <table:table-cell office:value-type="float" office:value="8520.2187568091504" table:style-name="ce5">
            <text:p><text:s/>8,52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8520.2187568091504" table:style-name="ce5">
            <text:p><text:s/>8,520<text:s/></text:p>
          </table:table-cell>
          <table:table-cell office:value-type="float" office:value="1.4048009261871111" table:style-name="ce6">
            <text:p>1.405</text:p>
          </table:table-cell>
          <table:table-cell office:value-type="float" office:value="11969.21120088229" table:style-name="ce5">
            <text:p><text:s/>11,969<text:s/></text:p>
          </table:table-cell>
          <table:table-cell office:value-type="float" office:value="1.0639141632551024" table:style-name="ce6">
            <text:p>1.064</text:p>
          </table:table-cell>
          <table:table-cell office:value-type="float" office:value="12734.213319610279" table:style-name="ce5">
            <text:p><text:s/>12,73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734.213319610279" table:style-name="ce5">
            <text:p><text:s/>12,734<text:s/></text:p>
          </table:table-cell>
          <table:table-cell office:value-type="float" office:value="1.7820420587822083" table:style-name="ce6">
            <text:p>1.782</text:p>
          </table:table-cell>
          <table:table-cell office:value-type="float" office:value="22692.903721050123" table:style-name="ce5">
            <text:p><text:s/>22,693<text:s/></text:p>
          </table:table-cell>
          <table:table-cell office:value-type="float" office:value="0.85214925629702487" table:style-name="ce6">
            <text:p>0.852</text:p>
          </table:table-cell>
          <table:table-cell office:value-type="float" office:value="19337.741029112851" table:style-name="ce5">
            <text:p><text:s/>19,33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9337.741029112851" table:style-name="ce5">
            <text:p><text:s/>19,338<text:s/></text:p>
          </table:table-cell>
          <table:table-cell office:value-type="float" office:value="1.3347346063965615" table:style-name="ce6">
            <text:p>1.335</text:p>
          </table:table-cell>
          <table:table-cell office:value-type="float" office:value="25810.752161091579" table:style-name="ce5">
            <text:p><text:s/>25,811<text:s/></text:p>
          </table:table-cell>
          <table:table-cell office:value-type="float" office:value="0.80737276172605077" table:style-name="ce6">
            <text:p>0.807</text:p>
          </table:table-cell>
          <table:table-cell office:value-type="float" office:value="20838.898254527143" table:style-name="ce5">
            <text:p><text:s/>20,83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838.898254527143" table:style-name="ce5">
            <text:p><text:s/>20,839<text:s/></text:p>
          </table:table-cell>
          <table:table-cell office:value-type="float" office:value="1.0810154055447418" table:style-name="ce6">
            <text:p>1.081</text:p>
          </table:table-cell>
          <table:table-cell office:value-type="float" office:value="22527.17004772327" table:style-name="ce5">
            <text:p><text:s/>22,527<text:s/></text:p>
          </table:table-cell>
          <table:table-cell office:value-type="float" office:value="0.74239093283953628" table:style-name="ce6">
            <text:p>0.742</text:p>
          </table:table-cell>
          <table:table-cell office:value-type="float" office:value="16723.966785964141" table:style-name="ce5">
            <text:p><text:s/>16,72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723.966785964141" table:style-name="ce5">
            <text:p><text:s/>16,724<text:s/></text:p>
          </table:table-cell>
          <table:table-cell office:value-type="float" office:value="1.0935338616077586" table:style-name="ce6">
            <text:p>1.094</text:p>
          </table:table-cell>
          <table:table-cell office:value-type="float" office:value="18288.223980855259" table:style-name="ce5">
            <text:p><text:s/>18,288<text:s/></text:p>
          </table:table-cell>
          <table:table-cell office:value-type="float" office:value="1.1593750975305177" table:style-name="ce6">
            <text:p>1.159</text:p>
          </table:table-cell>
          <table:table-cell office:value-type="float" office:value="21202.91146146402" table:style-name="ce5">
            <text:p><text:s/>21,20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202.91146146402" table:style-name="ce5">
            <text:p><text:s/>21,203<text:s/></text:p>
          </table:table-cell>
          <table:table-cell office:value-type="float" office:value="0.97546195049840123" table:style-name="ce6">
            <text:p>0.975</text:p>
          </table:table-cell>
          <table:table-cell office:value-type="float" office:value="20682.633370444601" table:style-name="ce5">
            <text:p><text:s/>20,683<text:s/></text:p>
          </table:table-cell>
          <table:table-cell office:value-type="float" office:value="1.5386516887602553" table:style-name="ce6">
            <text:p>1.539</text:p>
          </table:table-cell>
          <table:table-cell office:value-type="float" office:value="31823.368763443792" table:style-name="ce5">
            <text:p><text:s/>31,82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73.48103203057008" table:style-name="ce5">
            <text:p><text:s/>87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73.48103203057008" table:style-name="ce5">
            <text:p><text:s/>873<text:s/></text:p>
          </table:table-cell>
          <table:table-cell office:value-type="float" office:value="0.88981916751736423" table:style-name="ce6">
            <text:p>0.890</text:p>
          </table:table-cell>
          <table:table-cell office:value-type="float" office:value="777.24016476364989" table:style-name="ce5">
            <text:p><text:s/>777<text:s/></text:p>
          </table:table-cell>
          <table:table-cell office:value-type="float" office:value="1.1428051184805175" table:style-name="ce6">
            <text:p>1.143</text:p>
          </table:table-cell>
          <table:table-cell office:value-type="float" office:value="888.23403858053996" table:style-name="ce5">
            <text:p><text:s/>88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888.23403858053996" table:style-name="ce5">
            <text:p><text:s/>888<text:s/></text:p>
          </table:table-cell>
          <table:table-cell office:value-type="float" office:value="0.91373710291986032" table:style-name="ce6">
            <text:p>0.914</text:p>
          </table:table-cell>
          <table:table-cell office:value-type="float" office:value="811.61239712739007" table:style-name="ce5">
            <text:p><text:s/>812<text:s/></text:p>
          </table:table-cell>
          <table:table-cell office:value-type="float" office:value="1.3582349821255557" table:style-name="ce6">
            <text:p>1.358</text:p>
          </table:table-cell>
          <table:table-cell office:value-type="float" office:value="1102.3603497052" table:style-name="ce5">
            <text:p><text:s/>1,10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02.3603497052" table:style-name="ce5">
            <text:p><text:s/>1,102<text:s/></text:p>
          </table:table-cell>
          <table:table-cell office:value-type="float" office:value="1.1619347852360968" table:style-name="ce6">
            <text:p>1.162</text:p>
          </table:table-cell>
          <table:table-cell office:value-type="float" office:value="1280.8708361874999" table:style-name="ce5">
            <text:p><text:s/>1,281<text:s/></text:p>
          </table:table-cell>
          <table:table-cell office:value-type="float" office:value="0.91628904216427631" table:style-name="ce6">
            <text:p>0.916</text:p>
          </table:table-cell>
          <table:table-cell office:value-type="float" office:value="1173.6479116263999" table:style-name="ce5">
            <text:p><text:s/>1,17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173.6479116263999" table:style-name="ce5">
            <text:p><text:s/>1,174<text:s/></text:p>
          </table:table-cell>
          <table:table-cell office:value-type="float" office:value="0.99964284927161917" table:style-name="ce6">
            <text:p>1.000</text:p>
          </table:table-cell>
          <table:table-cell office:value-type="float" office:value="1173.2287424198998" table:style-name="ce5">
            <text:p><text:s/>1,173<text:s/></text:p>
          </table:table-cell>
          <table:table-cell office:value-type="float" office:value="1.441652333530242" table:style-name="ce6">
            <text:p>1.442</text:p>
          </table:table-cell>
          <table:table-cell office:value-type="float" office:value="1691.3879542744" table:style-name="ce5">
            <text:p><text:s/>1,69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91.3879542744" table:style-name="ce5">
            <text:p><text:s/>1,691<text:s/></text:p>
          </table:table-cell>
          <table:table-cell office:value-type="float" office:value="1.0507448478876749" table:style-name="ce6">
            <text:p>1.051</text:p>
          </table:table-cell>
          <table:table-cell office:value-type="float" office:value="1777.2171787330999" table:style-name="ce5">
            <text:p><text:s/>1,777<text:s/></text:p>
          </table:table-cell>
          <table:table-cell office:value-type="float" office:value="0.88232886273709243" table:style-name="ce6">
            <text:p>0.882</text:p>
          </table:table-cell>
          <table:table-cell office:value-type="float" office:value="1568.0900121484001" table:style-name="ce5">
            <text:p><text:s/>1,56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68.0900121484001" table:style-name="ce5">
            <text:p><text:s/>1,568<text:s/></text:p>
          </table:table-cell>
          <table:table-cell office:value-type="float" office:value="0.96398995576016955" table:style-name="ce6">
            <text:p>0.964</text:p>
          </table:table-cell>
          <table:table-cell office:value-type="float" office:value="1511.6230214389" table:style-name="ce5">
            <text:p><text:s/>1,512<text:s/></text:p>
          </table:table-cell>
          <table:table-cell office:value-type="float" office:value="1.2763019427310847" table:style-name="ce6">
            <text:p>1.276</text:p>
          </table:table-cell>
          <table:table-cell office:value-type="float" office:value="1929.2873989395" table:style-name="ce5">
            <text:p><text:s/>1,92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29.2873989395" table:style-name="ce5">
            <text:p><text:s/>1,929<text:s/></text:p>
          </table:table-cell>
          <table:table-cell office:value-type="float" office:value="1.0887121095354062" table:style-name="ce6">
            <text:p>1.089</text:p>
          </table:table-cell>
          <table:table-cell office:value-type="float" office:value="2100.4385539995001" table:style-name="ce5">
            <text:p><text:s/>2,100<text:s/></text:p>
          </table:table-cell>
          <table:table-cell office:value-type="float" office:value="1.0583903949774049" table:style-name="ce6">
            <text:p>1.058</text:p>
          </table:table-cell>
          <table:table-cell office:value-type="float" office:value="2223.0839907933" table:style-name="ce5">
            <text:p><text:s/>2,22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223.0839907933" table:style-name="ce5">
            <text:p><text:s/>2,223<text:s/></text:p>
          </table:table-cell>
          <table:table-cell office:value-type="float" office:value="1.0810358394797823" table:style-name="ce6">
            <text:p>1.081</text:p>
          </table:table-cell>
          <table:table-cell office:value-type="float" office:value="2403.2334682213" table:style-name="ce5">
            <text:p><text:s/>2,403<text:s/></text:p>
          </table:table-cell>
          <table:table-cell office:value-type="float" office:value="0.98381172710183495" table:style-name="ce6">
            <text:p>0.984</text:p>
          </table:table-cell>
          <table:table-cell office:value-type="float" office:value="2364.3292689997302" table:style-name="ce5">
            <text:p><text:s/>2,36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64.3292689997302" table:style-name="ce5">
            <text:p><text:s/>2,364<text:s/></text:p>
          </table:table-cell>
          <table:table-cell office:value-type="float" office:value="1.3446511316824767" table:style-name="ce6">
            <text:p>1.345</text:p>
          </table:table-cell>
          <table:table-cell office:value-type="float" office:value="3179.1980272304904" table:style-name="ce5">
            <text:p><text:s/>3,179<text:s/></text:p>
          </table:table-cell>
          <table:table-cell office:value-type="float" office:value="1.2193946953179715" table:style-name="ce6">
            <text:p>1.219</text:p>
          </table:table-cell>
          <table:table-cell office:value-type="float" office:value="3876.6972097702196" table:style-name="ce5">
            <text:p><text:s/>3,87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876.6972097702196" table:style-name="ce5">
            <text:p><text:s/>3,877<text:s/></text:p>
          </table:table-cell>
          <table:table-cell office:value-type="float" office:value="1.1140765468716198" table:style-name="ce6">
            <text:p>1.114</text:p>
          </table:table-cell>
          <table:table-cell office:value-type="float" office:value="4318.93744072765" table:style-name="ce5">
            <text:p><text:s/>4,319<text:s/></text:p>
          </table:table-cell>
          <table:table-cell office:value-type="float" office:value="0.85928666720672398" table:style-name="ce6">
            <text:p>0.859</text:p>
          </table:table-cell>
          <table:table-cell office:value-type="float" office:value="3711.2053593172" table:style-name="ce5">
            <text:p><text:s/>3,71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711.2053593172" table:style-name="ce5">
            <text:p><text:s/>3,711<text:s/></text:p>
          </table:table-cell>
          <table:table-cell office:value-type="float" office:value="1.3009147381710735" table:style-name="ce6">
            <text:p>1.301</text:p>
          </table:table-cell>
          <table:table-cell office:value-type="float" office:value="4827.9617483152197" table:style-name="ce5">
            <text:p><text:s/>4,828<text:s/></text:p>
          </table:table-cell>
          <table:table-cell office:value-type="float" office:value="1.1314422343744068" table:style-name="ce6">
            <text:p>1.131</text:p>
          </table:table-cell>
          <table:table-cell office:value-type="float" office:value="5462.5598279879396" table:style-name="ce5">
            <text:p><text:s/>5,46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462.5598279879396" table:style-name="ce5">
            <text:p><text:s/>5,463<text:s/></text:p>
          </table:table-cell>
          <table:table-cell office:value-type="float" office:value="1.6066161797984515" table:style-name="ce6">
            <text:p>1.607</text:p>
          </table:table-cell>
          <table:table-cell office:value-type="float" office:value="8776.2370027624711" table:style-name="ce5">
            <text:p><text:s/>8,776<text:s/></text:p>
          </table:table-cell>
          <table:table-cell office:value-type="float" office:value="0.93910037365525367" table:style-name="ce6">
            <text:p>0.939</text:p>
          </table:table-cell>
          <table:table-cell office:value-type="float" office:value="8241.7674485813004" table:style-name="ce5">
            <text:p><text:s/>8,24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241.7674485813004" table:style-name="ce5">
            <text:p><text:s/>8,242<text:s/></text:p>
          </table:table-cell>
          <table:table-cell office:value-type="float" office:value="1.2561051442643769" table:style-name="ce6">
            <text:p>1.256</text:p>
          </table:table-cell>
          <table:table-cell office:value-type="float" office:value="10352.526489993659" table:style-name="ce5">
            <text:p><text:s/>10,353<text:s/></text:p>
          </table:table-cell>
          <table:table-cell office:value-type="float" office:value="1.1793001001554422" table:style-name="ce6">
            <text:p>1.179</text:p>
          </table:table-cell>
          <table:table-cell office:value-type="float" office:value="12208.735526511391" table:style-name="ce5">
            <text:p><text:s/>12,20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208.735526511391" table:style-name="ce5">
            <text:p><text:s/>12,209<text:s/></text:p>
          </table:table-cell>
          <table:table-cell office:value-type="float" office:value="1.0641793252686305" table:style-name="ce6">
            <text:p>1.064</text:p>
          </table:table-cell>
          <table:table-cell office:value-type="float" office:value="12992.28393498605" table:style-name="ce5">
            <text:p><text:s/>12,992<text:s/></text:p>
          </table:table-cell>
          <table:table-cell office:value-type="float" office:value="1.0168211487105847" table:style-name="ce6">
            <text:p>1.017</text:p>
          </table:table-cell>
          <table:table-cell office:value-type="float" office:value="13210.82907514659" table:style-name="ce5">
            <text:p><text:s/>13,21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210.82907514659" table:style-name="ce5">
            <text:p><text:s/>13,211<text:s/></text:p>
          </table:table-cell>
          <table:table-cell office:value-type="float" office:value="1.1120939712352118" table:style-name="ce6">
            <text:p>1.112</text:p>
          </table:table-cell>
          <table:table-cell office:value-type="float" office:value="14691.68336948937" table:style-name="ce5">
            <text:p><text:s/>14,692<text:s/></text:p>
          </table:table-cell>
          <table:table-cell office:value-type="float" office:value="1.0177748163656781" table:style-name="ce6">
            <text:p>1.018</text:p>
          </table:table-cell>
          <table:table-cell office:value-type="float" office:value="14952.82534348473" table:style-name="ce5">
            <text:p><text:s/>14,95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952.82534348473" table:style-name="ce5">
            <text:p><text:s/>14,953<text:s/></text:p>
          </table:table-cell>
          <table:table-cell office:value-type="float" office:value="0.97719823465665911" table:style-name="ce6">
            <text:p>0.977</text:p>
          </table:table-cell>
          <table:table-cell office:value-type="float" office:value="14611.874528782631" table:style-name="ce5">
            <text:p><text:s/>14,612<text:s/></text:p>
          </table:table-cell>
          <table:table-cell office:value-type="float" office:value="1.2374670592770971" table:style-name="ce6">
            <text:p>1.237</text:p>
          </table:table-cell>
          <table:table-cell office:value-type="float" office:value="18081.713403658563" table:style-name="ce5">
            <text:p><text:s/>18,08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27.35809347683005" table:style-name="ce5">
            <text:p><text:s/>52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27.35809347683005" table:style-name="ce5">
            <text:p><text:s/>527<text:s/></text:p>
          </table:table-cell>
          <table:table-cell office:value-type="float" office:value="0.94190851066320846" table:style-name="ce6">
            <text:p>0.942</text:p>
          </table:table-cell>
          <table:table-cell office:value-type="float" office:value="496.72307641295004" table:style-name="ce5">
            <text:p><text:s/>497<text:s/></text:p>
          </table:table-cell>
          <table:table-cell office:value-type="float" office:value="0.98381279681275469" table:style-name="ce6">
            <text:p>0.984</text:p>
          </table:table-cell>
          <table:table-cell office:value-type="float" office:value="488.68251904726003" table:style-name="ce5">
            <text:p><text:s/>48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88.68251904726003" table:style-name="ce5">
            <text:p><text:s/>489<text:s/></text:p>
          </table:table-cell>
          <table:table-cell office:value-type="float" office:value="0.89532661623281184" table:style-name="ce6">
            <text:p>0.895</text:p>
          </table:table-cell>
          <table:table-cell office:value-type="float" office:value="437.53046619070994" table:style-name="ce5">
            <text:p><text:s/>438<text:s/></text:p>
          </table:table-cell>
          <table:table-cell office:value-type="float" office:value="1.6591932747190121" table:style-name="ce6">
            <text:p>1.659</text:p>
          </table:table-cell>
          <table:table-cell office:value-type="float" office:value="725.94760698830009" table:style-name="ce5">
            <text:p><text:s/>72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25.94760698830009" table:style-name="ce5">
            <text:p><text:s/>726<text:s/></text:p>
          </table:table-cell>
          <table:table-cell office:value-type="float" office:value="1.127153175276584" table:style-name="ce6">
            <text:p>1.127</text:p>
          </table:table-cell>
          <table:table-cell office:value-type="float" office:value="818.2541503013" table:style-name="ce5">
            <text:p><text:s/>818<text:s/></text:p>
          </table:table-cell>
          <table:table-cell office:value-type="float" office:value="0.95186737552935385" table:style-name="ce6">
            <text:p>0.952</text:p>
          </table:table-cell>
          <table:table-cell office:value-type="float" office:value="778.86943056329994" table:style-name="ce5">
            <text:p><text:s/>77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78.86943056329994" table:style-name="ce5">
            <text:p><text:s/>779<text:s/></text:p>
          </table:table-cell>
          <table:table-cell office:value-type="float" office:value="1.0249100018256827" table:style-name="ce6">
            <text:p>1.025</text:p>
          </table:table-cell>
          <table:table-cell office:value-type="float" office:value="798.27106950060011" table:style-name="ce5">
            <text:p><text:s/>798<text:s/></text:p>
          </table:table-cell>
          <table:table-cell office:value-type="float" office:value="1.0627490437478049" table:style-name="ce6">
            <text:p>1.063</text:p>
          </table:table-cell>
          <table:table-cell office:value-type="float" office:value="848.36181576330023" table:style-name="ce5">
            <text:p><text:s/>84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48.36181576330023" table:style-name="ce5">
            <text:p><text:s/>848<text:s/></text:p>
          </table:table-cell>
          <table:table-cell office:value-type="float" office:value="1.0644844067283712" table:style-name="ce6">
            <text:p>1.064</text:p>
          </table:table-cell>
          <table:table-cell office:value-type="float" office:value="903.06792414380027" table:style-name="ce5">
            <text:p><text:s/>903<text:s/></text:p>
          </table:table-cell>
          <table:table-cell office:value-type="float" office:value="0.7617949556946656" table:style-name="ce6">
            <text:p>0.762</text:p>
          </table:table-cell>
          <table:table-cell office:value-type="float" office:value="687.9525892623999" table:style-name="ce5">
            <text:p><text:s/>68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87.9525892623999" table:style-name="ce5">
            <text:p><text:s/>688<text:s/></text:p>
          </table:table-cell>
          <table:table-cell office:value-type="float" office:value="0.95832508437239916" table:style-name="ce6">
            <text:p>0.958</text:p>
          </table:table-cell>
          <table:table-cell office:value-type="float" office:value="659.28222314909988" table:style-name="ce5">
            <text:p><text:s/>659<text:s/></text:p>
          </table:table-cell>
          <table:table-cell office:value-type="float" office:value="1.663942331992025" table:style-name="ce6">
            <text:p>1.664</text:p>
          </table:table-cell>
          <table:table-cell office:value-type="float" office:value="1097.0075998275997" table:style-name="ce5">
            <text:p><text:s/>1,09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97.0075998275997" table:style-name="ce5">
            <text:p><text:s/>1,097<text:s/></text:p>
          </table:table-cell>
          <table:table-cell office:value-type="float" office:value="1.0641722576493213" table:style-name="ce6">
            <text:p>1.064</text:p>
          </table:table-cell>
          <table:table-cell office:value-type="float" office:value="1167.4050541670001" table:style-name="ce5">
            <text:p><text:s/>1,167<text:s/></text:p>
          </table:table-cell>
          <table:table-cell office:value-type="float" office:value="1.0519966381241284" table:style-name="ce6">
            <text:p>1.052</text:p>
          </table:table-cell>
          <table:table-cell office:value-type="float" office:value="1228.1061923128" table:style-name="ce5">
            <text:p><text:s/>1,22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28.1061923128" table:style-name="ce5">
            <text:p><text:s/>1,228<text:s/></text:p>
          </table:table-cell>
          <table:table-cell office:value-type="float" office:value="1.1639759307792075" table:style-name="ce6">
            <text:p>1.164</text:p>
          </table:table-cell>
          <table:table-cell office:value-type="float" office:value="1429.4860482929998" table:style-name="ce5">
            <text:p><text:s/>1,429<text:s/></text:p>
          </table:table-cell>
          <table:table-cell office:value-type="float" office:value="1.2979241471850718" table:style-name="ce6">
            <text:p>1.298</text:p>
          </table:table-cell>
          <table:table-cell office:value-type="float" office:value="1855.3644601436501" table:style-name="ce5">
            <text:p><text:s/>1,85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55.3644601436501" table:style-name="ce5">
            <text:p><text:s/>1,855<text:s/></text:p>
          </table:table-cell>
          <table:table-cell office:value-type="float" office:value="1.5003801928198086" table:style-name="ce6">
            <text:p>1.500</text:p>
          </table:table-cell>
          <table:table-cell office:value-type="float" office:value="2783.7520864613498" table:style-name="ce5">
            <text:p><text:s/>2,784<text:s/></text:p>
          </table:table-cell>
          <table:table-cell office:value-type="float" office:value="1.3907587572262221" table:style-name="ce6">
            <text:p>1.391</text:p>
          </table:table-cell>
          <table:table-cell office:value-type="float" office:value="3871.5275921928901" table:style-name="ce5">
            <text:p><text:s/>3,87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871.5275921928901" table:style-name="ce5">
            <text:p><text:s/>3,872<text:s/></text:p>
          </table:table-cell>
          <table:table-cell office:value-type="float" office:value="1.0674843415131685" table:style-name="ce6">
            <text:p>1.067</text:p>
          </table:table-cell>
          <table:table-cell office:value-type="float" office:value="4132.79508240209" table:style-name="ce5">
            <text:p><text:s/>4,133<text:s/></text:p>
          </table:table-cell>
          <table:table-cell office:value-type="float" office:value="1.1636225125144175" table:style-name="ce6">
            <text:p>1.164</text:p>
          </table:table-cell>
          <table:table-cell office:value-type="float" office:value="4809.013397491949" table:style-name="ce5">
            <text:p><text:s/>4,80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809.013397491949" table:style-name="ce5">
            <text:p><text:s/>4,809<text:s/></text:p>
          </table:table-cell>
          <table:table-cell office:value-type="float" office:value="1.4849718356558239" table:style-name="ce6">
            <text:p>1.485</text:p>
          </table:table-cell>
          <table:table-cell office:value-type="float" office:value="7141.24945256707" table:style-name="ce5">
            <text:p><text:s/>7,141<text:s/></text:p>
          </table:table-cell>
          <table:table-cell office:value-type="float" office:value="1.0182606755192389" table:style-name="ce6">
            <text:p>1.018</text:p>
          </table:table-cell>
          <table:table-cell office:value-type="float" office:value="7271.6534916223391" table:style-name="ce5">
            <text:p><text:s/>7,27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271.6534916223391" table:style-name="ce5">
            <text:p><text:s/>7,272<text:s/></text:p>
          </table:table-cell>
          <table:table-cell office:value-type="float" office:value="1.913824240156798" table:style-name="ce6">
            <text:p>1.914</text:p>
          </table:table-cell>
          <table:table-cell office:value-type="float" office:value="13916.666718287652" table:style-name="ce5">
            <text:p><text:s/>13,917<text:s/></text:p>
          </table:table-cell>
          <table:table-cell office:value-type="float" office:value="0.79731546390706654" table:style-name="ce6">
            <text:p>0.797</text:p>
          </table:table-cell>
          <table:table-cell office:value-type="float" office:value="11095.973580531552" table:style-name="ce5">
            <text:p><text:s/>11,09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095.973580531552" table:style-name="ce5">
            <text:p><text:s/>11,096<text:s/></text:p>
          </table:table-cell>
          <table:table-cell office:value-type="float" office:value="1.3931382910121706" table:style-name="ce6">
            <text:p>1.393</text:p>
          </table:table-cell>
          <table:table-cell office:value-type="float" office:value="15458.22567109792" table:style-name="ce5">
            <text:p><text:s/>15,458<text:s/></text:p>
          </table:table-cell>
          <table:table-cell office:value-type="float" office:value="0.55828934779697736" table:style-name="ce6">
            <text:p>0.558</text:p>
          </table:table-cell>
          <table:table-cell office:value-type="float" office:value="8630.1627280157518" table:style-name="ce5">
            <text:p><text:s/>8,63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630.1627280157518" table:style-name="ce5">
            <text:p><text:s/>8,630<text:s/></text:p>
          </table:table-cell>
          <table:table-cell office:value-type="float" office:value="1.1048327144266357" table:style-name="ce6">
            <text:p>1.105</text:p>
          </table:table-cell>
          <table:table-cell office:value-type="float" office:value="9534.8861127372202" table:style-name="ce5">
            <text:p><text:s/>9,535<text:s/></text:p>
          </table:table-cell>
          <table:table-cell office:value-type="float" office:value="0.3684509357824956" table:style-name="ce6">
            <text:p>0.368</text:p>
          </table:table-cell>
          <table:table-cell office:value-type="float" office:value="3513.1377108175507" table:style-name="ce5">
            <text:p><text:s/>3,51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13.1377108175507" table:style-name="ce5">
            <text:p><text:s/>3,513<text:s/></text:p>
          </table:table-cell>
          <table:table-cell office:value-type="float" office:value="1.0237402878604862" table:style-name="ce6">
            <text:p>1.024</text:p>
          </table:table-cell>
          <table:table-cell office:value-type="float" office:value="3596.5406113658887" table:style-name="ce5">
            <text:p><text:s/>3,597<text:s/></text:p>
          </table:table-cell>
          <table:table-cell office:value-type="float" office:value="1.7378049613085398" table:style-name="ce6">
            <text:p>1.738</text:p>
          </table:table-cell>
          <table:table-cell office:value-type="float" office:value="6250.0861179792901" table:style-name="ce5">
            <text:p><text:s/>6,25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250.0861179792901" table:style-name="ce5">
            <text:p><text:s/>6,250<text:s/></text:p>
          </table:table-cell>
          <table:table-cell office:value-type="float" office:value="0.97130803113232944" table:style-name="ce6">
            <text:p>0.971</text:p>
          </table:table-cell>
          <table:table-cell office:value-type="float" office:value="6070.7588416619683" table:style-name="ce5">
            <text:p><text:s/>6,071<text:s/></text:p>
          </table:table-cell>
          <table:table-cell office:value-type="float" office:value="2.2635811631125886" table:style-name="ce6">
            <text:p>2.264</text:p>
          </table:table-cell>
          <table:table-cell office:value-type="float" office:value="13741.655359785229" table:style-name="ce5">
            <text:p><text:s/>13,74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3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50554.4647444" table:style-name="ce5">
            <text:p><text:s/>350,55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50554.4647444" table:style-name="ce5">
            <text:p><text:s/>350,554<text:s/></text:p>
          </table:table-cell>
          <table:table-cell office:value-type="float" office:value="0.98997371574524728" table:style-name="ce6">
            <text:p>0.990</text:p>
          </table:table-cell>
          <table:table-cell office:value-type="float" office:value="347039.70603409997" table:style-name="ce5">
            <text:p><text:s/>347,040<text:s/></text:p>
          </table:table-cell>
          <table:table-cell office:value-type="float" office:value="1.2980349703215719" table:style-name="ce6">
            <text:p>1.298</text:p>
          </table:table-cell>
          <table:table-cell office:value-type="float" office:value="450469.67452238" table:style-name="ce5">
            <text:p><text:s/>450,47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50469.67452238" table:style-name="ce5">
            <text:p><text:s/>450,470<text:s/></text:p>
          </table:table-cell>
          <table:table-cell office:value-type="float" office:value="1.0983413645608215" table:style-name="ce6">
            <text:p>1.098</text:p>
          </table:table-cell>
          <table:table-cell office:value-type="float" office:value="494769.47700817999" table:style-name="ce5">
            <text:p><text:s/>494,769<text:s/></text:p>
          </table:table-cell>
          <table:table-cell office:value-type="float" office:value="1.0597704930271621" table:style-name="ce6">
            <text:p>1.060</text:p>
          </table:table-cell>
          <table:table-cell office:value-type="float" office:value="524342.09258375003" table:style-name="ce5">
            <text:p><text:s/>524,34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24342.09258375003" table:style-name="ce5">
            <text:p><text:s/>524,342<text:s/></text:p>
          </table:table-cell>
          <table:table-cell office:value-type="float" office:value="1.0120636102825364" table:style-name="ce6">
            <text:p>1.012</text:p>
          </table:table-cell>
          <table:table-cell office:value-type="float" office:value="530667.55124340998" table:style-name="ce5">
            <text:p><text:s/>530,668<text:s/></text:p>
          </table:table-cell>
          <table:table-cell office:value-type="float" office:value="1.085781406835991" table:style-name="ce6">
            <text:p>1.086</text:p>
          </table:table-cell>
          <table:table-cell office:value-type="float" office:value="576188.96035128005" table:style-name="ce5">
            <text:p><text:s/>576,18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76188.96035128005" table:style-name="ce5">
            <text:p><text:s/>576,189<text:s/></text:p>
          </table:table-cell>
          <table:table-cell office:value-type="float" office:value="1.0282389497226052" table:style-name="ce6">
            <text:p>1.028</text:p>
          </table:table-cell>
          <table:table-cell office:value-type="float" office:value="592459.93143335998" table:style-name="ce5">
            <text:p><text:s/>592,460<text:s/></text:p>
          </table:table-cell>
          <table:table-cell office:value-type="float" office:value="1.0307924144778928" table:style-name="ce6">
            <text:p>1.031</text:p>
          </table:table-cell>
          <table:table-cell office:value-type="float" office:value="610703.20320360002" table:style-name="ce5">
            <text:p><text:s/>610,70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10703.20320360002" table:style-name="ce5">
            <text:p><text:s/>610,703<text:s/></text:p>
          </table:table-cell>
          <table:table-cell office:value-type="float" office:value="1.0617729550275719" table:style-name="ce6">
            <text:p>1.062</text:p>
          </table:table-cell>
          <table:table-cell office:value-type="float" office:value="648428.14471029001" table:style-name="ce5">
            <text:p><text:s/>648,428<text:s/></text:p>
          </table:table-cell>
          <table:table-cell office:value-type="float" office:value="1.0497123985841055" table:style-name="ce6">
            <text:p>1.050</text:p>
          </table:table-cell>
          <table:table-cell office:value-type="float" office:value="680663.06309328007" table:style-name="ce5">
            <text:p><text:s/>680,66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80663.06309328007" table:style-name="ce5">
            <text:p><text:s/>680,663<text:s/></text:p>
          </table:table-cell>
          <table:table-cell office:value-type="float" office:value="1.043479241342121" table:style-name="ce6">
            <text:p>1.043</text:p>
          </table:table-cell>
          <table:table-cell office:value-type="float" office:value="710257.77668618003" table:style-name="ce5">
            <text:p><text:s/>710,258<text:s/></text:p>
          </table:table-cell>
          <table:table-cell office:value-type="float" office:value="1.0719950230114177" table:style-name="ce6">
            <text:p>1.072</text:p>
          </table:table-cell>
          <table:table-cell office:value-type="float" office:value="761392.80166273995" table:style-name="ce5">
            <text:p><text:s/>761,39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61392.80166273995" table:style-name="ce5">
            <text:p><text:s/>761,393<text:s/></text:p>
          </table:table-cell>
          <table:table-cell office:value-type="float" office:value="0.91996300566264977" table:style-name="ce6">
            <text:p>0.920</text:p>
          </table:table-cell>
          <table:table-cell office:value-type="float" office:value="700453.21030756005" table:style-name="ce5">
            <text:p><text:s/>700,453<text:s/></text:p>
          </table:table-cell>
          <table:table-cell office:value-type="float" office:value="1.0371179457375375" table:style-name="ce6">
            <text:p>1.037</text:p>
          </table:table-cell>
          <table:table-cell office:value-type="float" office:value="726452.59455943992" table:style-name="ce5">
            <text:p><text:s/>726,45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26452.59455943992" table:style-name="ce5">
            <text:p><text:s/>726,453<text:s/></text:p>
          </table:table-cell>
          <table:table-cell office:value-type="float" office:value="1.0989200474584033" table:style-name="ce6">
            <text:p>1.099</text:p>
          </table:table-cell>
          <table:table-cell office:value-type="float" office:value="798313.31968954008" table:style-name="ce5">
            <text:p><text:s/>798,313<text:s/></text:p>
          </table:table-cell>
          <table:table-cell office:value-type="float" office:value="1.0184578294303717" table:style-name="ce6">
            <text:p>1.018</text:p>
          </table:table-cell>
          <table:table-cell office:value-type="float" office:value="813048.45077636326" table:style-name="ce5">
            <text:p><text:s/>813,04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13048.45077636326" table:style-name="ce5">
            <text:p><text:s/>813,048<text:s/></text:p>
          </table:table-cell>
          <table:table-cell office:value-type="float" office:value="1.0136651727581603" table:style-name="ce6">
            <text:p>1.014</text:p>
          </table:table-cell>
          <table:table-cell office:value-type="float" office:value="824158.89831697685" table:style-name="ce5">
            <text:p><text:s/>824,159<text:s/></text:p>
          </table:table-cell>
          <table:table-cell office:value-type="float" office:value="1.0798120944590357" table:style-name="ce6">
            <text:p>1.080</text:p>
          </table:table-cell>
          <table:table-cell office:value-type="float" office:value="889936.74615870614" table:style-name="ce5">
            <text:p><text:s/>889,93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889936.74615870614" table:style-name="ce5">
            <text:p><text:s/>889,937<text:s/></text:p>
          </table:table-cell>
          <table:table-cell office:value-type="float" office:value="0.98601768308436666" table:style-name="ce6">
            <text:p>0.986</text:p>
          </table:table-cell>
          <table:table-cell office:value-type="float" office:value="877493.36853904766" table:style-name="ce5">
            <text:p><text:s/>877,493<text:s/></text:p>
          </table:table-cell>
          <table:table-cell office:value-type="float" office:value="1.0718229321278563" table:style-name="ce6">
            <text:p>1.072</text:p>
          </table:table-cell>
          <table:table-cell office:value-type="float" office:value="940517.51519027166" table:style-name="ce5">
            <text:p><text:s/>940,51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940517.51519027166" table:style-name="ce5">
            <text:p><text:s/>940,518<text:s/></text:p>
          </table:table-cell>
          <table:table-cell office:value-type="float" office:value="1.0367577914390396" table:style-name="ce6">
            <text:p>1.037</text:p>
          </table:table-cell>
          <table:table-cell office:value-type="float" office:value="975088.86185839924" table:style-name="ce5">
            <text:p><text:s/>975,089<text:s/></text:p>
          </table:table-cell>
          <table:table-cell office:value-type="float" office:value="1.0458793739697703" table:style-name="ce6">
            <text:p>1.046</text:p>
          </table:table-cell>
          <table:table-cell office:value-type="float" office:value="1019825.3284053585" table:style-name="ce5">
            <text:p><text:s/>1,019,82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19825.3284053585" table:style-name="ce5">
            <text:p><text:s/>1,019,825<text:s/></text:p>
          </table:table-cell>
          <table:table-cell office:value-type="float" office:value="0.95499723877649456" table:style-name="ce6">
            <text:p>0.955</text:p>
          </table:table-cell>
          <table:table-cell office:value-type="float" office:value="973930.37266144913" table:style-name="ce5">
            <text:p><text:s/>973,930<text:s/></text:p>
          </table:table-cell>
          <table:table-cell office:value-type="float" office:value="1.0774448447556968" table:style-name="ce6">
            <text:p>1.077</text:p>
          </table:table-cell>
          <table:table-cell office:value-type="float" office:value="1049356.2591750729" table:style-name="ce5">
            <text:p><text:s/>1,049,35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049356.2591750729" table:style-name="ce5">
            <text:p><text:s/>1,049,356<text:s/></text:p>
          </table:table-cell>
          <table:table-cell office:value-type="float" office:value="0.90500016747588963" table:style-name="ce6">
            <text:p>0.905</text:p>
          </table:table-cell>
          <table:table-cell office:value-type="float" office:value="949667.59029531397" table:style-name="ce5">
            <text:p><text:s/>949,668<text:s/></text:p>
          </table:table-cell>
          <table:table-cell office:value-type="float" office:value="1.0989278762945798" table:style-name="ce6">
            <text:p>1.099</text:p>
          </table:table-cell>
          <table:table-cell office:value-type="float" office:value="1043616.1881890205" table:style-name="ce5">
            <text:p><text:s/>1,043,61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43616.1881890205" table:style-name="ce5">
            <text:p><text:s/>1,043,616<text:s/></text:p>
          </table:table-cell>
          <table:table-cell office:value-type="float" office:value="0.94656559480278446" table:style-name="ce6">
            <text:p>0.947</text:p>
          </table:table-cell>
          <table:table-cell office:value-type="float" office:value="987851.17791895487" table:style-name="ce5">
            <text:p><text:s/>987,851<text:s/></text:p>
          </table:table-cell>
          <table:table-cell office:value-type="float" office:value="1.0566645683588511" table:style-name="ce6">
            <text:p>1.057</text:p>
          </table:table-cell>
          <table:table-cell office:value-type="float" office:value="1043827.338518515" table:style-name="ce5">
            <text:p><text:s/>1,043,82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43827.338518515" table:style-name="ce5">
            <text:p><text:s/>1,043,827<text:s/></text:p>
          </table:table-cell>
          <table:table-cell office:value-type="float" office:value="1.0308988074008032" table:style-name="ce6">
            <text:p>1.031</text:p>
          </table:table-cell>
          <table:table-cell office:value-type="float" office:value="1076080.3584110916" table:style-name="ce5">
            <text:p><text:s/>1,076,080<text:s/></text:p>
          </table:table-cell>
          <table:table-cell office:value-type="float" office:value="1.0116599893084353" table:style-name="ce6">
            <text:p>1.012</text:p>
          </table:table-cell>
          <table:table-cell office:value-type="float" office:value="1088627.443885182" table:style-name="ce5">
            <text:p><text:s/>1,088,62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88627.443885182" table:style-name="ce5">
            <text:p><text:s/>1,088,627<text:s/></text:p>
          </table:table-cell>
          <table:table-cell office:value-type="float" office:value="1.0089127214530413" table:style-name="ce6">
            <text:p>1.009</text:p>
          </table:table-cell>
          <table:table-cell office:value-type="float" office:value="1098330.0770586671" table:style-name="ce5">
            <text:p><text:s/>1,098,330<text:s/></text:p>
          </table:table-cell>
          <table:table-cell office:value-type="float" office:value="1.1024005391512495" table:style-name="ce6">
            <text:p>1.102</text:p>
          </table:table-cell>
          <table:table-cell office:value-type="float" office:value="1210799.669115508" table:style-name="ce5">
            <text:p><text:s/>1,210,80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0619.99566045997" table:style-name="ce5">
            <text:p><text:s/>270,62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70619.99566045997" table:style-name="ce5">
            <text:p><text:s/>270,620<text:s/></text:p>
          </table:table-cell>
          <table:table-cell office:value-type="float" office:value="0.98389233843049362" table:style-name="ce6">
            <text:p>0.984</text:p>
          </table:table-cell>
          <table:table-cell office:value-type="float" office:value="266260.94035642" table:style-name="ce5">
            <text:p><text:s/>266,261<text:s/></text:p>
          </table:table-cell>
          <table:table-cell office:value-type="float" office:value="1.2839378608127383" table:style-name="ce6">
            <text:p>1.284</text:p>
          </table:table-cell>
          <table:table-cell office:value-type="float" office:value="341862.50217921002" table:style-name="ce5">
            <text:p><text:s/>341,86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41862.50217921002" table:style-name="ce5">
            <text:p><text:s/>341,863<text:s/></text:p>
          </table:table-cell>
          <table:table-cell office:value-type="float" office:value="1.0964404926712814" table:style-name="ce6">
            <text:p>1.096</text:p>
          </table:table-cell>
          <table:table-cell office:value-type="float" office:value="374831.89031521004" table:style-name="ce5">
            <text:p><text:s/>374,832<text:s/></text:p>
          </table:table-cell>
          <table:table-cell office:value-type="float" office:value="1.0638522059757858" table:style-name="ce6">
            <text:p>1.064</text:p>
          </table:table-cell>
          <table:table-cell office:value-type="float" office:value="398765.73338190996" table:style-name="ce5">
            <text:p><text:s/>398,76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8765.73338190996" table:style-name="ce5">
            <text:p><text:s/>398,766<text:s/></text:p>
          </table:table-cell>
          <table:table-cell office:value-type="float" office:value="1.0068285116009508" table:style-name="ce6">
            <text:p>1.007</text:p>
          </table:table-cell>
          <table:table-cell office:value-type="float" office:value="401488.70981837" table:style-name="ce5">
            <text:p><text:s/>401,489<text:s/></text:p>
          </table:table-cell>
          <table:table-cell office:value-type="float" office:value="1.0865680426693527" table:style-name="ce6">
            <text:p>1.087</text:p>
          </table:table-cell>
          <table:table-cell office:value-type="float" office:value="436244.80158119003" table:style-name="ce5">
            <text:p><text:s/>436,24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36244.80158119003" table:style-name="ce5">
            <text:p><text:s/>436,245<text:s/></text:p>
          </table:table-cell>
          <table:table-cell office:value-type="float" office:value="1.0326708074192545" table:style-name="ce6">
            <text:p>1.033</text:p>
          </table:table-cell>
          <table:table-cell office:value-type="float" office:value="450497.27148130001" table:style-name="ce5">
            <text:p><text:s/>450,497<text:s/></text:p>
          </table:table-cell>
          <table:table-cell office:value-type="float" office:value="1.0306137992809408" table:style-name="ce6">
            <text:p>1.031</text:p>
          </table:table-cell>
          <table:table-cell office:value-type="float" office:value="464288.70452703995" table:style-name="ce5">
            <text:p><text:s/>464,28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64288.70452703995" table:style-name="ce5">
            <text:p><text:s/>464,289<text:s/></text:p>
          </table:table-cell>
          <table:table-cell office:value-type="float" office:value="1.0604263635280968" table:style-name="ce6">
            <text:p>1.060</text:p>
          </table:table-cell>
          <table:table-cell office:value-type="float" office:value="492343.98256878002" table:style-name="ce5">
            <text:p><text:s/>492,344<text:s/></text:p>
          </table:table-cell>
          <table:table-cell office:value-type="float" office:value="1.0384089479184977" table:style-name="ce6">
            <text:p>1.038</text:p>
          </table:table-cell>
          <table:table-cell office:value-type="float" office:value="511254.39695324999" table:style-name="ce5">
            <text:p><text:s/>511,25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11254.39695324999" table:style-name="ce5">
            <text:p><text:s/>511,254<text:s/></text:p>
          </table:table-cell>
          <table:table-cell office:value-type="float" office:value="1.0392855724173" table:style-name="ce6">
            <text:p>1.039</text:p>
          </table:table-cell>
          <table:table-cell office:value-type="float" office:value="531339.31858841993" table:style-name="ce5">
            <text:p><text:s/>531,339<text:s/></text:p>
          </table:table-cell>
          <table:table-cell office:value-type="float" office:value="1.0800111006243471" table:style-name="ce6">
            <text:p>1.080</text:p>
          </table:table-cell>
          <table:table-cell office:value-type="float" office:value="573852.36227367003" table:style-name="ce5">
            <text:p><text:s/>573,85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73852.36227367003" table:style-name="ce5">
            <text:p><text:s/>573,852<text:s/></text:p>
          </table:table-cell>
          <table:table-cell office:value-type="float" office:value="0.92772040836832992" table:style-name="ce6">
            <text:p>0.928</text:p>
          </table:table-cell>
          <table:table-cell office:value-type="float" office:value="532374.54787165998" table:style-name="ce5">
            <text:p><text:s/>532,375<text:s/></text:p>
          </table:table-cell>
          <table:table-cell office:value-type="float" office:value="1.015394903294073" table:style-name="ce6">
            <text:p>1.015</text:p>
          </table:table-cell>
          <table:table-cell office:value-type="float" office:value="540570.40255236998" table:style-name="ce5">
            <text:p><text:s/>540,57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40570.40255236998" table:style-name="ce5">
            <text:p><text:s/>540,570<text:s/></text:p>
          </table:table-cell>
          <table:table-cell office:value-type="float" office:value="1.1013433445115832" table:style-name="ce6">
            <text:p>1.101</text:p>
          </table:table-cell>
          <table:table-cell office:value-type="float" office:value="595353.61509099999" table:style-name="ce5">
            <text:p><text:s/>595,354<text:s/></text:p>
          </table:table-cell>
          <table:table-cell office:value-type="float" office:value="1.0197159507811933" table:style-name="ce6">
            <text:p>1.020</text:p>
          </table:table-cell>
          <table:table-cell office:value-type="float" office:value="607091.57766353968" table:style-name="ce5">
            <text:p><text:s/>607,09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07091.57766353968" table:style-name="ce5">
            <text:p><text:s/>607,092<text:s/></text:p>
          </table:table-cell>
          <table:table-cell office:value-type="float" office:value="1.0122375934028258" table:style-name="ce6">
            <text:p>1.012</text:p>
          </table:table-cell>
          <table:table-cell office:value-type="float" office:value="614520.91754926613" table:style-name="ce5">
            <text:p><text:s/>614,521<text:s/></text:p>
          </table:table-cell>
          <table:table-cell office:value-type="float" office:value="1.0990741104485493" table:style-name="ce6">
            <text:p>1.099</text:p>
          </table:table-cell>
          <table:table-cell office:value-type="float" office:value="675404.03080748592" table:style-name="ce5">
            <text:p><text:s/>675,40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75404.03080748592" table:style-name="ce5">
            <text:p><text:s/>675,404<text:s/></text:p>
          </table:table-cell>
          <table:table-cell office:value-type="float" office:value="0.99271117313182844" table:style-name="ce6">
            <text:p>0.993</text:p>
          </table:table-cell>
          <table:table-cell office:value-type="float" office:value="670481.12776086503" table:style-name="ce5">
            <text:p><text:s/>670,481<text:s/></text:p>
          </table:table-cell>
          <table:table-cell office:value-type="float" office:value="1.088805296031748" table:style-name="ce6">
            <text:p>1.089</text:p>
          </table:table-cell>
          <table:table-cell office:value-type="float" office:value="730023.40279536892" table:style-name="ce5">
            <text:p><text:s/>730,02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30023.40279536892" table:style-name="ce5">
            <text:p><text:s/>730,023<text:s/></text:p>
          </table:table-cell>
          <table:table-cell office:value-type="float" office:value="1.0376158272305371" table:style-name="ce6">
            <text:p>1.038</text:p>
          </table:table-cell>
          <table:table-cell office:value-type="float" office:value="757483.83698916831" table:style-name="ce5">
            <text:p><text:s/>757,484<text:s/></text:p>
          </table:table-cell>
          <table:table-cell office:value-type="float" office:value="1.0615009588224025" table:style-name="ce6">
            <text:p>1.062</text:p>
          </table:table-cell>
          <table:table-cell office:value-type="float" office:value="804069.81925647461" table:style-name="ce5">
            <text:p><text:s/>804,07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04069.81925647461" table:style-name="ce5">
            <text:p><text:s/>804,070<text:s/></text:p>
          </table:table-cell>
          <table:table-cell office:value-type="float" office:value="0.95898514084078001" table:style-name="ce6">
            <text:p>0.959</text:p>
          </table:table-cell>
          <table:table-cell office:value-type="float" office:value="771091.00886549079" table:style-name="ce5">
            <text:p><text:s/>771,091<text:s/></text:p>
          </table:table-cell>
          <table:table-cell office:value-type="float" office:value="1.0617455908869671" table:style-name="ce6">
            <text:p>1.062</text:p>
          </table:table-cell>
          <table:table-cell office:value-type="float" office:value="818702.47883551812" table:style-name="ce5">
            <text:p><text:s/>818,70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18702.47883551812" table:style-name="ce5">
            <text:p><text:s/>818,702<text:s/></text:p>
          </table:table-cell>
          <table:table-cell office:value-type="float" office:value="0.9065208405485673" table:style-name="ce6">
            <text:p>0.907</text:p>
          </table:table-cell>
          <table:table-cell office:value-type="float" office:value="742170.85927316942" table:style-name="ce5">
            <text:p><text:s/>742,171<text:s/></text:p>
          </table:table-cell>
          <table:table-cell office:value-type="float" office:value="1.082332018495219" table:style-name="ce6">
            <text:p>1.082</text:p>
          </table:table-cell>
          <table:table-cell office:value-type="float" office:value="803275.28418546054" table:style-name="ce5">
            <text:p><text:s/>803,27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03275.28418546054" table:style-name="ce5">
            <text:p><text:s/>803,275<text:s/></text:p>
          </table:table-cell>
          <table:table-cell office:value-type="float" office:value="0.94607789604998083" table:style-name="ce6">
            <text:p>0.946</text:p>
          </table:table-cell>
          <table:table-cell office:value-type="float" office:value="759960.99081113096" table:style-name="ce5">
            <text:p><text:s/>759,961<text:s/></text:p>
          </table:table-cell>
          <table:table-cell office:value-type="float" office:value="1.0305419909515268" table:style-name="ce6">
            <text:p>1.031</text:p>
          </table:table-cell>
          <table:table-cell office:value-type="float" office:value="783171.71251599782" table:style-name="ce5">
            <text:p><text:s/>783,17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83171.71251599782" table:style-name="ce5">
            <text:p><text:s/>783,172<text:s/></text:p>
          </table:table-cell>
          <table:table-cell office:value-type="float" office:value="1.0343239345418835" table:style-name="ce6">
            <text:p>1.034</text:p>
          </table:table-cell>
          <table:table-cell office:value-type="float" office:value="810053.24711145181" table:style-name="ce5">
            <text:p><text:s/>810,053<text:s/></text:p>
          </table:table-cell>
          <table:table-cell office:value-type="float" office:value="1.0078094486127063" table:style-name="ce6">
            <text:p>1.008</text:p>
          </table:table-cell>
          <table:table-cell office:value-type="float" office:value="816379.31631832442" table:style-name="ce5">
            <text:p><text:s/>816,37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16379.31631832442" table:style-name="ce5">
            <text:p><text:s/>816,379<text:s/></text:p>
          </table:table-cell>
          <table:table-cell office:value-type="float" office:value="1.0094527757800726" table:style-name="ce6">
            <text:p>1.009</text:p>
          </table:table-cell>
          <table:table-cell office:value-type="float" office:value="824096.36694697058" table:style-name="ce5">
            <text:p><text:s/>824,096<text:s/></text:p>
          </table:table-cell>
          <table:table-cell office:value-type="float" office:value="1.1314664910107022" table:style-name="ce6">
            <text:p>1.131</text:p>
          </table:table-cell>
          <table:table-cell office:value-type="float" office:value="932437.42456415691" table:style-name="ce5">
            <text:p><text:s/>932,43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9934.469083940028" table:style-name="ce5">
            <text:p><text:s/>79,93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9934.469083940028" table:style-name="ce5">
            <text:p><text:s/>79,934<text:s/></text:p>
          </table:table-cell>
          <table:table-cell office:value-type="float" office:value="1.0105623594353685" table:style-name="ce6">
            <text:p>1.011</text:p>
          </table:table-cell>
          <table:table-cell office:value-type="float" office:value="80778.765677679956" table:style-name="ce5">
            <text:p><text:s/>80,779<text:s/></text:p>
          </table:table-cell>
          <table:table-cell office:value-type="float" office:value="1.3445015089303265" table:style-name="ce6">
            <text:p>1.345</text:p>
          </table:table-cell>
          <table:table-cell office:value-type="float" office:value="108607.17234316998" table:style-name="ce5">
            <text:p><text:s/>108,60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8607.17234316998" table:style-name="ce5">
            <text:p><text:s/>108,607<text:s/></text:p>
          </table:table-cell>
          <table:table-cell office:value-type="float" office:value="1.1043247338582656" table:style-name="ce6">
            <text:p>1.104</text:p>
          </table:table-cell>
          <table:table-cell office:value-type="float" office:value="119937.58669296997" table:style-name="ce5">
            <text:p><text:s/>119,938<text:s/></text:p>
          </table:table-cell>
          <table:table-cell office:value-type="float" office:value="1.0470142235169766" table:style-name="ce6">
            <text:p>1.047</text:p>
          </table:table-cell>
          <table:table-cell office:value-type="float" office:value="125576.35920184002" table:style-name="ce5">
            <text:p><text:s/>125,57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5576.35920184002" table:style-name="ce5">
            <text:p><text:s/>125,576<text:s/></text:p>
          </table:table-cell>
          <table:table-cell office:value-type="float" office:value="1.0286875829662305" table:style-name="ce6">
            <text:p>1.029</text:p>
          </table:table-cell>
          <table:table-cell office:value-type="float" office:value="129178.84142503998" table:style-name="ce5">
            <text:p><text:s/>129,179<text:s/></text:p>
          </table:table-cell>
          <table:table-cell office:value-type="float" office:value="1.0833365373639534" table:style-name="ce6">
            <text:p>1.083</text:p>
          </table:table-cell>
          <table:table-cell office:value-type="float" office:value="139944.15877009003" table:style-name="ce5">
            <text:p><text:s/>139,94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9944.15877009003" table:style-name="ce5">
            <text:p><text:s/>139,944<text:s/></text:p>
          </table:table-cell>
          <table:table-cell office:value-type="float" office:value="1.0144236186755469" table:style-name="ce6">
            <text:p>1.014</text:p>
          </table:table-cell>
          <table:table-cell office:value-type="float" office:value="141962.65995206" table:style-name="ce5">
            <text:p><text:s/>141,963<text:s/></text:p>
          </table:table-cell>
          <table:table-cell office:value-type="float" office:value="1.0313592230943218" table:style-name="ce6">
            <text:p>1.031</text:p>
          </table:table-cell>
          <table:table-cell office:value-type="float" office:value="146414.49867656" table:style-name="ce5">
            <text:p><text:s/>146,41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6414.49867656" table:style-name="ce5">
            <text:p><text:s/>146,414<text:s/></text:p>
          </table:table-cell>
          <table:table-cell office:value-type="float" office:value="1.0660430732772646" table:style-name="ce6">
            <text:p>1.066</text:p>
          </table:table-cell>
          <table:table-cell office:value-type="float" office:value="156084.16214151002" table:style-name="ce5">
            <text:p><text:s/>156,084<text:s/></text:p>
          </table:table-cell>
          <table:table-cell office:value-type="float" office:value="1.0853674313633415" table:style-name="ce6">
            <text:p>1.085</text:p>
          </table:table-cell>
          <table:table-cell office:value-type="float" office:value="169408.66614003002" table:style-name="ce5">
            <text:p><text:s/>169,40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9408.66614003002" table:style-name="ce5">
            <text:p><text:s/>169,409<text:s/></text:p>
          </table:table-cell>
          <table:table-cell office:value-type="float" office:value="1.056135215360644" table:style-name="ce6">
            <text:p>1.056</text:p>
          </table:table-cell>
          <table:table-cell office:value-type="float" office:value="178918.45809776007" table:style-name="ce5">
            <text:p><text:s/>178,918<text:s/></text:p>
          </table:table-cell>
          <table:table-cell office:value-type="float" office:value="1.0481894455327738" table:style-name="ce6">
            <text:p>1.048</text:p>
          </table:table-cell>
          <table:table-cell office:value-type="float" office:value="187540.43938906994" table:style-name="ce5">
            <text:p><text:s/>187,54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7540.43938906994" table:style-name="ce5">
            <text:p><text:s/>187,540<text:s/></text:p>
          </table:table-cell>
          <table:table-cell office:value-type="float" office:value="0.89622623783665878" table:style-name="ce6">
            <text:p>0.896</text:p>
          </table:table-cell>
          <table:table-cell office:value-type="float" office:value="168078.6624359001" table:style-name="ce5">
            <text:p><text:s/>168,079<text:s/></text:p>
          </table:table-cell>
          <table:table-cell office:value-type="float" office:value="1.1059237937353266" table:style-name="ce6">
            <text:p>1.106</text:p>
          </table:table-cell>
          <table:table-cell office:value-type="float" office:value="185882.19200706994" table:style-name="ce5">
            <text:p><text:s/>185,88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5882.19200706994" table:style-name="ce5">
            <text:p><text:s/>185,882<text:s/></text:p>
          </table:table-cell>
          <table:table-cell office:value-type="float" office:value="1.0918727738632465" table:style-name="ce6">
            <text:p>1.092</text:p>
          </table:table-cell>
          <table:table-cell office:value-type="float" office:value="202959.70459854003" table:style-name="ce5">
            <text:p><text:s/>202,960<text:s/></text:p>
          </table:table-cell>
          <table:table-cell office:value-type="float" office:value="1.0147673082211666" table:style-name="ce6">
            <text:p>1.015</text:p>
          </table:table-cell>
          <table:table-cell office:value-type="float" office:value="205956.87311282361" table:style-name="ce5">
            <text:p><text:s/>205,95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5956.87311282361" table:style-name="ce5">
            <text:p><text:s/>205,957<text:s/></text:p>
          </table:table-cell>
          <table:table-cell office:value-type="float" office:value="1.0178731964573504" table:style-name="ce6">
            <text:p>1.018</text:p>
          </table:table-cell>
          <table:table-cell office:value-type="float" office:value="209637.98076771069" table:style-name="ce5">
            <text:p><text:s/>209,638<text:s/></text:p>
          </table:table-cell>
          <table:table-cell office:value-type="float" office:value="1.0233485104444557" table:style-name="ce6">
            <text:p>1.023</text:p>
          </table:table-cell>
          <table:table-cell office:value-type="float" office:value="214532.71535122022" table:style-name="ce5">
            <text:p><text:s/>214,53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14532.71535122022" table:style-name="ce5">
            <text:p><text:s/>214,533<text:s/></text:p>
          </table:table-cell>
          <table:table-cell office:value-type="float" office:value="0.96494485905925576" table:style-name="ce6">
            <text:p>0.965</text:p>
          </table:table-cell>
          <table:table-cell office:value-type="float" office:value="207012.2407781826" table:style-name="ce5">
            <text:p><text:s/>207,012<text:s/></text:p>
          </table:table-cell>
          <table:table-cell office:value-type="float" office:value="1.0168196412136372" table:style-name="ce6">
            <text:p>1.017</text:p>
          </table:table-cell>
          <table:table-cell office:value-type="float" office:value="210494.11239490271" table:style-name="ce5">
            <text:p><text:s/>210,49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0494.11239490271" table:style-name="ce5">
            <text:p><text:s/>210,494<text:s/></text:p>
          </table:table-cell>
          <table:table-cell office:value-type="float" office:value="1.0337820017549357" table:style-name="ce6">
            <text:p>1.034</text:p>
          </table:table-cell>
          <table:table-cell office:value-type="float" office:value="217605.02486923095" table:style-name="ce5">
            <text:p><text:s/>217,605<text:s/></text:p>
          </table:table-cell>
          <table:table-cell office:value-type="float" office:value="0.99150058358505966" table:style-name="ce6">
            <text:p>0.992</text:p>
          </table:table-cell>
          <table:table-cell office:value-type="float" office:value="215755.50914888392" table:style-name="ce5">
            <text:p><text:s/>215,75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5755.50914888392" table:style-name="ce5">
            <text:p><text:s/>215,756<text:s/></text:p>
          </table:table-cell>
          <table:table-cell office:value-type="float" office:value="0.94013526976030648" table:style-name="ce6">
            <text:p>0.940</text:p>
          </table:table-cell>
          <table:table-cell office:value-type="float" office:value="202839.36379595826" table:style-name="ce5">
            <text:p><text:s/>202,839<text:s/></text:p>
          </table:table-cell>
          <table:table-cell office:value-type="float" office:value="1.1371253391012204" table:style-name="ce6">
            <text:p>1.137</text:p>
          </table:table-cell>
          <table:table-cell office:value-type="float" office:value="230653.7803395548" table:style-name="ce5">
            <text:p><text:s/>230,65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30653.7803395548" table:style-name="ce5">
            <text:p><text:s/>230,654<text:s/></text:p>
          </table:table-cell>
          <table:table-cell office:value-type="float" office:value="0.89960255893781649" table:style-name="ce6">
            <text:p>0.900</text:p>
          </table:table-cell>
          <table:table-cell office:value-type="float" office:value="207496.73102214452" table:style-name="ce5">
            <text:p><text:s/>207,497<text:s/></text:p>
          </table:table-cell>
          <table:table-cell office:value-type="float" office:value="1.1582876646760771" table:style-name="ce6">
            <text:p>1.158</text:p>
          </table:table-cell>
          <table:table-cell office:value-type="float" office:value="240340.90400355993" table:style-name="ce5">
            <text:p><text:s/>240,34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0340.90400355993" table:style-name="ce5">
            <text:p><text:s/>240,341<text:s/></text:p>
          </table:table-cell>
          <table:table-cell office:value-type="float" office:value="0.94819559763513384" table:style-name="ce6">
            <text:p>0.948</text:p>
          </table:table-cell>
          <table:table-cell office:value-type="float" office:value="227890.18710782385" table:style-name="ce5">
            <text:p><text:s/>227,890<text:s/></text:p>
          </table:table-cell>
          <table:table-cell office:value-type="float" office:value="1.1437773135847693" table:style-name="ce6">
            <text:p>1.144</text:p>
          </table:table-cell>
          <table:table-cell office:value-type="float" office:value="260655.62600251721" table:style-name="ce5">
            <text:p><text:s/>260,65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60655.62600251721" table:style-name="ce5">
            <text:p><text:s/>260,656<text:s/></text:p>
          </table:table-cell>
          <table:table-cell office:value-type="float" office:value="1.0206075939334249" table:style-name="ce6">
            <text:p>1.021</text:p>
          </table:table-cell>
          <table:table-cell office:value-type="float" office:value="266027.11129963974" table:style-name="ce5">
            <text:p><text:s/>266,027<text:s/></text:p>
          </table:table-cell>
          <table:table-cell office:value-type="float" office:value="1.0233848957605334" table:style-name="ce6">
            <text:p>1.023</text:p>
          </table:table-cell>
          <table:table-cell office:value-type="float" office:value="272248.12756685767" table:style-name="ce5">
            <text:p><text:s/>272,24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72248.12756685767" table:style-name="ce5">
            <text:p><text:s/>272,248<text:s/></text:p>
          </table:table-cell>
          <table:table-cell office:value-type="float" office:value="1.0072932826483858" table:style-name="ce6">
            <text:p>1.007</text:p>
          </table:table-cell>
          <table:table-cell office:value-type="float" office:value="274233.71011169651" table:style-name="ce5">
            <text:p><text:s/>274,234<text:s/></text:p>
          </table:table-cell>
          <table:table-cell office:value-type="float" office:value="1.0150548028467146" table:style-name="ce6">
            <text:p>1.015</text:p>
          </table:table-cell>
          <table:table-cell office:value-type="float" office:value="278362.24455135118" table:style-name="ce5">
            <text:p><text:s/>278,36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3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3693.732491130999" table:style-name="ce5">
            <text:p><text:s/>23,69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3693.732491130999" table:style-name="ce5">
            <text:p><text:s/>23,694<text:s/></text:p>
          </table:table-cell>
          <table:table-cell office:value-type="float" office:value="1.0648420493854687" table:style-name="ce6">
            <text:p>1.065</text:p>
          </table:table-cell>
          <table:table-cell office:value-type="float" office:value="25230.082663447" table:style-name="ce5">
            <text:p><text:s/>25,230<text:s/></text:p>
          </table:table-cell>
          <table:table-cell office:value-type="float" office:value="1.0984855120481212" table:style-name="ce6">
            <text:p>1.098</text:p>
          </table:table-cell>
          <table:table-cell office:value-type="float" office:value="27714.880273573002" table:style-name="ce5">
            <text:p><text:s/>27,71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7714.880273573002" table:style-name="ce5">
            <text:p><text:s/>27,715<text:s/></text:p>
          </table:table-cell>
          <table:table-cell office:value-type="float" office:value="1.0286627206468386" table:style-name="ce6">
            <text:p>1.029</text:p>
          </table:table-cell>
          <table:table-cell office:value-type="float" office:value="28509.264144615001" table:style-name="ce5">
            <text:p><text:s/>28,509<text:s/></text:p>
          </table:table-cell>
          <table:table-cell office:value-type="float" office:value="1.1219908198668789" table:style-name="ce6">
            <text:p>1.122</text:p>
          </table:table-cell>
          <table:table-cell office:value-type="float" office:value="31987.132651418" table:style-name="ce5">
            <text:p><text:s/>31,98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987.132651418" table:style-name="ce5">
            <text:p><text:s/>31,987<text:s/></text:p>
          </table:table-cell>
          <table:table-cell office:value-type="float" office:value="1.0687669318153619" table:style-name="ce6">
            <text:p>1.069</text:p>
          </table:table-cell>
          <table:table-cell office:value-type="float" office:value="34186.789621427" table:style-name="ce5">
            <text:p><text:s/>34,187<text:s/></text:p>
          </table:table-cell>
          <table:table-cell office:value-type="float" office:value="0.98960900929137396" table:style-name="ce6">
            <text:p>0.990</text:p>
          </table:table-cell>
          <table:table-cell office:value-type="float" office:value="33831.555008112999" table:style-name="ce5">
            <text:p><text:s/>33,83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3831.555008112999" table:style-name="ce5">
            <text:p><text:s/>33,832<text:s/></text:p>
          </table:table-cell>
          <table:table-cell office:value-type="float" office:value="1.0479651903431533" table:style-name="ce6">
            <text:p>1.048</text:p>
          </table:table-cell>
          <table:table-cell office:value-type="float" office:value="35454.291983682" table:style-name="ce5">
            <text:p><text:s/>35,454<text:s/></text:p>
          </table:table-cell>
          <table:table-cell office:value-type="float" office:value="1.0021365420264736" table:style-name="ce6">
            <text:p>1.002</text:p>
          </table:table-cell>
          <table:table-cell office:value-type="float" office:value="35530.041568524" table:style-name="ce5">
            <text:p><text:s/>35,53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5530.041568524" table:style-name="ce5">
            <text:p><text:s/>35,530<text:s/></text:p>
          </table:table-cell>
          <table:table-cell office:value-type="float" office:value="1.0814313139484795" table:style-name="ce6">
            <text:p>1.081</text:p>
          </table:table-cell>
          <table:table-cell office:value-type="float" office:value="38423.299538093001" table:style-name="ce5">
            <text:p><text:s/>38,423<text:s/></text:p>
          </table:table-cell>
          <table:table-cell office:value-type="float" office:value="0.9078856685757013" table:style-name="ce6">
            <text:p>0.908</text:p>
          </table:table-cell>
          <table:table-cell office:value-type="float" office:value="34883.962990026004" table:style-name="ce5">
            <text:p><text:s/>34,88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4883.962990026004" table:style-name="ce5">
            <text:p><text:s/>34,884<text:s/></text:p>
          </table:table-cell>
          <table:table-cell office:value-type="float" office:value="1.0196136066754407" table:style-name="ce6">
            <text:p>1.020</text:p>
          </table:table-cell>
          <table:table-cell office:value-type="float" office:value="35568.163319392996" table:style-name="ce5">
            <text:p><text:s/>35,568<text:s/></text:p>
          </table:table-cell>
          <table:table-cell office:value-type="float" office:value="1.0980894750893069" table:style-name="ce6">
            <text:p>1.098</text:p>
          </table:table-cell>
          <table:table-cell office:value-type="float" office:value="39057.025789282998" table:style-name="ce5">
            <text:p><text:s/>39,05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9057.025789282998" table:style-name="ce5">
            <text:p><text:s/>39,057<text:s/></text:p>
          </table:table-cell>
          <table:table-cell office:value-type="float" office:value="0.99255769901824531" table:style-name="ce6">
            <text:p>0.993</text:p>
          </table:table-cell>
          <table:table-cell office:value-type="float" office:value="38766.351647906995" table:style-name="ce5">
            <text:p><text:s/>38,766<text:s/></text:p>
          </table:table-cell>
          <table:table-cell office:value-type="float" office:value="1.1085424145115337" table:style-name="ce6">
            <text:p>1.109</text:p>
          </table:table-cell>
          <table:table-cell office:value-type="float" office:value="42974.145057573995" table:style-name="ce5">
            <text:p><text:s/>42,97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2974.145057573995" table:style-name="ce5">
            <text:p><text:s/>42,974<text:s/></text:p>
          </table:table-cell>
          <table:table-cell office:value-type="float" office:value="1.0733240089575824" table:style-name="ce6">
            <text:p>1.073</text:p>
          </table:table-cell>
          <table:table-cell office:value-type="float" office:value="46125.18165472" table:style-name="ce5">
            <text:p><text:s/>46,125<text:s/></text:p>
          </table:table-cell>
          <table:table-cell office:value-type="float" office:value="1.0799460035153243" table:style-name="ce6">
            <text:p>1.080</text:p>
          </table:table-cell>
          <table:table-cell office:value-type="float" office:value="49812.705589433222" table:style-name="ce5">
            <text:p><text:s/>49,81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9812.705589433222" table:style-name="ce5">
            <text:p><text:s/>49,813<text:s/></text:p>
          </table:table-cell>
          <table:table-cell office:value-type="float" office:value="1.0193755905043191" table:style-name="ce6">
            <text:p>1.019</text:p>
          </table:table-cell>
          <table:table-cell office:value-type="float" office:value="50777.856174846289" table:style-name="ce5">
            <text:p><text:s/>50,778<text:s/></text:p>
          </table:table-cell>
          <table:table-cell office:value-type="float" office:value="1.0244840304663756" table:style-name="ce6">
            <text:p>1.024</text:p>
          </table:table-cell>
          <table:table-cell office:value-type="float" office:value="52021.102752448467" table:style-name="ce5">
            <text:p><text:s/>52,02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2021.102752448467" table:style-name="ce5">
            <text:p><text:s/>52,021<text:s/></text:p>
          </table:table-cell>
          <table:table-cell office:value-type="float" office:value="1.0344139275558546" table:style-name="ce6">
            <text:p>1.034</text:p>
          </table:table-cell>
          <table:table-cell office:value-type="float" office:value="53811.353213946895" table:style-name="ce5">
            <text:p><text:s/>53,811<text:s/></text:p>
          </table:table-cell>
          <table:table-cell office:value-type="float" office:value="1.0520504163380926" table:style-name="ce6">
            <text:p>1.052</text:p>
          </table:table-cell>
          <table:table-cell office:value-type="float" office:value="56612.256552448984" table:style-name="ce5">
            <text:p><text:s/>56,61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6612.256552448984" table:style-name="ce5">
            <text:p><text:s/>56,612<text:s/></text:p>
          </table:table-cell>
          <table:table-cell office:value-type="float" office:value="0.99567470858994522" table:style-name="ce6">
            <text:p>0.996</text:p>
          </table:table-cell>
          <table:table-cell office:value-type="float" office:value="56367.39204547886" table:style-name="ce5">
            <text:p><text:s/>56,367<text:s/></text:p>
          </table:table-cell>
          <table:table-cell office:value-type="float" office:value="0.99607230953643933" table:style-name="ce6">
            <text:p>0.996</text:p>
          </table:table-cell>
          <table:table-cell office:value-type="float" office:value="56145.998377286051" table:style-name="ce5">
            <text:p><text:s/>56,14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6145.998377286051" table:style-name="ce5">
            <text:p><text:s/>56,146<text:s/></text:p>
          </table:table-cell>
          <table:table-cell office:value-type="float" office:value="0.9542542637671777" table:style-name="ce6">
            <text:p>0.954</text:p>
          </table:table-cell>
          <table:table-cell office:value-type="float" office:value="53577.558344990248" table:style-name="ce5">
            <text:p><text:s/>53,578<text:s/></text:p>
          </table:table-cell>
          <table:table-cell office:value-type="float" office:value="1.0648004366918369" table:style-name="ce6">
            <text:p>1.065</text:p>
          </table:table-cell>
          <table:table-cell office:value-type="float" office:value="57049.407522627982" table:style-name="ce5">
            <text:p><text:s/>57,04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7049.407522627982" table:style-name="ce5">
            <text:p><text:s/>57,049<text:s/></text:p>
          </table:table-cell>
          <table:table-cell office:value-type="float" office:value="0.95734399172973628" table:style-name="ce6">
            <text:p>0.957</text:p>
          </table:table-cell>
          <table:table-cell office:value-type="float" office:value="54615.907523529124" table:style-name="ce5">
            <text:p><text:s/>54,616<text:s/></text:p>
          </table:table-cell>
          <table:table-cell office:value-type="float" office:value="1.3026427552100552" table:style-name="ce6">
            <text:p>1.303</text:p>
          </table:table-cell>
          <table:table-cell office:value-type="float" office:value="71145.016254747563" table:style-name="ce5">
            <text:p><text:s/>71,14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1145.016254747563" table:style-name="ce5">
            <text:p><text:s/>71,145<text:s/></text:p>
          </table:table-cell>
          <table:table-cell office:value-type="float" office:value="0.99787439569035241" table:style-name="ce6">
            <text:p>0.998</text:p>
          </table:table-cell>
          <table:table-cell office:value-type="float" office:value="70993.790101586521" table:style-name="ce5">
            <text:p><text:s/>70,994<text:s/></text:p>
          </table:table-cell>
          <table:table-cell office:value-type="float" office:value="0.99143319814070341" table:style-name="ce6">
            <text:p>0.991</text:p>
          </table:table-cell>
          <table:table-cell office:value-type="float" office:value="70385.600368545725" table:style-name="ce5">
            <text:p><text:s/>70,38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0385.600368545725" table:style-name="ce5">
            <text:p><text:s/>70,386<text:s/></text:p>
          </table:table-cell>
          <table:table-cell office:value-type="float" office:value="1.0011444069718995" table:style-name="ce6">
            <text:p>1.001</text:p>
          </table:table-cell>
          <table:table-cell office:value-type="float" office:value="70466.150140328828" table:style-name="ce5">
            <text:p><text:s/>70,466<text:s/></text:p>
          </table:table-cell>
          <table:table-cell office:value-type="float" office:value="1.1054606030867076" table:style-name="ce6">
            <text:p>1.105</text:p>
          </table:table-cell>
          <table:table-cell office:value-type="float" office:value="77897.552831326379" table:style-name="ce5">
            <text:p><text:s/>77,89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7897.552831326379" table:style-name="ce5">
            <text:p><text:s/>77,898<text:s/></text:p>
          </table:table-cell>
          <table:table-cell office:value-type="float" office:value="1.0256042014213063" table:style-name="ce6">
            <text:p>1.026</text:p>
          </table:table-cell>
          <table:table-cell office:value-type="float" office:value="79892.057464246507" table:style-name="ce5">
            <text:p><text:s/>79,892<text:s/></text:p>
          </table:table-cell>
          <table:table-cell office:value-type="float" office:value="1.0565744790786433" table:style-name="ce6">
            <text:p>1.057</text:p>
          </table:table-cell>
          <table:table-cell office:value-type="float" office:value="84411.908997807303" table:style-name="ce5">
            <text:p><text:s/>84,41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850.950201284" table:style-name="ce5">
            <text:p><text:s/>12,85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2850.950201284" table:style-name="ce5">
            <text:p><text:s/>12,851<text:s/></text:p>
          </table:table-cell>
          <table:table-cell office:value-type="float" office:value="1.083268671116715" table:style-name="ce6">
            <text:p>1.083</text:p>
          </table:table-cell>
          <table:table-cell office:value-type="float" office:value="13921.031747132" table:style-name="ce5">
            <text:p><text:s/>13,921<text:s/></text:p>
          </table:table-cell>
          <table:table-cell office:value-type="float" office:value="1.1476787509457078" table:style-name="ce6">
            <text:p>1.148</text:p>
          </table:table-cell>
          <table:table-cell office:value-type="float" office:value="15976.872327424" table:style-name="ce5">
            <text:p><text:s/>15,97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5976.872327424" table:style-name="ce5">
            <text:p><text:s/>15,977<text:s/></text:p>
          </table:table-cell>
          <table:table-cell office:value-type="float" office:value="1.0442947160027223" table:style-name="ce6">
            <text:p>1.044</text:p>
          </table:table-cell>
          <table:table-cell office:value-type="float" office:value="16684.563349779" table:style-name="ce5">
            <text:p><text:s/>16,685<text:s/></text:p>
          </table:table-cell>
          <table:table-cell office:value-type="float" office:value="1.082030582972741" table:style-name="ce6">
            <text:p>1.082</text:p>
          </table:table-cell>
          <table:table-cell office:value-type="float" office:value="18053.207808006999" table:style-name="ce5">
            <text:p><text:s/>18,05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053.207808006999" table:style-name="ce5">
            <text:p><text:s/>18,053<text:s/></text:p>
          </table:table-cell>
          <table:table-cell office:value-type="float" office:value="1.0679631114231576" table:style-name="ce6">
            <text:p>1.068</text:p>
          </table:table-cell>
          <table:table-cell office:value-type="float" office:value="19280.159981807999" table:style-name="ce5">
            <text:p><text:s/>19,280<text:s/></text:p>
          </table:table-cell>
          <table:table-cell office:value-type="float" office:value="0.93761312022286425" table:style-name="ce6">
            <text:p>0.938</text:p>
          </table:table-cell>
          <table:table-cell office:value-type="float" office:value="18077.330958939001" table:style-name="ce5">
            <text:p><text:s/>18,07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8077.330958939001" table:style-name="ce5">
            <text:p><text:s/>18,077<text:s/></text:p>
          </table:table-cell>
          <table:table-cell office:value-type="float" office:value="1.0491481460509338" table:style-name="ce6">
            <text:p>1.049</text:p>
          </table:table-cell>
          <table:table-cell office:value-type="float" office:value="18965.798261119999" table:style-name="ce5">
            <text:p><text:s/>18,966<text:s/></text:p>
          </table:table-cell>
          <table:table-cell office:value-type="float" office:value="1.0831326816693607" table:style-name="ce6">
            <text:p>1.083</text:p>
          </table:table-cell>
          <table:table-cell office:value-type="float" office:value="20542.475930567001" table:style-name="ce5">
            <text:p><text:s/>20,54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542.475930567001" table:style-name="ce5">
            <text:p><text:s/>20,542<text:s/></text:p>
          </table:table-cell>
          <table:table-cell office:value-type="float" office:value="1.0673381174980798" table:style-name="ce6">
            <text:p>1.067</text:p>
          </table:table-cell>
          <table:table-cell office:value-type="float" office:value="21925.767588480998" table:style-name="ce5">
            <text:p><text:s/>21,926<text:s/></text:p>
          </table:table-cell>
          <table:table-cell office:value-type="float" office:value="0.96253559377234521" table:style-name="ce6">
            <text:p>0.963</text:p>
          </table:table-cell>
          <table:table-cell office:value-type="float" office:value="21104.331724693002" table:style-name="ce5">
            <text:p><text:s/>21,10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104.331724693002" table:style-name="ce5">
            <text:p><text:s/>21,104<text:s/></text:p>
          </table:table-cell>
          <table:table-cell office:value-type="float" office:value="1.051363028940864" table:style-name="ce6">
            <text:p>1.051</text:p>
          </table:table-cell>
          <table:table-cell office:value-type="float" office:value="22188.314125846002" table:style-name="ce5">
            <text:p><text:s/>22,188<text:s/></text:p>
          </table:table-cell>
          <table:table-cell office:value-type="float" office:value="1.2136693317424916" table:style-name="ce6">
            <text:p>1.214</text:p>
          </table:table-cell>
          <table:table-cell office:value-type="float" office:value="26929.276377608003" table:style-name="ce5">
            <text:p><text:s/>26,92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929.276377608003" table:style-name="ce5">
            <text:p><text:s/>26,929<text:s/></text:p>
          </table:table-cell>
          <table:table-cell office:value-type="float" office:value="0.96955843321327984" table:style-name="ce6">
            <text:p>0.970</text:p>
          </table:table-cell>
          <table:table-cell office:value-type="float" office:value="26109.507012241" table:style-name="ce5">
            <text:p><text:s/>26,110<text:s/></text:p>
          </table:table-cell>
          <table:table-cell office:value-type="float" office:value="1.0450466770424882" table:style-name="ce6">
            <text:p>1.045</text:p>
          </table:table-cell>
          <table:table-cell office:value-type="float" office:value="27285.65354236" table:style-name="ce5">
            <text:p><text:s/>27,28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285.65354236" table:style-name="ce5">
            <text:p><text:s/>27,286<text:s/></text:p>
          </table:table-cell>
          <table:table-cell office:value-type="float" office:value="1.1113515179417692" table:style-name="ce6">
            <text:p>1.111</text:p>
          </table:table-cell>
          <table:table-cell office:value-type="float" office:value="30323.952482335" table:style-name="ce5">
            <text:p><text:s/>30,324<text:s/></text:p>
          </table:table-cell>
          <table:table-cell office:value-type="float" office:value="0.96295478491408859" table:style-name="ce6">
            <text:p>0.963</text:p>
          </table:table-cell>
          <table:table-cell office:value-type="float" office:value="29200.595140371941" table:style-name="ce5">
            <text:p><text:s/>29,20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9200.595140371941" table:style-name="ce5">
            <text:p><text:s/>29,201<text:s/></text:p>
          </table:table-cell>
          <table:table-cell office:value-type="float" office:value="1.0116578328784778" table:style-name="ce6">
            <text:p>1.012</text:p>
          </table:table-cell>
          <table:table-cell office:value-type="float" office:value="29541.010798470488" table:style-name="ce5">
            <text:p><text:s/>29,541<text:s/></text:p>
          </table:table-cell>
          <table:table-cell office:value-type="float" office:value="1.0268916072920007" table:style-name="ce6">
            <text:p>1.027</text:p>
          </table:table-cell>
          <table:table-cell office:value-type="float" office:value="30335.416059871714" table:style-name="ce5">
            <text:p><text:s/>30,33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0335.416059871714" table:style-name="ce5">
            <text:p><text:s/>30,335<text:s/></text:p>
          </table:table-cell>
          <table:table-cell office:value-type="float" office:value="1.0552682087414296" table:style-name="ce6">
            <text:p>1.055</text:p>
          </table:table-cell>
          <table:table-cell office:value-type="float" office:value="32012.00016692682" table:style-name="ce5">
            <text:p><text:s/>32,012<text:s/></text:p>
          </table:table-cell>
          <table:table-cell office:value-type="float" office:value="1.1415057120709697" table:style-name="ce6">
            <text:p>1.142</text:p>
          </table:table-cell>
          <table:table-cell office:value-type="float" office:value="36541.8810453638" table:style-name="ce5">
            <text:p><text:s/>36,54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6541.8810453638" table:style-name="ce5">
            <text:p><text:s/>36,542<text:s/></text:p>
          </table:table-cell>
          <table:table-cell office:value-type="float" office:value="1.0008378197430186" table:style-name="ce6">
            <text:p>1.001</text:p>
          </table:table-cell>
          <table:table-cell office:value-type="float" office:value="36572.496554750644" table:style-name="ce5">
            <text:p><text:s/>36,572<text:s/></text:p>
          </table:table-cell>
          <table:table-cell office:value-type="float" office:value="0.98266969417613304" table:style-name="ce6">
            <text:p>0.983</text:p>
          </table:table-cell>
          <table:table-cell office:value-type="float" office:value="35938.684004714494" table:style-name="ce5">
            <text:p><text:s/>35,93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5938.684004714494" table:style-name="ce5">
            <text:p><text:s/>35,939<text:s/></text:p>
          </table:table-cell>
          <table:table-cell office:value-type="float" office:value="0.95756449811887911" table:style-name="ce6">
            <text:p>0.958</text:p>
          </table:table-cell>
          <table:table-cell office:value-type="float" office:value="34413.607912027423" table:style-name="ce5">
            <text:p><text:s/>34,414<text:s/></text:p>
          </table:table-cell>
          <table:table-cell office:value-type="float" office:value="1.1188767826559221" table:style-name="ce6">
            <text:p>1.119</text:p>
          </table:table-cell>
          <table:table-cell office:value-type="float" office:value="38504.586900191622" table:style-name="ce5">
            <text:p><text:s/>38,50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8504.586900191622" table:style-name="ce5">
            <text:p><text:s/>38,505<text:s/></text:p>
          </table:table-cell>
          <table:table-cell office:value-type="float" office:value="0.95135222608066727" table:style-name="ce6">
            <text:p>0.951</text:p>
          </table:table-cell>
          <table:table-cell office:value-type="float" office:value="36631.424461813796" table:style-name="ce5">
            <text:p><text:s/>36,631<text:s/></text:p>
          </table:table-cell>
          <table:table-cell office:value-type="float" office:value="1.2212840191101875" table:style-name="ce6">
            <text:p>1.221</text:p>
          </table:table-cell>
          <table:table-cell office:value-type="float" office:value="44737.373292455195" table:style-name="ce5">
            <text:p><text:s/>44,73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4737.373292455195" table:style-name="ce5">
            <text:p><text:s/>44,737<text:s/></text:p>
          </table:table-cell>
          <table:table-cell office:value-type="float" office:value="0.95443015570564327" table:style-name="ce6">
            <text:p>0.954</text:p>
          </table:table-cell>
          <table:table-cell office:value-type="float" office:value="42698.698157379491" table:style-name="ce5">
            <text:p><text:s/>42,699<text:s/></text:p>
          </table:table-cell>
          <table:table-cell office:value-type="float" office:value="0.96356368312655394" table:style-name="ce6">
            <text:p>0.964</text:p>
          </table:table-cell>
          <table:table-cell office:value-type="float" office:value="41142.914861233592" table:style-name="ce5">
            <text:p><text:s/>41,14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1142.914861233592" table:style-name="ce5">
            <text:p><text:s/>41,143<text:s/></text:p>
          </table:table-cell>
          <table:table-cell office:value-type="float" office:value="1.0038385748031775" table:style-name="ce6">
            <text:p>1.004</text:p>
          </table:table-cell>
          <table:table-cell office:value-type="float" office:value="41300.845017549203" table:style-name="ce5">
            <text:p><text:s/>41,301<text:s/></text:p>
          </table:table-cell>
          <table:table-cell office:value-type="float" office:value="1.1641716212156252" table:style-name="ce6">
            <text:p>1.164</text:p>
          </table:table-cell>
          <table:table-cell office:value-type="float" office:value="48081.271701655533" table:style-name="ce5">
            <text:p><text:s/>48,08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8081.271701655533" table:style-name="ce5">
            <text:p><text:s/>48,081<text:s/></text:p>
          </table:table-cell>
          <table:table-cell office:value-type="float" office:value="1.0149411893589264" table:style-name="ce6">
            <text:p>1.015</text:p>
          </table:table-cell>
          <table:table-cell office:value-type="float" office:value="48799.663086767956" table:style-name="ce5">
            <text:p><text:s/>48,800<text:s/></text:p>
          </table:table-cell>
          <table:table-cell office:value-type="float" office:value="1.1064946204386956" table:style-name="ce6">
            <text:p>1.106</text:p>
          </table:table-cell>
          <table:table-cell office:value-type="float" office:value="53996.564684729536" table:style-name="ce5">
            <text:p><text:s/>53,99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842.782289847" table:style-name="ce5">
            <text:p><text:s/>10,84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842.782289847" table:style-name="ce5">
            <text:p><text:s/>10,843<text:s/></text:p>
          </table:table-cell>
          <table:table-cell office:value-type="float" office:value="1.0430026734839641" table:style-name="ce6">
            <text:p>1.043</text:p>
          </table:table-cell>
          <table:table-cell office:value-type="float" office:value="11309.050916314998" table:style-name="ce5">
            <text:p><text:s/>11,309<text:s/></text:p>
          </table:table-cell>
          <table:table-cell office:value-type="float" office:value="1.0379304181233431" table:style-name="ce6">
            <text:p>1.038</text:p>
          </table:table-cell>
          <table:table-cell office:value-type="float" office:value="11738.007946149002" table:style-name="ce5">
            <text:p><text:s/>11,73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738.007946149002" table:style-name="ce5">
            <text:p><text:s/>11,738<text:s/></text:p>
          </table:table-cell>
          <table:table-cell office:value-type="float" office:value="1.0073856525813174" table:style-name="ce6">
            <text:p>1.007</text:p>
          </table:table-cell>
          <table:table-cell office:value-type="float" office:value="11824.700794836002" table:style-name="ce5">
            <text:p><text:s/>11,825<text:s/></text:p>
          </table:table-cell>
          <table:table-cell office:value-type="float" office:value="1.1783744117649151" table:style-name="ce6">
            <text:p>1.178</text:p>
          </table:table-cell>
          <table:table-cell office:value-type="float" office:value="13933.924843411" table:style-name="ce5">
            <text:p><text:s/>13,93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933.924843411" table:style-name="ce5">
            <text:p><text:s/>13,934<text:s/></text:p>
          </table:table-cell>
          <table:table-cell office:value-type="float" office:value="1.0698083854433855" table:style-name="ce6">
            <text:p>1.070</text:p>
          </table:table-cell>
          <table:table-cell office:value-type="float" office:value="14906.629639618999" table:style-name="ce5">
            <text:p><text:s/>14,907<text:s/></text:p>
          </table:table-cell>
          <table:table-cell office:value-type="float" office:value="1.0568602313229984" table:style-name="ce6">
            <text:p>1.057</text:p>
          </table:table-cell>
          <table:table-cell office:value-type="float" office:value="15754.224049173999" table:style-name="ce5">
            <text:p><text:s/>15,75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754.224049173999" table:style-name="ce5">
            <text:p><text:s/>15,754<text:s/></text:p>
          </table:table-cell>
          <table:table-cell office:value-type="float" office:value="1.04660779681031" table:style-name="ce6">
            <text:p>1.047</text:p>
          </table:table-cell>
          <table:table-cell office:value-type="float" office:value="16488.493722562001" table:style-name="ce5">
            <text:p><text:s/>16,488<text:s/></text:p>
          </table:table-cell>
          <table:table-cell office:value-type="float" office:value="0.9089711825798128" table:style-name="ce6">
            <text:p>0.909</text:p>
          </table:table-cell>
          <table:table-cell office:value-type="float" office:value="14987.565637957001" table:style-name="ce5">
            <text:p><text:s/>14,98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987.565637957001" table:style-name="ce5">
            <text:p><text:s/>14,988<text:s/></text:p>
          </table:table-cell>
          <table:table-cell office:value-type="float" office:value="1.100747936531528" table:style-name="ce6">
            <text:p>1.101</text:p>
          </table:table-cell>
          <table:table-cell office:value-type="float" office:value="16497.531949612003" table:style-name="ce5">
            <text:p><text:s/>16,498<text:s/></text:p>
          </table:table-cell>
          <table:table-cell office:value-type="float" office:value="0.83525410391201427" table:style-name="ce6">
            <text:p>0.835</text:p>
          </table:table-cell>
          <table:table-cell office:value-type="float" office:value="13779.631265333001" table:style-name="ce5">
            <text:p><text:s/>13,78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779.631265333001" table:style-name="ce5">
            <text:p><text:s/>13,780<text:s/></text:p>
          </table:table-cell>
          <table:table-cell office:value-type="float" office:value="0.97098746228487398" table:style-name="ce6">
            <text:p>0.971</text:p>
          </table:table-cell>
          <table:table-cell office:value-type="float" office:value="13379.849193546997" table:style-name="ce5">
            <text:p><text:s/>13,380<text:s/></text:p>
          </table:table-cell>
          <table:table-cell office:value-type="float" office:value="0.90641899144305149" table:style-name="ce6">
            <text:p>0.906</text:p>
          </table:table-cell>
          <table:table-cell office:value-type="float" office:value="12127.749411674995" table:style-name="ce5">
            <text:p><text:s/>12,12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127.749411674995" table:style-name="ce5">
            <text:p><text:s/>12,128<text:s/></text:p>
          </table:table-cell>
          <table:table-cell office:value-type="float" office:value="1.0436268268770179" table:style-name="ce6">
            <text:p>1.044</text:p>
          </table:table-cell>
          <table:table-cell office:value-type="float" office:value="12656.844635665997" table:style-name="ce5">
            <text:p><text:s/>12,657<text:s/></text:p>
          </table:table-cell>
          <table:table-cell office:value-type="float" office:value="1.2395262774266074" table:style-name="ce6">
            <text:p>1.240</text:p>
          </table:table-cell>
          <table:table-cell office:value-type="float" office:value="15688.491515213997" table:style-name="ce5">
            <text:p><text:s/>15,68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688.491515213997" table:style-name="ce5">
            <text:p><text:s/>15,688<text:s/></text:p>
          </table:table-cell>
          <table:table-cell office:value-type="float" office:value="1.00718601001643" table:style-name="ce6">
            <text:p>1.007</text:p>
          </table:table-cell>
          <table:table-cell office:value-type="float" office:value="15801.229172385003" table:style-name="ce5">
            <text:p><text:s/>15,801<text:s/></text:p>
          </table:table-cell>
          <table:table-cell office:value-type="float" office:value="1.3044624708743551" table:style-name="ce6">
            <text:p>1.304</text:p>
          </table:table-cell>
          <table:table-cell office:value-type="float" office:value="20612.110449061278" table:style-name="ce5">
            <text:p><text:s/>20,6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612.110449061278" table:style-name="ce5">
            <text:p><text:s/>20,612<text:s/></text:p>
          </table:table-cell>
          <table:table-cell office:value-type="float" office:value="1.030309119915616" table:style-name="ce6">
            <text:p>1.030</text:p>
          </table:table-cell>
          <table:table-cell office:value-type="float" office:value="21236.845376375801" table:style-name="ce5">
            <text:p><text:s/>21,237<text:s/></text:p>
          </table:table-cell>
          <table:table-cell office:value-type="float" office:value="1.0211350277428797" table:style-name="ce6">
            <text:p>1.021</text:p>
          </table:table-cell>
          <table:table-cell office:value-type="float" office:value="21685.68669257675" table:style-name="ce5">
            <text:p><text:s/>21,68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1685.68669257675" table:style-name="ce5">
            <text:p><text:s/>21,686<text:s/></text:p>
          </table:table-cell>
          <table:table-cell office:value-type="float" office:value="1.0052415381654587" table:style-name="ce6">
            <text:p>1.005</text:p>
          </table:table-cell>
          <table:table-cell office:value-type="float" office:value="21799.353047020071" table:style-name="ce5">
            <text:p><text:s/>21,799<text:s/></text:p>
          </table:table-cell>
          <table:table-cell office:value-type="float" office:value="0.9206867499138357" table:style-name="ce6">
            <text:p>0.921</text:p>
          </table:table-cell>
          <table:table-cell office:value-type="float" office:value="20070.375507085184" table:style-name="ce5">
            <text:p><text:s/>20,07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0070.375507085184" table:style-name="ce5">
            <text:p><text:s/>20,070<text:s/></text:p>
          </table:table-cell>
          <table:table-cell office:value-type="float" office:value="0.98627429684812251" table:style-name="ce6">
            <text:p>0.986</text:p>
          </table:table-cell>
          <table:table-cell office:value-type="float" office:value="19794.895490728217" table:style-name="ce5">
            <text:p><text:s/>19,795<text:s/></text:p>
          </table:table-cell>
          <table:table-cell office:value-type="float" office:value="1.0208346076914885" table:style-name="ce6">
            <text:p>1.021</text:p>
          </table:table-cell>
          <table:table-cell office:value-type="float" office:value="20207.314372571556" table:style-name="ce5">
            <text:p><text:s/>20,20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207.314372571556" table:style-name="ce5">
            <text:p><text:s/>20,207<text:s/></text:p>
          </table:table-cell>
          <table:table-cell office:value-type="float" office:value="0.94836701600362394" table:style-name="ce6">
            <text:p>0.948</text:p>
          </table:table-cell>
          <table:table-cell office:value-type="float" office:value="19163.950432962829" table:style-name="ce5">
            <text:p><text:s/>19,164<text:s/></text:p>
          </table:table-cell>
          <table:table-cell office:value-type="float" office:value="0.96769299666620223" table:style-name="ce6">
            <text:p>0.968</text:p>
          </table:table-cell>
          <table:table-cell office:value-type="float" office:value="18544.820622436364" table:style-name="ce5">
            <text:p><text:s/>18,54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8544.820622436364" table:style-name="ce5">
            <text:p><text:s/>18,545<text:s/></text:p>
          </table:table-cell>
          <table:table-cell office:value-type="float" office:value="0.96978468694147857" table:style-name="ce6">
            <text:p>0.970</text:p>
          </table:table-cell>
          <table:table-cell office:value-type="float" office:value="17984.483061715324" table:style-name="ce5">
            <text:p><text:s/>17,984<text:s/></text:p>
          </table:table-cell>
          <table:table-cell office:value-type="float" office:value="1.4683570760233826" table:style-name="ce6">
            <text:p>1.468</text:p>
          </table:table-cell>
          <table:table-cell office:value-type="float" office:value="26407.642962292364" table:style-name="ce5">
            <text:p><text:s/>26,40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407.642962292364" table:style-name="ce5">
            <text:p><text:s/>26,408<text:s/></text:p>
          </table:table-cell>
          <table:table-cell office:value-type="float" office:value="1.071473587574997" table:style-name="ce6">
            <text:p>1.071</text:p>
          </table:table-cell>
          <table:table-cell office:value-type="float" office:value="28295.091944207023" table:style-name="ce5">
            <text:p><text:s/>28,295<text:s/></text:p>
          </table:table-cell>
          <table:table-cell office:value-type="float" office:value="1.0334896795873152" table:style-name="ce6">
            <text:p>1.033</text:p>
          </table:table-cell>
          <table:table-cell office:value-type="float" office:value="29242.685507312141" table:style-name="ce5">
            <text:p><text:s/>29,24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9242.685507312141" table:style-name="ce5">
            <text:p><text:s/>29,243<text:s/></text:p>
          </table:table-cell>
          <table:table-cell office:value-type="float" office:value="0.99735385505161056" table:style-name="ce6">
            <text:p>0.997</text:p>
          </table:table-cell>
          <table:table-cell office:value-type="float" office:value="29165.305122779624" table:style-name="ce5">
            <text:p><text:s/>29,165<text:s/></text:p>
          </table:table-cell>
          <table:table-cell office:value-type="float" office:value="1.0223202193205509" table:style-name="ce6">
            <text:p>1.022</text:p>
          </table:table-cell>
          <table:table-cell office:value-type="float" office:value="29816.281129670853" table:style-name="ce5">
            <text:p><text:s/>29,81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816.281129670853" table:style-name="ce5">
            <text:p><text:s/>29,816<text:s/></text:p>
          </table:table-cell>
          <table:table-cell office:value-type="float" office:value="1.0427992090045664" table:style-name="ce6">
            <text:p>1.043</text:p>
          </table:table-cell>
          <table:table-cell office:value-type="float" office:value="31092.394377478548" table:style-name="ce5">
            <text:p><text:s/>31,092<text:s/></text:p>
          </table:table-cell>
          <table:table-cell office:value-type="float" office:value="0.9782245762040378" table:style-name="ce6">
            <text:p>0.978</text:p>
          </table:table-cell>
          <table:table-cell office:value-type="float" office:value="30415.34431307776" table:style-name="ce5">
            <text:p><text:s/>30,41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3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4601.006347928" table:style-name="ce5">
            <text:p><text:s/>54,60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4601.006347928" table:style-name="ce5">
            <text:p><text:s/>54,601<text:s/></text:p>
          </table:table-cell>
          <table:table-cell office:value-type="float" office:value="0.89224453781458046" table:style-name="ce6">
            <text:p>0.892</text:p>
          </table:table-cell>
          <table:table-cell office:value-type="float" office:value="48717.449673117997" table:style-name="ce5">
            <text:p><text:s/>48,717<text:s/></text:p>
          </table:table-cell>
          <table:table-cell office:value-type="float" office:value="1.143580248250551" table:style-name="ce6">
            <text:p>1.144</text:p>
          </table:table-cell>
          <table:table-cell office:value-type="float" office:value="55712.313191318004" table:style-name="ce5">
            <text:p><text:s/>55,71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5712.313191318004" table:style-name="ce5">
            <text:p><text:s/>55,712<text:s/></text:p>
          </table:table-cell>
          <table:table-cell office:value-type="float" office:value="1.0676154405602394" table:style-name="ce6">
            <text:p>1.068</text:p>
          </table:table-cell>
          <table:table-cell office:value-type="float" office:value="59479.325792379001" table:style-name="ce5">
            <text:p><text:s/>59,479<text:s/></text:p>
          </table:table-cell>
          <table:table-cell office:value-type="float" office:value="0.98953410038351908" table:style-name="ce6">
            <text:p>0.990</text:p>
          </table:table-cell>
          <table:table-cell office:value-type="float" office:value="58856.821139379994" table:style-name="ce5">
            <text:p><text:s/>58,85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8856.821139379994" table:style-name="ce5">
            <text:p><text:s/>58,857<text:s/></text:p>
          </table:table-cell>
          <table:table-cell office:value-type="float" office:value="1.0379378587711563" table:style-name="ce6">
            <text:p>1.038</text:p>
          </table:table-cell>
          <table:table-cell office:value-type="float" office:value="61089.722907485004" table:style-name="ce5">
            <text:p><text:s/>61,090<text:s/></text:p>
          </table:table-cell>
          <table:table-cell office:value-type="float" office:value="1.1151796002844838" table:style-name="ce6">
            <text:p>1.115</text:p>
          </table:table-cell>
          <table:table-cell office:value-type="float" office:value="68126.012773459006" table:style-name="ce5">
            <text:p><text:s/>68,12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8126.012773459006" table:style-name="ce5">
            <text:p><text:s/>68,126<text:s/></text:p>
          </table:table-cell>
          <table:table-cell office:value-type="float" office:value="0.98633054909175899" table:style-name="ce6">
            <text:p>0.986</text:p>
          </table:table-cell>
          <table:table-cell office:value-type="float" office:value="67194.767586278002" table:style-name="ce5">
            <text:p><text:s/>67,195<text:s/></text:p>
          </table:table-cell>
          <table:table-cell office:value-type="float" office:value="0.97222993392070212" table:style-name="ce6">
            <text:p>0.972</text:p>
          </table:table-cell>
          <table:table-cell office:value-type="float" office:value="65328.764450224" table:style-name="ce5">
            <text:p><text:s/>65,32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5328.764450224" table:style-name="ce5">
            <text:p><text:s/>65,329<text:s/></text:p>
          </table:table-cell>
          <table:table-cell office:value-type="float" office:value="1.0157720591481272" table:style-name="ce6">
            <text:p>1.016</text:p>
          </table:table-cell>
          <table:table-cell office:value-type="float" office:value="66359.133587207005" table:style-name="ce5">
            <text:p><text:s/>66,359<text:s/></text:p>
          </table:table-cell>
          <table:table-cell office:value-type="float" office:value="1.1667935353124892" table:style-name="ce6">
            <text:p>1.167</text:p>
          </table:table-cell>
          <table:table-cell office:value-type="float" office:value="77427.408078491004" table:style-name="ce5">
            <text:p><text:s/>77,42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7427.408078491004" table:style-name="ce5">
            <text:p><text:s/>77,427<text:s/></text:p>
          </table:table-cell>
          <table:table-cell office:value-type="float" office:value="1.0889672282195328" table:style-name="ce6">
            <text:p>1.089</text:p>
          </table:table-cell>
          <table:table-cell office:value-type="float" office:value="84315.909963457001" table:style-name="ce5">
            <text:p><text:s/>84,316<text:s/></text:p>
          </table:table-cell>
          <table:table-cell office:value-type="float" office:value="1.0802817429443712" table:style-name="ce6">
            <text:p>1.080</text:p>
          </table:table-cell>
          <table:table-cell office:value-type="float" office:value="91084.938173264003" table:style-name="ce5">
            <text:p><text:s/>91,08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1084.938173264003" table:style-name="ce5">
            <text:p><text:s/>91,085<text:s/></text:p>
          </table:table-cell>
          <table:table-cell office:value-type="float" office:value="1.0573134382281695" table:style-name="ce6">
            <text:p>1.057</text:p>
          </table:table-cell>
          <table:table-cell office:value-type="float" office:value="96305.329150774007" table:style-name="ce5">
            <text:p><text:s/>96,305<text:s/></text:p>
          </table:table-cell>
          <table:table-cell office:value-type="float" office:value="1.0382109747217807" table:style-name="ce6">
            <text:p>1.038</text:p>
          </table:table-cell>
          <table:table-cell office:value-type="float" office:value="99985.249648526995" table:style-name="ce5">
            <text:p><text:s/>99,98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9985.249648526995" table:style-name="ce5">
            <text:p><text:s/>99,985<text:s/></text:p>
          </table:table-cell>
          <table:table-cell office:value-type="float" office:value="1.1057997602235206" table:style-name="ce6">
            <text:p>1.106</text:p>
          </table:table-cell>
          <table:table-cell office:value-type="float" office:value="110563.66508722999" table:style-name="ce5">
            <text:p><text:s/>110,564<text:s/></text:p>
          </table:table-cell>
          <table:table-cell office:value-type="float" office:value="1.1735107865599099" table:style-name="ce6">
            <text:p>1.174</text:p>
          </table:table-cell>
          <table:table-cell office:value-type="float" office:value="129747.65358146171" table:style-name="ce5">
            <text:p><text:s/>129,74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9747.65358146171" table:style-name="ce5">
            <text:p><text:s/>129,748<text:s/></text:p>
          </table:table-cell>
          <table:table-cell office:value-type="float" office:value="1.060206299945502" table:style-name="ce6">
            <text:p>1.060</text:p>
          </table:table-cell>
          <table:table-cell office:value-type="float" office:value="137559.27973021229" table:style-name="ce5">
            <text:p><text:s/>137,559<text:s/></text:p>
          </table:table-cell>
          <table:table-cell office:value-type="float" office:value="1.0452466814467891" table:style-name="ce6">
            <text:p>1.045</text:p>
          </table:table-cell>
          <table:table-cell office:value-type="float" office:value="143783.38064021495" table:style-name="ce5">
            <text:p><text:s/>143,78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43783.38064021495" table:style-name="ce5">
            <text:p><text:s/>143,783<text:s/></text:p>
          </table:table-cell>
          <table:table-cell office:value-type="float" office:value="1.0116837910324408" table:style-name="ce6">
            <text:p>1.012</text:p>
          </table:table-cell>
          <table:table-cell office:value-type="float" office:value="145463.3156135531" table:style-name="ce5">
            <text:p><text:s/>145,463<text:s/></text:p>
          </table:table-cell>
          <table:table-cell office:value-type="float" office:value="1.0736841391755776" table:style-name="ce6">
            <text:p>1.074</text:p>
          </table:table-cell>
          <table:table-cell office:value-type="float" office:value="156181.6548061631" table:style-name="ce5">
            <text:p><text:s/>156,18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56181.6548061631" table:style-name="ce5">
            <text:p><text:s/>156,182<text:s/></text:p>
          </table:table-cell>
          <table:table-cell office:value-type="float" office:value="1.0425362405228784" table:style-name="ce6">
            <text:p>1.043</text:p>
          </table:table-cell>
          <table:table-cell office:value-type="float" office:value="162825.03524025925" table:style-name="ce5">
            <text:p><text:s/>162,825<text:s/></text:p>
          </table:table-cell>
          <table:table-cell office:value-type="float" office:value="1.0597121877485987" table:style-name="ce6">
            <text:p>1.060</text:p>
          </table:table-cell>
          <table:table-cell office:value-type="float" office:value="172547.6743146978" table:style-name="ce5">
            <text:p><text:s/>172,54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2547.6743146978" table:style-name="ce5">
            <text:p><text:s/>172,548<text:s/></text:p>
          </table:table-cell>
          <table:table-cell office:value-type="float" office:value="0.96348458020373118" table:style-name="ce6">
            <text:p>0.963</text:p>
          </table:table-cell>
          <table:table-cell office:value-type="float" office:value="166247.02355222672" table:style-name="ce5">
            <text:p><text:s/>166,247<text:s/></text:p>
          </table:table-cell>
          <table:table-cell office:value-type="float" office:value="1.0609663232979156" table:style-name="ce6">
            <text:p>1.061</text:p>
          </table:table-cell>
          <table:table-cell office:value-type="float" office:value="176382.49333742796" table:style-name="ce5">
            <text:p><text:s/>176,38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76382.49333742796" table:style-name="ce5">
            <text:p><text:s/>176,382<text:s/></text:p>
          </table:table-cell>
          <table:table-cell office:value-type="float" office:value="0.92154428496712781" table:style-name="ce6">
            <text:p>0.922</text:p>
          </table:table-cell>
          <table:table-cell office:value-type="float" office:value="162544.27870335925" table:style-name="ce5">
            <text:p><text:s/>162,544<text:s/></text:p>
          </table:table-cell>
          <table:table-cell office:value-type="float" office:value="1.0518487972033617" table:style-name="ce6">
            <text:p>1.052</text:p>
          </table:table-cell>
          <table:table-cell office:value-type="float" office:value="170972.0040464164" table:style-name="ce5">
            <text:p><text:s/>170,97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0972.0040464164" table:style-name="ce5">
            <text:p><text:s/>170,972<text:s/></text:p>
          </table:table-cell>
          <table:table-cell office:value-type="float" office:value="0.92259387285694971" table:style-name="ce6">
            <text:p>0.923</text:p>
          </table:table-cell>
          <table:table-cell office:value-type="float" office:value="157737.72336329738" table:style-name="ce5">
            <text:p><text:s/>157,738<text:s/></text:p>
          </table:table-cell>
          <table:table-cell office:value-type="float" office:value="1.0456372797183846" table:style-name="ce6">
            <text:p>1.046</text:p>
          </table:table-cell>
          <table:table-cell office:value-type="float" office:value="164936.44396656938" table:style-name="ce5">
            <text:p><text:s/>164,93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4936.44396656938" table:style-name="ce5">
            <text:p><text:s/>164,936<text:s/></text:p>
          </table:table-cell>
          <table:table-cell office:value-type="float" office:value="0.93591333765672202" table:style-name="ce6">
            <text:p>0.936</text:p>
          </table:table-cell>
          <table:table-cell office:value-type="float" office:value="154366.21777398285" table:style-name="ce5">
            <text:p><text:s/>154,366<text:s/></text:p>
          </table:table-cell>
          <table:table-cell office:value-type="float" office:value="1.0049100148446897" table:style-name="ce6">
            <text:p>1.005</text:p>
          </table:table-cell>
          <table:table-cell office:value-type="float" office:value="155124.15819477171" table:style-name="ce5">
            <text:p><text:s/>155,12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5124.15819477171" table:style-name="ce5">
            <text:p><text:s/>155,124<text:s/></text:p>
          </table:table-cell>
          <table:table-cell office:value-type="float" office:value="0.98143488737733964" table:style-name="ce6">
            <text:p>0.981</text:p>
          </table:table-cell>
          <table:table-cell office:value-type="float" office:value="152244.26072739039" table:style-name="ce5">
            <text:p><text:s/>152,244<text:s/></text:p>
          </table:table-cell>
          <table:table-cell office:value-type="float" office:value="1.0266129839302531" table:style-name="ce6">
            <text:p>1.027</text:p>
          </table:table-cell>
          <table:table-cell office:value-type="float" office:value="156295.93479160167" table:style-name="ce5">
            <text:p><text:s/>156,29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694.923068797001" table:style-name="ce5">
            <text:p><text:s/>27,69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7694.923068797001" table:style-name="ce5">
            <text:p><text:s/>27,695<text:s/></text:p>
          </table:table-cell>
          <table:table-cell office:value-type="float" office:value="0.90889953582396443" table:style-name="ce6">
            <text:p>0.909</text:p>
          </table:table-cell>
          <table:table-cell office:value-type="float" office:value="25171.902721909999" table:style-name="ce5">
            <text:p><text:s/>25,172<text:s/></text:p>
          </table:table-cell>
          <table:table-cell office:value-type="float" office:value="1.3079727111624468" table:style-name="ce6">
            <text:p>1.308</text:p>
          </table:table-cell>
          <table:table-cell office:value-type="float" office:value="32924.161848293996" table:style-name="ce5">
            <text:p><text:s/>32,92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2924.161848293996" table:style-name="ce5">
            <text:p><text:s/>32,924<text:s/></text:p>
          </table:table-cell>
          <table:table-cell office:value-type="float" office:value="1.0499023879869285" table:style-name="ce6">
            <text:p>1.050</text:p>
          </table:table-cell>
          <table:table-cell office:value-type="float" office:value="34567.156146991998" table:style-name="ce5">
            <text:p><text:s/>34,567<text:s/></text:p>
          </table:table-cell>
          <table:table-cell office:value-type="float" office:value="0.98298057455796262" table:style-name="ce6">
            <text:p>0.983</text:p>
          </table:table-cell>
          <table:table-cell office:value-type="float" office:value="33978.843010205004" table:style-name="ce5">
            <text:p><text:s/>33,97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3978.843010205004" table:style-name="ce5">
            <text:p><text:s/>33,979<text:s/></text:p>
          </table:table-cell>
          <table:table-cell office:value-type="float" office:value="1.052578398148502" table:style-name="ce6">
            <text:p>1.053</text:p>
          </table:table-cell>
          <table:table-cell office:value-type="float" office:value="35765.396146621002" table:style-name="ce5">
            <text:p><text:s/>35,765<text:s/></text:p>
          </table:table-cell>
          <table:table-cell office:value-type="float" office:value="1.1258882770932308" table:style-name="ce6">
            <text:p>1.126</text:p>
          </table:table-cell>
          <table:table-cell office:value-type="float" office:value="40267.840247075997" table:style-name="ce5">
            <text:p><text:s/>40,26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0267.840247075997" table:style-name="ce5">
            <text:p><text:s/>40,268<text:s/></text:p>
          </table:table-cell>
          <table:table-cell office:value-type="float" office:value="0.99803967429031093" table:style-name="ce6">
            <text:p>0.998</text:p>
          </table:table-cell>
          <table:table-cell office:value-type="float" office:value="40188.902164566003" table:style-name="ce5">
            <text:p><text:s/>40,189<text:s/></text:p>
          </table:table-cell>
          <table:table-cell office:value-type="float" office:value="0.97488156192041864" table:style-name="ce6">
            <text:p>0.975</text:p>
          </table:table-cell>
          <table:table-cell office:value-type="float" office:value="39179.419714058997" table:style-name="ce5">
            <text:p><text:s/>39,17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9179.419714058997" table:style-name="ce5">
            <text:p><text:s/>39,179<text:s/></text:p>
          </table:table-cell>
          <table:table-cell office:value-type="float" office:value="1.0018986986464047" table:style-name="ce6">
            <text:p>1.002</text:p>
          </table:table-cell>
          <table:table-cell office:value-type="float" office:value="39253.809625237001" table:style-name="ce5">
            <text:p><text:s/>39,254<text:s/></text:p>
          </table:table-cell>
          <table:table-cell office:value-type="float" office:value="1.1494146525819042" table:style-name="ce6">
            <text:p>1.149</text:p>
          </table:table-cell>
          <table:table-cell office:value-type="float" office:value="45118.903952907996" table:style-name="ce5">
            <text:p><text:s/>45,11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5118.903952907996" table:style-name="ce5">
            <text:p><text:s/>45,119<text:s/></text:p>
          </table:table-cell>
          <table:table-cell office:value-type="float" office:value="1.1038338697518617" table:style-name="ce6">
            <text:p>1.104</text:p>
          </table:table-cell>
          <table:table-cell office:value-type="float" office:value="49803.774349301006" table:style-name="ce5">
            <text:p><text:s/>49,804<text:s/></text:p>
          </table:table-cell>
          <table:table-cell office:value-type="float" office:value="1.1245729812288829" table:style-name="ce6">
            <text:p>1.125</text:p>
          </table:table-cell>
          <table:table-cell office:value-type="float" office:value="56007.978996443999" table:style-name="ce5">
            <text:p><text:s/>56,00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6007.978996443999" table:style-name="ce5">
            <text:p><text:s/>56,008<text:s/></text:p>
          </table:table-cell>
          <table:table-cell office:value-type="float" office:value="1.0378962228034465" table:style-name="ce6">
            <text:p>1.038</text:p>
          </table:table-cell>
          <table:table-cell office:value-type="float" office:value="58130.469847264001" table:style-name="ce5">
            <text:p><text:s/>58,130<text:s/></text:p>
          </table:table-cell>
          <table:table-cell office:value-type="float" office:value="0.96515012260460253" table:style-name="ce6">
            <text:p>0.965</text:p>
          </table:table-cell>
          <table:table-cell office:value-type="float" office:value="56104.630100150003" table:style-name="ce5">
            <text:p><text:s/>56,10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6104.630100150003" table:style-name="ce5">
            <text:p><text:s/>56,105<text:s/></text:p>
          </table:table-cell>
          <table:table-cell office:value-type="float" office:value="1.0983766384669604" table:style-name="ce6">
            <text:p>1.098</text:p>
          </table:table-cell>
          <table:table-cell office:value-type="float" office:value="61624.015011834999" table:style-name="ce5">
            <text:p><text:s/>61,624<text:s/></text:p>
          </table:table-cell>
          <table:table-cell office:value-type="float" office:value="1.1045941020249415" table:style-name="ce6">
            <text:p>1.105</text:p>
          </table:table-cell>
          <table:table-cell office:value-type="float" office:value="68069.523525169381" table:style-name="ce5">
            <text:p><text:s/>68,07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8069.523525169381" table:style-name="ce5">
            <text:p><text:s/>68,070<text:s/></text:p>
          </table:table-cell>
          <table:table-cell office:value-type="float" office:value="1.0442077298403629" table:style-name="ce6">
            <text:p>1.044</text:p>
          </table:table-cell>
          <table:table-cell office:value-type="float" office:value="71078.722631532306" table:style-name="ce5">
            <text:p><text:s/>71,079<text:s/></text:p>
          </table:table-cell>
          <table:table-cell office:value-type="float" office:value="1.1046025725380046" table:style-name="ce6">
            <text:p>1.105</text:p>
          </table:table-cell>
          <table:table-cell office:value-type="float" office:value="78513.739871505881" table:style-name="ce5">
            <text:p><text:s/>78,51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8513.739871505881" table:style-name="ce5">
            <text:p><text:s/>78,514<text:s/></text:p>
          </table:table-cell>
          <table:table-cell office:value-type="float" office:value="1.0141700846343018" table:style-name="ce6">
            <text:p>1.014</text:p>
          </table:table-cell>
          <table:table-cell office:value-type="float" office:value="79626.286210440667" table:style-name="ce5">
            <text:p><text:s/>79,626<text:s/></text:p>
          </table:table-cell>
          <table:table-cell office:value-type="float" office:value="1.0674121953630411" table:style-name="ce6">
            <text:p>1.067</text:p>
          </table:table-cell>
          <table:table-cell office:value-type="float" office:value="84994.068972492329" table:style-name="ce5">
            <text:p><text:s/>84,99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4994.068972492329" table:style-name="ce5">
            <text:p><text:s/>84,994<text:s/></text:p>
          </table:table-cell>
          <table:table-cell office:value-type="float" office:value="1.037372985940181" table:style-name="ce6">
            <text:p>1.037</text:p>
          </table:table-cell>
          <table:table-cell office:value-type="float" office:value="88170.551117200055" table:style-name="ce5">
            <text:p><text:s/>88,171<text:s/></text:p>
          </table:table-cell>
          <table:table-cell office:value-type="float" office:value="1.0514819568007896" table:style-name="ce6">
            <text:p>1.051</text:p>
          </table:table-cell>
          <table:table-cell office:value-type="float" office:value="92709.74362091755" table:style-name="ce5">
            <text:p><text:s/>92,71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2709.74362091755" table:style-name="ce5">
            <text:p><text:s/>92,710<text:s/></text:p>
          </table:table-cell>
          <table:table-cell office:value-type="float" office:value="0.95778058598772109" table:style-name="ce6">
            <text:p>0.958</text:p>
          </table:table-cell>
          <table:table-cell office:value-type="float" office:value="88795.592572013804" table:style-name="ce5">
            <text:p><text:s/>88,796<text:s/></text:p>
          </table:table-cell>
          <table:table-cell office:value-type="float" office:value="1.0691789760700869" table:style-name="ce6">
            <text:p>1.069</text:p>
          </table:table-cell>
          <table:table-cell office:value-type="float" office:value="94938.380745682342" table:style-name="ce5">
            <text:p><text:s/>94,93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4938.380745682342" table:style-name="ce5">
            <text:p><text:s/>94,938<text:s/></text:p>
          </table:table-cell>
          <table:table-cell office:value-type="float" office:value="0.91441743032288936" table:style-name="ce6">
            <text:p>0.914</text:p>
          </table:table-cell>
          <table:table-cell office:value-type="float" office:value="86813.310160482928" table:style-name="ce5">
            <text:p><text:s/>86,813<text:s/></text:p>
          </table:table-cell>
          <table:table-cell office:value-type="float" office:value="1.0332306127976372" table:style-name="ce6">
            <text:p>1.033</text:p>
          </table:table-cell>
          <table:table-cell office:value-type="float" office:value="89698.169656107115" table:style-name="ce5">
            <text:p><text:s/>89,69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9698.169656107115" table:style-name="ce5">
            <text:p><text:s/>89,698<text:s/></text:p>
          </table:table-cell>
          <table:table-cell office:value-type="float" office:value="0.91747069147457339" table:style-name="ce6">
            <text:p>0.917</text:p>
          </table:table-cell>
          <table:table-cell office:value-type="float" office:value="82295.441738392197" table:style-name="ce5">
            <text:p><text:s/>82,295<text:s/></text:p>
          </table:table-cell>
          <table:table-cell office:value-type="float" office:value="1.079908174703448" table:style-name="ce6">
            <text:p>1.080</text:p>
          </table:table-cell>
          <table:table-cell office:value-type="float" office:value="88871.520274121067" table:style-name="ce5">
            <text:p><text:s/>88,87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8871.520274121067" table:style-name="ce5">
            <text:p><text:s/>88,872<text:s/></text:p>
          </table:table-cell>
          <table:table-cell office:value-type="float" office:value="0.95358553312641092" table:style-name="ce6">
            <text:p>0.954</text:p>
          </table:table-cell>
          <table:table-cell office:value-type="float" office:value="84746.596040352364" table:style-name="ce5">
            <text:p><text:s/>84,747<text:s/></text:p>
          </table:table-cell>
          <table:table-cell office:value-type="float" office:value="0.99664720619968783" table:style-name="ce6">
            <text:p>0.997</text:p>
          </table:table-cell>
          <table:table-cell office:value-type="float" office:value="84462.458178550718" table:style-name="ce5">
            <text:p><text:s/>84,46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4462.458178550718" table:style-name="ce5">
            <text:p><text:s/>84,462<text:s/></text:p>
          </table:table-cell>
          <table:table-cell office:value-type="float" office:value="0.9973720758839264" table:style-name="ce6">
            <text:p>0.997</text:p>
          </table:table-cell>
          <table:table-cell office:value-type="float" office:value="84240.497247800449" table:style-name="ce5">
            <text:p><text:s/>84,240<text:s/></text:p>
          </table:table-cell>
          <table:table-cell office:value-type="float" office:value="1.0379787329477779" table:style-name="ce6">
            <text:p>1.038</text:p>
          </table:table-cell>
          <table:table-cell office:value-type="float" office:value="87439.844596162671" table:style-name="ce5">
            <text:p><text:s/>87,44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906.083279131002" table:style-name="ce5">
            <text:p><text:s/>26,90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6906.083279131002" table:style-name="ce5">
            <text:p><text:s/>26,906<text:s/></text:p>
          </table:table-cell>
          <table:table-cell office:value-type="float" office:value="0.87510124409190704" table:style-name="ce6">
            <text:p>0.875</text:p>
          </table:table-cell>
          <table:table-cell office:value-type="float" office:value="23545.546951207998" table:style-name="ce5">
            <text:p><text:s/>23,546<text:s/></text:p>
          </table:table-cell>
          <table:table-cell office:value-type="float" office:value="0.96783274520003726" table:style-name="ce6">
            <text:p>0.968</text:p>
          </table:table-cell>
          <table:table-cell office:value-type="float" office:value="22788.151343024001" table:style-name="ce5">
            <text:p><text:s/>22,78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2788.151343024001" table:style-name="ce5">
            <text:p><text:s/>22,788<text:s/></text:p>
          </table:table-cell>
          <table:table-cell office:value-type="float" office:value="1.0932071351638277" table:style-name="ce6">
            <text:p>1.093</text:p>
          </table:table-cell>
          <table:table-cell office:value-type="float" office:value="24912.169645387003" table:style-name="ce5">
            <text:p><text:s/>24,912<text:s/></text:p>
          </table:table-cell>
          <table:table-cell office:value-type="float" office:value="0.99862751752662626" table:style-name="ce6">
            <text:p>0.999</text:p>
          </table:table-cell>
          <table:table-cell office:value-type="float" office:value="24877.978129174997" table:style-name="ce5">
            <text:p><text:s/>24,87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877.978129174997" table:style-name="ce5">
            <text:p><text:s/>24,878<text:s/></text:p>
          </table:table-cell>
          <table:table-cell office:value-type="float" office:value="1.0179415155593194" table:style-name="ce6">
            <text:p>1.018</text:p>
          </table:table-cell>
          <table:table-cell office:value-type="float" office:value="25324.326760863998" table:style-name="ce5">
            <text:p><text:s/>25,324<text:s/></text:p>
          </table:table-cell>
          <table:table-cell office:value-type="float" office:value="1.1000557996840725" table:style-name="ce6">
            <text:p>1.100</text:p>
          </table:table-cell>
          <table:table-cell office:value-type="float" office:value="27858.172526383005" table:style-name="ce5">
            <text:p><text:s/>27,85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7858.172526383005" table:style-name="ce5">
            <text:p><text:s/>27,858<text:s/></text:p>
          </table:table-cell>
          <table:table-cell office:value-type="float" office:value="0.9694054911942328" table:style-name="ce6">
            <text:p>0.969</text:p>
          </table:table-cell>
          <table:table-cell office:value-type="float" office:value="27005.865421711998" table:style-name="ce5">
            <text:p><text:s/>27,006<text:s/></text:p>
          </table:table-cell>
          <table:table-cell office:value-type="float" office:value="0.96828390158315836" table:style-name="ce6">
            <text:p>0.968</text:p>
          </table:table-cell>
          <table:table-cell office:value-type="float" office:value="26149.344736165" table:style-name="ce5">
            <text:p><text:s/>26,14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6149.344736165" table:style-name="ce5">
            <text:p><text:s/>26,149<text:s/></text:p>
          </table:table-cell>
          <table:table-cell office:value-type="float" office:value="1.036558439052695" table:style-name="ce6">
            <text:p>1.037</text:p>
          </table:table-cell>
          <table:table-cell office:value-type="float" office:value="27105.32396197" table:style-name="ce5">
            <text:p><text:s/>27,105<text:s/></text:p>
          </table:table-cell>
          <table:table-cell office:value-type="float" office:value="1.1919615559995997" table:style-name="ce6">
            <text:p>1.192</text:p>
          </table:table-cell>
          <table:table-cell office:value-type="float" office:value="32308.504125583" table:style-name="ce5">
            <text:p><text:s/>32,30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2308.504125583" table:style-name="ce5">
            <text:p><text:s/>32,309<text:s/></text:p>
          </table:table-cell>
          <table:table-cell office:value-type="float" office:value="1.0682059274551212" table:style-name="ce6">
            <text:p>1.068</text:p>
          </table:table-cell>
          <table:table-cell office:value-type="float" office:value="34512.135614155995" table:style-name="ce5">
            <text:p><text:s/>34,512<text:s/></text:p>
          </table:table-cell>
          <table:table-cell office:value-type="float" office:value="1.0163659406354539" table:style-name="ce6">
            <text:p>1.016</text:p>
          </table:table-cell>
          <table:table-cell office:value-type="float" office:value="35076.959176820004" table:style-name="ce5">
            <text:p><text:s/>35,07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5076.959176820004" table:style-name="ce5">
            <text:p><text:s/>35,077<text:s/></text:p>
          </table:table-cell>
          <table:table-cell office:value-type="float" office:value="1.0883172372802825" table:style-name="ce6">
            <text:p>1.088</text:p>
          </table:table-cell>
          <table:table-cell office:value-type="float" office:value="38174.859303510006" table:style-name="ce5">
            <text:p><text:s/>38,175<text:s/></text:p>
          </table:table-cell>
          <table:table-cell office:value-type="float" office:value="1.1494638185697876" table:style-name="ce6">
            <text:p>1.149</text:p>
          </table:table-cell>
          <table:table-cell office:value-type="float" office:value="43880.619548376992" table:style-name="ce5">
            <text:p><text:s/>43,88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3880.619548376992" table:style-name="ce5">
            <text:p><text:s/>43,881<text:s/></text:p>
          </table:table-cell>
          <table:table-cell office:value-type="float" office:value="1.1152907725343437" table:style-name="ce6">
            <text:p>1.115</text:p>
          </table:table-cell>
          <table:table-cell office:value-type="float" office:value="48939.650075394995" table:style-name="ce5">
            <text:p><text:s/>48,940<text:s/></text:p>
          </table:table-cell>
          <table:table-cell office:value-type="float" office:value="1.2602895599227375" table:style-name="ce6">
            <text:p>1.260</text:p>
          </table:table-cell>
          <table:table-cell office:value-type="float" office:value="61678.130056292328" table:style-name="ce5">
            <text:p><text:s/>61,67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1678.130056292328" table:style-name="ce5">
            <text:p><text:s/>61,678<text:s/></text:p>
          </table:table-cell>
          <table:table-cell office:value-type="float" office:value="1.0778627211623404" table:style-name="ce6">
            <text:p>1.078</text:p>
          </table:table-cell>
          <table:table-cell office:value-type="float" office:value="66480.557098679972" table:style-name="ce5">
            <text:p><text:s/>66,481<text:s/></text:p>
          </table:table-cell>
          <table:table-cell office:value-type="float" office:value="0.98178540639824208" table:style-name="ce6">
            <text:p>0.982</text:p>
          </table:table-cell>
          <table:table-cell office:value-type="float" office:value="65269.640768709061" table:style-name="ce5">
            <text:p><text:s/>65,27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5269.640768709061" table:style-name="ce5">
            <text:p><text:s/>65,270<text:s/></text:p>
          </table:table-cell>
          <table:table-cell office:value-type="float" office:value="1.0086929945947454" table:style-name="ce6">
            <text:p>1.009</text:p>
          </table:table-cell>
          <table:table-cell office:value-type="float" office:value="65837.029403112421" table:style-name="ce5">
            <text:p><text:s/>65,837<text:s/></text:p>
          </table:table-cell>
          <table:table-cell office:value-type="float" office:value="1.0812697121827526" table:style-name="ce6">
            <text:p>1.081</text:p>
          </table:table-cell>
          <table:table-cell office:value-type="float" office:value="71187.58583367079" table:style-name="ce5">
            <text:p><text:s/>71,18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1187.58583367079" table:style-name="ce5">
            <text:p><text:s/>71,188<text:s/></text:p>
          </table:table-cell>
          <table:table-cell office:value-type="float" office:value="1.0487008830091356" table:style-name="ce6">
            <text:p>1.049</text:p>
          </table:table-cell>
          <table:table-cell office:value-type="float" office:value="74654.484123059185" table:style-name="ce5">
            <text:p><text:s/>74,654<text:s/></text:p>
          </table:table-cell>
          <table:table-cell office:value-type="float" office:value="1.0694324879691985" table:style-name="ce6">
            <text:p>1.069</text:p>
          </table:table-cell>
          <table:table-cell office:value-type="float" office:value="79837.930693780232" table:style-name="ce5">
            <text:p><text:s/>79,83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9837.930693780232" table:style-name="ce5">
            <text:p><text:s/>79,838<text:s/></text:p>
          </table:table-cell>
          <table:table-cell office:value-type="float" office:value="0.97010819678279514" table:style-name="ce6">
            <text:p>0.970</text:p>
          </table:table-cell>
          <table:table-cell office:value-type="float" office:value="77451.430980212899" table:style-name="ce5">
            <text:p><text:s/>77,451<text:s/></text:p>
          </table:table-cell>
          <table:table-cell office:value-type="float" office:value="1.0515507791270218" table:style-name="ce6">
            <text:p>1.052</text:p>
          </table:table-cell>
          <table:table-cell office:value-type="float" office:value="81444.112591745637" table:style-name="ce5">
            <text:p><text:s/>81,44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1444.112591745637" table:style-name="ce5">
            <text:p><text:s/>81,444<text:s/></text:p>
          </table:table-cell>
          <table:table-cell office:value-type="float" office:value="0.92985197005574183" table:style-name="ce6">
            <text:p>0.930</text:p>
          </table:table-cell>
          <table:table-cell office:value-type="float" office:value="75730.968542876333" table:style-name="ce5">
            <text:p><text:s/>75,731<text:s/></text:p>
          </table:table-cell>
          <table:table-cell office:value-type="float" office:value="1.0731915351682686" table:style-name="ce6">
            <text:p>1.073</text:p>
          </table:table-cell>
          <table:table-cell office:value-type="float" office:value="81273.83439030929" table:style-name="ce5">
            <text:p><text:s/>81,27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1273.83439030929" table:style-name="ce5">
            <text:p><text:s/>81,274<text:s/></text:p>
          </table:table-cell>
          <table:table-cell office:value-type="float" office:value="0.92824809104737616" table:style-name="ce6">
            <text:p>0.928</text:p>
          </table:table-cell>
          <table:table-cell office:value-type="float" office:value="75442.281624905198" table:style-name="ce5">
            <text:p><text:s/>75,442<text:s/></text:p>
          </table:table-cell>
          <table:table-cell office:value-type="float" office:value="1.0082532242415314" table:style-name="ce6">
            <text:p>1.008</text:p>
          </table:table-cell>
          <table:table-cell office:value-type="float" office:value="76064.923692448298" table:style-name="ce5">
            <text:p><text:s/>76,06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6064.923692448298" table:style-name="ce5">
            <text:p><text:s/>76,065<text:s/></text:p>
          </table:table-cell>
          <table:table-cell office:value-type="float" office:value="0.91526578025795469" table:style-name="ce6">
            <text:p>0.915</text:p>
          </table:table-cell>
          <table:table-cell office:value-type="float" office:value="69619.621733630484" table:style-name="ce5">
            <text:p><text:s/>69,620<text:s/></text:p>
          </table:table-cell>
          <table:table-cell office:value-type="float" office:value="1.0149681692695425" table:style-name="ce6">
            <text:p>1.015</text:p>
          </table:table-cell>
          <table:table-cell office:value-type="float" office:value="70661.700016220973" table:style-name="ce5">
            <text:p><text:s/>70,66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0661.700016220973" table:style-name="ce5">
            <text:p><text:s/>70,662<text:s/></text:p>
          </table:table-cell>
          <table:table-cell office:value-type="float" office:value="0.96238504683554327" table:style-name="ce6">
            <text:p>0.962</text:p>
          </table:table-cell>
          <table:table-cell office:value-type="float" office:value="68003.763479589936" table:style-name="ce5">
            <text:p><text:s/>68,004<text:s/></text:p>
          </table:table-cell>
          <table:table-cell office:value-type="float" office:value="1.0125335227381185" table:style-name="ce6">
            <text:p>1.013</text:p>
          </table:table-cell>
          <table:table-cell office:value-type="float" office:value="68856.090195439014" table:style-name="ce5">
            <text:p><text:s/>68,85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3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3653.226195922995" table:style-name="ce5">
            <text:p><text:s/>63,65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3653.226195922995" table:style-name="ce5">
            <text:p><text:s/>63,653<text:s/></text:p>
          </table:table-cell>
          <table:table-cell office:value-type="float" office:value="0.99335469047039304" table:style-name="ce6">
            <text:p>0.993</text:p>
          </table:table-cell>
          <table:table-cell office:value-type="float" office:value="63230.230805293002" table:style-name="ce5">
            <text:p><text:s/>63,230<text:s/></text:p>
          </table:table-cell>
          <table:table-cell office:value-type="float" office:value="1.2894820907001303" table:style-name="ce6">
            <text:p>1.289</text:p>
          </table:table-cell>
          <table:table-cell office:value-type="float" office:value="81534.250214261003" table:style-name="ce5">
            <text:p><text:s/>81,53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1534.250214261003" table:style-name="ce5">
            <text:p><text:s/>81,534<text:s/></text:p>
          </table:table-cell>
          <table:table-cell office:value-type="float" office:value="1.0696359780223736" table:style-name="ce6">
            <text:p>1.070</text:p>
          </table:table-cell>
          <table:table-cell office:value-type="float" office:value="87211.967470251999" table:style-name="ce5">
            <text:p><text:s/>87,212<text:s/></text:p>
          </table:table-cell>
          <table:table-cell office:value-type="float" office:value="1.0518390297714142" table:style-name="ce6">
            <text:p>1.052</text:p>
          </table:table-cell>
          <table:table-cell office:value-type="float" office:value="91732.951248365993" table:style-name="ce5">
            <text:p><text:s/>91,73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1732.951248365993" table:style-name="ce5">
            <text:p><text:s/>91,733<text:s/></text:p>
          </table:table-cell>
          <table:table-cell office:value-type="float" office:value="1.0299940682443487" table:style-name="ce6">
            <text:p>1.030</text:p>
          </table:table-cell>
          <table:table-cell office:value-type="float" office:value="94484.395648365011" table:style-name="ce5">
            <text:p><text:s/>94,484<text:s/></text:p>
          </table:table-cell>
          <table:table-cell office:value-type="float" office:value="1.1870012913006418" table:style-name="ce6">
            <text:p>1.187</text:p>
          </table:table-cell>
          <table:table-cell office:value-type="float" office:value="112153.09964237" table:style-name="ce5">
            <text:p><text:s/>112,15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2153.09964237" table:style-name="ce5">
            <text:p><text:s/>112,153<text:s/></text:p>
          </table:table-cell>
          <table:table-cell office:value-type="float" office:value="1.0564999257764258" table:style-name="ce6">
            <text:p>1.056</text:p>
          </table:table-cell>
          <table:table-cell office:value-type="float" office:value="118489.74144776" table:style-name="ce5">
            <text:p><text:s/>118,490<text:s/></text:p>
          </table:table-cell>
          <table:table-cell office:value-type="float" office:value="1.065931921361853" table:style-name="ce6">
            <text:p>1.066</text:p>
          </table:table-cell>
          <table:table-cell office:value-type="float" office:value="126301.99776308" table:style-name="ce5">
            <text:p><text:s/>126,30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6301.99776308" table:style-name="ce5">
            <text:p><text:s/>126,302<text:s/></text:p>
          </table:table-cell>
          <table:table-cell office:value-type="float" office:value="1.10908722094614" table:style-name="ce6">
            <text:p>1.109</text:p>
          </table:table-cell>
          <table:table-cell office:value-type="float" office:value="140079.93169900001" table:style-name="ce5">
            <text:p><text:s/>140,080<text:s/></text:p>
          </table:table-cell>
          <table:table-cell office:value-type="float" office:value="1.0445025414655773" table:style-name="ce6">
            <text:p>1.045</text:p>
          </table:table-cell>
          <table:table-cell office:value-type="float" office:value="146313.84466792998" table:style-name="ce5">
            <text:p><text:s/>146,31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6313.84466792998" table:style-name="ce5">
            <text:p><text:s/>146,314<text:s/></text:p>
          </table:table-cell>
          <table:table-cell office:value-type="float" office:value="1.0726655737596129" table:style-name="ce6">
            <text:p>1.073</text:p>
          </table:table-cell>
          <table:table-cell office:value-type="float" office:value="156945.82413970001" table:style-name="ce5">
            <text:p><text:s/>156,946<text:s/></text:p>
          </table:table-cell>
          <table:table-cell office:value-type="float" office:value="1.0572016216801596" table:style-name="ce6">
            <text:p>1.057</text:p>
          </table:table-cell>
          <table:table-cell office:value-type="float" office:value="165923.37979642002" table:style-name="ce5">
            <text:p><text:s/>165,92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5923.37979642002" table:style-name="ce5">
            <text:p><text:s/>165,923<text:s/></text:p>
          </table:table-cell>
          <table:table-cell office:value-type="float" office:value="0.99331070675023725" table:style-name="ce6">
            <text:p>0.993</text:p>
          </table:table-cell>
          <table:table-cell office:value-type="float" office:value="164813.46965196999" table:style-name="ce5">
            <text:p><text:s/>164,813<text:s/></text:p>
          </table:table-cell>
          <table:table-cell office:value-type="float" office:value="1.1345093320633519" table:style-name="ce6">
            <text:p>1.135</text:p>
          </table:table-cell>
          <table:table-cell office:value-type="float" office:value="186982.41936989999" table:style-name="ce5">
            <text:p><text:s/>186,98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6982.41936989999" table:style-name="ce5">
            <text:p><text:s/>186,982<text:s/></text:p>
          </table:table-cell>
          <table:table-cell office:value-type="float" office:value="1.0946452045854149" table:style-name="ce6">
            <text:p>1.095</text:p>
          </table:table-cell>
          <table:table-cell office:value-type="float" office:value="204679.40870504" table:style-name="ce5">
            <text:p><text:s/>204,679<text:s/></text:p>
          </table:table-cell>
          <table:table-cell office:value-type="float" office:value="1.0546959910855946" table:style-name="ce6">
            <text:p>1.055</text:p>
          </table:table-cell>
          <table:table-cell office:value-type="float" office:value="215874.55181897565" table:style-name="ce5">
            <text:p><text:s/>215,87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15874.55181897565" table:style-name="ce5">
            <text:p><text:s/>215,875<text:s/></text:p>
          </table:table-cell>
          <table:table-cell office:value-type="float" office:value="1.0258575061290556" table:style-name="ce6">
            <text:p>1.026</text:p>
          </table:table-cell>
          <table:table-cell office:value-type="float" office:value="221456.52936574194" table:style-name="ce5">
            <text:p><text:s/>221,457<text:s/></text:p>
          </table:table-cell>
          <table:table-cell office:value-type="float" office:value="1.1402167882241034" table:style-name="ce6">
            <text:p>1.140</text:p>
          </table:table-cell>
          <table:table-cell office:value-type="float" office:value="252508.45264466311" table:style-name="ce5">
            <text:p><text:s/>252,50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52508.45264466311" table:style-name="ce5">
            <text:p><text:s/>252,508<text:s/></text:p>
          </table:table-cell>
          <table:table-cell office:value-type="float" office:value="1.0371788407795197" table:style-name="ce6">
            <text:p>1.037</text:p>
          </table:table-cell>
          <table:table-cell office:value-type="float" office:value="261896.42420102193" table:style-name="ce5">
            <text:p><text:s/>261,896<text:s/></text:p>
          </table:table-cell>
          <table:table-cell office:value-type="float" office:value="1.1077032997090592" table:style-name="ce6">
            <text:p>1.108</text:p>
          </table:table-cell>
          <table:table-cell office:value-type="float" office:value="290103.53326947551" table:style-name="ce5">
            <text:p><text:s/>290,10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90103.53326947551" table:style-name="ce5">
            <text:p><text:s/>290,104<text:s/></text:p>
          </table:table-cell>
          <table:table-cell office:value-type="float" office:value="1.0260925987528338" table:style-name="ce6">
            <text:p>1.026</text:p>
          </table:table-cell>
          <table:table-cell office:value-type="float" office:value="297673.08835985529" table:style-name="ce5">
            <text:p><text:s/>297,673<text:s/></text:p>
          </table:table-cell>
          <table:table-cell office:value-type="float" office:value="1.0871619354170461" table:style-name="ce6">
            <text:p>1.087</text:p>
          </table:table-cell>
          <table:table-cell office:value-type="float" office:value="323618.85086286964" table:style-name="ce5">
            <text:p><text:s/>323,61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23618.85086286964" table:style-name="ce5">
            <text:p><text:s/>323,619<text:s/></text:p>
          </table:table-cell>
          <table:table-cell office:value-type="float" office:value="0.96873056294104087" table:style-name="ce6">
            <text:p>0.969</text:p>
          </table:table-cell>
          <table:table-cell office:value-type="float" office:value="313499.47157472046" table:style-name="ce5">
            <text:p><text:s/>313,499<text:s/></text:p>
          </table:table-cell>
          <table:table-cell office:value-type="float" office:value="1.1151110386959093" table:style-name="ce6">
            <text:p>1.115</text:p>
          </table:table-cell>
          <table:table-cell office:value-type="float" office:value="349586.72137830523" table:style-name="ce5">
            <text:p><text:s/>349,58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49586.72137830523" table:style-name="ce5">
            <text:p><text:s/>349,587<text:s/></text:p>
          </table:table-cell>
          <table:table-cell office:value-type="float" office:value="0.93770241929261933" table:style-name="ce6">
            <text:p>0.938</text:p>
          </table:table-cell>
          <table:table-cell office:value-type="float" office:value="327808.31438901165" table:style-name="ce5">
            <text:p><text:s/>327,808<text:s/></text:p>
          </table:table-cell>
          <table:table-cell office:value-type="float" office:value="1.1082897668990181" table:style-name="ce6">
            <text:p>1.108</text:p>
          </table:table-cell>
          <table:table-cell office:value-type="float" office:value="363306.60034175782" table:style-name="ce5">
            <text:p><text:s/>363,30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3306.60034175782" table:style-name="ce5">
            <text:p><text:s/>363,307<text:s/></text:p>
          </table:table-cell>
          <table:table-cell office:value-type="float" office:value="0.95464039834815873" table:style-name="ce6">
            <text:p>0.955</text:p>
          </table:table-cell>
          <table:table-cell office:value-type="float" office:value="346827.15767277102" table:style-name="ce5">
            <text:p><text:s/>346,827<text:s/></text:p>
          </table:table-cell>
          <table:table-cell office:value-type="float" office:value="1.0836808379319918" table:style-name="ce6">
            <text:p>1.084</text:p>
          </table:table-cell>
          <table:table-cell office:value-type="float" office:value="375849.94484439952" table:style-name="ce5">
            <text:p><text:s/>375,85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75849.94484439952" table:style-name="ce5">
            <text:p><text:s/>375,850<text:s/></text:p>
          </table:table-cell>
          <table:table-cell office:value-type="float" office:value="1.0257135176727017" table:style-name="ce6">
            <text:p>1.026</text:p>
          </table:table-cell>
          <table:table-cell office:value-type="float" office:value="385514.36904343992" table:style-name="ce5">
            <text:p><text:s/>385,514<text:s/></text:p>
          </table:table-cell>
          <table:table-cell office:value-type="float" office:value="1.0449412248400174" table:style-name="ce6">
            <text:p>1.045</text:p>
          </table:table-cell>
          <table:table-cell office:value-type="float" office:value="402839.85698167857" table:style-name="ce5">
            <text:p><text:s/>402,84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02839.85698167857" table:style-name="ce5">
            <text:p><text:s/>402,840<text:s/></text:p>
          </table:table-cell>
          <table:table-cell office:value-type="float" office:value="1.0249549893707872" table:style-name="ce6">
            <text:p>1.025</text:p>
          </table:table-cell>
          <table:table-cell office:value-type="float" office:value="412892.72133078583" table:style-name="ce5">
            <text:p><text:s/>412,893<text:s/></text:p>
          </table:table-cell>
          <table:table-cell office:value-type="float" office:value="1.0587409406111303" table:style-name="ce6">
            <text:p>1.059</text:p>
          </table:table-cell>
          <table:table-cell office:value-type="float" office:value="437146.42815324548" table:style-name="ce5">
            <text:p><text:s/>437,14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043.652126681001" table:style-name="ce5">
            <text:p><text:s/>31,04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1043.652126681001" table:style-name="ce5">
            <text:p><text:s/>31,044<text:s/></text:p>
          </table:table-cell>
          <table:table-cell office:value-type="float" office:value="0.9969874564607164" table:style-name="ce6">
            <text:p>0.997</text:p>
          </table:table-cell>
          <table:table-cell office:value-type="float" office:value="30950.131773030997" table:style-name="ce5">
            <text:p><text:s/>30,950<text:s/></text:p>
          </table:table-cell>
          <table:table-cell office:value-type="float" office:value="1.2525761155232538" table:style-name="ce6">
            <text:p>1.253</text:p>
          </table:table-cell>
          <table:table-cell office:value-type="float" office:value="38767.395831196001" table:style-name="ce5">
            <text:p><text:s/>38,76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8767.395831196001" table:style-name="ce5">
            <text:p><text:s/>38,767<text:s/></text:p>
          </table:table-cell>
          <table:table-cell office:value-type="float" office:value="1.0594518774679298" table:style-name="ce6">
            <text:p>1.059</text:p>
          </table:table-cell>
          <table:table-cell office:value-type="float" office:value="41072.190297902998" table:style-name="ce5">
            <text:p><text:s/>41,072<text:s/></text:p>
          </table:table-cell>
          <table:table-cell office:value-type="float" office:value="0.99923953210721272" table:style-name="ce6">
            <text:p>0.999</text:p>
          </table:table-cell>
          <table:table-cell office:value-type="float" office:value="41040.956215894999" table:style-name="ce5">
            <text:p><text:s/>41,04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1040.956215894999" table:style-name="ce5">
            <text:p><text:s/>41,041<text:s/></text:p>
          </table:table-cell>
          <table:table-cell office:value-type="float" office:value="1.0405128134867396" table:style-name="ce6">
            <text:p>1.041</text:p>
          </table:table-cell>
          <table:table-cell office:value-type="float" office:value="42703.640820387001" table:style-name="ce5">
            <text:p><text:s/>42,704<text:s/></text:p>
          </table:table-cell>
          <table:table-cell office:value-type="float" office:value="1.1116000739019611" table:style-name="ce6">
            <text:p>1.112</text:p>
          </table:table-cell>
          <table:table-cell office:value-type="float" office:value="47469.370291824998" table:style-name="ce5">
            <text:p><text:s/>47,46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7469.370291824998" table:style-name="ce5">
            <text:p><text:s/>47,469<text:s/></text:p>
          </table:table-cell>
          <table:table-cell office:value-type="float" office:value="1.07249640989863" table:style-name="ce6">
            <text:p>1.072</text:p>
          </table:table-cell>
          <table:table-cell office:value-type="float" office:value="50910.729218130997" table:style-name="ce5">
            <text:p><text:s/>50,911<text:s/></text:p>
          </table:table-cell>
          <table:table-cell office:value-type="float" office:value="1.0478810770654581" table:style-name="ce6">
            <text:p>1.048</text:p>
          </table:table-cell>
          <table:table-cell office:value-type="float" office:value="53348.389767282999" table:style-name="ce5">
            <text:p><text:s/>53,34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3348.389767282999" table:style-name="ce5">
            <text:p><text:s/>53,348<text:s/></text:p>
          </table:table-cell>
          <table:table-cell office:value-type="float" office:value="1.0949192541333361" table:style-name="ce6">
            <text:p>1.095</text:p>
          </table:table-cell>
          <table:table-cell office:value-type="float" office:value="58412.179133208003" table:style-name="ce5">
            <text:p><text:s/>58,412<text:s/></text:p>
          </table:table-cell>
          <table:table-cell office:value-type="float" office:value="1.0099776522563026" table:style-name="ce6">
            <text:p>1.010</text:p>
          </table:table-cell>
          <table:table-cell office:value-type="float" office:value="58994.995544132005" table:style-name="ce5">
            <text:p><text:s/>58,99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8994.995544132005" table:style-name="ce5">
            <text:p><text:s/>58,995<text:s/></text:p>
          </table:table-cell>
          <table:table-cell office:value-type="float" office:value="1.0789560221237326" table:style-name="ce6">
            <text:p>1.079</text:p>
          </table:table-cell>
          <table:table-cell office:value-type="float" office:value="63653.005717503998" table:style-name="ce5">
            <text:p><text:s/>63,653<text:s/></text:p>
          </table:table-cell>
          <table:table-cell office:value-type="float" office:value="1.0551457734558751" table:style-name="ce6">
            <text:p>1.055</text:p>
          </table:table-cell>
          <table:table-cell office:value-type="float" office:value="67163.199950587004" table:style-name="ce5">
            <text:p><text:s/>67,16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7163.199950587004" table:style-name="ce5">
            <text:p><text:s/>67,163<text:s/></text:p>
          </table:table-cell>
          <table:table-cell office:value-type="float" office:value="1.0228322405500812" table:style-name="ce6">
            <text:p>1.023</text:p>
          </table:table-cell>
          <table:table-cell office:value-type="float" office:value="68696.686287971999" table:style-name="ce5">
            <text:p><text:s/>68,697<text:s/></text:p>
          </table:table-cell>
          <table:table-cell office:value-type="float" office:value="1.0872699809207056" table:style-name="ce6">
            <text:p>1.087</text:p>
          </table:table-cell>
          <table:table-cell office:value-type="float" office:value="74691.844789639013" table:style-name="ce5">
            <text:p><text:s/>74,69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4691.844789639013" table:style-name="ce5">
            <text:p><text:s/>74,692<text:s/></text:p>
          </table:table-cell>
          <table:table-cell office:value-type="float" office:value="1.0850234403113701" table:style-name="ce6">
            <text:p>1.085</text:p>
          </table:table-cell>
          <table:table-cell office:value-type="float" office:value="81042.402396856996" table:style-name="ce5">
            <text:p><text:s/>81,042<text:s/></text:p>
          </table:table-cell>
          <table:table-cell office:value-type="float" office:value="1.0386236123023218" table:style-name="ce6">
            <text:p>1.039</text:p>
          </table:table-cell>
          <table:table-cell office:value-type="float" office:value="84172.552727081958" table:style-name="ce5">
            <text:p><text:s/>84,17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4172.552727081958" table:style-name="ce5">
            <text:p><text:s/>84,173<text:s/></text:p>
          </table:table-cell>
          <table:table-cell office:value-type="float" office:value="1.0497303022193261" table:style-name="ce6">
            <text:p>1.050</text:p>
          </table:table-cell>
          <table:table-cell office:value-type="float" office:value="88358.479212771897" table:style-name="ce5">
            <text:p><text:s/>88,358<text:s/></text:p>
          </table:table-cell>
          <table:table-cell office:value-type="float" office:value="1.0914548062520517" table:style-name="ce6">
            <text:p>1.091</text:p>
          </table:table-cell>
          <table:table-cell office:value-type="float" office:value="96439.286809901881" table:style-name="ce5">
            <text:p><text:s/>96,43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6439.286809901881" table:style-name="ce5">
            <text:p><text:s/>96,439<text:s/></text:p>
          </table:table-cell>
          <table:table-cell office:value-type="float" office:value="1.0549429813067366" table:style-name="ce6">
            <text:p>1.055</text:p>
          </table:table-cell>
          <table:table-cell office:value-type="float" office:value="101737.94874233335" table:style-name="ce5">
            <text:p><text:s/>101,738<text:s/></text:p>
          </table:table-cell>
          <table:table-cell office:value-type="float" office:value="1.108987988428042" table:style-name="ce6">
            <text:p>1.109</text:p>
          </table:table-cell>
          <table:table-cell office:value-type="float" office:value="112826.16312255552" table:style-name="ce5">
            <text:p><text:s/>112,82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2826.16312255552" table:style-name="ce5">
            <text:p><text:s/>112,826<text:s/></text:p>
          </table:table-cell>
          <table:table-cell office:value-type="float" office:value="1.029092598444822" table:style-name="ce6">
            <text:p>1.029</text:p>
          </table:table-cell>
          <table:table-cell office:value-type="float" office:value="116108.56938035" table:style-name="ce5">
            <text:p><text:s/>116,109<text:s/></text:p>
          </table:table-cell>
          <table:table-cell office:value-type="float" office:value="1.0646328043142206" table:style-name="ce6">
            <text:p>1.065</text:p>
          </table:table-cell>
          <table:table-cell office:value-type="float" office:value="123612.99182431427" table:style-name="ce5">
            <text:p><text:s/>123,61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3612.99182431427" table:style-name="ce5">
            <text:p><text:s/>123,613<text:s/></text:p>
          </table:table-cell>
          <table:table-cell office:value-type="float" office:value="0.98011945149138668" table:style-name="ce6">
            <text:p>0.980</text:p>
          </table:table-cell>
          <table:table-cell office:value-type="float" office:value="121155.49774405616" table:style-name="ce5">
            <text:p><text:s/>121,155<text:s/></text:p>
          </table:table-cell>
          <table:table-cell office:value-type="float" office:value="1.1174264156016824" table:style-name="ce6">
            <text:p>1.117</text:p>
          </table:table-cell>
          <table:table-cell office:value-type="float" office:value="135382.35357457839" table:style-name="ce5">
            <text:p><text:s/>135,38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5382.35357457839" table:style-name="ce5">
            <text:p><text:s/>135,382<text:s/></text:p>
          </table:table-cell>
          <table:table-cell office:value-type="float" office:value="0.93913015119821674" table:style-name="ce6">
            <text:p>0.939</text:p>
          </table:table-cell>
          <table:table-cell office:value-type="float" office:value="127141.65018206426" table:style-name="ce5">
            <text:p><text:s/>127,142<text:s/></text:p>
          </table:table-cell>
          <table:table-cell office:value-type="float" office:value="1.1302387800313634" table:style-name="ce6">
            <text:p>1.130</text:p>
          </table:table-cell>
          <table:table-cell office:value-type="float" office:value="143700.42359295068" table:style-name="ce5">
            <text:p><text:s/>143,70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3700.42359295068" table:style-name="ce5">
            <text:p><text:s/>143,700<text:s/></text:p>
          </table:table-cell>
          <table:table-cell office:value-type="float" office:value="0.96375574467251701" table:style-name="ce6">
            <text:p>0.964</text:p>
          </table:table-cell>
          <table:table-cell office:value-type="float" office:value="138492.10874958034" table:style-name="ce5">
            <text:p><text:s/>138,492<text:s/></text:p>
          </table:table-cell>
          <table:table-cell office:value-type="float" office:value="1.0914271946136045" table:style-name="ce6">
            <text:p>1.091</text:p>
          </table:table-cell>
          <table:table-cell office:value-type="float" office:value="151154.05372867666" table:style-name="ce5">
            <text:p><text:s/>151,15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1154.05372867666" table:style-name="ce5">
            <text:p><text:s/>151,154<text:s/></text:p>
          </table:table-cell>
          <table:table-cell office:value-type="float" office:value="1.0292137055262196" table:style-name="ce6">
            <text:p>1.029</text:p>
          </table:table-cell>
          <table:table-cell office:value-type="float" office:value="155569.8237434006" table:style-name="ce5">
            <text:p><text:s/>155,570<text:s/></text:p>
          </table:table-cell>
          <table:table-cell office:value-type="float" office:value="1.0386815254176647" table:style-name="ce6">
            <text:p>1.039</text:p>
          </table:table-cell>
          <table:table-cell office:value-type="float" office:value="161587.50183475256" table:style-name="ce5">
            <text:p><text:s/>161,58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1587.50183475256" table:style-name="ce5">
            <text:p><text:s/>161,588<text:s/></text:p>
          </table:table-cell>
          <table:table-cell office:value-type="float" office:value="1.0274651892165831" table:style-name="ce6">
            <text:p>1.027</text:p>
          </table:table-cell>
          <table:table-cell office:value-type="float" office:value="166025.53314767903" table:style-name="ce5">
            <text:p><text:s/>166,026<text:s/></text:p>
          </table:table-cell>
          <table:table-cell office:value-type="float" office:value="1.0904951747312812" table:style-name="ce6">
            <text:p>1.090</text:p>
          </table:table-cell>
          <table:table-cell office:value-type="float" office:value="181050.04277973235" table:style-name="ce5">
            <text:p><text:s/>181,05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2609.574069241997" table:style-name="ce5">
            <text:p><text:s/>32,61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2609.574069241997" table:style-name="ce5">
            <text:p><text:s/>32,610<text:s/></text:p>
          </table:table-cell>
          <table:table-cell office:value-type="float" office:value="0.98989637103875072" table:style-name="ce6">
            <text:p>0.990</text:p>
          </table:table-cell>
          <table:table-cell office:value-type="float" office:value="32280.099032262002" table:style-name="ce5">
            <text:p><text:s/>32,280<text:s/></text:p>
          </table:table-cell>
          <table:table-cell office:value-type="float" office:value="1.3248675086257364" table:style-name="ce6">
            <text:p>1.325</text:p>
          </table:table-cell>
          <table:table-cell office:value-type="float" office:value="42766.854383065001" table:style-name="ce5">
            <text:p><text:s/>42,76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2766.854383065001" table:style-name="ce5">
            <text:p><text:s/>42,767<text:s/></text:p>
          </table:table-cell>
          <table:table-cell office:value-type="float" office:value="1.0788676847511989" table:style-name="ce6">
            <text:p>1.079</text:p>
          </table:table-cell>
          <table:table-cell office:value-type="float" office:value="46139.777172349" table:style-name="ce5">
            <text:p><text:s/>46,140<text:s/></text:p>
          </table:table-cell>
          <table:table-cell office:value-type="float" office:value="1.0986614617387032" table:style-name="ce6">
            <text:p>1.099</text:p>
          </table:table-cell>
          <table:table-cell office:value-type="float" office:value="50691.995032471001" table:style-name="ce5">
            <text:p><text:s/>50,69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0691.995032471001" table:style-name="ce5">
            <text:p><text:s/>50,692<text:s/></text:p>
          </table:table-cell>
          <table:table-cell office:value-type="float" office:value="1.0214779433085952" table:style-name="ce6">
            <text:p>1.021</text:p>
          </table:table-cell>
          <table:table-cell office:value-type="float" office:value="51780.754827978002" table:style-name="ce5">
            <text:p><text:s/>51,781<text:s/></text:p>
          </table:table-cell>
          <table:table-cell office:value-type="float" office:value="1.2491847514666838" table:style-name="ce6">
            <text:p>1.249</text:p>
          </table:table-cell>
          <table:table-cell office:value-type="float" office:value="64683.729350545" table:style-name="ce5">
            <text:p><text:s/>64,68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4683.729350545" table:style-name="ce5">
            <text:p><text:s/>64,684<text:s/></text:p>
          </table:table-cell>
          <table:table-cell office:value-type="float" office:value="1.0447606053045178" table:style-name="ce6">
            <text:p>1.045</text:p>
          </table:table-cell>
          <table:table-cell office:value-type="float" office:value="67579.012229628992" table:style-name="ce5">
            <text:p><text:s/>67,579<text:s/></text:p>
          </table:table-cell>
          <table:table-cell office:value-type="float" office:value="1.0795305463759293" table:style-name="ce6">
            <text:p>1.080</text:p>
          </table:table-cell>
          <table:table-cell office:value-type="float" office:value="72953.607995796992" table:style-name="ce5">
            <text:p><text:s/>72,95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2953.607995796992" table:style-name="ce5">
            <text:p><text:s/>72,954<text:s/></text:p>
          </table:table-cell>
          <table:table-cell office:value-type="float" office:value="1.1194477532968217" table:style-name="ce6">
            <text:p>1.119</text:p>
          </table:table-cell>
          <table:table-cell office:value-type="float" office:value="81667.75256579199" table:style-name="ce5">
            <text:p><text:s/>81,668<text:s/></text:p>
          </table:table-cell>
          <table:table-cell office:value-type="float" office:value="1.069196180627763" table:style-name="ce6">
            <text:p>1.069</text:p>
          </table:table-cell>
          <table:table-cell office:value-type="float" office:value="87318.849123797991" table:style-name="ce5">
            <text:p><text:s/>87,31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7318.849123797991" table:style-name="ce5">
            <text:p><text:s/>87,319<text:s/></text:p>
          </table:table-cell>
          <table:table-cell office:value-type="float" office:value="1.0684155753121336" table:style-name="ce6">
            <text:p>1.068</text:p>
          </table:table-cell>
          <table:table-cell office:value-type="float" office:value="93292.818422196011" table:style-name="ce5">
            <text:p><text:s/>93,293<text:s/></text:p>
          </table:table-cell>
          <table:table-cell office:value-type="float" office:value="1.0586043118441817" table:style-name="ce6">
            <text:p>1.059</text:p>
          </table:table-cell>
          <table:table-cell office:value-type="float" office:value="98760.179845833001" table:style-name="ce5">
            <text:p><text:s/>98,76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8760.179845833001" table:style-name="ce5">
            <text:p><text:s/>98,760<text:s/></text:p>
          </table:table-cell>
          <table:table-cell office:value-type="float" office:value="0.97323418724063271" table:style-name="ce6">
            <text:p>0.973</text:p>
          </table:table-cell>
          <table:table-cell office:value-type="float" office:value="96116.783363997994" table:style-name="ce5">
            <text:p><text:s/>96,117<text:s/></text:p>
          </table:table-cell>
          <table:table-cell office:value-type="float" office:value="1.1682722897104474" table:style-name="ce6">
            <text:p>1.168</text:p>
          </table:table-cell>
          <table:table-cell office:value-type="float" office:value="112290.57458026099" table:style-name="ce5">
            <text:p><text:s/>112,29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2290.57458026099" table:style-name="ce5">
            <text:p><text:s/>112,291<text:s/></text:p>
          </table:table-cell>
          <table:table-cell office:value-type="float" office:value="1.1010452726805848" table:style-name="ce6">
            <text:p>1.101</text:p>
          </table:table-cell>
          <table:table-cell office:value-type="float" office:value="123637.00630818302" table:style-name="ce5">
            <text:p><text:s/>123,637<text:s/></text:p>
          </table:table-cell>
          <table:table-cell office:value-type="float" office:value="1.0652312202028535" table:style-name="ce6">
            <text:p>1.065</text:p>
          </table:table-cell>
          <table:table-cell office:value-type="float" office:value="131701.9990918937" table:style-name="ce5">
            <text:p><text:s/>131,70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1701.9990918937" table:style-name="ce5">
            <text:p><text:s/>131,702<text:s/></text:p>
          </table:table-cell>
          <table:table-cell office:value-type="float" office:value="1.0106000749472472" table:style-name="ce6">
            <text:p>1.011</text:p>
          </table:table-cell>
          <table:table-cell office:value-type="float" office:value="133098.05015297004" table:style-name="ce5">
            <text:p><text:s/>133,098<text:s/></text:p>
          </table:table-cell>
          <table:table-cell office:value-type="float" office:value="1.1725879203744187" table:style-name="ce6">
            <text:p>1.173</text:p>
          </table:table-cell>
          <table:table-cell office:value-type="float" office:value="156069.16583476122" table:style-name="ce5">
            <text:p><text:s/>156,06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6069.16583476122" table:style-name="ce5">
            <text:p><text:s/>156,069<text:s/></text:p>
          </table:table-cell>
          <table:table-cell office:value-type="float" office:value="1.0262019060719332" table:style-name="ce6">
            <text:p>1.026</text:p>
          </table:table-cell>
          <table:table-cell office:value-type="float" office:value="160158.4754586886" table:style-name="ce5">
            <text:p><text:s/>160,158<text:s/></text:p>
          </table:table-cell>
          <table:table-cell office:value-type="float" office:value="1.1068872230408255" table:style-name="ce6">
            <text:p>1.107</text:p>
          </table:table-cell>
          <table:table-cell office:value-type="float" office:value="177277.37014692" table:style-name="ce5">
            <text:p><text:s/>177,27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7277.37014692" table:style-name="ce5">
            <text:p><text:s/>177,277<text:s/></text:p>
          </table:table-cell>
          <table:table-cell office:value-type="float" office:value="1.02418328311748" table:style-name="ce6">
            <text:p>1.024</text:p>
          </table:table-cell>
          <table:table-cell office:value-type="float" office:value="181564.51897950529" table:style-name="ce5">
            <text:p><text:s/>181,565<text:s/></text:p>
          </table:table-cell>
          <table:table-cell office:value-type="float" office:value="1.1015690739727166" table:style-name="ce6">
            <text:p>1.102</text:p>
          </table:table-cell>
          <table:table-cell office:value-type="float" office:value="200005.85903855535" table:style-name="ce5">
            <text:p><text:s/>200,00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0005.85903855535" table:style-name="ce5">
            <text:p><text:s/>200,006<text:s/></text:p>
          </table:table-cell>
          <table:table-cell office:value-type="float" office:value="0.9616916962096892" table:style-name="ce6">
            <text:p>0.962</text:p>
          </table:table-cell>
          <table:table-cell office:value-type="float" office:value="192343.9738306643" table:style-name="ce5">
            <text:p><text:s/>192,344<text:s/></text:p>
          </table:table-cell>
          <table:table-cell office:value-type="float" office:value="1.113652606513724" table:style-name="ce6">
            <text:p>1.114</text:p>
          </table:table-cell>
          <table:table-cell office:value-type="float" office:value="214204.36780372684" table:style-name="ce5">
            <text:p><text:s/>214,20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14204.36780372684" table:style-name="ce5">
            <text:p><text:s/>214,204<text:s/></text:p>
          </table:table-cell>
          <table:table-cell office:value-type="float" office:value="0.93680005811466971" table:style-name="ce6">
            <text:p>0.937</text:p>
          </table:table-cell>
          <table:table-cell office:value-type="float" office:value="200666.66420694737" table:style-name="ce5">
            <text:p><text:s/>200,667<text:s/></text:p>
          </table:table-cell>
          <table:table-cell office:value-type="float" office:value="1.0943829540233321" table:style-name="ce6">
            <text:p>1.094</text:p>
          </table:table-cell>
          <table:table-cell office:value-type="float" office:value="219606.17674880713" table:style-name="ce5">
            <text:p><text:s/>219,60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9606.17674880713" table:style-name="ce5">
            <text:p><text:s/>219,606<text:s/></text:p>
          </table:table-cell>
          <table:table-cell office:value-type="float" office:value="0.948675724915931" table:style-name="ce6">
            <text:p>0.949</text:p>
          </table:table-cell>
          <table:table-cell office:value-type="float" office:value="208335.04892319068" table:style-name="ce5">
            <text:p><text:s/>208,335<text:s/></text:p>
          </table:table-cell>
          <table:table-cell office:value-type="float" office:value="1.0785313958313569" table:style-name="ce6">
            <text:p>1.079</text:p>
          </table:table-cell>
          <table:table-cell office:value-type="float" office:value="224695.89111572286" table:style-name="ce5">
            <text:p><text:s/>224,69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4695.89111572286" table:style-name="ce5">
            <text:p><text:s/>224,696<text:s/></text:p>
          </table:table-cell>
          <table:table-cell office:value-type="float" office:value="1.0233589237357852" table:style-name="ce6">
            <text:p>1.023</text:p>
          </table:table-cell>
          <table:table-cell office:value-type="float" office:value="229944.54530003935" table:style-name="ce5">
            <text:p><text:s/>229,945<text:s/></text:p>
          </table:table-cell>
          <table:table-cell office:value-type="float" office:value="1.049176247395353" table:style-name="ce6">
            <text:p>1.049</text:p>
          </table:table-cell>
          <table:table-cell office:value-type="float" office:value="241252.35514692601" table:style-name="ce5">
            <text:p><text:s/>241,25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1252.35514692601" table:style-name="ce5">
            <text:p><text:s/>241,252<text:s/></text:p>
          </table:table-cell>
          <table:table-cell office:value-type="float" office:value="1.023273692116959" table:style-name="ce6">
            <text:p>1.023</text:p>
          </table:table-cell>
          <table:table-cell office:value-type="float" office:value="246867.1881831068" table:style-name="ce5">
            <text:p><text:s/>246,867<text:s/></text:p>
          </table:table-cell>
          <table:table-cell office:value-type="float" office:value="1.0373852728599995" table:style-name="ce6">
            <text:p>1.037</text:p>
          </table:table-cell>
          <table:table-cell office:value-type="float" office:value="256096.38537351313" table:style-name="ce5">
            <text:p><text:s/>256,09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3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1055.489648644994" table:style-name="ce5">
            <text:p><text:s/>41,05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1055.489648644994" table:style-name="ce5">
            <text:p><text:s/>41,055<text:s/></text:p>
          </table:table-cell>
          <table:table-cell office:value-type="float" office:value="0.96738030367385486" table:style-name="ce6">
            <text:p>0.967</text:p>
          </table:table-cell>
          <table:table-cell office:value-type="float" office:value="39716.272043785" table:style-name="ce5">
            <text:p><text:s/>39,716<text:s/></text:p>
          </table:table-cell>
          <table:table-cell office:value-type="float" office:value="1.24017585709658" table:style-name="ce6">
            <text:p>1.240</text:p>
          </table:table-cell>
          <table:table-cell office:value-type="float" office:value="49255.161722582001" table:style-name="ce5">
            <text:p><text:s/>49,25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9255.161722582001" table:style-name="ce5">
            <text:p><text:s/>49,255<text:s/></text:p>
          </table:table-cell>
          <table:table-cell office:value-type="float" office:value="1.0107724737619679" table:style-name="ce6">
            <text:p>1.011</text:p>
          </table:table-cell>
          <table:table-cell office:value-type="float" office:value="49785.761659879994" table:style-name="ce5">
            <text:p><text:s/>49,786<text:s/></text:p>
          </table:table-cell>
          <table:table-cell office:value-type="float" office:value="1.0545943018511723" table:style-name="ce6">
            <text:p>1.055</text:p>
          </table:table-cell>
          <table:table-cell office:value-type="float" office:value="52503.780559830004" table:style-name="ce5">
            <text:p><text:s/>52,50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2503.780559830004" table:style-name="ce5">
            <text:p><text:s/>52,504<text:s/></text:p>
          </table:table-cell>
          <table:table-cell office:value-type="float" office:value="1.0480077038126177" table:style-name="ce6">
            <text:p>1.048</text:p>
          </table:table-cell>
          <table:table-cell office:value-type="float" office:value="55024.366505988997" table:style-name="ce5">
            <text:p><text:s/>55,024<text:s/></text:p>
          </table:table-cell>
          <table:table-cell office:value-type="float" office:value="1.1559076407204483" table:style-name="ce6">
            <text:p>1.156</text:p>
          </table:table-cell>
          <table:table-cell office:value-type="float" office:value="63603.085670074994" table:style-name="ce5">
            <text:p><text:s/>63,60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3603.085670074994" table:style-name="ce5">
            <text:p><text:s/>63,603<text:s/></text:p>
          </table:table-cell>
          <table:table-cell office:value-type="float" office:value="1.0237885112892859" table:style-name="ce6">
            <text:p>1.024</text:p>
          </table:table-cell>
          <table:table-cell office:value-type="float" office:value="65116.108391570997" table:style-name="ce5">
            <text:p><text:s/>65,116<text:s/></text:p>
          </table:table-cell>
          <table:table-cell office:value-type="float" office:value="1.0397726046884774" table:style-name="ce6">
            <text:p>1.040</text:p>
          </table:table-cell>
          <table:table-cell office:value-type="float" office:value="67705.945629481008" table:style-name="ce5">
            <text:p><text:s/>67,70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7705.945629481008" table:style-name="ce5">
            <text:p><text:s/>67,706<text:s/></text:p>
          </table:table-cell>
          <table:table-cell office:value-type="float" office:value="1.0368519750483267" table:style-name="ce6">
            <text:p>1.037</text:p>
          </table:table-cell>
          <table:table-cell office:value-type="float" office:value="70201.043448441997" table:style-name="ce5">
            <text:p><text:s/>70,201<text:s/></text:p>
          </table:table-cell>
          <table:table-cell office:value-type="float" office:value="1.0616285134041412" table:style-name="ce6">
            <text:p>1.062</text:p>
          </table:table-cell>
          <table:table-cell office:value-type="float" office:value="74527.429395589003" table:style-name="ce5">
            <text:p><text:s/>74,52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4527.429395589003" table:style-name="ce5">
            <text:p><text:s/>74,527<text:s/></text:p>
          </table:table-cell>
          <table:table-cell office:value-type="float" office:value="1.082879777561744" table:style-name="ce6">
            <text:p>1.083</text:p>
          </table:table-cell>
          <table:table-cell office:value-type="float" office:value="80704.246166144003" table:style-name="ce5">
            <text:p><text:s/>80,704<text:s/></text:p>
          </table:table-cell>
          <table:table-cell office:value-type="float" office:value="1.1094093045663707" table:style-name="ce6">
            <text:p>1.109</text:p>
          </table:table-cell>
          <table:table-cell office:value-type="float" office:value="89534.041614735004" table:style-name="ce5">
            <text:p><text:s/>89,53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9534.041614735004" table:style-name="ce5">
            <text:p><text:s/>89,534<text:s/></text:p>
          </table:table-cell>
          <table:table-cell office:value-type="float" office:value="0.96501471154327423" table:style-name="ce6">
            <text:p>0.965</text:p>
          </table:table-cell>
          <table:table-cell office:value-type="float" office:value="86401.667342147004" table:style-name="ce5">
            <text:p><text:s/>86,402<text:s/></text:p>
          </table:table-cell>
          <table:table-cell office:value-type="float" office:value="1.012915012446602" table:style-name="ce6">
            <text:p>1.013</text:p>
          </table:table-cell>
          <table:table-cell office:value-type="float" office:value="87517.545951278007" table:style-name="ce5">
            <text:p><text:s/>87,51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7517.545951278007" table:style-name="ce5">
            <text:p><text:s/>87,518<text:s/></text:p>
          </table:table-cell>
          <table:table-cell office:value-type="float" office:value="1.0948645890534339" table:style-name="ce6">
            <text:p>1.095</text:p>
          </table:table-cell>
          <table:table-cell office:value-type="float" office:value="95819.861982910996" table:style-name="ce5">
            <text:p><text:s/>95,820<text:s/></text:p>
          </table:table-cell>
          <table:table-cell office:value-type="float" office:value="1.1502702221336965" table:style-name="ce6">
            <text:p>1.150</text:p>
          </table:table-cell>
          <table:table-cell office:value-type="float" office:value="110218.73392790317" table:style-name="ce5">
            <text:p><text:s/>110,21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0218.73392790317" table:style-name="ce5">
            <text:p><text:s/>110,219<text:s/></text:p>
          </table:table-cell>
          <table:table-cell office:value-type="float" office:value="1.0398626949883614" table:style-name="ce6">
            <text:p>1.040</text:p>
          </table:table-cell>
          <table:table-cell office:value-type="float" office:value="114612.34970047451" table:style-name="ce5">
            <text:p><text:s/>114,612<text:s/></text:p>
          </table:table-cell>
          <table:table-cell office:value-type="float" office:value="1.0721554334500196" table:style-name="ce6">
            <text:p>1.072</text:p>
          </table:table-cell>
          <table:table-cell office:value-type="float" office:value="122882.2534718375" table:style-name="ce5">
            <text:p><text:s/>122,88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22882.2534718375" table:style-name="ce5">
            <text:p><text:s/>122,882<text:s/></text:p>
          </table:table-cell>
          <table:table-cell office:value-type="float" office:value="1.030096057965733" table:style-name="ce6">
            <text:p>1.030</text:p>
          </table:table-cell>
          <table:table-cell office:value-type="float" office:value="126580.52489528579" table:style-name="ce5">
            <text:p><text:s/>126,581<text:s/></text:p>
          </table:table-cell>
          <table:table-cell office:value-type="float" office:value="1.0534298775071078" table:style-name="ce6">
            <text:p>1.053</text:p>
          </table:table-cell>
          <table:table-cell office:value-type="float" office:value="133343.70683522633" table:style-name="ce5">
            <text:p><text:s/>133,34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33343.70683522633" table:style-name="ce5">
            <text:p><text:s/>133,344<text:s/></text:p>
          </table:table-cell>
          <table:table-cell office:value-type="float" office:value="1.0288445766972474" table:style-name="ce6">
            <text:p>1.029</text:p>
          </table:table-cell>
          <table:table-cell office:value-type="float" office:value="137189.94961413028" table:style-name="ce5">
            <text:p><text:s/>137,190<text:s/></text:p>
          </table:table-cell>
          <table:table-cell office:value-type="float" office:value="1.1067521226858696" table:style-name="ce6">
            <text:p>1.107</text:p>
          </table:table-cell>
          <table:table-cell office:value-type="float" office:value="151835.26794660621" table:style-name="ce5">
            <text:p><text:s/>151,83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1835.26794660621" table:style-name="ce5">
            <text:p><text:s/>151,835<text:s/></text:p>
          </table:table-cell>
          <table:table-cell office:value-type="float" office:value="0.99883224919155644" table:style-name="ce6">
            <text:p>0.999</text:p>
          </table:table-cell>
          <table:table-cell office:value-type="float" office:value="151657.96218971131" table:style-name="ce5">
            <text:p><text:s/>151,658<text:s/></text:p>
          </table:table-cell>
          <table:table-cell office:value-type="float" office:value="1.1245624467266593" table:style-name="ce6">
            <text:p>1.125</text:p>
          </table:table-cell>
          <table:table-cell office:value-type="float" office:value="170548.84902564093" table:style-name="ce5">
            <text:p><text:s/>170,54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70548.84902564093" table:style-name="ce5">
            <text:p><text:s/>170,549<text:s/></text:p>
          </table:table-cell>
          <table:table-cell office:value-type="float" office:value="0.95968846214644932" table:style-name="ce6">
            <text:p>0.960</text:p>
          </table:table-cell>
          <table:table-cell office:value-type="float" office:value="163673.76264226431" table:style-name="ce5">
            <text:p><text:s/>163,674<text:s/></text:p>
          </table:table-cell>
          <table:table-cell office:value-type="float" office:value="0.96780894877848567" table:style-name="ce6">
            <text:p>0.968</text:p>
          </table:table-cell>
          <table:table-cell office:value-type="float" office:value="158404.9321654292" table:style-name="ce5">
            <text:p><text:s/>158,40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8404.9321654292" table:style-name="ce5">
            <text:p><text:s/>158,405<text:s/></text:p>
          </table:table-cell>
          <table:table-cell office:value-type="float" office:value="0.9514012357220214" table:style-name="ce6">
            <text:p>0.951</text:p>
          </table:table-cell>
          <table:table-cell office:value-type="float" office:value="150706.64820665232" table:style-name="ce5">
            <text:p><text:s/>150,707<text:s/></text:p>
          </table:table-cell>
          <table:table-cell office:value-type="float" office:value="1.1453155361129481" table:style-name="ce6">
            <text:p>1.145</text:p>
          </table:table-cell>
          <table:table-cell office:value-type="float" office:value="172606.66558658745" table:style-name="ce5">
            <text:p><text:s/>172,60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2606.66558658745" table:style-name="ce5">
            <text:p><text:s/>172,607<text:s/></text:p>
          </table:table-cell>
          <table:table-cell office:value-type="float" office:value="1.0101795551524388" table:style-name="ce6">
            <text:p>1.010</text:p>
          </table:table-cell>
          <table:table-cell office:value-type="float" office:value="174363.72465860471" table:style-name="ce5">
            <text:p><text:s/>174,364<text:s/></text:p>
          </table:table-cell>
          <table:table-cell office:value-type="float" office:value="1.0441652305798408" table:style-name="ce6">
            <text:p>1.044</text:p>
          </table:table-cell>
          <table:table-cell office:value-type="float" office:value="182064.53876291183" table:style-name="ce5">
            <text:p><text:s/>182,06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2064.53876291183" table:style-name="ce5">
            <text:p><text:s/>182,065<text:s/></text:p>
          </table:table-cell>
          <table:table-cell office:value-type="float" office:value="1.0159187437510211" table:style-name="ce6">
            <text:p>1.016</text:p>
          </table:table-cell>
          <table:table-cell office:value-type="float" office:value="184962.77750162646" table:style-name="ce5">
            <text:p><text:s/>184,963<text:s/></text:p>
          </table:table-cell>
          <table:table-cell office:value-type="float" office:value="1.0352148169332578" table:style-name="ce6">
            <text:p>1.035</text:p>
          </table:table-cell>
          <table:table-cell office:value-type="float" office:value="191476.20785081314" table:style-name="ce5">
            <text:p><text:s/>191,47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3961.128269238998" table:style-name="ce5">
            <text:p><text:s/>23,96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3961.128269238998" table:style-name="ce5">
            <text:p><text:s/>23,961<text:s/></text:p>
          </table:table-cell>
          <table:table-cell office:value-type="float" office:value="0.96953091056508145" table:style-name="ce6">
            <text:p>0.970</text:p>
          </table:table-cell>
          <table:table-cell office:value-type="float" office:value="23231.054509041998" table:style-name="ce5">
            <text:p><text:s/>23,231<text:s/></text:p>
          </table:table-cell>
          <table:table-cell office:value-type="float" office:value="1.3419694987877935" table:style-name="ce6">
            <text:p>1.342</text:p>
          </table:table-cell>
          <table:table-cell office:value-type="float" office:value="31175.366575811" table:style-name="ce5">
            <text:p><text:s/>31,17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1175.366575811" table:style-name="ce5">
            <text:p><text:s/>31,175<text:s/></text:p>
          </table:table-cell>
          <table:table-cell office:value-type="float" office:value="1.0017264818474905" table:style-name="ce6">
            <text:p>1.002</text:p>
          </table:table-cell>
          <table:table-cell office:value-type="float" office:value="31229.190280292998" table:style-name="ce5">
            <text:p><text:s/>31,229<text:s/></text:p>
          </table:table-cell>
          <table:table-cell office:value-type="float" office:value="1.0297608589780662" table:style-name="ce6">
            <text:p>1.030</text:p>
          </table:table-cell>
          <table:table-cell office:value-type="float" office:value="32158.597808224" table:style-name="ce5">
            <text:p><text:s/>32,15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2158.597808224" table:style-name="ce5">
            <text:p><text:s/>32,159<text:s/></text:p>
          </table:table-cell>
          <table:table-cell office:value-type="float" office:value="1.0550014608322775" table:style-name="ce6">
            <text:p>1.055</text:p>
          </table:table-cell>
          <table:table-cell office:value-type="float" office:value="33927.367665994003" table:style-name="ce5">
            <text:p><text:s/>33,927<text:s/></text:p>
          </table:table-cell>
          <table:table-cell office:value-type="float" office:value="1.1651512141513156" table:style-name="ce6">
            <text:p>1.165</text:p>
          </table:table-cell>
          <table:table-cell office:value-type="float" office:value="39530.513628991001" table:style-name="ce5">
            <text:p><text:s/>39,53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9530.513628991001" table:style-name="ce5">
            <text:p><text:s/>39,531<text:s/></text:p>
          </table:table-cell>
          <table:table-cell office:value-type="float" office:value="1.024628744540875" table:style-name="ce6">
            <text:p>1.025</text:p>
          </table:table-cell>
          <table:table-cell office:value-type="float" office:value="40504.100550728996" table:style-name="ce5">
            <text:p><text:s/>40,504<text:s/></text:p>
          </table:table-cell>
          <table:table-cell office:value-type="float" office:value="1.0301267804812677" table:style-name="ce6">
            <text:p>1.030</text:p>
          </table:table-cell>
          <table:table-cell office:value-type="float" office:value="41724.358696611998" table:style-name="ce5">
            <text:p><text:s/>41,72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1724.358696611998" table:style-name="ce5">
            <text:p><text:s/>41,724<text:s/></text:p>
          </table:table-cell>
          <table:table-cell office:value-type="float" office:value="1.0370473346383278" table:style-name="ce6">
            <text:p>1.037</text:p>
          </table:table-cell>
          <table:table-cell office:value-type="float" office:value="43270.134975815003" table:style-name="ce5">
            <text:p><text:s/>43,270<text:s/></text:p>
          </table:table-cell>
          <table:table-cell office:value-type="float" office:value="1.0047424902585049" table:style-name="ce6">
            <text:p>1.005</text:p>
          </table:table-cell>
          <table:table-cell office:value-type="float" office:value="43475.343169421998" table:style-name="ce5">
            <text:p><text:s/>43,47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3475.343169421998" table:style-name="ce5">
            <text:p><text:s/>43,475<text:s/></text:p>
          </table:table-cell>
          <table:table-cell office:value-type="float" office:value="1.0815989148984599" table:style-name="ce6">
            <text:p>1.082</text:p>
          </table:table-cell>
          <table:table-cell office:value-type="float" office:value="47022.883996885001" table:style-name="ce5">
            <text:p><text:s/>47,023<text:s/></text:p>
          </table:table-cell>
          <table:table-cell office:value-type="float" office:value="1.1165392306227329" table:style-name="ce6">
            <text:p>1.117</text:p>
          </table:table-cell>
          <table:table-cell office:value-type="float" office:value="52502.894719543998" table:style-name="ce5">
            <text:p><text:s/>52,50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2502.894719543998" table:style-name="ce5">
            <text:p><text:s/>52,503<text:s/></text:p>
          </table:table-cell>
          <table:table-cell office:value-type="float" office:value="0.9720367069292376" table:style-name="ce6">
            <text:p>0.972</text:p>
          </table:table-cell>
          <table:table-cell office:value-type="float" office:value="51034.740887438005" table:style-name="ce5">
            <text:p><text:s/>51,035<text:s/></text:p>
          </table:table-cell>
          <table:table-cell office:value-type="float" office:value="0.95715208310303668" table:style-name="ce6">
            <text:p>0.957</text:p>
          </table:table-cell>
          <table:table-cell office:value-type="float" office:value="48848.008551035004" table:style-name="ce5">
            <text:p><text:s/>48,84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8848.008551035004" table:style-name="ce5">
            <text:p><text:s/>48,848<text:s/></text:p>
          </table:table-cell>
          <table:table-cell office:value-type="float" office:value="1.0857666773394437" table:style-name="ce6">
            <text:p>1.086</text:p>
          </table:table-cell>
          <table:table-cell office:value-type="float" office:value="53037.539939106005" table:style-name="ce5">
            <text:p><text:s/>53,038<text:s/></text:p>
          </table:table-cell>
          <table:table-cell office:value-type="float" office:value="1.1130009458507726" table:style-name="ce6">
            <text:p>1.113</text:p>
          </table:table-cell>
          <table:table-cell office:value-type="float" office:value="59030.832117823113" table:style-name="ce5">
            <text:p><text:s/>59,03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9030.832117823113" table:style-name="ce5">
            <text:p><text:s/>59,031<text:s/></text:p>
          </table:table-cell>
          <table:table-cell office:value-type="float" office:value="1.0493518618000877" table:style-name="ce6">
            <text:p>1.049</text:p>
          </table:table-cell>
          <table:table-cell office:value-type="float" office:value="61944.113586446088" table:style-name="ce5">
            <text:p><text:s/>61,944<text:s/></text:p>
          </table:table-cell>
          <table:table-cell office:value-type="float" office:value="1.0301666909585454" table:style-name="ce6">
            <text:p>1.030</text:p>
          </table:table-cell>
          <table:table-cell office:value-type="float" office:value="63812.762517709445" table:style-name="ce5">
            <text:p><text:s/>63,81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3812.762517709445" table:style-name="ce5">
            <text:p><text:s/>63,813<text:s/></text:p>
          </table:table-cell>
          <table:table-cell office:value-type="float" office:value="1.0449829351371032" table:style-name="ce6">
            <text:p>1.045</text:p>
          </table:table-cell>
          <table:table-cell office:value-type="float" office:value="66683.247874962937" table:style-name="ce5">
            <text:p><text:s/>66,683<text:s/></text:p>
          </table:table-cell>
          <table:table-cell office:value-type="float" office:value="1.0290288682776845" table:style-name="ce6">
            <text:p>1.029</text:p>
          </table:table-cell>
          <table:table-cell office:value-type="float" office:value="68618.987093853415" table:style-name="ce5">
            <text:p><text:s/>68,61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8618.987093853415" table:style-name="ce5">
            <text:p><text:s/>68,619<text:s/></text:p>
          </table:table-cell>
          <table:table-cell office:value-type="float" office:value="1.0341072936803806" table:style-name="ce6">
            <text:p>1.034</text:p>
          </table:table-cell>
          <table:table-cell office:value-type="float" office:value="70959.395038713716" table:style-name="ce5">
            <text:p><text:s/>70,959<text:s/></text:p>
          </table:table-cell>
          <table:table-cell office:value-type="float" office:value="1.1066139670925037" table:style-name="ce6">
            <text:p>1.107</text:p>
          </table:table-cell>
          <table:table-cell office:value-type="float" office:value="78524.657646275111" table:style-name="ce5">
            <text:p><text:s/>78,52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8524.657646275111" table:style-name="ce5">
            <text:p><text:s/>78,525<text:s/></text:p>
          </table:table-cell>
          <table:table-cell office:value-type="float" office:value="1.0081767728710671" table:style-name="ce6">
            <text:p>1.008</text:p>
          </table:table-cell>
          <table:table-cell office:value-type="float" office:value="79166.73593662701" table:style-name="ce5">
            <text:p><text:s/>79,167<text:s/></text:p>
          </table:table-cell>
          <table:table-cell office:value-type="float" office:value="1.0720926765653556" table:style-name="ce6">
            <text:p>1.072</text:p>
          </table:table-cell>
          <table:table-cell office:value-type="float" office:value="84874.077825241184" table:style-name="ce5">
            <text:p><text:s/>84,87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4874.077825241184" table:style-name="ce5">
            <text:p><text:s/>84,874<text:s/></text:p>
          </table:table-cell>
          <table:table-cell office:value-type="float" office:value="0.9590591076891879" table:style-name="ce6">
            <text:p>0.959</text:p>
          </table:table-cell>
          <table:table-cell office:value-type="float" office:value="81399.257345018501" table:style-name="ce5">
            <text:p><text:s/>81,399<text:s/></text:p>
          </table:table-cell>
          <table:table-cell office:value-type="float" office:value="0.9928252081918828" table:style-name="ce6">
            <text:p>0.993</text:p>
          </table:table-cell>
          <table:table-cell office:value-type="float" office:value="80815.23462023263" table:style-name="ce5">
            <text:p><text:s/>80,81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0815.23462023263" table:style-name="ce5">
            <text:p><text:s/>80,815<text:s/></text:p>
          </table:table-cell>
          <table:table-cell office:value-type="float" office:value="0.95632453223561809" table:style-name="ce6">
            <text:p>0.956</text:p>
          </table:table-cell>
          <table:table-cell office:value-type="float" office:value="77285.591445705708" table:style-name="ce5">
            <text:p><text:s/>77,286<text:s/></text:p>
          </table:table-cell>
          <table:table-cell office:value-type="float" office:value="1.147503775370144" table:style-name="ce6">
            <text:p>1.148</text:p>
          </table:table-cell>
          <table:table-cell office:value-type="float" office:value="88685.507965661804" table:style-name="ce5">
            <text:p><text:s/>88,68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8685.507965661804" table:style-name="ce5">
            <text:p><text:s/>88,686<text:s/></text:p>
          </table:table-cell>
          <table:table-cell office:value-type="float" office:value="1.0144398183798344" table:style-name="ce6">
            <text:p>1.014</text:p>
          </table:table-cell>
          <table:table-cell office:value-type="float" office:value="89966.110593609308" table:style-name="ce5">
            <text:p><text:s/>89,966<text:s/></text:p>
          </table:table-cell>
          <table:table-cell office:value-type="float" office:value="1.0765197467796501" table:style-name="ce6">
            <text:p>1.077</text:p>
          </table:table-cell>
          <table:table-cell office:value-type="float" office:value="96850.294594982304" table:style-name="ce5">
            <text:p><text:s/>96,85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6850.294594982304" table:style-name="ce5">
            <text:p><text:s/>96,850<text:s/></text:p>
          </table:table-cell>
          <table:table-cell office:value-type="float" office:value="1.016831587191964" table:style-name="ce6">
            <text:p>1.017</text:p>
          </table:table-cell>
          <table:table-cell office:value-type="float" office:value="98480.438773025147" table:style-name="ce5">
            <text:p><text:s/>98,480<text:s/></text:p>
          </table:table-cell>
          <table:table-cell office:value-type="float" office:value="1.0392344801488225" table:style-name="ce6">
            <text:p>1.039</text:p>
          </table:table-cell>
          <table:table-cell office:value-type="float" office:value="102344.26759311273" table:style-name="ce5">
            <text:p><text:s/>102,34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094.361379405997" table:style-name="ce5">
            <text:p><text:s/>17,09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094.361379405997" table:style-name="ce5">
            <text:p><text:s/>17,094<text:s/></text:p>
          </table:table-cell>
          <table:table-cell office:value-type="float" office:value="0.9643658027847215" table:style-name="ce6">
            <text:p>0.964</text:p>
          </table:table-cell>
          <table:table-cell office:value-type="float" office:value="16485.217534743002" table:style-name="ce5">
            <text:p><text:s/>16,485<text:s/></text:p>
          </table:table-cell>
          <table:table-cell office:value-type="float" office:value="1.0967277264414246" table:style-name="ce6">
            <text:p>1.097</text:p>
          </table:table-cell>
          <table:table-cell office:value-type="float" office:value="18079.795146771001" table:style-name="ce5">
            <text:p><text:s/>18,08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8079.795146771001" table:style-name="ce5">
            <text:p><text:s/>18,080<text:s/></text:p>
          </table:table-cell>
          <table:table-cell office:value-type="float" office:value="1.0263706656488942" table:style-name="ce6">
            <text:p>1.026</text:p>
          </table:table-cell>
          <table:table-cell office:value-type="float" office:value="18556.571379587" table:style-name="ce5">
            <text:p><text:s/>18,557<text:s/></text:p>
          </table:table-cell>
          <table:table-cell office:value-type="float" office:value="1.0963869529252883" table:style-name="ce6">
            <text:p>1.096</text:p>
          </table:table-cell>
          <table:table-cell office:value-type="float" office:value="20345.182751606004" table:style-name="ce5">
            <text:p><text:s/>20,34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345.182751606004" table:style-name="ce5">
            <text:p><text:s/>20,345<text:s/></text:p>
          </table:table-cell>
          <table:table-cell office:value-type="float" office:value="1.036953027041728" table:style-name="ce6">
            <text:p>1.037</text:p>
          </table:table-cell>
          <table:table-cell office:value-type="float" office:value="21096.998839994998" table:style-name="ce5">
            <text:p><text:s/>21,097<text:s/></text:p>
          </table:table-cell>
          <table:table-cell office:value-type="float" office:value="1.1410424877802052" table:style-name="ce6">
            <text:p>1.141</text:p>
          </table:table-cell>
          <table:table-cell office:value-type="float" office:value="24072.572041084" table:style-name="ce5">
            <text:p><text:s/>24,07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4072.572041084" table:style-name="ce5">
            <text:p><text:s/>24,073<text:s/></text:p>
          </table:table-cell>
          <table:table-cell office:value-type="float" office:value="1.0224087313494115" table:style-name="ce6">
            <text:p>1.022</text:p>
          </table:table-cell>
          <table:table-cell office:value-type="float" office:value="24612.007840842001" table:style-name="ce5">
            <text:p><text:s/>24,612<text:s/></text:p>
          </table:table-cell>
          <table:table-cell office:value-type="float" office:value="1.0556467843210366" table:style-name="ce6">
            <text:p>1.056</text:p>
          </table:table-cell>
          <table:table-cell office:value-type="float" office:value="25981.586932869002" table:style-name="ce5">
            <text:p><text:s/>25,98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981.586932869002" table:style-name="ce5">
            <text:p><text:s/>25,982<text:s/></text:p>
          </table:table-cell>
          <table:table-cell office:value-type="float" office:value="1.036538243110817" table:style-name="ce6">
            <text:p>1.037</text:p>
          </table:table-cell>
          <table:table-cell office:value-type="float" office:value="26930.908472626998" table:style-name="ce5">
            <text:p><text:s/>26,931<text:s/></text:p>
          </table:table-cell>
          <table:table-cell office:value-type="float" office:value="1.1530278028952807" table:style-name="ce6">
            <text:p>1.153</text:p>
          </table:table-cell>
          <table:table-cell office:value-type="float" office:value="31052.086226167008" table:style-name="ce5">
            <text:p><text:s/>31,05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1052.086226167008" table:style-name="ce5">
            <text:p><text:s/>31,052<text:s/></text:p>
          </table:table-cell>
          <table:table-cell office:value-type="float" office:value="1.084673085213719" table:style-name="ce6">
            <text:p>1.085</text:p>
          </table:table-cell>
          <table:table-cell office:value-type="float" office:value="33681.362169258995" table:style-name="ce5">
            <text:p><text:s/>33,681<text:s/></text:p>
          </table:table-cell>
          <table:table-cell office:value-type="float" office:value="1.0994551440377716" table:style-name="ce6">
            <text:p>1.099</text:p>
          </table:table-cell>
          <table:table-cell office:value-type="float" office:value="37031.146895190999" table:style-name="ce5">
            <text:p><text:s/>37,03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7031.146895190999" table:style-name="ce5">
            <text:p><text:s/>37,031<text:s/></text:p>
          </table:table-cell>
          <table:table-cell office:value-type="float" office:value="0.95505890095188695" table:style-name="ce6">
            <text:p>0.955</text:p>
          </table:table-cell>
          <table:table-cell office:value-type="float" office:value="35366.926454708999" table:style-name="ce5">
            <text:p><text:s/>35,367<text:s/></text:p>
          </table:table-cell>
          <table:table-cell office:value-type="float" office:value="1.0933813389117466" table:style-name="ce6">
            <text:p>1.093</text:p>
          </table:table-cell>
          <table:table-cell office:value-type="float" office:value="38669.537400242996" table:style-name="ce5">
            <text:p><text:s/>38,67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8669.537400242996" table:style-name="ce5">
            <text:p><text:s/>38,670<text:s/></text:p>
          </table:table-cell>
          <table:table-cell office:value-type="float" office:value="1.106357223801083" table:style-name="ce6">
            <text:p>1.106</text:p>
          </table:table-cell>
          <table:table-cell office:value-type="float" office:value="42782.32204380499" table:style-name="ce5">
            <text:p><text:s/>42,782<text:s/></text:p>
          </table:table-cell>
          <table:table-cell office:value-type="float" office:value="1.1964732011897006" table:style-name="ce6">
            <text:p>1.196</text:p>
          </table:table-cell>
          <table:table-cell office:value-type="float" office:value="51187.901810080053" table:style-name="ce5">
            <text:p><text:s/>51,18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1187.901810080053" table:style-name="ce5">
            <text:p><text:s/>51,188<text:s/></text:p>
          </table:table-cell>
          <table:table-cell office:value-type="float" office:value="1.0289196128694782" table:style-name="ce6">
            <text:p>1.029</text:p>
          </table:table-cell>
          <table:table-cell office:value-type="float" office:value="52668.236114028427" table:style-name="ce5">
            <text:p><text:s/>52,668<text:s/></text:p>
          </table:table-cell>
          <table:table-cell office:value-type="float" office:value="1.1215391915962536" table:style-name="ce6">
            <text:p>1.122</text:p>
          </table:table-cell>
          <table:table-cell office:value-type="float" office:value="59069.49095412805" table:style-name="ce5">
            <text:p><text:s/>59,06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9069.49095412805" table:style-name="ce5">
            <text:p><text:s/>59,069<text:s/></text:p>
          </table:table-cell>
          <table:table-cell office:value-type="float" office:value="1.0140137667148283" table:style-name="ce6">
            <text:p>1.014</text:p>
          </table:table-cell>
          <table:table-cell office:value-type="float" office:value="59897.277020322857" table:style-name="ce5">
            <text:p><text:s/>59,897<text:s/></text:p>
          </table:table-cell>
          <table:table-cell office:value-type="float" office:value="1.0805953619462889" table:style-name="ce6">
            <text:p>1.081</text:p>
          </table:table-cell>
          <table:table-cell office:value-type="float" office:value="64724.719741372915" table:style-name="ce5">
            <text:p><text:s/>64,72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4724.719741372915" table:style-name="ce5">
            <text:p><text:s/>64,725<text:s/></text:p>
          </table:table-cell>
          <table:table-cell office:value-type="float" office:value="1.0232652198427534" table:style-name="ce6">
            <text:p>1.023</text:p>
          </table:table-cell>
          <table:table-cell office:value-type="float" office:value="66230.554575416565" table:style-name="ce5">
            <text:p><text:s/>66,231<text:s/></text:p>
          </table:table-cell>
          <table:table-cell office:value-type="float" office:value="1.1069001425445182" table:style-name="ce6">
            <text:p>1.107</text:p>
          </table:table-cell>
          <table:table-cell office:value-type="float" office:value="73310.610300331085" table:style-name="ce5">
            <text:p><text:s/>73,31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3310.610300331085" table:style-name="ce5">
            <text:p><text:s/>73,311<text:s/></text:p>
          </table:table-cell>
          <table:table-cell office:value-type="float" office:value="0.98882311791035393" table:style-name="ce6">
            <text:p>0.989</text:p>
          </table:table-cell>
          <table:table-cell office:value-type="float" office:value="72491.226253084285" table:style-name="ce5">
            <text:p><text:s/>72,491<text:s/></text:p>
          </table:table-cell>
          <table:table-cell office:value-type="float" office:value="1.1818640079461278" table:style-name="ce6">
            <text:p>1.182</text:p>
          </table:table-cell>
          <table:table-cell office:value-type="float" office:value="85674.771200399744" table:style-name="ce5">
            <text:p><text:s/>85,67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5674.771200399744" table:style-name="ce5">
            <text:p><text:s/>85,675<text:s/></text:p>
          </table:table-cell>
          <table:table-cell office:value-type="float" office:value="0.96031193482617594" table:style-name="ce6">
            <text:p>0.960</text:p>
          </table:table-cell>
          <table:table-cell office:value-type="float" office:value="82274.505297245822" table:style-name="ce5">
            <text:p><text:s/>82,275<text:s/></text:p>
          </table:table-cell>
          <table:table-cell office:value-type="float" office:value="0.94305881590993801" table:style-name="ce6">
            <text:p>0.943</text:p>
          </table:table-cell>
          <table:table-cell office:value-type="float" office:value="77589.69754519657" table:style-name="ce5">
            <text:p><text:s/>77,59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7589.69754519657" table:style-name="ce5">
            <text:p><text:s/>77,590<text:s/></text:p>
          </table:table-cell>
          <table:table-cell office:value-type="float" office:value="0.94627326931102307" table:style-name="ce6">
            <text:p>0.946</text:p>
          </table:table-cell>
          <table:table-cell office:value-type="float" office:value="73421.056760946609" table:style-name="ce5">
            <text:p><text:s/>73,421<text:s/></text:p>
          </table:table-cell>
          <table:table-cell office:value-type="float" office:value="1.1430121183649886" table:style-name="ce6">
            <text:p>1.143</text:p>
          </table:table-cell>
          <table:table-cell office:value-type="float" office:value="83921.15762092566" table:style-name="ce5">
            <text:p><text:s/>83,92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3921.15762092566" table:style-name="ce5">
            <text:p><text:s/>83,921<text:s/></text:p>
          </table:table-cell>
          <table:table-cell office:value-type="float" office:value="1.0056774293584212" table:style-name="ce6">
            <text:p>1.006</text:p>
          </table:table-cell>
          <table:table-cell office:value-type="float" office:value="84397.614064995389" table:style-name="ce5">
            <text:p><text:s/>84,398<text:s/></text:p>
          </table:table-cell>
          <table:table-cell office:value-type="float" office:value="1.0096759856541115" table:style-name="ce6">
            <text:p>1.010</text:p>
          </table:table-cell>
          <table:table-cell office:value-type="float" office:value="85214.24416792953" table:style-name="ce5">
            <text:p><text:s/>85,21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5214.24416792953" table:style-name="ce5">
            <text:p><text:s/>85,214<text:s/></text:p>
          </table:table-cell>
          <table:table-cell office:value-type="float" office:value="1.0148812510520282" table:style-name="ce6">
            <text:p>1.015</text:p>
          </table:table-cell>
          <table:table-cell office:value-type="float" office:value="86482.338728601317" table:style-name="ce5">
            <text:p><text:s/>86,482<text:s/></text:p>
          </table:table-cell>
          <table:table-cell office:value-type="float" office:value="1.0306374870066137" table:style-name="ce6">
            <text:p>1.031</text:p>
          </table:table-cell>
          <table:table-cell office:value-type="float" office:value="89131.940257700408" table:style-name="ce5">
            <text:p><text:s/>89,13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3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0044.704845692002" table:style-name="ce5">
            <text:p><text:s/>20,04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0044.704845692002" table:style-name="ce5">
            <text:p><text:s/>20,045<text:s/></text:p>
          </table:table-cell>
          <table:table-cell office:value-type="float" office:value="1.0038450968981747" table:style-name="ce6">
            <text:p>1.004</text:p>
          </table:table-cell>
          <table:table-cell office:value-type="float" office:value="20121.778678119001" table:style-name="ce5">
            <text:p><text:s/>20,122<text:s/></text:p>
          </table:table-cell>
          <table:table-cell office:value-type="float" office:value="1.1880560622903509" table:style-name="ce6">
            <text:p>1.188</text:p>
          </table:table-cell>
          <table:table-cell office:value-type="float" office:value="23905.801142603999" table:style-name="ce5">
            <text:p><text:s/>23,90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3905.801142603999" table:style-name="ce5">
            <text:p><text:s/>23,906<text:s/></text:p>
          </table:table-cell>
          <table:table-cell office:value-type="float" office:value="1.0273305606643572" table:style-name="ce6">
            <text:p>1.027</text:p>
          </table:table-cell>
          <table:table-cell office:value-type="float" office:value="24559.160090962003" table:style-name="ce5">
            <text:p><text:s/>24,559<text:s/></text:p>
          </table:table-cell>
          <table:table-cell office:value-type="float" office:value="0.93181147243609164" table:style-name="ce6">
            <text:p>0.932</text:p>
          </table:table-cell>
          <table:table-cell office:value-type="float" office:value="22884.507126152999" table:style-name="ce5">
            <text:p><text:s/>22,88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884.507126152999" table:style-name="ce5">
            <text:p><text:s/>22,885<text:s/></text:p>
          </table:table-cell>
          <table:table-cell office:value-type="float" office:value="1.0803910781554273" table:style-name="ce6">
            <text:p>1.080</text:p>
          </table:table-cell>
          <table:table-cell office:value-type="float" office:value="24724.217327080001" table:style-name="ce5">
            <text:p><text:s/>24,724<text:s/></text:p>
          </table:table-cell>
          <table:table-cell office:value-type="float" office:value="1.0433812081992675" table:style-name="ce6">
            <text:p>1.043</text:p>
          </table:table-cell>
          <table:table-cell office:value-type="float" office:value="25796.783746509998" table:style-name="ce5">
            <text:p><text:s/>25,79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5796.783746509998" table:style-name="ce5">
            <text:p><text:s/>25,797<text:s/></text:p>
          </table:table-cell>
          <table:table-cell office:value-type="float" office:value="1.0541561581485526" table:style-name="ce6">
            <text:p>1.054</text:p>
          </table:table-cell>
          <table:table-cell office:value-type="float" office:value="27193.838446810001" table:style-name="ce5">
            <text:p><text:s/>27,194<text:s/></text:p>
          </table:table-cell>
          <table:table-cell office:value-type="float" office:value="1.1704909112221658" table:style-name="ce6">
            <text:p>1.170</text:p>
          </table:table-cell>
          <table:table-cell office:value-type="float" office:value="31830.140743234999" table:style-name="ce5">
            <text:p><text:s/>31,83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1830.140743234999" table:style-name="ce5">
            <text:p><text:s/>31,830<text:s/></text:p>
          </table:table-cell>
          <table:table-cell office:value-type="float" office:value="1.0445508251849118" table:style-name="ce6">
            <text:p>1.045</text:p>
          </table:table-cell>
          <table:table-cell office:value-type="float" office:value="33248.199779098002" table:style-name="ce5">
            <text:p><text:s/>33,248<text:s/></text:p>
          </table:table-cell>
          <table:table-cell office:value-type="float" office:value="0.99215989835053042" table:style-name="ce6">
            <text:p>0.992</text:p>
          </table:table-cell>
          <table:table-cell office:value-type="float" office:value="32987.530513168" table:style-name="ce5">
            <text:p><text:s/>32,98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2987.530513168" table:style-name="ce5">
            <text:p><text:s/>32,988<text:s/></text:p>
          </table:table-cell>
          <table:table-cell office:value-type="float" office:value="1.0487817801341826" table:style-name="ce6">
            <text:p>1.049</text:p>
          </table:table-cell>
          <table:table-cell office:value-type="float" office:value="34596.720973831005" table:style-name="ce5">
            <text:p><text:s/>34,597<text:s/></text:p>
          </table:table-cell>
          <table:table-cell office:value-type="float" office:value="1.0414166485738297" table:style-name="ce6">
            <text:p>1.041</text:p>
          </table:table-cell>
          <table:table-cell office:value-type="float" office:value="36029.601208210996" table:style-name="ce5">
            <text:p><text:s/>36,03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6029.601208210996" table:style-name="ce5">
            <text:p><text:s/>36,030<text:s/></text:p>
          </table:table-cell>
          <table:table-cell office:value-type="float" office:value="1.0342631694565265" table:style-name="ce6">
            <text:p>1.034</text:p>
          </table:table-cell>
          <table:table-cell office:value-type="float" office:value="37264.089539859" table:style-name="ce5">
            <text:p><text:s/>37,264<text:s/></text:p>
          </table:table-cell>
          <table:table-cell office:value-type="float" office:value="1.2077777133113419" table:style-name="ce6">
            <text:p>1.208</text:p>
          </table:table-cell>
          <table:table-cell office:value-type="float" office:value="45006.736853080001" table:style-name="ce5">
            <text:p><text:s/>45,00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5006.736853080001" table:style-name="ce5">
            <text:p><text:s/>45,007<text:s/></text:p>
          </table:table-cell>
          <table:table-cell office:value-type="float" office:value="1.0256957637469746" table:style-name="ce6">
            <text:p>1.026</text:p>
          </table:table-cell>
          <table:table-cell office:value-type="float" office:value="46163.219330278996" table:style-name="ce5">
            <text:p><text:s/>46,163<text:s/></text:p>
          </table:table-cell>
          <table:table-cell office:value-type="float" office:value="1.0310283713320814" table:style-name="ce6">
            <text:p>1.031</text:p>
          </table:table-cell>
          <table:table-cell office:value-type="float" office:value="47595.588841543213" table:style-name="ce5">
            <text:p><text:s/>47,59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7595.588841543213" table:style-name="ce5">
            <text:p><text:s/>47,596<text:s/></text:p>
          </table:table-cell>
          <table:table-cell office:value-type="float" office:value="1.0791858352128492" table:style-name="ce6">
            <text:p>1.079</text:p>
          </table:table-cell>
          <table:table-cell office:value-type="float" office:value="51364.485296408173" table:style-name="ce5">
            <text:p><text:s/>51,364<text:s/></text:p>
          </table:table-cell>
          <table:table-cell office:value-type="float" office:value="1.126255178947545" table:style-name="ce6">
            <text:p>1.126</text:p>
          </table:table-cell>
          <table:table-cell office:value-type="float" office:value="57849.517579054736" table:style-name="ce5">
            <text:p><text:s/>57,85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7849.517579054736" table:style-name="ce5">
            <text:p><text:s/>57,850<text:s/></text:p>
          </table:table-cell>
          <table:table-cell office:value-type="float" office:value="1.0284258663028407" table:style-name="ce6">
            <text:p>1.028</text:p>
          </table:table-cell>
          <table:table-cell office:value-type="float" office:value="59493.940231440771" table:style-name="ce5">
            <text:p><text:s/>59,494<text:s/></text:p>
          </table:table-cell>
          <table:table-cell office:value-type="float" office:value="1.042345344751362" table:style-name="ce6">
            <text:p>1.042</text:p>
          </table:table-cell>
          <table:table-cell office:value-type="float" office:value="62013.231641158061" table:style-name="ce5">
            <text:p><text:s/>62,01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2013.231641158061" table:style-name="ce5">
            <text:p><text:s/>62,013<text:s/></text:p>
          </table:table-cell>
          <table:table-cell office:value-type="float" office:value="0.98830994787504278" table:style-name="ce6">
            <text:p>0.988</text:p>
          </table:table-cell>
          <table:table-cell office:value-type="float" office:value="61288.293730835874" table:style-name="ce5">
            <text:p><text:s/>61,288<text:s/></text:p>
          </table:table-cell>
          <table:table-cell office:value-type="float" office:value="1.1379751203531192" table:style-name="ce6">
            <text:p>1.138</text:p>
          </table:table-cell>
          <table:table-cell office:value-type="float" office:value="69744.553434585279" table:style-name="ce5">
            <text:p><text:s/>69,74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9744.553434585279" table:style-name="ce5">
            <text:p><text:s/>69,745<text:s/></text:p>
          </table:table-cell>
          <table:table-cell office:value-type="float" office:value="1.0136512545554681" table:style-name="ce6">
            <text:p>1.014</text:p>
          </table:table-cell>
          <table:table-cell office:value-type="float" office:value="70696.654087378251" table:style-name="ce5">
            <text:p><text:s/>70,697<text:s/></text:p>
          </table:table-cell>
          <table:table-cell office:value-type="float" office:value="1.1577274894010783" table:style-name="ce6">
            <text:p>1.158</text:p>
          </table:table-cell>
          <table:table-cell office:value-type="float" office:value="81847.459845636899" table:style-name="ce5">
            <text:p><text:s/>81,84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1847.459845636899" table:style-name="ce5">
            <text:p><text:s/>81,847<text:s/></text:p>
          </table:table-cell>
          <table:table-cell office:value-type="float" office:value="0.93359554831471547" table:style-name="ce6">
            <text:p>0.934</text:p>
          </table:table-cell>
          <table:table-cell office:value-type="float" office:value="76412.424152754043" table:style-name="ce5">
            <text:p><text:s/>76,412<text:s/></text:p>
          </table:table-cell>
          <table:table-cell office:value-type="float" office:value="0.99476392595754592" table:style-name="ce6">
            <text:p>0.995</text:p>
          </table:table-cell>
          <table:table-cell office:value-type="float" office:value="76012.323042126809" table:style-name="ce5">
            <text:p><text:s/>76,01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6012.323042126809" table:style-name="ce5">
            <text:p><text:s/>76,012<text:s/></text:p>
          </table:table-cell>
          <table:table-cell office:value-type="float" office:value="0.97279566209078638" table:style-name="ce6">
            <text:p>0.973</text:p>
          </table:table-cell>
          <table:table-cell office:value-type="float" office:value="73944.458120824493" table:style-name="ce5">
            <text:p><text:s/>73,944<text:s/></text:p>
          </table:table-cell>
          <table:table-cell office:value-type="float" office:value="1.1206805386625962" table:style-name="ce6">
            <text:p>1.121</text:p>
          </table:table-cell>
          <table:table-cell office:value-type="float" office:value="82868.115157959386" table:style-name="ce5">
            <text:p><text:s/>82,86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2868.115157959386" table:style-name="ce5">
            <text:p><text:s/>82,868<text:s/></text:p>
          </table:table-cell>
          <table:table-cell office:value-type="float" office:value="1.0401206627283908" table:style-name="ce6">
            <text:p>1.040</text:p>
          </table:table-cell>
          <table:table-cell office:value-type="float" office:value="86192.838857149312" table:style-name="ce5">
            <text:p><text:s/>86,193<text:s/></text:p>
          </table:table-cell>
          <table:table-cell office:value-type="float" office:value="0.99660976041822147" table:style-name="ce6">
            <text:p>0.997</text:p>
          </table:table-cell>
          <table:table-cell office:value-type="float" office:value="85900.624483189938" table:style-name="ce5">
            <text:p><text:s/>85,90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5900.624483189938" table:style-name="ce5">
            <text:p><text:s/>85,901<text:s/></text:p>
          </table:table-cell>
          <table:table-cell office:value-type="float" office:value="1.0480296327288197" table:style-name="ce6">
            <text:p>1.048</text:p>
          </table:table-cell>
          <table:table-cell office:value-type="float" office:value="90026.399928293802" table:style-name="ce5">
            <text:p><text:s/>90,026<text:s/></text:p>
          </table:table-cell>
          <table:table-cell office:value-type="float" office:value="1.0511832962955174" table:style-name="ce6">
            <text:p>1.051</text:p>
          </table:table-cell>
          <table:table-cell office:value-type="float" office:value="94634.247830242413" table:style-name="ce5">
            <text:p><text:s/>94,63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610.594255037" table:style-name="ce5">
            <text:p><text:s/>10,61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0610.594255037" table:style-name="ce5">
            <text:p><text:s/>10,611<text:s/></text:p>
          </table:table-cell>
          <table:table-cell office:value-type="float" office:value="0.99123830517448464" table:style-name="ce6">
            <text:p>0.991</text:p>
          </table:table-cell>
          <table:table-cell office:value-type="float" office:value="10517.627466256999" table:style-name="ce5">
            <text:p><text:s/>10,518<text:s/></text:p>
          </table:table-cell>
          <table:table-cell office:value-type="float" office:value="1.350567203626406" table:style-name="ce6">
            <text:p>1.351</text:p>
          </table:table-cell>
          <table:table-cell office:value-type="float" office:value="14204.762715887" table:style-name="ce5">
            <text:p><text:s/>14,20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4204.762715887" table:style-name="ce5">
            <text:p><text:s/>14,205<text:s/></text:p>
          </table:table-cell>
          <table:table-cell office:value-type="float" office:value="1.026709804003249" table:style-name="ce6">
            <text:p>1.027</text:p>
          </table:table-cell>
          <table:table-cell office:value-type="float" office:value="14584.169143941001" table:style-name="ce5">
            <text:p><text:s/>14,584<text:s/></text:p>
          </table:table-cell>
          <table:table-cell office:value-type="float" office:value="0.94049924611190383" table:style-name="ce6">
            <text:p>0.940</text:p>
          </table:table-cell>
          <table:table-cell office:value-type="float" office:value="13716.400085044999" table:style-name="ce5">
            <text:p><text:s/>13,71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716.400085044999" table:style-name="ce5">
            <text:p><text:s/>13,716<text:s/></text:p>
          </table:table-cell>
          <table:table-cell office:value-type="float" office:value="1.0812084332752492" table:style-name="ce6">
            <text:p>1.081</text:p>
          </table:table-cell>
          <table:table-cell office:value-type="float" office:value="14830.287446128001" table:style-name="ce5">
            <text:p><text:s/>14,830<text:s/></text:p>
          </table:table-cell>
          <table:table-cell office:value-type="float" office:value="1.1417092368618045" table:style-name="ce6">
            <text:p>1.142</text:p>
          </table:table-cell>
          <table:table-cell office:value-type="float" office:value="16931.876162559998" table:style-name="ce5">
            <text:p><text:s/>16,93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6931.876162559998" table:style-name="ce5">
            <text:p><text:s/>16,932<text:s/></text:p>
          </table:table-cell>
          <table:table-cell office:value-type="float" office:value="1.0504164799627222" table:style-name="ce6">
            <text:p>1.050</text:p>
          </table:table-cell>
          <table:table-cell office:value-type="float" office:value="17785.521757841001" table:style-name="ce5">
            <text:p><text:s/>17,786<text:s/></text:p>
          </table:table-cell>
          <table:table-cell office:value-type="float" office:value="0.98078452813540129" table:style-name="ce6">
            <text:p>0.981</text:p>
          </table:table-cell>
          <table:table-cell office:value-type="float" office:value="17443.764564906" table:style-name="ce5">
            <text:p><text:s/>17,44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443.764564906" table:style-name="ce5">
            <text:p><text:s/>17,444<text:s/></text:p>
          </table:table-cell>
          <table:table-cell office:value-type="float" office:value="1.0439941889105713" table:style-name="ce6">
            <text:p>1.044</text:p>
          </table:table-cell>
          <table:table-cell office:value-type="float" office:value="18211.188838485999" table:style-name="ce5">
            <text:p><text:s/>18,211<text:s/></text:p>
          </table:table-cell>
          <table:table-cell office:value-type="float" office:value="1.0033488784872799" table:style-name="ce6">
            <text:p>1.003</text:p>
          </table:table-cell>
          <table:table-cell office:value-type="float" office:value="18272.175897015" table:style-name="ce5">
            <text:p><text:s/>18,27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272.175897015" table:style-name="ce5">
            <text:p><text:s/>18,272<text:s/></text:p>
          </table:table-cell>
          <table:table-cell office:value-type="float" office:value="1.0481491032372738" table:style-name="ce6">
            <text:p>1.048</text:p>
          </table:table-cell>
          <table:table-cell office:value-type="float" office:value="19151.96478065" table:style-name="ce5">
            <text:p><text:s/>19,152<text:s/></text:p>
          </table:table-cell>
          <table:table-cell office:value-type="float" office:value="1.1440876298495022" table:style-name="ce6">
            <text:p>1.144</text:p>
          </table:table-cell>
          <table:table-cell office:value-type="float" office:value="21911.525992855" table:style-name="ce5">
            <text:p><text:s/>21,91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1911.525992855" table:style-name="ce5">
            <text:p><text:s/>21,912<text:s/></text:p>
          </table:table-cell>
          <table:table-cell office:value-type="float" office:value="1.0499185472089287" table:style-name="ce6">
            <text:p>1.050</text:p>
          </table:table-cell>
          <table:table-cell office:value-type="float" office:value="23005.317537548999" table:style-name="ce5">
            <text:p><text:s/>23,005<text:s/></text:p>
          </table:table-cell>
          <table:table-cell office:value-type="float" office:value="1.1665099385588014" table:style-name="ce6">
            <text:p>1.167</text:p>
          </table:table-cell>
          <table:table-cell office:value-type="float" office:value="26835.931547251999" table:style-name="ce5">
            <text:p><text:s/>26,83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835.931547251999" table:style-name="ce5">
            <text:p><text:s/>26,836<text:s/></text:p>
          </table:table-cell>
          <table:table-cell office:value-type="float" office:value="1.0286880655934165" table:style-name="ce6">
            <text:p>1.029</text:p>
          </table:table-cell>
          <table:table-cell office:value-type="float" office:value="27605.802511740003" table:style-name="ce5">
            <text:p><text:s/>27,606<text:s/></text:p>
          </table:table-cell>
          <table:table-cell office:value-type="float" office:value="0.90259331457379488" table:style-name="ce6">
            <text:p>0.903</text:p>
          </table:table-cell>
          <table:table-cell office:value-type="float" office:value="24916.812790541" table:style-name="ce5">
            <text:p><text:s/>24,91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4916.812790541" table:style-name="ce5">
            <text:p><text:s/>24,917<text:s/></text:p>
          </table:table-cell>
          <table:table-cell office:value-type="float" office:value="1.087133602618769" table:style-name="ce6">
            <text:p>1.087</text:p>
          </table:table-cell>
          <table:table-cell office:value-type="float" office:value="27087.90445475826" table:style-name="ce5">
            <text:p><text:s/>27,088<text:s/></text:p>
          </table:table-cell>
          <table:table-cell office:value-type="float" office:value="1.1453845375913416" table:style-name="ce6">
            <text:p>1.145</text:p>
          </table:table-cell>
          <table:table-cell office:value-type="float" office:value="31026.066918231732" table:style-name="ce5">
            <text:p><text:s/>31,02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1026.066918231732" table:style-name="ce5">
            <text:p><text:s/>31,026<text:s/></text:p>
          </table:table-cell>
          <table:table-cell office:value-type="float" office:value="1.0302660191094173" table:style-name="ce6">
            <text:p>1.030</text:p>
          </table:table-cell>
          <table:table-cell office:value-type="float" office:value="31965.102452468989" table:style-name="ce5">
            <text:p><text:s/>31,965<text:s/></text:p>
          </table:table-cell>
          <table:table-cell office:value-type="float" office:value="1.0428897531051295" table:style-name="ce6">
            <text:p>1.043</text:p>
          </table:table-cell>
          <table:table-cell office:value-type="float" office:value="33336.077804635563" table:style-name="ce5">
            <text:p><text:s/>33,33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3336.077804635563" table:style-name="ce5">
            <text:p><text:s/>33,336<text:s/></text:p>
          </table:table-cell>
          <table:table-cell office:value-type="float" office:value="0.99758631736194059" table:style-name="ce6">
            <text:p>0.998</text:p>
          </table:table-cell>
          <table:table-cell office:value-type="float" office:value="33255.615092417509" table:style-name="ce5">
            <text:p><text:s/>33,256<text:s/></text:p>
          </table:table-cell>
          <table:table-cell office:value-type="float" office:value="1.0244722816513618" table:style-name="ce6">
            <text:p>1.024</text:p>
          </table:table-cell>
          <table:table-cell office:value-type="float" office:value="34069.45587144843" table:style-name="ce5">
            <text:p><text:s/>34,06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4069.45587144843" table:style-name="ce5">
            <text:p><text:s/>34,069<text:s/></text:p>
          </table:table-cell>
          <table:table-cell office:value-type="float" office:value="1.0162478689152694" table:style-name="ce6">
            <text:p>1.016</text:p>
          </table:table-cell>
          <table:table-cell office:value-type="float" office:value="34623.011924462284" table:style-name="ce5">
            <text:p><text:s/>34,623<text:s/></text:p>
          </table:table-cell>
          <table:table-cell office:value-type="float" office:value="1.1470637631005838" table:style-name="ce6">
            <text:p>1.147</text:p>
          </table:table-cell>
          <table:table-cell office:value-type="float" office:value="39714.802347950092" table:style-name="ce5">
            <text:p><text:s/>39,71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9714.802347950092" table:style-name="ce5">
            <text:p><text:s/>39,715<text:s/></text:p>
          </table:table-cell>
          <table:table-cell office:value-type="float" office:value="0.93585058363335805" table:style-name="ce6">
            <text:p>0.936</text:p>
          </table:table-cell>
          <table:table-cell office:value-type="float" office:value="37167.120956212544" table:style-name="ce5">
            <text:p><text:s/>37,167<text:s/></text:p>
          </table:table-cell>
          <table:table-cell office:value-type="float" office:value="1.0347698365512452" table:style-name="ce6">
            <text:p>1.035</text:p>
          </table:table-cell>
          <table:table-cell office:value-type="float" office:value="38459.415676940422" table:style-name="ce5">
            <text:p><text:s/>38,45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8459.415676940422" table:style-name="ce5">
            <text:p><text:s/>38,459<text:s/></text:p>
          </table:table-cell>
          <table:table-cell office:value-type="float" office:value="0.9773925770410441" table:style-name="ce6">
            <text:p>0.977</text:p>
          </table:table-cell>
          <table:table-cell office:value-type="float" office:value="37589.947399977529" table:style-name="ce5">
            <text:p><text:s/>37,590<text:s/></text:p>
          </table:table-cell>
          <table:table-cell office:value-type="float" office:value="1.1278098584449638" table:style-name="ce6">
            <text:p>1.128</text:p>
          </table:table-cell>
          <table:table-cell office:value-type="float" office:value="42394.313256122296" table:style-name="ce5">
            <text:p><text:s/>42,39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2394.313256122296" table:style-name="ce5">
            <text:p><text:s/>42,394<text:s/></text:p>
          </table:table-cell>
          <table:table-cell office:value-type="float" office:value="1.0364639794540449" table:style-name="ce6">
            <text:p>1.036</text:p>
          </table:table-cell>
          <table:table-cell office:value-type="float" office:value="43940.178623661886" table:style-name="ce5">
            <text:p><text:s/>43,940<text:s/></text:p>
          </table:table-cell>
          <table:table-cell office:value-type="float" office:value="1.0479269831986615" table:style-name="ce6">
            <text:p>1.048</text:p>
          </table:table-cell>
          <table:table-cell office:value-type="float" office:value="46046.098826304311" table:style-name="ce5">
            <text:p><text:s/>46,04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6046.098826304311" table:style-name="ce5">
            <text:p><text:s/>46,046<text:s/></text:p>
          </table:table-cell>
          <table:table-cell office:value-type="float" office:value="1.0394614322604865" table:style-name="ce6">
            <text:p>1.039</text:p>
          </table:table-cell>
          <table:table-cell office:value-type="float" office:value="47863.143835998191" table:style-name="ce5">
            <text:p><text:s/>47,863<text:s/></text:p>
          </table:table-cell>
          <table:table-cell office:value-type="float" office:value="1.1136905447253949" table:style-name="ce6">
            <text:p>1.114</text:p>
          </table:table-cell>
          <table:table-cell office:value-type="float" office:value="53304.730730982752" table:style-name="ce5">
            <text:p><text:s/>53,30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434.1105906550001" table:style-name="ce5">
            <text:p><text:s/>9,43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434.1105906550001" table:style-name="ce5">
            <text:p><text:s/>9,434<text:s/></text:p>
          </table:table-cell>
          <table:table-cell office:value-type="float" office:value="1.0180240224632764" table:style-name="ce6">
            <text:p>1.018</text:p>
          </table:table-cell>
          <table:table-cell office:value-type="float" office:value="9604.1512118619994" table:style-name="ce5">
            <text:p><text:s/>9,604<text:s/></text:p>
          </table:table-cell>
          <table:table-cell office:value-type="float" office:value="1.0100880559580672" table:style-name="ce6">
            <text:p>1.010</text:p>
          </table:table-cell>
          <table:table-cell office:value-type="float" office:value="9701.0384267170011" table:style-name="ce5">
            <text:p><text:s/>9,70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701.0384267170011" table:style-name="ce5">
            <text:p><text:s/>9,701<text:s/></text:p>
          </table:table-cell>
          <table:table-cell office:value-type="float" office:value="1.0282395047059629" table:style-name="ce6">
            <text:p>1.028</text:p>
          </table:table-cell>
          <table:table-cell office:value-type="float" office:value="9974.9909470210023" table:style-name="ce5">
            <text:p><text:s/>9,975<text:s/></text:p>
          </table:table-cell>
          <table:table-cell office:value-type="float" office:value="0.91910930945215796" table:style-name="ce6">
            <text:p>0.919</text:p>
          </table:table-cell>
          <table:table-cell office:value-type="float" office:value="9168.107041108" table:style-name="ce5">
            <text:p><text:s/>9,16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168.107041108" table:style-name="ce5">
            <text:p><text:s/>9,168<text:s/></text:p>
          </table:table-cell>
          <table:table-cell office:value-type="float" office:value="1.0791682335938655" table:style-name="ce6">
            <text:p>1.079</text:p>
          </table:table-cell>
          <table:table-cell office:value-type="float" office:value="9893.9298809520023" table:style-name="ce5">
            <text:p><text:s/>9,894<text:s/></text:p>
          </table:table-cell>
          <table:table-cell office:value-type="float" office:value="0.89599458360998718" table:style-name="ce6">
            <text:p>0.896</text:p>
          </table:table-cell>
          <table:table-cell office:value-type="float" office:value="8864.9075839499983" table:style-name="ce5">
            <text:p><text:s/>8,86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864.9075839499983" table:style-name="ce5">
            <text:p><text:s/>8,865<text:s/></text:p>
          </table:table-cell>
          <table:table-cell office:value-type="float" office:value="1.0612989024276858" table:style-name="ce6">
            <text:p>1.061</text:p>
          </table:table-cell>
          <table:table-cell office:value-type="float" office:value="9408.3166889690019" table:style-name="ce5">
            <text:p><text:s/>9,408<text:s/></text:p>
          </table:table-cell>
          <table:table-cell office:value-type="float" office:value="1.5291126621191058" table:style-name="ce6">
            <text:p>1.529</text:p>
          </table:table-cell>
          <table:table-cell office:value-type="float" office:value="14386.376178329003" table:style-name="ce5">
            <text:p><text:s/>14,38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386.376178329003" table:style-name="ce5">
            <text:p><text:s/>14,386<text:s/></text:p>
          </table:table-cell>
          <table:table-cell office:value-type="float" office:value="1.0452257576347186" table:style-name="ce6">
            <text:p>1.045</text:p>
          </table:table-cell>
          <table:table-cell office:value-type="float" office:value="15037.010940611999" table:style-name="ce5">
            <text:p><text:s/>15,037<text:s/></text:p>
          </table:table-cell>
          <table:table-cell office:value-type="float" office:value="0.97860902504298453" table:style-name="ce6">
            <text:p>0.979</text:p>
          </table:table-cell>
          <table:table-cell office:value-type="float" office:value="14715.354616152999" table:style-name="ce5">
            <text:p><text:s/>14,71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715.354616152999" table:style-name="ce5">
            <text:p><text:s/>14,715<text:s/></text:p>
          </table:table-cell>
          <table:table-cell office:value-type="float" office:value="1.0495673801994101" table:style-name="ce6">
            <text:p>1.050</text:p>
          </table:table-cell>
          <table:table-cell office:value-type="float" office:value="15444.756193181" table:style-name="ce5">
            <text:p><text:s/>15,445<text:s/></text:p>
          </table:table-cell>
          <table:table-cell office:value-type="float" office:value="0.91410152667798394" table:style-name="ce6">
            <text:p>0.914</text:p>
          </table:table-cell>
          <table:table-cell office:value-type="float" office:value="14118.075215355999" table:style-name="ce5">
            <text:p><text:s/>14,11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118.075215355999" table:style-name="ce5">
            <text:p><text:s/>14,118<text:s/></text:p>
          </table:table-cell>
          <table:table-cell office:value-type="float" office:value="1.0099657201713281" table:style-name="ce6">
            <text:p>1.010</text:p>
          </table:table-cell>
          <table:table-cell office:value-type="float" office:value="14258.772002310001" table:style-name="ce5">
            <text:p><text:s/>14,259<text:s/></text:p>
          </table:table-cell>
          <table:table-cell office:value-type="float" office:value="1.2743597627400334" table:style-name="ce6">
            <text:p>1.274</text:p>
          </table:table-cell>
          <table:table-cell office:value-type="float" office:value="18170.805305828002" table:style-name="ce5">
            <text:p><text:s/>18,17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170.805305828002" table:style-name="ce5">
            <text:p><text:s/>18,171<text:s/></text:p>
          </table:table-cell>
          <table:table-cell office:value-type="float" office:value="1.0212765205616394" table:style-name="ce6">
            <text:p>1.021</text:p>
          </table:table-cell>
          <table:table-cell office:value-type="float" office:value="18557.416818538997" table:style-name="ce5">
            <text:p><text:s/>18,557<text:s/></text:p>
          </table:table-cell>
          <table:table-cell office:value-type="float" office:value="1.2220869031915016" table:style-name="ce6">
            <text:p>1.222</text:p>
          </table:table-cell>
          <table:table-cell office:value-type="float" office:value="22678.776051002213" table:style-name="ce5">
            <text:p><text:s/>22,67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678.776051002213" table:style-name="ce5">
            <text:p><text:s/>22,679<text:s/></text:p>
          </table:table-cell>
          <table:table-cell office:value-type="float" office:value="1.070453748784961" table:style-name="ce6">
            <text:p>1.070</text:p>
          </table:table-cell>
          <table:table-cell office:value-type="float" office:value="24276.580841649913" table:style-name="ce5">
            <text:p><text:s/>24,277<text:s/></text:p>
          </table:table-cell>
          <table:table-cell office:value-type="float" office:value="1.104910565280411" table:style-name="ce6">
            <text:p>1.105</text:p>
          </table:table-cell>
          <table:table-cell office:value-type="float" office:value="26823.450660823" table:style-name="ce5">
            <text:p><text:s/>26,82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6823.450660823" table:style-name="ce5">
            <text:p><text:s/>26,823<text:s/></text:p>
          </table:table-cell>
          <table:table-cell office:value-type="float" office:value="1.0262974039793857" table:style-name="ce6">
            <text:p>1.026</text:p>
          </table:table-cell>
          <table:table-cell office:value-type="float" office:value="27528.837778971782" table:style-name="ce5">
            <text:p><text:s/>27,529<text:s/></text:p>
          </table:table-cell>
          <table:table-cell office:value-type="float" office:value="1.0417132051403881" table:style-name="ce6">
            <text:p>1.042</text:p>
          </table:table-cell>
          <table:table-cell office:value-type="float" office:value="28677.153836522499" table:style-name="ce5">
            <text:p><text:s/>28,67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8677.153836522499" table:style-name="ce5">
            <text:p><text:s/>28,677<text:s/></text:p>
          </table:table-cell>
          <table:table-cell office:value-type="float" office:value="0.97752652854679933" table:style-name="ce6">
            <text:p>0.978</text:p>
          </table:table-cell>
          <table:table-cell office:value-type="float" office:value="28032.678638418365" table:style-name="ce5">
            <text:p><text:s/>28,033<text:s/></text:p>
          </table:table-cell>
          <table:table-cell office:value-type="float" office:value="1.2726253535487926" table:style-name="ce6">
            <text:p>1.273</text:p>
          </table:table-cell>
          <table:table-cell office:value-type="float" office:value="35675.097563136856" table:style-name="ce5">
            <text:p><text:s/>35,67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5675.097563136856" table:style-name="ce5">
            <text:p><text:s/>35,675<text:s/></text:p>
          </table:table-cell>
          <table:table-cell office:value-type="float" office:value="1.0111715069334788" table:style-name="ce6">
            <text:p>1.011</text:p>
          </table:table-cell>
          <table:table-cell office:value-type="float" office:value="36073.642162915967" table:style-name="ce5">
            <text:p><text:s/>36,074<text:s/></text:p>
          </table:table-cell>
          <table:table-cell office:value-type="float" office:value="1.1679623950198066" table:style-name="ce6">
            <text:p>1.168</text:p>
          </table:table-cell>
          <table:table-cell office:value-type="float" office:value="42132.657497686814" table:style-name="ce5">
            <text:p><text:s/>42,13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2132.657497686814" table:style-name="ce5">
            <text:p><text:s/>42,133<text:s/></text:p>
          </table:table-cell>
          <table:table-cell office:value-type="float" office:value="0.93146992208350876" table:style-name="ce6">
            <text:p>0.931</text:p>
          </table:table-cell>
          <table:table-cell office:value-type="float" office:value="39245.303196541499" table:style-name="ce5">
            <text:p><text:s/>39,245<text:s/></text:p>
          </table:table-cell>
          <table:table-cell office:value-type="float" office:value="0.95687647454576819" table:style-name="ce6">
            <text:p>0.957</text:p>
          </table:table-cell>
          <table:table-cell office:value-type="float" office:value="37552.907365186395" table:style-name="ce5">
            <text:p><text:s/>37,55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7552.907365186395" table:style-name="ce5">
            <text:p><text:s/>37,553<text:s/></text:p>
          </table:table-cell>
          <table:table-cell office:value-type="float" office:value="0.96808777992378792" table:style-name="ce6">
            <text:p>0.968</text:p>
          </table:table-cell>
          <table:table-cell office:value-type="float" office:value="36354.510720846964" table:style-name="ce5">
            <text:p><text:s/>36,355<text:s/></text:p>
          </table:table-cell>
          <table:table-cell office:value-type="float" office:value="1.1133089429430272" table:style-name="ce6">
            <text:p>1.113</text:p>
          </table:table-cell>
          <table:table-cell office:value-type="float" office:value="40473.801901837083" table:style-name="ce5">
            <text:p><text:s/>40,47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0473.801901837083" table:style-name="ce5">
            <text:p><text:s/>40,474<text:s/></text:p>
          </table:table-cell>
          <table:table-cell office:value-type="float" office:value="1.0439508582851862" table:style-name="ce6">
            <text:p>1.044</text:p>
          </table:table-cell>
          <table:table-cell office:value-type="float" office:value="42252.660233487419" table:style-name="ce5">
            <text:p><text:s/>42,253<text:s/></text:p>
          </table:table-cell>
          <table:table-cell office:value-type="float" office:value="0.94324299195956551" table:style-name="ce6">
            <text:p>0.943</text:p>
          </table:table-cell>
          <table:table-cell office:value-type="float" office:value="39854.525656885628" table:style-name="ce5">
            <text:p><text:s/>39,85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9854.525656885628" table:style-name="ce5">
            <text:p><text:s/>39,855<text:s/></text:p>
          </table:table-cell>
          <table:table-cell office:value-type="float" office:value="1.0579289402484988" table:style-name="ce6">
            <text:p>1.058</text:p>
          </table:table-cell>
          <table:table-cell office:value-type="float" office:value="42163.256092295618" table:style-name="ce5">
            <text:p><text:s/>42,163<text:s/></text:p>
          </table:table-cell>
          <table:table-cell office:value-type="float" office:value="0.98022593437255201" table:style-name="ce6">
            <text:p>0.980</text:p>
          </table:table-cell>
          <table:table-cell office:value-type="float" office:value="41329.517099259669" table:style-name="ce5">
            <text:p><text:s/>41,33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3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7079.289588680003" table:style-name="ce5">
            <text:p><text:s/>47,07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7079.289588680003" table:style-name="ce5">
            <text:p><text:s/>47,079<text:s/></text:p>
          </table:table-cell>
          <table:table-cell office:value-type="float" office:value="1.0296965757126497" table:style-name="ce6">
            <text:p>1.030</text:p>
          </table:table-cell>
          <table:table-cell office:value-type="float" office:value="48477.383276447996" table:style-name="ce5">
            <text:p><text:s/>48,477<text:s/></text:p>
          </table:table-cell>
          <table:table-cell office:value-type="float" office:value="1.0801493037881167" table:style-name="ce6">
            <text:p>1.080</text:p>
          </table:table-cell>
          <table:table-cell office:value-type="float" office:value="52362.811795524998" table:style-name="ce5">
            <text:p><text:s/>52,36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2362.811795524998" table:style-name="ce5">
            <text:p><text:s/>52,363<text:s/></text:p>
          </table:table-cell>
          <table:table-cell office:value-type="float" office:value="1.0240491889211842" table:style-name="ce6">
            <text:p>1.024</text:p>
          </table:table-cell>
          <table:table-cell office:value-type="float" office:value="53622.094948839993" table:style-name="ce5">
            <text:p><text:s/>53,622<text:s/></text:p>
          </table:table-cell>
          <table:table-cell office:value-type="float" office:value="1.1682246405954928" table:style-name="ce6">
            <text:p>1.168</text:p>
          </table:table-cell>
          <table:table-cell office:value-type="float" office:value="62642.652599585999" table:style-name="ce5">
            <text:p><text:s/>62,64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2642.652599585999" table:style-name="ce5">
            <text:p><text:s/>62,643<text:s/></text:p>
          </table:table-cell>
          <table:table-cell office:value-type="float" office:value="1.0444857426897887" table:style-name="ce6">
            <text:p>1.044</text:p>
          </table:table-cell>
          <table:table-cell office:value-type="float" office:value="65429.357524537001" table:style-name="ce5">
            <text:p><text:s/>65,429<text:s/></text:p>
          </table:table-cell>
          <table:table-cell office:value-type="float" office:value="1.0848966239443494" table:style-name="ce6">
            <text:p>1.085</text:p>
          </table:table-cell>
          <table:table-cell office:value-type="float" office:value="70984.089085218002" table:style-name="ce5">
            <text:p><text:s/>70,98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0984.089085218002" table:style-name="ce5">
            <text:p><text:s/>70,984<text:s/></text:p>
          </table:table-cell>
          <table:table-cell office:value-type="float" office:value="1.0193165544826797" table:style-name="ce6">
            <text:p>1.019</text:p>
          </table:table-cell>
          <table:table-cell office:value-type="float" office:value="72355.257109436003" table:style-name="ce5">
            <text:p><text:s/>72,355<text:s/></text:p>
          </table:table-cell>
          <table:table-cell office:value-type="float" office:value="1.0346016066524555" table:style-name="ce6">
            <text:p>1.035</text:p>
          </table:table-cell>
          <table:table-cell office:value-type="float" office:value="74858.865255173994" table:style-name="ce5">
            <text:p><text:s/>74,85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4858.865255173994" table:style-name="ce5">
            <text:p><text:s/>74,859<text:s/></text:p>
          </table:table-cell>
          <table:table-cell office:value-type="float" office:value="1.0659613343711181" table:style-name="ce6">
            <text:p>1.066</text:p>
          </table:table-cell>
          <table:table-cell office:value-type="float" office:value="79796.655896912998" table:style-name="ce5">
            <text:p><text:s/>79,797<text:s/></text:p>
          </table:table-cell>
          <table:table-cell office:value-type="float" office:value="1.0835024388187522" table:style-name="ce6">
            <text:p>1.084</text:p>
          </table:table-cell>
          <table:table-cell office:value-type="float" office:value="86459.871273886005" table:style-name="ce5">
            <text:p><text:s/>86,46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6459.871273886005" table:style-name="ce5">
            <text:p><text:s/>86,460<text:s/></text:p>
          </table:table-cell>
          <table:table-cell office:value-type="float" office:value="1.0971757586462849" table:style-name="ce6">
            <text:p>1.097</text:p>
          </table:table-cell>
          <table:table-cell office:value-type="float" office:value="94861.674857385995" table:style-name="ce5">
            <text:p><text:s/>94,862<text:s/></text:p>
          </table:table-cell>
          <table:table-cell office:value-type="float" office:value="1.0573121924910931" table:style-name="ce6">
            <text:p>1.057</text:p>
          </table:table-cell>
          <table:table-cell office:value-type="float" office:value="100298.40542683999" table:style-name="ce5">
            <text:p><text:s/>100,29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0298.40542683999" table:style-name="ce5">
            <text:p><text:s/>100,298<text:s/></text:p>
          </table:table-cell>
          <table:table-cell office:value-type="float" office:value="1.0882156753696735" table:style-name="ce6">
            <text:p>1.088</text:p>
          </table:table-cell>
          <table:table-cell office:value-type="float" office:value="109146.29700007" table:style-name="ce5">
            <text:p><text:s/>109,146<text:s/></text:p>
          </table:table-cell>
          <table:table-cell office:value-type="float" office:value="1.011652810913495" table:style-name="ce6">
            <text:p>1.012</text:p>
          </table:table-cell>
          <table:table-cell office:value-type="float" office:value="110418.15816091999" table:style-name="ce5">
            <text:p><text:s/>110,41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0418.15816091999" table:style-name="ce5">
            <text:p><text:s/>110,418<text:s/></text:p>
          </table:table-cell>
          <table:table-cell office:value-type="float" office:value="1.0875791107647057" table:style-name="ce6">
            <text:p>1.088</text:p>
          </table:table-cell>
          <table:table-cell office:value-type="float" office:value="120088.48226492999" table:style-name="ce5">
            <text:p><text:s/>120,088<text:s/></text:p>
          </table:table-cell>
          <table:table-cell office:value-type="float" office:value="1.0061094890318556" table:style-name="ce6">
            <text:p>1.006</text:p>
          </table:table-cell>
          <table:table-cell office:value-type="float" office:value="120822.16153017977" table:style-name="ce5">
            <text:p><text:s/>120,82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0822.16153017977" table:style-name="ce5">
            <text:p><text:s/>120,822<text:s/></text:p>
          </table:table-cell>
          <table:table-cell office:value-type="float" office:value="1.0967864184246618" table:style-name="ce6">
            <text:p>1.097</text:p>
          </table:table-cell>
          <table:table-cell office:value-type="float" office:value="132516.10581101183" table:style-name="ce5">
            <text:p><text:s/>132,516<text:s/></text:p>
          </table:table-cell>
          <table:table-cell office:value-type="float" office:value="1.0149248838199829" table:style-name="ce6">
            <text:p>1.015</text:p>
          </table:table-cell>
          <table:table-cell office:value-type="float" office:value="134493.89329451777" table:style-name="ce5">
            <text:p><text:s/>134,49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34493.89329451777" table:style-name="ce5">
            <text:p><text:s/>134,494<text:s/></text:p>
          </table:table-cell>
          <table:table-cell office:value-type="float" office:value="1.0684944754464125" table:style-name="ce6">
            <text:p>1.068</text:p>
          </table:table-cell>
          <table:table-cell office:value-type="float" office:value="143705.98196647153" table:style-name="ce5">
            <text:p><text:s/>143,706<text:s/></text:p>
          </table:table-cell>
          <table:table-cell office:value-type="float" office:value="0.99991130978142229" table:style-name="ce6">
            <text:p>1.000</text:p>
          </table:table-cell>
          <table:table-cell office:value-type="float" office:value="143693.23665151998" table:style-name="ce5">
            <text:p><text:s/>143,69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43693.23665151998" table:style-name="ce5">
            <text:p><text:s/>143,693<text:s/></text:p>
          </table:table-cell>
          <table:table-cell office:value-type="float" office:value="1.0670598088194116" table:style-name="ce6">
            <text:p>1.067</text:p>
          </table:table-cell>
          <table:table-cell office:value-type="float" office:value="153329.27763001338" table:style-name="ce5">
            <text:p><text:s/>153,329<text:s/></text:p>
          </table:table-cell>
          <table:table-cell office:value-type="float" office:value="1.034008485496295" table:style-name="ce6">
            <text:p>1.034</text:p>
          </table:table-cell>
          <table:table-cell office:value-type="float" office:value="158543.77414445108" table:style-name="ce5">
            <text:p><text:s/>158,54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8543.77414445108" table:style-name="ce5">
            <text:p><text:s/>158,544<text:s/></text:p>
          </table:table-cell>
          <table:table-cell office:value-type="float" office:value="1.0485166602159552" table:style-name="ce6">
            <text:p>1.049</text:p>
          </table:table-cell>
          <table:table-cell office:value-type="float" office:value="166235.78856397257" table:style-name="ce5">
            <text:p><text:s/>166,236<text:s/></text:p>
          </table:table-cell>
          <table:table-cell office:value-type="float" office:value="0.96202535006309664" table:style-name="ce6">
            <text:p>0.962</text:p>
          </table:table-cell>
          <table:table-cell office:value-type="float" office:value="159923.04268627064" table:style-name="ce5">
            <text:p><text:s/>159,92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59923.04268627064" table:style-name="ce5">
            <text:p><text:s/>159,923<text:s/></text:p>
          </table:table-cell>
          <table:table-cell office:value-type="float" office:value="0.98752227120407843" table:style-name="ce6">
            <text:p>0.988</text:p>
          </table:table-cell>
          <table:table-cell office:value-type="float" office:value="157927.56633141276" table:style-name="ce5">
            <text:p><text:s/>157,928<text:s/></text:p>
          </table:table-cell>
          <table:table-cell office:value-type="float" office:value="1.0440464812041736" table:style-name="ce6">
            <text:p>1.044</text:p>
          </table:table-cell>
          <table:table-cell office:value-type="float" office:value="164883.71991345022" table:style-name="ce5">
            <text:p><text:s/>164,88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4883.71991345022" table:style-name="ce5">
            <text:p><text:s/>164,884<text:s/></text:p>
          </table:table-cell>
          <table:table-cell office:value-type="float" office:value="0.97374901223633281" table:style-name="ce6">
            <text:p>0.974</text:p>
          </table:table-cell>
          <table:table-cell office:value-type="float" office:value="160555.35939957431" table:style-name="ce5">
            <text:p><text:s/>160,555<text:s/></text:p>
          </table:table-cell>
          <table:table-cell office:value-type="float" office:value="1.0541732584413404" table:style-name="ce6">
            <text:p>1.054</text:p>
          </table:table-cell>
          <table:table-cell office:value-type="float" office:value="169253.16637846973" table:style-name="ce5">
            <text:p><text:s/>169,25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9253.16637846973" table:style-name="ce5">
            <text:p><text:s/>169,253<text:s/></text:p>
          </table:table-cell>
          <table:table-cell office:value-type="float" office:value="0.98305563757936143" table:style-name="ce6">
            <text:p>0.983</text:p>
          </table:table-cell>
          <table:table-cell office:value-type="float" office:value="166385.27938651229" table:style-name="ce5">
            <text:p><text:s/>166,385<text:s/></text:p>
          </table:table-cell>
          <table:table-cell office:value-type="float" office:value="1.0740322761240666" table:style-name="ce6">
            <text:p>1.074</text:p>
          </table:table-cell>
          <table:table-cell office:value-type="float" office:value="178703.16033303455" table:style-name="ce5">
            <text:p><text:s/>178,70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8703.16033303455" table:style-name="ce5">
            <text:p><text:s/>178,703<text:s/></text:p>
          </table:table-cell>
          <table:table-cell office:value-type="float" office:value="1.0496899870721255" table:style-name="ce6">
            <text:p>1.050</text:p>
          </table:table-cell>
          <table:table-cell office:value-type="float" office:value="187582.91805973099" table:style-name="ce5">
            <text:p><text:s/>187,583<text:s/></text:p>
          </table:table-cell>
          <table:table-cell office:value-type="float" office:value="1.0260543899192955" table:style-name="ce6">
            <text:p>1.026</text:p>
          </table:table-cell>
          <table:table-cell office:value-type="float" office:value="192470.2765490585" table:style-name="ce5">
            <text:p><text:s/>192,47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112.975070615001" table:style-name="ce5">
            <text:p><text:s/>24,11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4112.975070615001" table:style-name="ce5">
            <text:p><text:s/>24,113<text:s/></text:p>
          </table:table-cell>
          <table:table-cell office:value-type="float" office:value="1.0445712572445995" table:style-name="ce6">
            <text:p>1.045</text:p>
          </table:table-cell>
          <table:table-cell office:value-type="float" office:value="25187.720685419998" table:style-name="ce5">
            <text:p><text:s/>25,188<text:s/></text:p>
          </table:table-cell>
          <table:table-cell office:value-type="float" office:value="1.089472349565934" table:style-name="ce6">
            <text:p>1.089</text:p>
          </table:table-cell>
          <table:table-cell office:value-type="float" office:value="27441.325235354998" table:style-name="ce5">
            <text:p><text:s/>27,44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7441.325235354998" table:style-name="ce5">
            <text:p><text:s/>27,441<text:s/></text:p>
          </table:table-cell>
          <table:table-cell office:value-type="float" office:value="1.0050768417903342" table:style-name="ce6">
            <text:p>1.005</text:p>
          </table:table-cell>
          <table:table-cell office:value-type="float" office:value="27580.640502091999" table:style-name="ce5">
            <text:p><text:s/>27,581<text:s/></text:p>
          </table:table-cell>
          <table:table-cell office:value-type="float" office:value="1.0974822570376879" table:style-name="ce6">
            <text:p>1.097</text:p>
          </table:table-cell>
          <table:table-cell office:value-type="float" office:value="30269.263588780999" table:style-name="ce5">
            <text:p><text:s/>30,26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0269.263588780999" table:style-name="ce5">
            <text:p><text:s/>30,269<text:s/></text:p>
          </table:table-cell>
          <table:table-cell office:value-type="float" office:value="1.0337781477457535" table:style-name="ce6">
            <text:p>1.034</text:p>
          </table:table-cell>
          <table:table-cell office:value-type="float" office:value="31291.703246437999" table:style-name="ce5">
            <text:p><text:s/>31,292<text:s/></text:p>
          </table:table-cell>
          <table:table-cell office:value-type="float" office:value="1.1188645707109086" table:style-name="ce6">
            <text:p>1.119</text:p>
          </table:table-cell>
          <table:table-cell office:value-type="float" office:value="35011.178119639" table:style-name="ce5">
            <text:p><text:s/>35,01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5011.178119639" table:style-name="ce5">
            <text:p><text:s/>35,011<text:s/></text:p>
          </table:table-cell>
          <table:table-cell office:value-type="float" office:value="1.0291280473075815" table:style-name="ce6">
            <text:p>1.029</text:p>
          </table:table-cell>
          <table:table-cell office:value-type="float" office:value="36030.985372202005" table:style-name="ce5">
            <text:p><text:s/>36,031<text:s/></text:p>
          </table:table-cell>
          <table:table-cell office:value-type="float" office:value="1.0114161070995393" table:style-name="ce6">
            <text:p>1.011</text:p>
          </table:table-cell>
          <table:table-cell office:value-type="float" office:value="36442.318960113" table:style-name="ce5">
            <text:p><text:s/>36,44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6442.318960113" table:style-name="ce5">
            <text:p><text:s/>36,442<text:s/></text:p>
          </table:table-cell>
          <table:table-cell office:value-type="float" office:value="1.0596552803652937" table:style-name="ce6">
            <text:p>1.060</text:p>
          </table:table-cell>
          <table:table-cell office:value-type="float" office:value="38616.295714839995" table:style-name="ce5">
            <text:p><text:s/>38,616<text:s/></text:p>
          </table:table-cell>
          <table:table-cell office:value-type="float" office:value="1.0740919514949872" table:style-name="ce6">
            <text:p>1.074</text:p>
          </table:table-cell>
          <table:table-cell office:value-type="float" office:value="41477.452423859999" table:style-name="ce5">
            <text:p><text:s/>41,47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1477.452423859999" table:style-name="ce5">
            <text:p><text:s/>41,477<text:s/></text:p>
          </table:table-cell>
          <table:table-cell office:value-type="float" office:value="1.0910917037198637" table:style-name="ce6">
            <text:p>1.091</text:p>
          </table:table-cell>
          <table:table-cell office:value-type="float" office:value="45255.704231109004" table:style-name="ce5">
            <text:p><text:s/>45,256<text:s/></text:p>
          </table:table-cell>
          <table:table-cell office:value-type="float" office:value="1.0629943374104718" table:style-name="ce6">
            <text:p>1.063</text:p>
          </table:table-cell>
          <table:table-cell office:value-type="float" office:value="48106.557333192002" table:style-name="ce5">
            <text:p><text:s/>48,10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8106.557333192002" table:style-name="ce5">
            <text:p><text:s/>48,107<text:s/></text:p>
          </table:table-cell>
          <table:table-cell office:value-type="float" office:value="1.1019758592287421" table:style-name="ce6">
            <text:p>1.102</text:p>
          </table:table-cell>
          <table:table-cell office:value-type="float" office:value="53012.264851781001" table:style-name="ce5">
            <text:p><text:s/>53,012<text:s/></text:p>
          </table:table-cell>
          <table:table-cell office:value-type="float" office:value="1.0206134123181549" table:style-name="ce6">
            <text:p>1.021</text:p>
          </table:table-cell>
          <table:table-cell office:value-type="float" office:value="54105.028525089998" table:style-name="ce5">
            <text:p><text:s/>54,10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4105.028525089998" table:style-name="ce5">
            <text:p><text:s/>54,105<text:s/></text:p>
          </table:table-cell>
          <table:table-cell office:value-type="float" office:value="1.0807375275306121" table:style-name="ce6">
            <text:p>1.081</text:p>
          </table:table-cell>
          <table:table-cell office:value-type="float" office:value="58473.334755178999" table:style-name="ce5">
            <text:p><text:s/>58,473<text:s/></text:p>
          </table:table-cell>
          <table:table-cell office:value-type="float" office:value="1.0254341316557181" table:style-name="ce6">
            <text:p>1.025</text:p>
          </table:table-cell>
          <table:table-cell office:value-type="float" office:value="59960.553249691096" table:style-name="ce5">
            <text:p><text:s/>59,96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9960.553249691096" table:style-name="ce5">
            <text:p><text:s/>59,961<text:s/></text:p>
          </table:table-cell>
          <table:table-cell office:value-type="float" office:value="1.0922103166046149" table:style-name="ce6">
            <text:p>1.092</text:p>
          </table:table-cell>
          <table:table-cell office:value-type="float" office:value="65489.534848632975" table:style-name="ce5">
            <text:p><text:s/>65,490<text:s/></text:p>
          </table:table-cell>
          <table:table-cell office:value-type="float" office:value="1.038614548163147" table:style-name="ce6">
            <text:p>1.039</text:p>
          </table:table-cell>
          <table:table-cell office:value-type="float" office:value="68018.383646227609" table:style-name="ce5">
            <text:p><text:s/>68,01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8018.383646227609" table:style-name="ce5">
            <text:p><text:s/>68,018<text:s/></text:p>
          </table:table-cell>
          <table:table-cell office:value-type="float" office:value="1.0782513774994333" table:style-name="ce6">
            <text:p>1.078</text:p>
          </table:table-cell>
          <table:table-cell office:value-type="float" office:value="73340.915861829853" table:style-name="ce5">
            <text:p><text:s/>73,341<text:s/></text:p>
          </table:table-cell>
          <table:table-cell office:value-type="float" office:value="0.95090113378915886" table:style-name="ce6">
            <text:p>0.951</text:p>
          </table:table-cell>
          <table:table-cell office:value-type="float" office:value="69739.96004614931" table:style-name="ce5">
            <text:p><text:s/>69,74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9739.96004614931" table:style-name="ce5">
            <text:p><text:s/>69,740<text:s/></text:p>
          </table:table-cell>
          <table:table-cell office:value-type="float" office:value="1.0705972426117012" table:style-name="ce6">
            <text:p>1.071</text:p>
          </table:table-cell>
          <table:table-cell office:value-type="float" office:value="74663.408925257667" table:style-name="ce5">
            <text:p><text:s/>74,663<text:s/></text:p>
          </table:table-cell>
          <table:table-cell office:value-type="float" office:value="1.076221371264547" table:style-name="ce6">
            <text:p>1.076</text:p>
          </table:table-cell>
          <table:table-cell office:value-type="float" office:value="80354.356336826415" table:style-name="ce5">
            <text:p><text:s/>80,35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0354.356336826415" table:style-name="ce5">
            <text:p><text:s/>80,354<text:s/></text:p>
          </table:table-cell>
          <table:table-cell office:value-type="float" office:value="1.039719796868819" table:style-name="ce6">
            <text:p>1.040</text:p>
          </table:table-cell>
          <table:table-cell office:value-type="float" office:value="83546.015048049871" table:style-name="ce5">
            <text:p><text:s/>83,546<text:s/></text:p>
          </table:table-cell>
          <table:table-cell office:value-type="float" office:value="0.96363307274936616" table:style-name="ce6">
            <text:p>0.964</text:p>
          </table:table-cell>
          <table:table-cell office:value-type="float" office:value="80507.703196717077" table:style-name="ce5">
            <text:p><text:s/>80,50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0507.703196717077" table:style-name="ce5">
            <text:p><text:s/>80,508<text:s/></text:p>
          </table:table-cell>
          <table:table-cell office:value-type="float" office:value="0.97075419383451145" table:style-name="ce6">
            <text:p>0.971</text:p>
          </table:table-cell>
          <table:table-cell office:value-type="float" office:value="78153.190514197209" table:style-name="ce5">
            <text:p><text:s/>78,153<text:s/></text:p>
          </table:table-cell>
          <table:table-cell office:value-type="float" office:value="1.0297292329238006" table:style-name="ce6">
            <text:p>1.030</text:p>
          </table:table-cell>
          <table:table-cell office:value-type="float" office:value="80476.624918731934" table:style-name="ce5">
            <text:p><text:s/>80,47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0476.624918731934" table:style-name="ce5">
            <text:p><text:s/>80,477<text:s/></text:p>
          </table:table-cell>
          <table:table-cell office:value-type="float" office:value="0.97443044396941803" table:style-name="ce6">
            <text:p>0.974</text:p>
          </table:table-cell>
          <table:table-cell office:value-type="float" office:value="78418.873348720284" table:style-name="ce5">
            <text:p><text:s/>78,419<text:s/></text:p>
          </table:table-cell>
          <table:table-cell office:value-type="float" office:value="1.0467502158331652" table:style-name="ce6">
            <text:p>1.047</text:p>
          </table:table-cell>
          <table:table-cell office:value-type="float" office:value="82084.972603166607" table:style-name="ce5">
            <text:p><text:s/>82,08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2084.972603166607" table:style-name="ce5">
            <text:p><text:s/>82,085<text:s/></text:p>
          </table:table-cell>
          <table:table-cell office:value-type="float" office:value="0.98026070514992714" table:style-name="ce6">
            <text:p>0.980</text:p>
          </table:table-cell>
          <table:table-cell office:value-type="float" office:value="80464.673126192545" table:style-name="ce5">
            <text:p><text:s/>80,465<text:s/></text:p>
          </table:table-cell>
          <table:table-cell office:value-type="float" office:value="1.0108243240954895" table:style-name="ce6">
            <text:p>1.011</text:p>
          </table:table-cell>
          <table:table-cell office:value-type="float" office:value="81335.648826348086" table:style-name="ce5">
            <text:p><text:s/>81,33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1335.648826348086" table:style-name="ce5">
            <text:p><text:s/>81,336<text:s/></text:p>
          </table:table-cell>
          <table:table-cell office:value-type="float" office:value="1.0624849353360366" table:style-name="ce6">
            <text:p>1.062</text:p>
          </table:table-cell>
          <table:table-cell office:value-type="float" office:value="86417.901583777028" table:style-name="ce5">
            <text:p><text:s/>86,418<text:s/></text:p>
          </table:table-cell>
          <table:table-cell office:value-type="float" office:value="1.0280132456114446" table:style-name="ce6">
            <text:p>1.028</text:p>
          </table:table-cell>
          <table:table-cell office:value-type="float" office:value="88838.747486069013" table:style-name="ce5">
            <text:p><text:s/>88,83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966.314518064999" table:style-name="ce5">
            <text:p><text:s/>22,96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2966.314518064999" table:style-name="ce5">
            <text:p><text:s/>22,966<text:s/></text:p>
          </table:table-cell>
          <table:table-cell office:value-type="float" office:value="1.0140792321166141" table:style-name="ce6">
            <text:p>1.014</text:p>
          </table:table-cell>
          <table:table-cell office:value-type="float" office:value="23289.662591027998" table:style-name="ce5">
            <text:p><text:s/>23,290<text:s/></text:p>
          </table:table-cell>
          <table:table-cell office:value-type="float" office:value="1.0700664495573515" table:style-name="ce6">
            <text:p>1.070</text:p>
          </table:table-cell>
          <table:table-cell office:value-type="float" office:value="24921.48656017" table:style-name="ce5">
            <text:p><text:s/>24,92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4921.48656017" table:style-name="ce5">
            <text:p><text:s/>24,921<text:s/></text:p>
          </table:table-cell>
          <table:table-cell office:value-type="float" office:value="1.044939850753845" table:style-name="ce6">
            <text:p>1.045</text:p>
          </table:table-cell>
          <table:table-cell office:value-type="float" office:value="26041.454446747997" table:style-name="ce5">
            <text:p><text:s/>26,041<text:s/></text:p>
          </table:table-cell>
          <table:table-cell office:value-type="float" office:value="1.2431482687345723" table:style-name="ce6">
            <text:p>1.243</text:p>
          </table:table-cell>
          <table:table-cell office:value-type="float" office:value="32373.389010805" table:style-name="ce5">
            <text:p><text:s/>32,37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2373.389010805" table:style-name="ce5">
            <text:p><text:s/>32,373<text:s/></text:p>
          </table:table-cell>
          <table:table-cell office:value-type="float" office:value="1.054497391876555" table:style-name="ce6">
            <text:p>1.054</text:p>
          </table:table-cell>
          <table:table-cell office:value-type="float" office:value="34137.654278099006" table:style-name="ce5">
            <text:p><text:s/>34,138<text:s/></text:p>
          </table:table-cell>
          <table:table-cell office:value-type="float" office:value="1.0537604802172189" table:style-name="ce6">
            <text:p>1.054</text:p>
          </table:table-cell>
          <table:table-cell office:value-type="float" office:value="35972.910965579002" table:style-name="ce5">
            <text:p><text:s/>35,97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5972.910965579002" table:style-name="ce5">
            <text:p><text:s/>35,973<text:s/></text:p>
          </table:table-cell>
          <table:table-cell office:value-type="float" office:value="1.0097673711196518" table:style-name="ce6">
            <text:p>1.010</text:p>
          </table:table-cell>
          <table:table-cell office:value-type="float" office:value="36324.271737233998" table:style-name="ce5">
            <text:p><text:s/>36,324<text:s/></text:p>
          </table:table-cell>
          <table:table-cell office:value-type="float" office:value="1.0575999038043293" table:style-name="ce6">
            <text:p>1.058</text:p>
          </table:table-cell>
          <table:table-cell office:value-type="float" office:value="38416.546295060994" table:style-name="ce5">
            <text:p><text:s/>38,41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8416.546295060994" table:style-name="ce5">
            <text:p><text:s/>38,417<text:s/></text:p>
          </table:table-cell>
          <table:table-cell office:value-type="float" office:value="1.0719433200940118" table:style-name="ce6">
            <text:p>1.072</text:p>
          </table:table-cell>
          <table:table-cell office:value-type="float" office:value="41180.360182072996" table:style-name="ce5">
            <text:p><text:s/>41,180<text:s/></text:p>
          </table:table-cell>
          <table:table-cell office:value-type="float" office:value="1.0923269891555769" table:style-name="ce6">
            <text:p>1.092</text:p>
          </table:table-cell>
          <table:table-cell office:value-type="float" office:value="44982.418850025999" table:style-name="ce5">
            <text:p><text:s/>44,98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4982.418850025999" table:style-name="ce5">
            <text:p><text:s/>44,982<text:s/></text:p>
          </table:table-cell>
          <table:table-cell office:value-type="float" office:value="1.1027857526218452" table:style-name="ce6">
            <text:p>1.103</text:p>
          </table:table-cell>
          <table:table-cell office:value-type="float" office:value="49605.970626276998" table:style-name="ce5">
            <text:p><text:s/>49,606<text:s/></text:p>
          </table:table-cell>
          <table:table-cell office:value-type="float" office:value="1.0521283513803723" table:style-name="ce6">
            <text:p>1.052</text:p>
          </table:table-cell>
          <table:table-cell office:value-type="float" office:value="52191.848093647997" table:style-name="ce5">
            <text:p><text:s/>52,19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2191.848093647997" table:style-name="ce5">
            <text:p><text:s/>52,192<text:s/></text:p>
          </table:table-cell>
          <table:table-cell office:value-type="float" office:value="1.0755325630080685" table:style-name="ce6">
            <text:p>1.076</text:p>
          </table:table-cell>
          <table:table-cell office:value-type="float" office:value="56134.032148289007" table:style-name="ce5">
            <text:p><text:s/>56,134<text:s/></text:p>
          </table:table-cell>
          <table:table-cell office:value-type="float" office:value="1.0031905330988493" table:style-name="ce6">
            <text:p>1.003</text:p>
          </table:table-cell>
          <table:table-cell office:value-type="float" office:value="56313.129635830002" table:style-name="ce5">
            <text:p><text:s/>56,31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6313.129635830002" table:style-name="ce5">
            <text:p><text:s/>56,313<text:s/></text:p>
          </table:table-cell>
          <table:table-cell office:value-type="float" office:value="1.0941524278300367" table:style-name="ce6">
            <text:p>1.094</text:p>
          </table:table-cell>
          <table:table-cell office:value-type="float" office:value="61615.14750975099" table:style-name="ce5">
            <text:p><text:s/>61,615<text:s/></text:p>
          </table:table-cell>
          <table:table-cell office:value-type="float" office:value="0.98777022761905986" table:style-name="ce6">
            <text:p>0.988</text:p>
          </table:table-cell>
          <table:table-cell office:value-type="float" office:value="60861.608280488683" table:style-name="ce5">
            <text:p><text:s/>60,86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0861.608280488683" table:style-name="ce5">
            <text:p><text:s/>60,862<text:s/></text:p>
          </table:table-cell>
          <table:table-cell office:value-type="float" office:value="1.1012947711384515" table:style-name="ce6">
            <text:p>1.101</text:p>
          </table:table-cell>
          <table:table-cell office:value-type="float" office:value="67026.570962378872" table:style-name="ce5">
            <text:p><text:s/>67,027<text:s/></text:p>
          </table:table-cell>
          <table:table-cell office:value-type="float" office:value="0.99177846477633447" table:style-name="ce6">
            <text:p>0.992</text:p>
          </table:table-cell>
          <table:table-cell office:value-type="float" office:value="66475.509648290157" table:style-name="ce5">
            <text:p><text:s/>66,47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6475.509648290157" table:style-name="ce5">
            <text:p><text:s/>66,476<text:s/></text:p>
          </table:table-cell>
          <table:table-cell office:value-type="float" office:value="1.0585111190110532" table:style-name="ce6">
            <text:p>1.059</text:p>
          </table:table-cell>
          <table:table-cell office:value-type="float" office:value="70365.066104641679" table:style-name="ce5">
            <text:p><text:s/>70,365<text:s/></text:p>
          </table:table-cell>
          <table:table-cell office:value-type="float" office:value="1.0509942035070767" table:style-name="ce6">
            <text:p>1.051</text:p>
          </table:table-cell>
          <table:table-cell office:value-type="float" office:value="73953.276605370687" table:style-name="ce5">
            <text:p><text:s/>73,95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3953.276605370687" table:style-name="ce5">
            <text:p><text:s/>73,953<text:s/></text:p>
          </table:table-cell>
          <table:table-cell office:value-type="float" office:value="1.063723912119978" table:style-name="ce6">
            <text:p>1.064</text:p>
          </table:table-cell>
          <table:table-cell office:value-type="float" office:value="78665.868704755732" table:style-name="ce5">
            <text:p><text:s/>78,666<text:s/></text:p>
          </table:table-cell>
          <table:table-cell office:value-type="float" office:value="0.9939433593631406" table:style-name="ce6">
            <text:p>0.994</text:p>
          </table:table-cell>
          <table:table-cell office:value-type="float" office:value="78189.417807624661" table:style-name="ce5">
            <text:p><text:s/>78,18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8189.417807624661" table:style-name="ce5">
            <text:p><text:s/>78,189<text:s/></text:p>
          </table:table-cell>
          <table:table-cell office:value-type="float" office:value="1.0575570944826651" table:style-name="ce6">
            <text:p>1.058</text:p>
          </table:table-cell>
          <table:table-cell office:value-type="float" office:value="82689.773515922701" table:style-name="ce5">
            <text:p><text:s/>82,690<text:s/></text:p>
          </table:table-cell>
          <table:table-cell office:value-type="float" office:value="0.96040097962369408" table:style-name="ce6">
            <text:p>0.960</text:p>
          </table:table-cell>
          <table:table-cell office:value-type="float" office:value="79415.33948955356" table:style-name="ce5">
            <text:p><text:s/>79,41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9415.33948955356" table:style-name="ce5">
            <text:p><text:s/>79,415<text:s/></text:p>
          </table:table-cell>
          <table:table-cell office:value-type="float" office:value="1.004520994684021" table:style-name="ce6">
            <text:p>1.005</text:p>
          </table:table-cell>
          <table:table-cell office:value-type="float" office:value="79774.37581721555" table:style-name="ce5">
            <text:p><text:s/>79,774<text:s/></text:p>
          </table:table-cell>
          <table:table-cell office:value-type="float" office:value="1.0580727724917278" table:style-name="ce6">
            <text:p>1.058</text:p>
          </table:table-cell>
          <table:table-cell office:value-type="float" office:value="84407.094994718296" table:style-name="ce5">
            <text:p><text:s/>84,40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4407.094994718296" table:style-name="ce5">
            <text:p><text:s/>84,407<text:s/></text:p>
          </table:table-cell>
          <table:table-cell office:value-type="float" office:value="0.97309931180540743" table:style-name="ce6">
            <text:p>0.973</text:p>
          </table:table-cell>
          <table:table-cell office:value-type="float" office:value="82136.486050854015" table:style-name="ce5">
            <text:p><text:s/>82,136<text:s/></text:p>
          </table:table-cell>
          <table:table-cell office:value-type="float" office:value="1.0612603237169627" table:style-name="ce6">
            <text:p>1.061</text:p>
          </table:table-cell>
          <table:table-cell office:value-type="float" office:value="87168.193775303109" table:style-name="ce5">
            <text:p><text:s/>87,16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7168.193775303109" table:style-name="ce5">
            <text:p><text:s/>87,168<text:s/></text:p>
          </table:table-cell>
          <table:table-cell office:value-type="float" office:value="0.98568758326919881" table:style-name="ce6">
            <text:p>0.986</text:p>
          </table:table-cell>
          <table:table-cell office:value-type="float" office:value="85920.60626031975" table:style-name="ce5">
            <text:p><text:s/>85,921<text:s/></text:p>
          </table:table-cell>
          <table:table-cell office:value-type="float" office:value="1.1332265418575518" table:style-name="ce6">
            <text:p>1.133</text:p>
          </table:table-cell>
          <table:table-cell office:value-type="float" office:value="97367.511506686467" table:style-name="ce5">
            <text:p><text:s/>97,36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7367.511506686467" table:style-name="ce5">
            <text:p><text:s/>97,368<text:s/></text:p>
          </table:table-cell>
          <table:table-cell office:value-type="float" office:value="1.0390017667135996" table:style-name="ce6">
            <text:p>1.039</text:p>
          </table:table-cell>
          <table:table-cell office:value-type="float" office:value="101165.01647595396" table:style-name="ce5">
            <text:p><text:s/>101,165<text:s/></text:p>
          </table:table-cell>
          <table:table-cell office:value-type="float" office:value="1.0243810822451829" table:style-name="ce6">
            <text:p>1.024</text:p>
          </table:table-cell>
          <table:table-cell office:value-type="float" office:value="103631.52906298949" table:style-name="ce5">
            <text:p><text:s/>103,63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3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3411.378152160003" table:style-name="ce5">
            <text:p><text:s/>83,41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3411.378152160003" table:style-name="ce5">
            <text:p><text:s/>83,411<text:s/></text:p>
          </table:table-cell>
          <table:table-cell office:value-type="float" office:value="0.95956038498967466" table:style-name="ce6">
            <text:p>0.960</text:p>
          </table:table-cell>
          <table:table-cell office:value-type="float" office:value="80038.254132205999" table:style-name="ce5">
            <text:p><text:s/>80,038<text:s/></text:p>
          </table:table-cell>
          <table:table-cell office:value-type="float" office:value="1.188098097857111" table:style-name="ce6">
            <text:p>1.188</text:p>
          </table:table-cell>
          <table:table-cell office:value-type="float" office:value="95093.297490277997" table:style-name="ce5">
            <text:p><text:s/>95,09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5093.297490277997" table:style-name="ce5">
            <text:p><text:s/>95,093<text:s/></text:p>
          </table:table-cell>
          <table:table-cell office:value-type="float" office:value="1.0429501573323141" table:style-name="ce6">
            <text:p>1.043</text:p>
          </table:table-cell>
          <table:table-cell office:value-type="float" office:value="99177.569578733994" table:style-name="ce5">
            <text:p><text:s/>99,178<text:s/></text:p>
          </table:table-cell>
          <table:table-cell office:value-type="float" office:value="0.94343192467302639" table:style-name="ce6">
            <text:p>0.943</text:p>
          </table:table-cell>
          <table:table-cell office:value-type="float" office:value="93567.285352057996" table:style-name="ce5">
            <text:p><text:s/>93,56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3567.285352057996" table:style-name="ce5">
            <text:p><text:s/>93,567<text:s/></text:p>
          </table:table-cell>
          <table:table-cell office:value-type="float" office:value="1.05976063316752" table:style-name="ce6">
            <text:p>1.060</text:p>
          </table:table-cell>
          <table:table-cell office:value-type="float" office:value="99158.925568463004" table:style-name="ce5">
            <text:p><text:s/>99,159<text:s/></text:p>
          </table:table-cell>
          <table:table-cell office:value-type="float" office:value="1.1662730124619336" table:style-name="ce6">
            <text:p>1.166</text:p>
          </table:table-cell>
          <table:table-cell office:value-type="float" office:value="115646.37883522001" table:style-name="ce5">
            <text:p><text:s/>115,64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5646.37883522001" table:style-name="ce5">
            <text:p><text:s/>115,646<text:s/></text:p>
          </table:table-cell>
          <table:table-cell office:value-type="float" office:value="1.0866426847021036" table:style-name="ce6">
            <text:p>1.087</text:p>
          </table:table-cell>
          <table:table-cell office:value-type="float" office:value="125666.29157358001" table:style-name="ce5">
            <text:p><text:s/>125,666<text:s/></text:p>
          </table:table-cell>
          <table:table-cell office:value-type="float" office:value="1.029185076230825" table:style-name="ce6">
            <text:p>1.029</text:p>
          </table:table-cell>
          <table:table-cell office:value-type="float" office:value="129333.87187280001" table:style-name="ce5">
            <text:p><text:s/>129,33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9333.87187280001" table:style-name="ce5">
            <text:p><text:s/>129,334<text:s/></text:p>
          </table:table-cell>
          <table:table-cell office:value-type="float" office:value="1.1540565607427729" table:style-name="ce6">
            <text:p>1.154</text:p>
          </table:table-cell>
          <table:table-cell office:value-type="float" office:value="149258.60336107001" table:style-name="ce5">
            <text:p><text:s/>149,259<text:s/></text:p>
          </table:table-cell>
          <table:table-cell office:value-type="float" office:value="1.0341518847175515" table:style-name="ce6">
            <text:p>1.034</text:p>
          </table:table-cell>
          <table:table-cell office:value-type="float" office:value="154356.06597616" table:style-name="ce5">
            <text:p><text:s/>154,35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4356.06597616" table:style-name="ce5">
            <text:p><text:s/>154,356<text:s/></text:p>
          </table:table-cell>
          <table:table-cell office:value-type="float" office:value="1.1333372292980617" table:style-name="ce6">
            <text:p>1.133</text:p>
          </table:table-cell>
          <table:table-cell office:value-type="float" office:value="174937.47613877" table:style-name="ce5">
            <text:p><text:s/>174,937<text:s/></text:p>
          </table:table-cell>
          <table:table-cell office:value-type="float" office:value="0.92181549384066619" table:style-name="ce6">
            <text:p>0.922</text:p>
          </table:table-cell>
          <table:table-cell office:value-type="float" office:value="161260.0759581" table:style-name="ce5">
            <text:p><text:s/>161,26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1260.0759581" table:style-name="ce5">
            <text:p><text:s/>161,260<text:s/></text:p>
          </table:table-cell>
          <table:table-cell office:value-type="float" office:value="1.0759429004306187" table:style-name="ce6">
            <text:p>1.076</text:p>
          </table:table-cell>
          <table:table-cell office:value-type="float" office:value="173506.63385001998" table:style-name="ce5">
            <text:p><text:s/>173,507<text:s/></text:p>
          </table:table-cell>
          <table:table-cell office:value-type="float" office:value="1.031868984920598" table:style-name="ce6">
            <text:p>1.032</text:p>
          </table:table-cell>
          <table:table-cell office:value-type="float" office:value="179036.11414781" table:style-name="ce5">
            <text:p><text:s/>179,03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9036.11414781" table:style-name="ce5">
            <text:p><text:s/>179,036<text:s/></text:p>
          </table:table-cell>
          <table:table-cell office:value-type="float" office:value="1.0963176885408341" table:style-name="ce6">
            <text:p>1.096</text:p>
          </table:table-cell>
          <table:table-cell office:value-type="float" office:value="196280.45882785998" table:style-name="ce5">
            <text:p><text:s/>196,280<text:s/></text:p>
          </table:table-cell>
          <table:table-cell office:value-type="float" office:value="1.0741851607863087" table:style-name="ce6">
            <text:p>1.074</text:p>
          </table:table-cell>
          <table:table-cell office:value-type="float" office:value="210841.5562252152" table:style-name="ce5">
            <text:p><text:s/>210,84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10841.5562252152" table:style-name="ce5">
            <text:p><text:s/>210,842<text:s/></text:p>
          </table:table-cell>
          <table:table-cell office:value-type="float" office:value="1.0556068896135944" table:style-name="ce6">
            <text:p>1.056</text:p>
          </table:table-cell>
          <table:table-cell office:value-type="float" office:value="222565.79936818921" table:style-name="ce5">
            <text:p><text:s/>222,566<text:s/></text:p>
          </table:table-cell>
          <table:table-cell office:value-type="float" office:value="1.0350758576287484" table:style-name="ce6">
            <text:p>1.035</text:p>
          </table:table-cell>
          <table:table-cell office:value-type="float" office:value="230372.48565985638" table:style-name="ce5">
            <text:p><text:s/>230,37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30372.48565985638" table:style-name="ce5">
            <text:p><text:s/>230,372<text:s/></text:p>
          </table:table-cell>
          <table:table-cell office:value-type="float" office:value="1.0035621692006462" table:style-name="ce6">
            <text:p>1.004</text:p>
          </table:table-cell>
          <table:table-cell office:value-type="float" office:value="231193.11143295025" table:style-name="ce5">
            <text:p><text:s/>231,193<text:s/></text:p>
          </table:table-cell>
          <table:table-cell office:value-type="float" office:value="1.0485923052390844" table:style-name="ce6">
            <text:p>1.049</text:p>
          </table:table-cell>
          <table:table-cell office:value-type="float" office:value="242427.31767287385" table:style-name="ce5">
            <text:p><text:s/>242,42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42427.31767287385" table:style-name="ce5">
            <text:p><text:s/>242,427<text:s/></text:p>
          </table:table-cell>
          <table:table-cell office:value-type="float" office:value="1.0025485246613917" table:style-name="ce6">
            <text:p>1.003</text:p>
          </table:table-cell>
          <table:table-cell office:value-type="float" office:value="243045.1496705582" table:style-name="ce5">
            <text:p><text:s/>243,045<text:s/></text:p>
          </table:table-cell>
          <table:table-cell office:value-type="float" office:value="1.0278177496723184" table:style-name="ce6">
            <text:p>1.028</text:p>
          </table:table-cell>
          <table:table-cell office:value-type="float" office:value="249806.11880316495" table:style-name="ce5">
            <text:p><text:s/>249,80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9806.11880316495" table:style-name="ce5">
            <text:p><text:s/>249,806<text:s/></text:p>
          </table:table-cell>
          <table:table-cell office:value-type="float" office:value="0.97686832566527659" table:style-name="ce6">
            <text:p>0.977</text:p>
          </table:table-cell>
          <table:table-cell office:value-type="float" office:value="244027.68501618892" table:style-name="ce5">
            <text:p><text:s/>244,028<text:s/></text:p>
          </table:table-cell>
          <table:table-cell office:value-type="float" office:value="1.1234699367126819" table:style-name="ce6">
            <text:p>1.123</text:p>
          </table:table-cell>
          <table:table-cell office:value-type="float" office:value="274157.76784127997" table:style-name="ce5">
            <text:p><text:s/>274,15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74157.76784127997" table:style-name="ce5">
            <text:p><text:s/>274,158<text:s/></text:p>
          </table:table-cell>
          <table:table-cell office:value-type="float" office:value="1.0020891084896346" table:style-name="ce6">
            <text:p>1.002</text:p>
          </table:table-cell>
          <table:table-cell office:value-type="float" office:value="274730.51316157653" table:style-name="ce5">
            <text:p><text:s/>274,731<text:s/></text:p>
          </table:table-cell>
          <table:table-cell office:value-type="float" office:value="1.1408525749105698" table:style-name="ce6">
            <text:p>1.141</text:p>
          </table:table-cell>
          <table:table-cell office:value-type="float" office:value="313427.01334688673" table:style-name="ce5">
            <text:p><text:s/>313,42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13427.01334688673" table:style-name="ce5">
            <text:p><text:s/>313,427<text:s/></text:p>
          </table:table-cell>
          <table:table-cell office:value-type="float" office:value="0.95754293795123557" table:style-name="ce6">
            <text:p>0.958</text:p>
          </table:table-cell>
          <table:table-cell office:value-type="float" office:value="300119.82319345907" table:style-name="ce5">
            <text:p><text:s/>300,120<text:s/></text:p>
          </table:table-cell>
          <table:table-cell office:value-type="float" office:value="1.1686502475239706" table:style-name="ce6">
            <text:p>1.169</text:p>
          </table:table-cell>
          <table:table-cell office:value-type="float" office:value="350735.10566188622" table:style-name="ce5">
            <text:p><text:s/>350,73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0735.10566188622" table:style-name="ce5">
            <text:p><text:s/>350,735<text:s/></text:p>
          </table:table-cell>
          <table:table-cell office:value-type="float" office:value="0.96345842154992667" table:style-name="ce6">
            <text:p>0.963</text:p>
          </table:table-cell>
          <table:table-cell office:value-type="float" office:value="337918.69128314767" table:style-name="ce5">
            <text:p><text:s/>337,919<text:s/></text:p>
          </table:table-cell>
          <table:table-cell office:value-type="float" office:value="1.0221292571158" table:style-name="ce6">
            <text:p>1.022</text:p>
          </table:table-cell>
          <table:table-cell office:value-type="float" office:value="345396.58088678709" table:style-name="ce5">
            <text:p><text:s/>345,39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45396.58088678709" table:style-name="ce5">
            <text:p><text:s/>345,397<text:s/></text:p>
          </table:table-cell>
          <table:table-cell office:value-type="float" office:value="0.9844407119593569" table:style-name="ce6">
            <text:p>0.984</text:p>
          </table:table-cell>
          <table:table-cell office:value-type="float" office:value="340022.45599651628" table:style-name="ce5">
            <text:p><text:s/>340,022<text:s/></text:p>
          </table:table-cell>
          <table:table-cell office:value-type="float" office:value="0.99228251020116276" table:style-name="ce6">
            <text:p>0.992</text:p>
          </table:table-cell>
          <table:table-cell office:value-type="float" office:value="337398.33616098762" table:style-name="ce5">
            <text:p><text:s/>337,39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639.115989580001" table:style-name="ce5">
            <text:p><text:s/>26,63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6639.115989580001" table:style-name="ce5">
            <text:p><text:s/>26,639<text:s/></text:p>
          </table:table-cell>
          <table:table-cell office:value-type="float" office:value="0.96038905569603938" table:style-name="ce6">
            <text:p>0.960</text:p>
          </table:table-cell>
          <table:table-cell office:value-type="float" office:value="25583.91544981" table:style-name="ce5">
            <text:p><text:s/>25,584<text:s/></text:p>
          </table:table-cell>
          <table:table-cell office:value-type="float" office:value="1.1806460968712402" table:style-name="ce6">
            <text:p>1.181</text:p>
          </table:table-cell>
          <table:table-cell office:value-type="float" office:value="30205.549918501998" table:style-name="ce5">
            <text:p><text:s/>30,20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0205.549918501998" table:style-name="ce5">
            <text:p><text:s/>30,206<text:s/></text:p>
          </table:table-cell>
          <table:table-cell office:value-type="float" office:value="1.037121892017042" table:style-name="ce6">
            <text:p>1.037</text:p>
          </table:table-cell>
          <table:table-cell office:value-type="float" office:value="31326.837080891997" table:style-name="ce5">
            <text:p><text:s/>31,327<text:s/></text:p>
          </table:table-cell>
          <table:table-cell office:value-type="float" office:value="1.0013469443800229" table:style-name="ce6">
            <text:p>1.001</text:p>
          </table:table-cell>
          <table:table-cell office:value-type="float" office:value="31369.032588041999" table:style-name="ce5">
            <text:p><text:s/>31,36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369.032588041999" table:style-name="ce5">
            <text:p><text:s/>31,369<text:s/></text:p>
          </table:table-cell>
          <table:table-cell office:value-type="float" office:value="1.0679809999880556" table:style-name="ce6">
            <text:p>1.068</text:p>
          </table:table-cell>
          <table:table-cell office:value-type="float" office:value="33501.530792035002" table:style-name="ce5">
            <text:p><text:s/>33,502<text:s/></text:p>
          </table:table-cell>
          <table:table-cell office:value-type="float" office:value="1.1150305921942891" table:style-name="ce6">
            <text:p>1.115</text:p>
          </table:table-cell>
          <table:table-cell office:value-type="float" office:value="37355.231718458002" table:style-name="ce5">
            <text:p><text:s/>37,35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7355.231718458002" table:style-name="ce5">
            <text:p><text:s/>37,355<text:s/></text:p>
          </table:table-cell>
          <table:table-cell office:value-type="float" office:value="1.100780120873452" table:style-name="ce6">
            <text:p>1.101</text:p>
          </table:table-cell>
          <table:table-cell office:value-type="float" office:value="41119.8964863" table:style-name="ce5">
            <text:p><text:s/>41,120<text:s/></text:p>
          </table:table-cell>
          <table:table-cell office:value-type="float" office:value="1.0304528718716304" table:style-name="ce6">
            <text:p>1.030</text:p>
          </table:table-cell>
          <table:table-cell office:value-type="float" office:value="42372.115425372001" table:style-name="ce5">
            <text:p><text:s/>42,37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2372.115425372001" table:style-name="ce5">
            <text:p><text:s/>42,372<text:s/></text:p>
          </table:table-cell>
          <table:table-cell office:value-type="float" office:value="1.1533867789094445" table:style-name="ce6">
            <text:p>1.153</text:p>
          </table:table-cell>
          <table:table-cell office:value-type="float" office:value="48871.437726049" table:style-name="ce5">
            <text:p><text:s/>48,871<text:s/></text:p>
          </table:table-cell>
          <table:table-cell office:value-type="float" office:value="1.0633098036334387" table:style-name="ce6">
            <text:p>1.063</text:p>
          </table:table-cell>
          <table:table-cell office:value-type="float" office:value="51965.478851768996" table:style-name="ce5">
            <text:p><text:s/>51,96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1965.478851768996" table:style-name="ce5">
            <text:p><text:s/>51,965<text:s/></text:p>
          </table:table-cell>
          <table:table-cell office:value-type="float" office:value="1.1311402720872457" table:style-name="ce6">
            <text:p>1.131</text:p>
          </table:table-cell>
          <table:table-cell office:value-type="float" office:value="58780.245887533994" table:style-name="ce5">
            <text:p><text:s/>58,780<text:s/></text:p>
          </table:table-cell>
          <table:table-cell office:value-type="float" office:value="1.0071568195490352" table:style-name="ce6">
            <text:p>1.007</text:p>
          </table:table-cell>
          <table:table-cell office:value-type="float" office:value="59200.925500399004" table:style-name="ce5">
            <text:p><text:s/>59,20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9200.925500399004" table:style-name="ce5">
            <text:p><text:s/>59,201<text:s/></text:p>
          </table:table-cell>
          <table:table-cell office:value-type="float" office:value="1.0818682983377572" table:style-name="ce6">
            <text:p>1.082</text:p>
          </table:table-cell>
          <table:table-cell office:value-type="float" office:value="64047.604531137004" table:style-name="ce5">
            <text:p><text:s/>64,048<text:s/></text:p>
          </table:table-cell>
          <table:table-cell office:value-type="float" office:value="1.0598685918285964" table:style-name="ce6">
            <text:p>1.060</text:p>
          </table:table-cell>
          <table:table-cell office:value-type="float" office:value="67882.044424410997" table:style-name="ce5">
            <text:p><text:s/>67,88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7882.044424410997" table:style-name="ce5">
            <text:p><text:s/>67,882<text:s/></text:p>
          </table:table-cell>
          <table:table-cell office:value-type="float" office:value="1.1015592332723236" table:style-name="ce6">
            <text:p>1.102</text:p>
          </table:table-cell>
          <table:table-cell office:value-type="float" office:value="74776.092809112" table:style-name="ce5">
            <text:p><text:s/>74,776<text:s/></text:p>
          </table:table-cell>
          <table:table-cell office:value-type="float" office:value="1.0604926500820402" table:style-name="ce6">
            <text:p>1.060</text:p>
          </table:table-cell>
          <table:table-cell office:value-type="float" office:value="79299.496825915776" table:style-name="ce5">
            <text:p><text:s/>79,29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9299.496825915776" table:style-name="ce5">
            <text:p><text:s/>79,299<text:s/></text:p>
          </table:table-cell>
          <table:table-cell office:value-type="float" office:value="1.0506855500515075" table:style-name="ce6">
            <text:p>1.051</text:p>
          </table:table-cell>
          <table:table-cell office:value-type="float" office:value="83318.835441345087" table:style-name="ce5">
            <text:p><text:s/>83,319<text:s/></text:p>
          </table:table-cell>
          <table:table-cell office:value-type="float" office:value="1.091191581471203" table:style-name="ce6">
            <text:p>1.091</text:p>
          </table:table-cell>
          <table:table-cell office:value-type="float" office:value="90916.811811580279" table:style-name="ce5">
            <text:p><text:s/>90,91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0916.811811580279" table:style-name="ce5">
            <text:p><text:s/>90,917<text:s/></text:p>
          </table:table-cell>
          <table:table-cell office:value-type="float" office:value="1.0096037716524491" table:style-name="ce6">
            <text:p>1.010</text:p>
          </table:table-cell>
          <table:table-cell office:value-type="float" office:value="91789.95611158738" table:style-name="ce5">
            <text:p><text:s/>91,790<text:s/></text:p>
          </table:table-cell>
          <table:table-cell office:value-type="float" office:value="1.0205644317083755" table:style-name="ce6">
            <text:p>1.021</text:p>
          </table:table-cell>
          <table:table-cell office:value-type="float" office:value="93677.564395558918" table:style-name="ce5">
            <text:p><text:s/>93,67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3677.564395558918" table:style-name="ce5">
            <text:p><text:s/>93,678<text:s/></text:p>
          </table:table-cell>
          <table:table-cell office:value-type="float" office:value="1.00930524109619" table:style-name="ce6">
            <text:p>1.009</text:p>
          </table:table-cell>
          <table:table-cell office:value-type="float" office:value="94549.256717563447" table:style-name="ce5">
            <text:p><text:s/>94,549<text:s/></text:p>
          </table:table-cell>
          <table:table-cell office:value-type="float" office:value="1.031009585751127" table:style-name="ce6">
            <text:p>1.031</text:p>
          </table:table-cell>
          <table:table-cell office:value-type="float" office:value="97481.190001452036" table:style-name="ce5">
            <text:p><text:s/>97,48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7481.190001452036" table:style-name="ce5">
            <text:p><text:s/>97,481<text:s/></text:p>
          </table:table-cell>
          <table:table-cell office:value-type="float" office:value="0.98354447765791975" table:style-name="ce6">
            <text:p>0.984</text:p>
          </table:table-cell>
          <table:table-cell office:value-type="float" office:value="95877.086101450579" table:style-name="ce5">
            <text:p><text:s/>95,877<text:s/></text:p>
          </table:table-cell>
          <table:table-cell office:value-type="float" office:value="1.0361185879082624" table:style-name="ce6">
            <text:p>1.036</text:p>
          </table:table-cell>
          <table:table-cell office:value-type="float" office:value="99340.031064193856" table:style-name="ce5">
            <text:p><text:s/>99,34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9340.031064193856" table:style-name="ce5">
            <text:p><text:s/>99,340<text:s/></text:p>
          </table:table-cell>
          <table:table-cell office:value-type="float" office:value="1.0172713125331545" table:style-name="ce6">
            <text:p>1.017</text:p>
          </table:table-cell>
          <table:table-cell office:value-type="float" office:value="101055.76378775683" table:style-name="ce5">
            <text:p><text:s/>101,056<text:s/></text:p>
          </table:table-cell>
          <table:table-cell office:value-type="float" office:value="1.0979576312003856" table:style-name="ce6">
            <text:p>1.098</text:p>
          </table:table-cell>
          <table:table-cell office:value-type="float" office:value="110954.9470275512" table:style-name="ce5">
            <text:p><text:s/>110,95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0954.9470275512" table:style-name="ce5">
            <text:p><text:s/>110,955<text:s/></text:p>
          </table:table-cell>
          <table:table-cell office:value-type="float" office:value="0.94478877610567691" table:style-name="ce6">
            <text:p>0.945</text:p>
          </table:table-cell>
          <table:table-cell office:value-type="float" office:value="104828.9886050303" table:style-name="ce5">
            <text:p><text:s/>104,829<text:s/></text:p>
          </table:table-cell>
          <table:table-cell office:value-type="float" office:value="1.0985433593002787" table:style-name="ce6">
            <text:p>1.099</text:p>
          </table:table-cell>
          <table:table-cell office:value-type="float" office:value="115159.18929422063" table:style-name="ce5">
            <text:p><text:s/>115,15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5159.18929422063" table:style-name="ce5">
            <text:p><text:s/>115,159<text:s/></text:p>
          </table:table-cell>
          <table:table-cell office:value-type="float" office:value="0.95718841367745211" table:style-name="ce6">
            <text:p>0.957</text:p>
          </table:table-cell>
          <table:table-cell office:value-type="float" office:value="110229.04172091647" table:style-name="ce5">
            <text:p><text:s/>110,229<text:s/></text:p>
          </table:table-cell>
          <table:table-cell office:value-type="float" office:value="1.026698220018563" table:style-name="ce6">
            <text:p>1.027</text:p>
          </table:table-cell>
          <table:table-cell office:value-type="float" office:value="113171.96092921688" table:style-name="ce5">
            <text:p><text:s/>113,17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3171.96092921688" table:style-name="ce5">
            <text:p><text:s/>113,172<text:s/></text:p>
          </table:table-cell>
          <table:table-cell office:value-type="float" office:value="0.9774414577260867" table:style-name="ce6">
            <text:p>0.977</text:p>
          </table:table-cell>
          <table:table-cell office:value-type="float" office:value="110618.96646437347" table:style-name="ce5">
            <text:p><text:s/>110,619<text:s/></text:p>
          </table:table-cell>
          <table:table-cell office:value-type="float" office:value="1.0374388293924379" table:style-name="ce6">
            <text:p>1.037</text:p>
          </table:table-cell>
          <table:table-cell office:value-type="float" office:value="114760.41107740098" table:style-name="ce5">
            <text:p><text:s/>114,76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6772.262162580002" table:style-name="ce5">
            <text:p><text:s/>56,77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6772.262162580002" table:style-name="ce5">
            <text:p><text:s/>56,772<text:s/></text:p>
          </table:table-cell>
          <table:table-cell office:value-type="float" office:value="0.95917154976939056" table:style-name="ce6">
            <text:p>0.959</text:p>
          </table:table-cell>
          <table:table-cell office:value-type="float" office:value="54454.338682395995" table:style-name="ce5">
            <text:p><text:s/>54,454<text:s/></text:p>
          </table:table-cell>
          <table:table-cell office:value-type="float" office:value="1.1915992213261957" table:style-name="ce6">
            <text:p>1.192</text:p>
          </table:table-cell>
          <table:table-cell office:value-type="float" office:value="64887.747571776003" table:style-name="ce5">
            <text:p><text:s/>64,88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4887.747571776003" table:style-name="ce5">
            <text:p><text:s/>64,888<text:s/></text:p>
          </table:table-cell>
          <table:table-cell office:value-type="float" office:value="1.0456632420903265" table:style-name="ce6">
            <text:p>1.046</text:p>
          </table:table-cell>
          <table:table-cell office:value-type="float" office:value="67850.732497841993" table:style-name="ce5">
            <text:p><text:s/>67,851<text:s/></text:p>
          </table:table-cell>
          <table:table-cell office:value-type="float" office:value="0.9166924287220366" table:style-name="ce6">
            <text:p>0.917</text:p>
          </table:table-cell>
          <table:table-cell office:value-type="float" office:value="62198.252764015997" table:style-name="ce5">
            <text:p><text:s/>62,19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2198.252764015997" table:style-name="ce5">
            <text:p><text:s/>62,198<text:s/></text:p>
          </table:table-cell>
          <table:table-cell office:value-type="float" office:value="1.0556147778867067" table:style-name="ce6">
            <text:p>1.056</text:p>
          </table:table-cell>
          <table:table-cell office:value-type="float" office:value="65657.394776427987" table:style-name="ce5">
            <text:p><text:s/>65,657<text:s/></text:p>
          </table:table-cell>
          <table:table-cell office:value-type="float" office:value="1.192419336517289" table:style-name="ce6">
            <text:p>1.192</text:p>
          </table:table-cell>
          <table:table-cell office:value-type="float" office:value="78291.147116761989" table:style-name="ce5">
            <text:p><text:s/>78,29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8291.147116761989" table:style-name="ce5">
            <text:p><text:s/>78,291<text:s/></text:p>
          </table:table-cell>
          <table:table-cell office:value-type="float" office:value="1.0798972578750066" table:style-name="ce6">
            <text:p>1.080</text:p>
          </table:table-cell>
          <table:table-cell office:value-type="float" office:value="84546.395087280005" table:style-name="ce5">
            <text:p><text:s/>84,546<text:s/></text:p>
          </table:table-cell>
          <table:table-cell office:value-type="float" office:value="1.0285684724659703" table:style-name="ce6">
            <text:p>1.029</text:p>
          </table:table-cell>
          <table:table-cell office:value-type="float" office:value="86961.756447428008" table:style-name="ce5">
            <text:p><text:s/>86,96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6961.756447428008" table:style-name="ce5">
            <text:p><text:s/>86,962<text:s/></text:p>
          </table:table-cell>
          <table:table-cell office:value-type="float" office:value="1.1543829119379529" table:style-name="ce6">
            <text:p>1.154</text:p>
          </table:table-cell>
          <table:table-cell office:value-type="float" office:value="100387.165635021" table:style-name="ce5">
            <text:p><text:s/>100,387<text:s/></text:p>
          </table:table-cell>
          <table:table-cell office:value-type="float" office:value="1.0199569484475124" table:style-name="ce6">
            <text:p>1.020</text:p>
          </table:table-cell>
          <table:table-cell office:value-type="float" office:value="102390.58712439101" table:style-name="ce5">
            <text:p><text:s/>102,39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2390.58712439101" table:style-name="ce5">
            <text:p><text:s/>102,391<text:s/></text:p>
          </table:table-cell>
          <table:table-cell office:value-type="float" office:value="1.134452233486271" table:style-name="ce6">
            <text:p>1.134</text:p>
          </table:table-cell>
          <table:table-cell office:value-type="float" office:value="116157.23025123599" table:style-name="ce5">
            <text:p><text:s/>116,157<text:s/></text:p>
          </table:table-cell>
          <table:table-cell office:value-type="float" office:value="0.8786293391892841" table:style-name="ce6">
            <text:p>0.879</text:p>
          </table:table-cell>
          <table:table-cell office:value-type="float" office:value="102059.15045770101" table:style-name="ce5">
            <text:p><text:s/>102,0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2059.15045770101" table:style-name="ce5">
            <text:p><text:s/>102,059<text:s/></text:p>
          </table:table-cell>
          <table:table-cell office:value-type="float" office:value="1.0725057853998983" table:style-name="ce6">
            <text:p>1.073</text:p>
          </table:table-cell>
          <table:table-cell office:value-type="float" office:value="109459.029318883" table:style-name="ce5">
            <text:p><text:s/>109,459<text:s/></text:p>
          </table:table-cell>
          <table:table-cell office:value-type="float" office:value="1.015485615166364" table:style-name="ce6">
            <text:p>1.015</text:p>
          </table:table-cell>
          <table:table-cell office:value-type="float" office:value="111154.06972339899" table:style-name="ce5">
            <text:p><text:s/>111,15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1154.06972339899" table:style-name="ce5">
            <text:p><text:s/>111,154<text:s/></text:p>
          </table:table-cell>
          <table:table-cell office:value-type="float" office:value="1.0931166651936826" table:style-name="ce6">
            <text:p>1.093</text:p>
          </table:table-cell>
          <table:table-cell office:value-type="float" office:value="121504.36601874798" table:style-name="ce5">
            <text:p><text:s/>121,504<text:s/></text:p>
          </table:table-cell>
          <table:table-cell office:value-type="float" office:value="1.0826117917359666" table:style-name="ce6">
            <text:p>1.083</text:p>
          </table:table-cell>
          <table:table-cell office:value-type="float" office:value="131542.05939929944" table:style-name="ce5">
            <text:p><text:s/>131,54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1542.05939929944" table:style-name="ce5">
            <text:p><text:s/>131,542<text:s/></text:p>
          </table:table-cell>
          <table:table-cell office:value-type="float" office:value="1.0585736954608278" table:style-name="ce6">
            <text:p>1.059</text:p>
          </table:table-cell>
          <table:table-cell office:value-type="float" office:value="139246.96392684412" table:style-name="ce5">
            <text:p><text:s/>139,247<text:s/></text:p>
          </table:table-cell>
          <table:table-cell office:value-type="float" office:value="1.0014988471959909" table:style-name="ce6">
            <text:p>1.001</text:p>
          </table:table-cell>
          <table:table-cell office:value-type="float" office:value="139455.67384827611" table:style-name="ce5">
            <text:p><text:s/>139,45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9455.67384827611" table:style-name="ce5">
            <text:p><text:s/>139,456<text:s/></text:p>
          </table:table-cell>
          <table:table-cell office:value-type="float" office:value="0.99962340344093559" table:style-name="ce6">
            <text:p>1.000</text:p>
          </table:table-cell>
          <table:table-cell office:value-type="float" office:value="139403.15532136286" table:style-name="ce5">
            <text:p><text:s/>139,403<text:s/></text:p>
          </table:table-cell>
          <table:table-cell office:value-type="float" office:value="1.0670472482090207" table:style-name="ce6">
            <text:p>1.067</text:p>
          </table:table-cell>
          <table:table-cell office:value-type="float" office:value="148749.75327731494" table:style-name="ce5">
            <text:p><text:s/>148,75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8749.75327731494" table:style-name="ce5">
            <text:p><text:s/>148,750<text:s/></text:p>
          </table:table-cell>
          <table:table-cell office:value-type="float" office:value="0.99829337314027733" table:style-name="ce6">
            <text:p>0.998</text:p>
          </table:table-cell>
          <table:table-cell office:value-type="float" office:value="148495.89295299476" table:style-name="ce5">
            <text:p><text:s/>148,496<text:s/></text:p>
          </table:table-cell>
          <table:table-cell office:value-type="float" office:value="1.0257854663356258" table:style-name="ce6">
            <text:p>1.026</text:p>
          </table:table-cell>
          <table:table-cell office:value-type="float" office:value="152324.9288017129" table:style-name="ce5">
            <text:p><text:s/>152,32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2324.9288017129" table:style-name="ce5">
            <text:p><text:s/>152,325<text:s/></text:p>
          </table:table-cell>
          <table:table-cell office:value-type="float" office:value="0.97259588486393822" table:style-name="ce6">
            <text:p>0.973</text:p>
          </table:table-cell>
          <table:table-cell office:value-type="float" office:value="148150.59891473834" table:style-name="ce5">
            <text:p><text:s/>148,151<text:s/></text:p>
          </table:table-cell>
          <table:table-cell office:value-type="float" office:value="1.1800002028860841" table:style-name="ce6">
            <text:p>1.180</text:p>
          </table:table-cell>
          <table:table-cell office:value-type="float" office:value="174817.73677708613" table:style-name="ce5">
            <text:p><text:s/>174,81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74817.73677708613" table:style-name="ce5">
            <text:p><text:s/>174,818<text:s/></text:p>
          </table:table-cell>
          <table:table-cell office:value-type="float" office:value="0.99346183388288634" table:style-name="ce6">
            <text:p>0.993</text:p>
          </table:table-cell>
          <table:table-cell office:value-type="float" office:value="173674.74937381968" table:style-name="ce5">
            <text:p><text:s/>173,675<text:s/></text:p>
          </table:table-cell>
          <table:table-cell office:value-type="float" office:value="1.1658117662431868" table:style-name="ce6">
            <text:p>1.166</text:p>
          </table:table-cell>
          <table:table-cell office:value-type="float" office:value="202472.06631933551" table:style-name="ce5">
            <text:p><text:s/>202,47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2472.06631933551" table:style-name="ce5">
            <text:p><text:s/>202,472<text:s/></text:p>
          </table:table-cell>
          <table:table-cell office:value-type="float" office:value="0.96453223468574345" table:style-name="ce6">
            <text:p>0.965</text:p>
          </table:table-cell>
          <table:table-cell office:value-type="float" office:value="195290.83458842876" table:style-name="ce5">
            <text:p><text:s/>195,291<text:s/></text:p>
          </table:table-cell>
          <table:table-cell office:value-type="float" office:value="1.2062825009895461" table:style-name="ce6">
            <text:p>1.206</text:p>
          </table:table-cell>
          <table:table-cell office:value-type="float" office:value="235575.9163676656" table:style-name="ce5">
            <text:p><text:s/>235,57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5575.9163676656" table:style-name="ce5">
            <text:p><text:s/>235,576<text:s/></text:p>
          </table:table-cell>
          <table:table-cell office:value-type="float" office:value="0.96652345907411752" table:style-name="ce6">
            <text:p>0.967</text:p>
          </table:table-cell>
          <table:table-cell office:value-type="float" office:value="227689.64956223118" table:style-name="ce5">
            <text:p><text:s/>227,690<text:s/></text:p>
          </table:table-cell>
          <table:table-cell office:value-type="float" office:value="1.0199173322285764" table:style-name="ce6">
            <text:p>1.020</text:p>
          </table:table-cell>
          <table:table-cell office:value-type="float" office:value="232224.61995757025" table:style-name="ce5">
            <text:p><text:s/>232,22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2224.61995757025" table:style-name="ce5">
            <text:p><text:s/>232,225<text:s/></text:p>
          </table:table-cell>
          <table:table-cell office:value-type="float" office:value="0.98785171690261409" table:style-name="ce6">
            <text:p>0.988</text:p>
          </table:table-cell>
          <table:table-cell office:value-type="float" office:value="229403.48953214282" table:style-name="ce5">
            <text:p><text:s/>229,403<text:s/></text:p>
          </table:table-cell>
          <table:table-cell office:value-type="float" office:value="0.97050801423136923" table:style-name="ce6">
            <text:p>0.971</text:p>
          </table:table-cell>
          <table:table-cell office:value-type="float" office:value="222637.92508358663" table:style-name="ce5">
            <text:p><text:s/>222,63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3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0690.600728028003" table:style-name="ce5">
            <text:p><text:s/>50,69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0690.600728028003" table:style-name="ce5">
            <text:p><text:s/>50,691<text:s/></text:p>
          </table:table-cell>
          <table:table-cell office:value-type="float" office:value="1.0364776956277537" table:style-name="ce6">
            <text:p>1.036</text:p>
          </table:table-cell>
          <table:table-cell office:value-type="float" office:value="52539.677032572996" table:style-name="ce5">
            <text:p><text:s/>52,540<text:s/></text:p>
          </table:table-cell>
          <table:table-cell office:value-type="float" office:value="1.0282040470172915" table:style-name="ce6">
            <text:p>1.028</text:p>
          </table:table-cell>
          <table:table-cell office:value-type="float" office:value="54021.508553872998" table:style-name="ce5">
            <text:p><text:s/>54,02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4021.508553872998" table:style-name="ce5">
            <text:p><text:s/>54,022<text:s/></text:p>
          </table:table-cell>
          <table:table-cell office:value-type="float" office:value="1.0359444129489934" table:style-name="ce6">
            <text:p>1.036</text:p>
          </table:table-cell>
          <table:table-cell office:value-type="float" office:value="55963.279965460999" table:style-name="ce5">
            <text:p><text:s/>55,963<text:s/></text:p>
          </table:table-cell>
          <table:table-cell office:value-type="float" office:value="1.0146178614930521" table:style-name="ce6">
            <text:p>1.015</text:p>
          </table:table-cell>
          <table:table-cell office:value-type="float" office:value="56781.343440693003" table:style-name="ce5">
            <text:p><text:s/>56,78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6781.343440693003" table:style-name="ce5">
            <text:p><text:s/>56,781<text:s/></text:p>
          </table:table-cell>
          <table:table-cell office:value-type="float" office:value="1.0509700611209716" table:style-name="ce6">
            <text:p>1.051</text:p>
          </table:table-cell>
          <table:table-cell office:value-type="float" office:value="59675.491986396002" table:style-name="ce5">
            <text:p><text:s/>59,675<text:s/></text:p>
          </table:table-cell>
          <table:table-cell office:value-type="float" office:value="1.049492533716895" table:style-name="ce6">
            <text:p>1.049</text:p>
          </table:table-cell>
          <table:table-cell office:value-type="float" office:value="62628.983285605005" table:style-name="ce5">
            <text:p><text:s/>62,62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2628.983285605005" table:style-name="ce5">
            <text:p><text:s/>62,629<text:s/></text:p>
          </table:table-cell>
          <table:table-cell office:value-type="float" office:value="1.0336833945157924" table:style-name="ce6">
            <text:p>1.034</text:p>
          </table:table-cell>
          <table:table-cell office:value-type="float" office:value="64738.540037737002" table:style-name="ce5">
            <text:p><text:s/>64,739<text:s/></text:p>
          </table:table-cell>
          <table:table-cell office:value-type="float" office:value="1.032465854365048" table:style-name="ce6">
            <text:p>1.032</text:p>
          </table:table-cell>
          <table:table-cell office:value-type="float" office:value="66840.332050408004" table:style-name="ce5">
            <text:p><text:s/>66,84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6840.332050408004" table:style-name="ce5">
            <text:p><text:s/>66,840<text:s/></text:p>
          </table:table-cell>
          <table:table-cell office:value-type="float" office:value="1.0456464892276127" table:style-name="ce6">
            <text:p>1.046</text:p>
          </table:table-cell>
          <table:table-cell office:value-type="float" office:value="69891.358547316995" table:style-name="ce5">
            <text:p><text:s/>69,891<text:s/></text:p>
          </table:table-cell>
          <table:table-cell office:value-type="float" office:value="1.0307522421305331" table:style-name="ce6">
            <text:p>1.031</text:p>
          </table:table-cell>
          <table:table-cell office:value-type="float" office:value="72040.674528196003" table:style-name="ce5">
            <text:p><text:s/>72,04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2040.674528196003" table:style-name="ce5">
            <text:p><text:s/>72,041<text:s/></text:p>
          </table:table-cell>
          <table:table-cell office:value-type="float" office:value="0.99881220222952649" table:style-name="ce6">
            <text:p>0.999</text:p>
          </table:table-cell>
          <table:table-cell office:value-type="float" office:value="71955.104775608008" table:style-name="ce5">
            <text:p><text:s/>71,955<text:s/></text:p>
          </table:table-cell>
          <table:table-cell office:value-type="float" office:value="1.0969717837884567" table:style-name="ce6">
            <text:p>1.097</text:p>
          </table:table-cell>
          <table:table-cell office:value-type="float" office:value="78932.719638384006" table:style-name="ce5">
            <text:p><text:s/>78,93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8932.719638384006" table:style-name="ce5">
            <text:p><text:s/>78,933<text:s/></text:p>
          </table:table-cell>
          <table:table-cell office:value-type="float" office:value="1.0183236749861038" table:style-name="ce6">
            <text:p>1.018</text:p>
          </table:table-cell>
          <table:table-cell office:value-type="float" office:value="80379.057138807009" table:style-name="ce5">
            <text:p><text:s/>80,379<text:s/></text:p>
          </table:table-cell>
          <table:table-cell office:value-type="float" office:value="1.0795457250664" table:style-name="ce6">
            <text:p>1.080</text:p>
          </table:table-cell>
          <table:table-cell office:value-type="float" office:value="86772.867519067004" table:style-name="ce5">
            <text:p><text:s/>86,7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6772.867519067004" table:style-name="ce5">
            <text:p><text:s/>86,773<text:s/></text:p>
          </table:table-cell>
          <table:table-cell office:value-type="float" office:value="1.0171185663316082" table:style-name="ce6">
            <text:p>1.017</text:p>
          </table:table-cell>
          <table:table-cell office:value-type="float" office:value="88258.294607475997" table:style-name="ce5">
            <text:p><text:s/>88,258<text:s/></text:p>
          </table:table-cell>
          <table:table-cell office:value-type="float" office:value="1.0603619546686394" table:style-name="ce6">
            <text:p>1.060</text:p>
          </table:table-cell>
          <table:table-cell office:value-type="float" office:value="93585.737785703881" table:style-name="ce5">
            <text:p><text:s/>93,58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3585.737785703881" table:style-name="ce5">
            <text:p><text:s/>93,586<text:s/></text:p>
          </table:table-cell>
          <table:table-cell office:value-type="float" office:value="1.0369756937344483" table:style-name="ce6">
            <text:p>1.037</text:p>
          </table:table-cell>
          <table:table-cell office:value-type="float" office:value="97046.135363980458" table:style-name="ce5">
            <text:p><text:s/>97,046<text:s/></text:p>
          </table:table-cell>
          <table:table-cell office:value-type="float" office:value="1.1343558659578517" table:style-name="ce6">
            <text:p>1.134</text:p>
          </table:table-cell>
          <table:table-cell office:value-type="float" office:value="110084.85291867093" table:style-name="ce5">
            <text:p><text:s/>110,08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10084.85291867093" table:style-name="ce5">
            <text:p><text:s/>110,085<text:s/></text:p>
          </table:table-cell>
          <table:table-cell office:value-type="float" office:value="1.0529727342693127" table:style-name="ce6">
            <text:p>1.053</text:p>
          </table:table-cell>
          <table:table-cell office:value-type="float" office:value="115916.34857940806" table:style-name="ce5">
            <text:p><text:s/>115,916<text:s/></text:p>
          </table:table-cell>
          <table:table-cell office:value-type="float" office:value="1.1244838371087822" table:style-name="ce6">
            <text:p>1.124</text:p>
          </table:table-cell>
          <table:table-cell office:value-type="float" office:value="130346.06043421192" table:style-name="ce5">
            <text:p><text:s/>130,34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30346.06043421192" table:style-name="ce5">
            <text:p><text:s/>130,346<text:s/></text:p>
          </table:table-cell>
          <table:table-cell office:value-type="float" office:value="1.0354078449250044" table:style-name="ce6">
            <text:p>1.035</text:p>
          </table:table-cell>
          <table:table-cell office:value-type="float" office:value="134961.33352865174" table:style-name="ce5">
            <text:p><text:s/>134,961<text:s/></text:p>
          </table:table-cell>
          <table:table-cell office:value-type="float" office:value="1.1034698109890244" table:style-name="ce6">
            <text:p>1.103</text:p>
          </table:table-cell>
          <table:table-cell office:value-type="float" office:value="148925.75719968803" table:style-name="ce5">
            <text:p><text:s/>148,92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8925.75719968803" table:style-name="ce5">
            <text:p><text:s/>148,926<text:s/></text:p>
          </table:table-cell>
          <table:table-cell office:value-type="float" office:value="1.0097095666328226" table:style-name="ce6">
            <text:p>1.010</text:p>
          </table:table-cell>
          <table:table-cell office:value-type="float" office:value="150371.76176256195" table:style-name="ce5">
            <text:p><text:s/>150,372<text:s/></text:p>
          </table:table-cell>
          <table:table-cell office:value-type="float" office:value="1.0850574744600356" table:style-name="ce6">
            <text:p>1.085</text:p>
          </table:table-cell>
          <table:table-cell office:value-type="float" office:value="163162.00404819162" table:style-name="ce5">
            <text:p><text:s/>163,16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63162.00404819162" table:style-name="ce5">
            <text:p><text:s/>163,162<text:s/></text:p>
          </table:table-cell>
          <table:table-cell office:value-type="float" office:value="0.99915623327421599" table:style-name="ce6">
            <text:p>0.999</text:p>
          </table:table-cell>
          <table:table-cell office:value-type="float" office:value="163024.33337826352" table:style-name="ce5">
            <text:p><text:s/>163,024<text:s/></text:p>
          </table:table-cell>
          <table:table-cell office:value-type="float" office:value="1.0847990832188814" table:style-name="ce6">
            <text:p>1.085</text:p>
          </table:table-cell>
          <table:table-cell office:value-type="float" office:value="176848.64739110955" table:style-name="ce5">
            <text:p><text:s/>176,84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6848.64739110955" table:style-name="ce5">
            <text:p><text:s/>176,849<text:s/></text:p>
          </table:table-cell>
          <table:table-cell office:value-type="float" office:value="1.0035124944539644" table:style-name="ce6">
            <text:p>1.004</text:p>
          </table:table-cell>
          <table:table-cell office:value-type="float" office:value="177469.82728426193" table:style-name="ce5">
            <text:p><text:s/>177,470<text:s/></text:p>
          </table:table-cell>
          <table:table-cell office:value-type="float" office:value="1.0536051621598996" table:style-name="ce6">
            <text:p>1.054</text:p>
          </table:table-cell>
          <table:table-cell office:value-type="float" office:value="186983.12615432419" table:style-name="ce5">
            <text:p><text:s/>186,98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6983.12615432419" table:style-name="ce5">
            <text:p><text:s/>186,983<text:s/></text:p>
          </table:table-cell>
          <table:table-cell office:value-type="float" office:value="1.0078051448157541" table:style-name="ce6">
            <text:p>1.008</text:p>
          </table:table-cell>
          <table:table-cell office:value-type="float" office:value="188442.55653206113" table:style-name="ce5">
            <text:p><text:s/>188,443<text:s/></text:p>
          </table:table-cell>
          <table:table-cell office:value-type="float" office:value="1.0541295497462002" table:style-name="ce6">
            <text:p>1.054</text:p>
          </table:table-cell>
          <table:table-cell office:value-type="float" office:value="198642.86727016445" table:style-name="ce5">
            <text:p><text:s/>198,64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8642.86727016445" table:style-name="ce5">
            <text:p><text:s/>198,643<text:s/></text:p>
          </table:table-cell>
          <table:table-cell office:value-type="float" office:value="1.0379056769659054" table:style-name="ce6">
            <text:p>1.038</text:p>
          </table:table-cell>
          <table:table-cell office:value-type="float" office:value="206172.55962848853" table:style-name="ce5">
            <text:p><text:s/>206,173<text:s/></text:p>
          </table:table-cell>
          <table:table-cell office:value-type="float" office:value="1.0181289600598624" table:style-name="ce6">
            <text:p>1.018</text:p>
          </table:table-cell>
          <table:table-cell office:value-type="float" office:value="209910.25372743301" table:style-name="ce5">
            <text:p><text:s/>209,91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460.8986501037998" table:style-name="ce5">
            <text:p><text:s/>6,46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460.8986501037998" table:style-name="ce5">
            <text:p><text:s/>6,461<text:s/></text:p>
          </table:table-cell>
          <table:table-cell office:value-type="float" office:value="1.0239217847299642" table:style-name="ce6">
            <text:p>1.024</text:p>
          </table:table-cell>
          <table:table-cell office:value-type="float" office:value="6615.4548767736997" table:style-name="ce5">
            <text:p><text:s/>6,615<text:s/></text:p>
          </table:table-cell>
          <table:table-cell office:value-type="float" office:value="1.1314052556393299" table:style-name="ce6">
            <text:p>1.131</text:p>
          </table:table-cell>
          <table:table-cell office:value-type="float" office:value="7484.7604160266001" table:style-name="ce5">
            <text:p><text:s/>7,48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484.7604160266001" table:style-name="ce5">
            <text:p><text:s/>7,485<text:s/></text:p>
          </table:table-cell>
          <table:table-cell office:value-type="float" office:value="0.91840158948237616" table:style-name="ce6">
            <text:p>0.918</text:p>
          </table:table-cell>
          <table:table-cell office:value-type="float" office:value="6874.0158629736006" table:style-name="ce5">
            <text:p><text:s/>6,874<text:s/></text:p>
          </table:table-cell>
          <table:table-cell office:value-type="float" office:value="1.0257316683904165" table:style-name="ce6">
            <text:p>1.026</text:p>
          </table:table-cell>
          <table:table-cell office:value-type="float" office:value="7050.8957596701002" table:style-name="ce5">
            <text:p><text:s/>7,05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050.8957596701002" table:style-name="ce5">
            <text:p><text:s/>7,051<text:s/></text:p>
          </table:table-cell>
          <table:table-cell office:value-type="float" office:value="1.0808804635792095" table:style-name="ce6">
            <text:p>1.081</text:p>
          </table:table-cell>
          <table:table-cell office:value-type="float" office:value="7621.1754773609" table:style-name="ce5">
            <text:p><text:s/>7,621<text:s/></text:p>
          </table:table-cell>
          <table:table-cell office:value-type="float" office:value="1.084678070363192" table:style-name="ce6">
            <text:p>1.085</text:p>
          </table:table-cell>
          <table:table-cell office:value-type="float" office:value="8266.5219106830991" table:style-name="ce5">
            <text:p><text:s/>8,26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266.5219106830991" table:style-name="ce5">
            <text:p><text:s/>8,267<text:s/></text:p>
          </table:table-cell>
          <table:table-cell office:value-type="float" office:value="0.93861165842493177" table:style-name="ce6">
            <text:p>0.939</text:p>
          </table:table-cell>
          <table:table-cell office:value-type="float" office:value="7759.0538399922998" table:style-name="ce5">
            <text:p><text:s/>7,759<text:s/></text:p>
          </table:table-cell>
          <table:table-cell office:value-type="float" office:value="1.0546513273437759" table:style-name="ce6">
            <text:p>1.055</text:p>
          </table:table-cell>
          <table:table-cell office:value-type="float" office:value="8183.0964312797005" table:style-name="ce5">
            <text:p><text:s/>8,18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183.0964312797005" table:style-name="ce5">
            <text:p><text:s/>8,183<text:s/></text:p>
          </table:table-cell>
          <table:table-cell office:value-type="float" office:value="0.98352134664966762" table:style-name="ce6">
            <text:p>0.984</text:p>
          </table:table-cell>
          <table:table-cell office:value-type="float" office:value="8048.2500218563" table:style-name="ce5">
            <text:p><text:s/>8,048<text:s/></text:p>
          </table:table-cell>
          <table:table-cell office:value-type="float" office:value="1.0154296134321952" table:style-name="ce6">
            <text:p>1.015</text:p>
          </table:table-cell>
          <table:table-cell office:value-type="float" office:value="8172.4314084992002" table:style-name="ce5">
            <text:p><text:s/>8,17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172.4314084992002" table:style-name="ce5">
            <text:p><text:s/>8,172<text:s/></text:p>
          </table:table-cell>
          <table:table-cell office:value-type="float" office:value="1.0265417524144305" table:style-name="ce6">
            <text:p>1.027</text:p>
          </table:table-cell>
          <table:table-cell office:value-type="float" office:value="8389.3420595674997" table:style-name="ce5">
            <text:p><text:s/>8,389<text:s/></text:p>
          </table:table-cell>
          <table:table-cell office:value-type="float" office:value="1.0567083389789838" table:style-name="ce6">
            <text:p>1.057</text:p>
          </table:table-cell>
          <table:table-cell office:value-type="float" office:value="8865.0877128921002" table:style-name="ce5">
            <text:p><text:s/>8,86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865.0877128921002" table:style-name="ce5">
            <text:p><text:s/>8,865<text:s/></text:p>
          </table:table-cell>
          <table:table-cell office:value-type="float" office:value="0.99004934860847293" table:style-name="ce6">
            <text:p>0.990</text:p>
          </table:table-cell>
          <table:table-cell office:value-type="float" office:value="8776.8743155058" table:style-name="ce5">
            <text:p><text:s/>8,777<text:s/></text:p>
          </table:table-cell>
          <table:table-cell office:value-type="float" office:value="1.0492270319656392" table:style-name="ce6">
            <text:p>1.049</text:p>
          </table:table-cell>
          <table:table-cell office:value-type="float" office:value="9208.9337879936011" table:style-name="ce5">
            <text:p><text:s/>9,20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208.9337879936011" table:style-name="ce5">
            <text:p><text:s/>9,209<text:s/></text:p>
          </table:table-cell>
          <table:table-cell office:value-type="float" office:value="0.74061948946261003" table:style-name="ce6">
            <text:p>0.741</text:p>
          </table:table-cell>
          <table:table-cell office:value-type="float" office:value="6820.3158405588001" table:style-name="ce5">
            <text:p><text:s/>6,820<text:s/></text:p>
          </table:table-cell>
          <table:table-cell office:value-type="float" office:value="1.0835875538527966" table:style-name="ce6">
            <text:p>1.084</text:p>
          </table:table-cell>
          <table:table-cell office:value-type="float" office:value="7390.4093581745901" table:style-name="ce5">
            <text:p><text:s/>7,39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390.4093581745901" table:style-name="ce5">
            <text:p><text:s/>7,390<text:s/></text:p>
          </table:table-cell>
          <table:table-cell office:value-type="float" office:value="1.2698877174761529" table:style-name="ce6">
            <text:p>1.270</text:p>
          </table:table-cell>
          <table:table-cell office:value-type="float" office:value="9384.9900710667298" table:style-name="ce5">
            <text:p><text:s/>9,385<text:s/></text:p>
          </table:table-cell>
          <table:table-cell office:value-type="float" office:value="1.0574993832592614" table:style-name="ce6">
            <text:p>1.057</text:p>
          </table:table-cell>
          <table:table-cell office:value-type="float" office:value="9924.6212120473592" table:style-name="ce5">
            <text:p><text:s/>9,92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924.6212120473592" table:style-name="ce5">
            <text:p><text:s/>9,925<text:s/></text:p>
          </table:table-cell>
          <table:table-cell office:value-type="float" office:value="1.0254236258450875" table:style-name="ce6">
            <text:p>1.025</text:p>
          </table:table-cell>
          <table:table-cell office:value-type="float" office:value="10176.941068396669" table:style-name="ce5">
            <text:p><text:s/>10,177<text:s/></text:p>
          </table:table-cell>
          <table:table-cell office:value-type="float" office:value="1.1906384019866438" table:style-name="ce6">
            <text:p>1.191</text:p>
          </table:table-cell>
          <table:table-cell office:value-type="float" office:value="12117.05685078806" table:style-name="ce5">
            <text:p><text:s/>12,11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117.05685078806" table:style-name="ce5">
            <text:p><text:s/>12,117<text:s/></text:p>
          </table:table-cell>
          <table:table-cell office:value-type="float" office:value="1.0546224614919855" table:style-name="ce6">
            <text:p>1.055</text:p>
          </table:table-cell>
          <table:table-cell office:value-type="float" office:value="12778.920322016429" table:style-name="ce5">
            <text:p><text:s/>12,779<text:s/></text:p>
          </table:table-cell>
          <table:table-cell office:value-type="float" office:value="1.0087429097231644" table:style-name="ce6">
            <text:p>1.009</text:p>
          </table:table-cell>
          <table:table-cell office:value-type="float" office:value="12890.64526875133" table:style-name="ce5">
            <text:p><text:s/>12,89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890.64526875133" table:style-name="ce5">
            <text:p><text:s/>12,891<text:s/></text:p>
          </table:table-cell>
          <table:table-cell office:value-type="float" office:value="1.0554207280162657" table:style-name="ce6">
            <text:p>1.055</text:p>
          </table:table-cell>
          <table:table-cell office:value-type="float" office:value="13605.05421414496" table:style-name="ce5">
            <text:p><text:s/>13,605<text:s/></text:p>
          </table:table-cell>
          <table:table-cell office:value-type="float" office:value="1.0519473202840621" table:style-name="ce6">
            <text:p>1.052</text:p>
          </table:table-cell>
          <table:table-cell office:value-type="float" office:value="14311.800322889179" table:style-name="ce5">
            <text:p><text:s/>14,31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311.800322889179" table:style-name="ce5">
            <text:p><text:s/>14,312<text:s/></text:p>
          </table:table-cell>
          <table:table-cell office:value-type="float" office:value="1.0103632240860876" table:style-name="ce6">
            <text:p>1.010</text:p>
          </table:table-cell>
          <table:table-cell office:value-type="float" office:value="14460.116716710621" table:style-name="ce5">
            <text:p><text:s/>14,460<text:s/></text:p>
          </table:table-cell>
          <table:table-cell office:value-type="float" office:value="1.0894733213552803" table:style-name="ce6">
            <text:p>1.089</text:p>
          </table:table-cell>
          <table:table-cell office:value-type="float" office:value="15753.91138653973" table:style-name="ce5">
            <text:p><text:s/>15,75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753.91138653973" table:style-name="ce5">
            <text:p><text:s/>15,754<text:s/></text:p>
          </table:table-cell>
          <table:table-cell office:value-type="float" office:value="0.97948780627608401" table:style-name="ce6">
            <text:p>0.979</text:p>
          </table:table-cell>
          <table:table-cell office:value-type="float" office:value="15430.764104269621" table:style-name="ce5">
            <text:p><text:s/>15,431<text:s/></text:p>
          </table:table-cell>
          <table:table-cell office:value-type="float" office:value="1.0957046033817623" table:style-name="ce6">
            <text:p>1.096</text:p>
          </table:table-cell>
          <table:table-cell office:value-type="float" office:value="16907.559262746279" table:style-name="ce5">
            <text:p><text:s/>16,90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907.559262746279" table:style-name="ce5">
            <text:p><text:s/>16,908<text:s/></text:p>
          </table:table-cell>
          <table:table-cell office:value-type="float" office:value="1.0349790592112766" table:style-name="ce6">
            <text:p>1.035</text:p>
          </table:table-cell>
          <table:table-cell office:value-type="float" office:value="17498.969779316052" table:style-name="ce5">
            <text:p><text:s/>17,499<text:s/></text:p>
          </table:table-cell>
          <table:table-cell office:value-type="float" office:value="1.0646663088853427" table:style-name="ce6">
            <text:p>1.065</text:p>
          </table:table-cell>
          <table:table-cell office:value-type="float" office:value="18630.563564240583" table:style-name="ce5">
            <text:p><text:s/>18,63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630.563564240583" table:style-name="ce5">
            <text:p><text:s/>18,631<text:s/></text:p>
          </table:table-cell>
          <table:table-cell office:value-type="float" office:value="1.0238136711657027" table:style-name="ce6">
            <text:p>1.024</text:p>
          </table:table-cell>
          <table:table-cell office:value-type="float" office:value="19074.22567859113" table:style-name="ce5">
            <text:p><text:s/>19,074<text:s/></text:p>
          </table:table-cell>
          <table:table-cell office:value-type="float" office:value="0.92971367450652642" table:style-name="ce6">
            <text:p>0.930</text:p>
          </table:table-cell>
          <table:table-cell office:value-type="float" office:value="17733.568444009699" table:style-name="ce5">
            <text:p><text:s/>17,73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4229.702077924201" table:style-name="ce5">
            <text:p><text:s/>44,23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4229.702077924201" table:style-name="ce5">
            <text:p><text:s/>44,230<text:s/></text:p>
          </table:table-cell>
          <table:table-cell office:value-type="float" office:value="1.038311813063757" table:style-name="ce6">
            <text:p>1.038</text:p>
          </table:table-cell>
          <table:table-cell office:value-type="float" office:value="45924.222155799303" table:style-name="ce5">
            <text:p><text:s/>45,924<text:s/></text:p>
          </table:table-cell>
          <table:table-cell office:value-type="float" office:value="1.0133377540934518" table:style-name="ce6">
            <text:p>1.013</text:p>
          </table:table-cell>
          <table:table-cell office:value-type="float" office:value="46536.748137846407" table:style-name="ce5">
            <text:p><text:s/>46,53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6536.748137846407" table:style-name="ce5">
            <text:p><text:s/>46,537<text:s/></text:p>
          </table:table-cell>
          <table:table-cell office:value-type="float" office:value="1.0548494698658399" table:style-name="ce6">
            <text:p>1.055</text:p>
          </table:table-cell>
          <table:table-cell office:value-type="float" office:value="49089.264102487396" table:style-name="ce5">
            <text:p><text:s/>49,089<text:s/></text:p>
          </table:table-cell>
          <table:table-cell office:value-type="float" office:value="1.0130615846511135" table:style-name="ce6">
            <text:p>1.013</text:p>
          </table:table-cell>
          <table:table-cell office:value-type="float" office:value="49730.447681022903" table:style-name="ce5">
            <text:p><text:s/>49,73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9730.447681022903" table:style-name="ce5">
            <text:p><text:s/>49,730<text:s/></text:p>
          </table:table-cell>
          <table:table-cell office:value-type="float" office:value="1.046729296364227" table:style-name="ce6">
            <text:p>1.047</text:p>
          </table:table-cell>
          <table:table-cell office:value-type="float" office:value="52054.316509035103" table:style-name="ce5">
            <text:p><text:s/>52,054<text:s/></text:p>
          </table:table-cell>
          <table:table-cell office:value-type="float" office:value="1.0443410848644257" table:style-name="ce6">
            <text:p>1.044</text:p>
          </table:table-cell>
          <table:table-cell office:value-type="float" office:value="54362.461374921906" table:style-name="ce5">
            <text:p><text:s/>54,36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4362.461374921906" table:style-name="ce5">
            <text:p><text:s/>54,362<text:s/></text:p>
          </table:table-cell>
          <table:table-cell office:value-type="float" office:value="1.0481402930741848" table:style-name="ce6">
            <text:p>1.048</text:p>
          </table:table-cell>
          <table:table-cell office:value-type="float" office:value="56979.4861977447" table:style-name="ce5">
            <text:p><text:s/>56,979<text:s/></text:p>
          </table:table-cell>
          <table:table-cell office:value-type="float" office:value="1.0294447973005767" table:style-name="ce6">
            <text:p>1.029</text:p>
          </table:table-cell>
          <table:table-cell office:value-type="float" office:value="58657.235619128296" table:style-name="ce5">
            <text:p><text:s/>58,65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8657.235619128296" table:style-name="ce5">
            <text:p><text:s/>58,657<text:s/></text:p>
          </table:table-cell>
          <table:table-cell office:value-type="float" office:value="1.0543133830414178" table:style-name="ce6">
            <text:p>1.054</text:p>
          </table:table-cell>
          <table:table-cell office:value-type="float" office:value="61843.108525460702" table:style-name="ce5">
            <text:p><text:s/>61,843<text:s/></text:p>
          </table:table-cell>
          <table:table-cell office:value-type="float" office:value="1.032746326026001" table:style-name="ce6">
            <text:p>1.033</text:p>
          </table:table-cell>
          <table:table-cell office:value-type="float" office:value="63868.243119696803" table:style-name="ce5">
            <text:p><text:s/>63,86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3868.243119696803" table:style-name="ce5">
            <text:p><text:s/>63,868<text:s/></text:p>
          </table:table-cell>
          <table:table-cell office:value-type="float" office:value="0.99526399367069784" table:style-name="ce6">
            <text:p>0.995</text:p>
          </table:table-cell>
          <table:table-cell office:value-type="float" office:value="63565.762716040503" table:style-name="ce5">
            <text:p><text:s/>63,566<text:s/></text:p>
          </table:table-cell>
          <table:table-cell office:value-type="float" office:value="1.1022857106033068" table:style-name="ce6">
            <text:p>1.102</text:p>
          </table:table-cell>
          <table:table-cell office:value-type="float" office:value="70067.631925491893" table:style-name="ce5">
            <text:p><text:s/>70,06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0067.631925491893" table:style-name="ce5">
            <text:p><text:s/>70,068<text:s/></text:p>
          </table:table-cell>
          <table:table-cell office:value-type="float" office:value="1.0219009955901053" table:style-name="ce6">
            <text:p>1.022</text:p>
          </table:table-cell>
          <table:table-cell office:value-type="float" office:value="71602.182823301206" table:style-name="ce5">
            <text:p><text:s/>71,602<text:s/></text:p>
          </table:table-cell>
          <table:table-cell office:value-type="float" office:value="1.083262139123391" table:style-name="ce6">
            <text:p>1.083</text:p>
          </table:table-cell>
          <table:table-cell office:value-type="float" office:value="77563.933731073397" table:style-name="ce5">
            <text:p><text:s/>77,56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7563.933731073397" table:style-name="ce5">
            <text:p><text:s/>77,564<text:s/></text:p>
          </table:table-cell>
          <table:table-cell office:value-type="float" office:value="1.0499464744693809" table:style-name="ce6">
            <text:p>1.050</text:p>
          </table:table-cell>
          <table:table-cell office:value-type="float" office:value="81437.978766917207" table:style-name="ce5">
            <text:p><text:s/>81,438<text:s/></text:p>
          </table:table-cell>
          <table:table-cell office:value-type="float" office:value="1.0584168435003531" table:style-name="ce6">
            <text:p>1.058</text:p>
          </table:table-cell>
          <table:table-cell office:value-type="float" office:value="86195.328427529297" table:style-name="ce5">
            <text:p><text:s/>86,19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6195.328427529297" table:style-name="ce5">
            <text:p><text:s/>86,195<text:s/></text:p>
          </table:table-cell>
          <table:table-cell office:value-type="float" office:value="1.0170057576451703" table:style-name="ce6">
            <text:p>1.017</text:p>
          </table:table-cell>
          <table:table-cell office:value-type="float" office:value="87661.14529291373" table:style-name="ce5">
            <text:p><text:s/>87,661<text:s/></text:p>
          </table:table-cell>
          <table:table-cell office:value-type="float" office:value="1.142584110348376" table:style-name="ce6">
            <text:p>1.143</text:p>
          </table:table-cell>
          <table:table-cell office:value-type="float" office:value="100160.23170662357" table:style-name="ce5">
            <text:p><text:s/>100,16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0160.23170662357" table:style-name="ce5">
            <text:p><text:s/>100,160<text:s/></text:p>
          </table:table-cell>
          <table:table-cell office:value-type="float" office:value="1.0557025049695337" table:style-name="ce6">
            <text:p>1.056</text:p>
          </table:table-cell>
          <table:table-cell office:value-type="float" office:value="105739.40751101139" table:style-name="ce5">
            <text:p><text:s/>105,739<text:s/></text:p>
          </table:table-cell>
          <table:table-cell office:value-type="float" office:value="1.1181167586087697" table:style-name="ce6">
            <text:p>1.118</text:p>
          </table:table-cell>
          <table:table-cell office:value-type="float" office:value="118229.00358342385" table:style-name="ce5">
            <text:p><text:s/>118,22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8229.00358342385" table:style-name="ce5">
            <text:p><text:s/>118,229<text:s/></text:p>
          </table:table-cell>
          <table:table-cell office:value-type="float" office:value="1.0334385768583583" table:style-name="ce6">
            <text:p>1.033</text:p>
          </table:table-cell>
          <table:table-cell office:value-type="float" office:value="122182.4132066353" table:style-name="ce5">
            <text:p><text:s/>122,182<text:s/></text:p>
          </table:table-cell>
          <table:table-cell office:value-type="float" office:value="1.1133771903888792" table:style-name="ce6">
            <text:p>1.113</text:p>
          </table:table-cell>
          <table:table-cell office:value-type="float" office:value="136035.11193093669" table:style-name="ce5">
            <text:p><text:s/>136,03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6035.11193093669" table:style-name="ce5">
            <text:p><text:s/>136,035<text:s/></text:p>
          </table:table-cell>
          <table:table-cell office:value-type="float" office:value="1.0053779910722735" table:style-name="ce6">
            <text:p>1.005</text:p>
          </table:table-cell>
          <table:table-cell office:value-type="float" office:value="136766.70754841701" table:style-name="ce5">
            <text:p><text:s/>136,767<text:s/></text:p>
          </table:table-cell>
          <table:table-cell office:value-type="float" office:value="1.0883511520711848" table:style-name="ce6">
            <text:p>1.088</text:p>
          </table:table-cell>
          <table:table-cell office:value-type="float" office:value="148850.20372530242" table:style-name="ce5">
            <text:p><text:s/>148,85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8850.20372530242" table:style-name="ce5">
            <text:p><text:s/>148,850<text:s/></text:p>
          </table:table-cell>
          <table:table-cell office:value-type="float" office:value="0.99807869215767198" table:style-name="ce6">
            <text:p>0.998</text:p>
          </table:table-cell>
          <table:table-cell office:value-type="float" office:value="148564.2166615529" table:style-name="ce5">
            <text:p><text:s/>148,564<text:s/></text:p>
          </table:table-cell>
          <table:table-cell office:value-type="float" office:value="1.0843441282469988" table:style-name="ce6">
            <text:p>1.084</text:p>
          </table:table-cell>
          <table:table-cell office:value-type="float" office:value="161094.73600456983" table:style-name="ce5">
            <text:p><text:s/>161,09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1094.73600456983" table:style-name="ce5">
            <text:p><text:s/>161,095<text:s/></text:p>
          </table:table-cell>
          <table:table-cell office:value-type="float" office:value="1.0058619368878428" table:style-name="ce6">
            <text:p>1.006</text:p>
          </table:table-cell>
          <table:table-cell office:value-type="float" office:value="162039.06317999231" table:style-name="ce5">
            <text:p><text:s/>162,039<text:s/></text:p>
          </table:table-cell>
          <table:table-cell office:value-type="float" office:value="1.0495960884608342" table:style-name="ce6">
            <text:p>1.050</text:p>
          </table:table-cell>
          <table:table-cell office:value-type="float" office:value="170075.56689157791" table:style-name="ce5">
            <text:p><text:s/>170,07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0075.56689157791" table:style-name="ce5">
            <text:p><text:s/>170,076<text:s/></text:p>
          </table:table-cell>
          <table:table-cell office:value-type="float" office:value="1.0051037305183321" table:style-name="ce6">
            <text:p>1.005</text:p>
          </table:table-cell>
          <table:table-cell office:value-type="float" office:value="170943.58675274509" table:style-name="ce5">
            <text:p><text:s/>170,944<text:s/></text:p>
          </table:table-cell>
          <table:table-cell office:value-type="float" office:value="1.0530509340856169" table:style-name="ce6">
            <text:p>1.053</text:p>
          </table:table-cell>
          <table:table-cell office:value-type="float" office:value="180012.3037059239" table:style-name="ce5">
            <text:p><text:s/>180,01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0012.3037059239" table:style-name="ce5">
            <text:p><text:s/>180,012<text:s/></text:p>
          </table:table-cell>
          <table:table-cell office:value-type="float" office:value="1.0393641439951213" table:style-name="ce6">
            <text:p>1.039</text:p>
          </table:table-cell>
          <table:table-cell office:value-type="float" office:value="187098.33394989741" table:style-name="ce5">
            <text:p><text:s/>187,098<text:s/></text:p>
          </table:table-cell>
          <table:table-cell office:value-type="float" office:value="1.0271426860213828" table:style-name="ce6">
            <text:p>1.027</text:p>
          </table:table-cell>
          <table:table-cell office:value-type="float" office:value="192176.68528342331" table:style-name="ce5">
            <text:p><text:s/>192,17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3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5089.119437401998" table:style-name="ce5">
            <text:p><text:s/>65,08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5089.119437401998" table:style-name="ce5">
            <text:p><text:s/>65,089<text:s/></text:p>
          </table:table-cell>
          <table:table-cell office:value-type="float" office:value="0.99320890422447472" table:style-name="ce6">
            <text:p>0.993</text:p>
          </table:table-cell>
          <table:table-cell office:value-type="float" office:value="64647.092993358005" table:style-name="ce5">
            <text:p><text:s/>64,647<text:s/></text:p>
          </table:table-cell>
          <table:table-cell office:value-type="float" office:value="1.1543969036014736" table:style-name="ce6">
            <text:p>1.154</text:p>
          </table:table-cell>
          <table:table-cell office:value-type="float" office:value="74628.40397836901" table:style-name="ce5">
            <text:p><text:s/>74,62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4628.40397836901" table:style-name="ce5">
            <text:p><text:s/>74,628<text:s/></text:p>
          </table:table-cell>
          <table:table-cell office:value-type="float" office:value="1.0455790642640559" table:style-name="ce6">
            <text:p>1.046</text:p>
          </table:table-cell>
          <table:table-cell office:value-type="float" office:value="78029.896799223003" table:style-name="ce5">
            <text:p><text:s/>78,030<text:s/></text:p>
          </table:table-cell>
          <table:table-cell office:value-type="float" office:value="0.97357220285687296" table:style-name="ce6">
            <text:p>0.974</text:p>
          </table:table-cell>
          <table:table-cell office:value-type="float" office:value="75967.738515514007" table:style-name="ce5">
            <text:p><text:s/>75,96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5967.738515514007" table:style-name="ce5">
            <text:p><text:s/>75,968<text:s/></text:p>
          </table:table-cell>
          <table:table-cell office:value-type="float" office:value="1.0747939746717567" table:style-name="ce6">
            <text:p>1.075</text:p>
          </table:table-cell>
          <table:table-cell office:value-type="float" office:value="81649.667625914008" table:style-name="ce5">
            <text:p><text:s/>81,650<text:s/></text:p>
          </table:table-cell>
          <table:table-cell office:value-type="float" office:value="1.1465359270656192" table:style-name="ce6">
            <text:p>1.147</text:p>
          </table:table-cell>
          <table:table-cell office:value-type="float" office:value="93614.277366076989" table:style-name="ce5">
            <text:p><text:s/>93,61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3614.277366076989" table:style-name="ce5">
            <text:p><text:s/>93,614<text:s/></text:p>
          </table:table-cell>
          <table:table-cell office:value-type="float" office:value="1.0491207159607188" table:style-name="ce6">
            <text:p>1.049</text:p>
          </table:table-cell>
          <table:table-cell office:value-type="float" office:value="98212.677694444006" table:style-name="ce5">
            <text:p><text:s/>98,213<text:s/></text:p>
          </table:table-cell>
          <table:table-cell office:value-type="float" office:value="1.0660005576709035" table:style-name="ce6">
            <text:p>1.066</text:p>
          </table:table-cell>
          <table:table-cell office:value-type="float" office:value="104694.76919263" table:style-name="ce5">
            <text:p><text:s/>104,69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4694.76919263" table:style-name="ce5">
            <text:p><text:s/>104,695<text:s/></text:p>
          </table:table-cell>
          <table:table-cell office:value-type="float" office:value="1.0747906879437603" table:style-name="ce6">
            <text:p>1.075</text:p>
          </table:table-cell>
          <table:table-cell office:value-type="float" office:value="112524.96300466001" table:style-name="ce5">
            <text:p><text:s/>112,525<text:s/></text:p>
          </table:table-cell>
          <table:table-cell office:value-type="float" office:value="1.0657723076474461" table:style-name="ce6">
            <text:p>1.066</text:p>
          </table:table-cell>
          <table:table-cell office:value-type="float" office:value="119925.98948942" table:style-name="ce5">
            <text:p><text:s/>119,92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9925.98948942" table:style-name="ce5">
            <text:p><text:s/>119,926<text:s/></text:p>
          </table:table-cell>
          <table:table-cell office:value-type="float" office:value="1.0654999909801286" table:style-name="ce6">
            <text:p>1.065</text:p>
          </table:table-cell>
          <table:table-cell office:value-type="float" office:value="127781.14071925999" table:style-name="ce5">
            <text:p><text:s/>127,781<text:s/></text:p>
          </table:table-cell>
          <table:table-cell office:value-type="float" office:value="1.0848954835309663" table:style-name="ce6">
            <text:p>1.085</text:p>
          </table:table-cell>
          <table:table-cell office:value-type="float" office:value="138629.18244676001" table:style-name="ce5">
            <text:p><text:s/>138,62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8629.18244676001" table:style-name="ce5">
            <text:p><text:s/>138,629<text:s/></text:p>
          </table:table-cell>
          <table:table-cell office:value-type="float" office:value="1.0072320840850735" table:style-name="ce6">
            <text:p>1.007</text:p>
          </table:table-cell>
          <table:table-cell office:value-type="float" office:value="139631.76035085999" table:style-name="ce5">
            <text:p><text:s/>139,632<text:s/></text:p>
          </table:table-cell>
          <table:table-cell office:value-type="float" office:value="1.1568412283628073" table:style-name="ce6">
            <text:p>1.157</text:p>
          </table:table-cell>
          <table:table-cell office:value-type="float" office:value="161531.77716274999" table:style-name="ce5">
            <text:p><text:s/>161,53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1531.77716274999" table:style-name="ce5">
            <text:p><text:s/>161,532<text:s/></text:p>
          </table:table-cell>
          <table:table-cell office:value-type="float" office:value="1.0751658820959837" table:style-name="ce6">
            <text:p>1.075</text:p>
          </table:table-cell>
          <table:table-cell office:value-type="float" office:value="173673.45567972001" table:style-name="ce5">
            <text:p><text:s/>173,673<text:s/></text:p>
          </table:table-cell>
          <table:table-cell office:value-type="float" office:value="0.97732297259023382" table:style-name="ce6">
            <text:p>0.977</text:p>
          </table:table-cell>
          <table:table-cell office:value-type="float" office:value="169735.05796492219" table:style-name="ce5">
            <text:p><text:s/>169,73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9735.05796492219" table:style-name="ce5">
            <text:p><text:s/>169,735<text:s/></text:p>
          </table:table-cell>
          <table:table-cell office:value-type="float" office:value="1.0580984238969571" table:style-name="ce6">
            <text:p>1.058</text:p>
          </table:table-cell>
          <table:table-cell office:value-type="float" office:value="179596.3973127428" table:style-name="ce5">
            <text:p><text:s/>179,596<text:s/></text:p>
          </table:table-cell>
          <table:table-cell office:value-type="float" office:value="1.0800133639504217" table:style-name="ce6">
            <text:p>1.080</text:p>
          </table:table-cell>
          <table:table-cell office:value-type="float" office:value="193966.50921511182" table:style-name="ce5">
            <text:p><text:s/>193,96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93966.50921511182" table:style-name="ce5">
            <text:p><text:s/>193,967<text:s/></text:p>
          </table:table-cell>
          <table:table-cell office:value-type="float" office:value="1.0447901600737843" table:style-name="ce6">
            <text:p>1.045</text:p>
          </table:table-cell>
          <table:table-cell office:value-type="float" office:value="202654.30021180984" table:style-name="ce5">
            <text:p><text:s/>202,654<text:s/></text:p>
          </table:table-cell>
          <table:table-cell office:value-type="float" office:value="1.0783739163311412" table:style-name="ce6">
            <text:p>1.078</text:p>
          </table:table-cell>
          <table:table-cell office:value-type="float" office:value="218537.11138075619" table:style-name="ce5">
            <text:p><text:s/>218,53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18537.11138075619" table:style-name="ce5">
            <text:p><text:s/>218,537<text:s/></text:p>
          </table:table-cell>
          <table:table-cell office:value-type="float" office:value="1.0276086629362262" table:style-name="ce6">
            <text:p>1.028</text:p>
          </table:table-cell>
          <table:table-cell office:value-type="float" office:value="224570.62882792405" table:style-name="ce5">
            <text:p><text:s/>224,571<text:s/></text:p>
          </table:table-cell>
          <table:table-cell office:value-type="float" office:value="1.0764773388378501" table:style-name="ce6">
            <text:p>1.076</text:p>
          </table:table-cell>
          <table:table-cell office:value-type="float" office:value="241745.19290182626" table:style-name="ce5">
            <text:p><text:s/>241,74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1745.19290182626" table:style-name="ce5">
            <text:p><text:s/>241,745<text:s/></text:p>
          </table:table-cell>
          <table:table-cell office:value-type="float" office:value="1.0094585654408539" table:style-name="ce6">
            <text:p>1.009</text:p>
          </table:table-cell>
          <table:table-cell office:value-type="float" office:value="244031.75562890002" table:style-name="ce5">
            <text:p><text:s/>244,032<text:s/></text:p>
          </table:table-cell>
          <table:table-cell office:value-type="float" office:value="1.103376598616413" table:style-name="ce6">
            <text:p>1.103</text:p>
          </table:table-cell>
          <table:table-cell office:value-type="float" office:value="269258.9284802074" table:style-name="ce5">
            <text:p><text:s/>269,25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69258.9284802074" table:style-name="ce5">
            <text:p><text:s/>269,259<text:s/></text:p>
          </table:table-cell>
          <table:table-cell office:value-type="float" office:value="0.94844752384885944" table:style-name="ce6">
            <text:p>0.948</text:p>
          </table:table-cell>
          <table:table-cell office:value-type="float" office:value="255377.96399124985" table:style-name="ce5">
            <text:p><text:s/>255,378<text:s/></text:p>
          </table:table-cell>
          <table:table-cell office:value-type="float" office:value="1.1012271491449581" table:style-name="ce6">
            <text:p>1.101</text:p>
          </table:table-cell>
          <table:table-cell office:value-type="float" office:value="281229.14724052785" table:style-name="ce5">
            <text:p><text:s/>281,22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81229.14724052785" table:style-name="ce5">
            <text:p><text:s/>281,229<text:s/></text:p>
          </table:table-cell>
          <table:table-cell office:value-type="float" office:value="0.99834150567029012" table:style-name="ce6">
            <text:p>0.998</text:p>
          </table:table-cell>
          <table:table-cell office:value-type="float" office:value="280762.73029448028" table:style-name="ce5">
            <text:p><text:s/>280,763<text:s/></text:p>
          </table:table-cell>
          <table:table-cell office:value-type="float" office:value="1.0853434734127718" table:style-name="ce6">
            <text:p>1.085</text:p>
          </table:table-cell>
          <table:table-cell office:value-type="float" office:value="304723.99690266448" table:style-name="ce5">
            <text:p><text:s/>304,72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4723.99690266448" table:style-name="ce5">
            <text:p><text:s/>304,724<text:s/></text:p>
          </table:table-cell>
          <table:table-cell office:value-type="float" office:value="1.0053837085934632" table:style-name="ce6">
            <text:p>1.005</text:p>
          </table:table-cell>
          <table:table-cell office:value-type="float" office:value="306364.54210342385" table:style-name="ce5">
            <text:p><text:s/>306,365<text:s/></text:p>
          </table:table-cell>
          <table:table-cell office:value-type="float" office:value="0.99207987948478971" table:style-name="ce6">
            <text:p>0.992</text:p>
          </table:table-cell>
          <table:table-cell office:value-type="float" office:value="303938.09800837748" table:style-name="ce5">
            <text:p><text:s/>303,93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3938.09800837748" table:style-name="ce5">
            <text:p><text:s/>303,938<text:s/></text:p>
          </table:table-cell>
          <table:table-cell office:value-type="float" office:value="1.0232004837317867" table:style-name="ce6">
            <text:p>1.023</text:p>
          </table:table-cell>
          <table:table-cell office:value-type="float" office:value="310989.60890669102" table:style-name="ce5">
            <text:p><text:s/>310,990<text:s/></text:p>
          </table:table-cell>
          <table:table-cell office:value-type="float" office:value="1.0293753573522932" table:style-name="ce6">
            <text:p>1.029</text:p>
          </table:table-cell>
          <table:table-cell office:value-type="float" office:value="320125.03980117501" table:style-name="ce5">
            <text:p><text:s/>320,12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746.339774389999" table:style-name="ce5">
            <text:p><text:s/>27,74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7746.339774389999" table:style-name="ce5">
            <text:p><text:s/>27,746<text:s/></text:p>
          </table:table-cell>
          <table:table-cell office:value-type="float" office:value="1.0112813985292186" table:style-name="ce6">
            <text:p>1.011</text:p>
          </table:table-cell>
          <table:table-cell office:value-type="float" office:value="28059.357291111999" table:style-name="ce5">
            <text:p><text:s/>28,059<text:s/></text:p>
          </table:table-cell>
          <table:table-cell office:value-type="float" office:value="1.2080885168773803" table:style-name="ce6">
            <text:p>1.208</text:p>
          </table:table-cell>
          <table:table-cell office:value-type="float" office:value="33898.187334351998" table:style-name="ce5">
            <text:p><text:s/>33,89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3898.187334351998" table:style-name="ce5">
            <text:p><text:s/>33,898<text:s/></text:p>
          </table:table-cell>
          <table:table-cell office:value-type="float" office:value="1.0347060495392264" table:style-name="ce6">
            <text:p>1.035</text:p>
          </table:table-cell>
          <table:table-cell office:value-type="float" office:value="35074.659503267998" table:style-name="ce5">
            <text:p><text:s/>35,075<text:s/></text:p>
          </table:table-cell>
          <table:table-cell office:value-type="float" office:value="1.0055612590410414" table:style-name="ce6">
            <text:p>1.006</text:p>
          </table:table-cell>
          <table:table-cell office:value-type="float" office:value="35269.718770542" table:style-name="ce5">
            <text:p><text:s/>35,27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5269.718770542" table:style-name="ce5">
            <text:p><text:s/>35,270<text:s/></text:p>
          </table:table-cell>
          <table:table-cell office:value-type="float" office:value="1.0893133956468344" table:style-name="ce6">
            <text:p>1.089</text:p>
          </table:table-cell>
          <table:table-cell office:value-type="float" office:value="38419.777117448" table:style-name="ce5">
            <text:p><text:s/>38,420<text:s/></text:p>
          </table:table-cell>
          <table:table-cell office:value-type="float" office:value="1.1542980651817685" table:style-name="ce6">
            <text:p>1.154</text:p>
          </table:table-cell>
          <table:table-cell office:value-type="float" office:value="44347.874391385005" table:style-name="ce5">
            <text:p><text:s/>44,34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4347.874391385005" table:style-name="ce5">
            <text:p><text:s/>44,348<text:s/></text:p>
          </table:table-cell>
          <table:table-cell office:value-type="float" office:value="1.0580876743149257" table:style-name="ce6">
            <text:p>1.058</text:p>
          </table:table-cell>
          <table:table-cell office:value-type="float" office:value="46923.939275591001" table:style-name="ce5">
            <text:p><text:s/>46,924<text:s/></text:p>
          </table:table-cell>
          <table:table-cell office:value-type="float" office:value="0.90895840925765503" table:style-name="ce6">
            <text:p>0.909</text:p>
          </table:table-cell>
          <table:table-cell office:value-type="float" office:value="42651.909200044" table:style-name="ce5">
            <text:p><text:s/>42,65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2651.909200044" table:style-name="ce5">
            <text:p><text:s/>42,652<text:s/></text:p>
          </table:table-cell>
          <table:table-cell office:value-type="float" office:value="1.0748092012769199" table:style-name="ce6">
            <text:p>1.075</text:p>
          </table:table-cell>
          <table:table-cell office:value-type="float" office:value="45842.664460234999" table:style-name="ce5">
            <text:p><text:s/>45,843<text:s/></text:p>
          </table:table-cell>
          <table:table-cell office:value-type="float" office:value="1.1319488717683053" table:style-name="ce6">
            <text:p>1.132</text:p>
          </table:table-cell>
          <table:table-cell office:value-type="float" office:value="51891.552314615998" table:style-name="ce5">
            <text:p><text:s/>51,89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1891.552314615998" table:style-name="ce5">
            <text:p><text:s/>51,892<text:s/></text:p>
          </table:table-cell>
          <table:table-cell office:value-type="float" office:value="1.0645445662191073" table:style-name="ce6">
            <text:p>1.065</text:p>
          </table:table-cell>
          <table:table-cell office:value-type="float" office:value="55240.870049198995" table:style-name="ce5">
            <text:p><text:s/>55,241<text:s/></text:p>
          </table:table-cell>
          <table:table-cell office:value-type="float" office:value="1.108249758454116" table:style-name="ce6">
            <text:p>1.108</text:p>
          </table:table-cell>
          <table:table-cell office:value-type="float" office:value="61220.680888820003" table:style-name="ce5">
            <text:p><text:s/>61,22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1220.680888820003" table:style-name="ce5">
            <text:p><text:s/>61,221<text:s/></text:p>
          </table:table-cell>
          <table:table-cell office:value-type="float" office:value="1.005220865722148" table:style-name="ce6">
            <text:p>1.005</text:p>
          </table:table-cell>
          <table:table-cell office:value-type="float" office:value="61540.305843158996" table:style-name="ce5">
            <text:p><text:s/>61,540<text:s/></text:p>
          </table:table-cell>
          <table:table-cell office:value-type="float" office:value="1.2040721496301769" table:style-name="ce6">
            <text:p>1.204</text:p>
          </table:table-cell>
          <table:table-cell office:value-type="float" office:value="74098.968345470988" table:style-name="ce5">
            <text:p><text:s/>74,09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4098.968345470988" table:style-name="ce5">
            <text:p><text:s/>74,099<text:s/></text:p>
          </table:table-cell>
          <table:table-cell office:value-type="float" office:value="1.0746213029348062" table:style-name="ce6">
            <text:p>1.075</text:p>
          </table:table-cell>
          <table:table-cell office:value-type="float" office:value="79628.329909535008" table:style-name="ce5">
            <text:p><text:s/>79,628<text:s/></text:p>
          </table:table-cell>
          <table:table-cell office:value-type="float" office:value="0.86871826405282226" table:style-name="ce6">
            <text:p>0.869</text:p>
          </table:table-cell>
          <table:table-cell office:value-type="float" office:value="69174.584528436681" table:style-name="ce5">
            <text:p><text:s/>69,17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9174.584528436681" table:style-name="ce5">
            <text:p><text:s/>69,175<text:s/></text:p>
          </table:table-cell>
          <table:table-cell office:value-type="float" office:value="1.0539082100960995" table:style-name="ce6">
            <text:p>1.054</text:p>
          </table:table-cell>
          <table:table-cell office:value-type="float" office:value="72903.662564506027" table:style-name="ce5">
            <text:p><text:s/>72,904<text:s/></text:p>
          </table:table-cell>
          <table:table-cell office:value-type="float" office:value="1.0570941488023013" table:style-name="ce6">
            <text:p>1.057</text:p>
          </table:table-cell>
          <table:table-cell office:value-type="float" office:value="77066.035123196707" table:style-name="ce5">
            <text:p><text:s/>77,06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7066.035123196707" table:style-name="ce5">
            <text:p><text:s/>77,066<text:s/></text:p>
          </table:table-cell>
          <table:table-cell office:value-type="float" office:value="1.058927130488869" table:style-name="ce6">
            <text:p>1.059</text:p>
          </table:table-cell>
          <table:table-cell office:value-type="float" office:value="81607.315431161071" table:style-name="ce5">
            <text:p><text:s/>81,607<text:s/></text:p>
          </table:table-cell>
          <table:table-cell office:value-type="float" office:value="1.0705653141716476" table:style-name="ce6">
            <text:p>1.071</text:p>
          </table:table-cell>
          <table:table-cell office:value-type="float" office:value="87365.9612832657" table:style-name="ce5">
            <text:p><text:s/>87,36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7365.9612832657" table:style-name="ce5">
            <text:p><text:s/>87,366<text:s/></text:p>
          </table:table-cell>
          <table:table-cell office:value-type="float" office:value="1.0256006872668162" table:style-name="ce6">
            <text:p>1.026</text:p>
          </table:table-cell>
          <table:table-cell office:value-type="float" office:value="89602.589935843353" table:style-name="ce5">
            <text:p><text:s/>89,603<text:s/></text:p>
          </table:table-cell>
          <table:table-cell office:value-type="float" office:value="1.0377667819642757" table:style-name="ce6">
            <text:p>1.038</text:p>
          </table:table-cell>
          <table:table-cell office:value-type="float" office:value="92986.591413384755" table:style-name="ce5">
            <text:p><text:s/>92,98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2986.591413384755" table:style-name="ce5">
            <text:p><text:s/>92,987<text:s/></text:p>
          </table:table-cell>
          <table:table-cell office:value-type="float" office:value="1.0139178931030075" table:style-name="ce6">
            <text:p>1.014</text:p>
          </table:table-cell>
          <table:table-cell office:value-type="float" office:value="94280.768852689289" table:style-name="ce5">
            <text:p><text:s/>94,281<text:s/></text:p>
          </table:table-cell>
          <table:table-cell office:value-type="float" office:value="1.0946829355487846" table:style-name="ce6">
            <text:p>1.095</text:p>
          </table:table-cell>
          <table:table-cell office:value-type="float" office:value="103207.54881345831" table:style-name="ce5">
            <text:p><text:s/>103,20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3207.54881345831" table:style-name="ce5">
            <text:p><text:s/>103,208<text:s/></text:p>
          </table:table-cell>
          <table:table-cell office:value-type="float" office:value="0.96319988631054698" table:style-name="ce6">
            <text:p>0.963</text:p>
          </table:table-cell>
          <table:table-cell office:value-type="float" office:value="99409.499283513273" table:style-name="ce5">
            <text:p><text:s/>99,409<text:s/></text:p>
          </table:table-cell>
          <table:table-cell office:value-type="float" office:value="1.0915372409845823" table:style-name="ce6">
            <text:p>1.092</text:p>
          </table:table-cell>
          <table:table-cell office:value-type="float" office:value="108509.17057558488" table:style-name="ce5">
            <text:p><text:s/>108,50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8509.17057558488" table:style-name="ce5">
            <text:p><text:s/>108,509<text:s/></text:p>
          </table:table-cell>
          <table:table-cell office:value-type="float" office:value="1.0016035083387216" table:style-name="ce6">
            <text:p>1.002</text:p>
          </table:table-cell>
          <table:table-cell office:value-type="float" office:value="108683.1659354306" table:style-name="ce5">
            <text:p><text:s/>108,683<text:s/></text:p>
          </table:table-cell>
          <table:table-cell office:value-type="float" office:value="1.1173001355505388" table:style-name="ce6">
            <text:p>1.117</text:p>
          </table:table-cell>
          <table:table-cell office:value-type="float" office:value="121431.7160317183" table:style-name="ce5">
            <text:p><text:s/>121,43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1431.7160317183" table:style-name="ce5">
            <text:p><text:s/>121,432<text:s/></text:p>
          </table:table-cell>
          <table:table-cell office:value-type="float" office:value="0.99532120092162901" table:style-name="ce6">
            <text:p>0.995</text:p>
          </table:table-cell>
          <table:table-cell office:value-type="float" office:value="120863.56143066409" table:style-name="ce5">
            <text:p><text:s/>120,864<text:s/></text:p>
          </table:table-cell>
          <table:table-cell office:value-type="float" office:value="0.99263185716901714" table:style-name="ce6">
            <text:p>0.993</text:p>
          </table:table-cell>
          <table:table-cell office:value-type="float" office:value="119973.02144698169" table:style-name="ce5">
            <text:p><text:s/>119,97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9973.02144698169" table:style-name="ce5">
            <text:p><text:s/>119,973<text:s/></text:p>
          </table:table-cell>
          <table:table-cell office:value-type="float" office:value="1.0120062146039974" table:style-name="ce6">
            <text:p>1.012</text:p>
          </table:table-cell>
          <table:table-cell office:value-type="float" office:value="121413.44328916413" table:style-name="ce5">
            <text:p><text:s/>121,413<text:s/></text:p>
          </table:table-cell>
          <table:table-cell office:value-type="float" office:value="1.058690064095005" table:style-name="ce6">
            <text:p>1.059</text:p>
          </table:table-cell>
          <table:table-cell office:value-type="float" office:value="128539.20605780045" table:style-name="ce5">
            <text:p><text:s/>128,53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7342.779663011999" table:style-name="ce5">
            <text:p><text:s/>37,34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7342.779663011999" table:style-name="ce5">
            <text:p><text:s/>37,343<text:s/></text:p>
          </table:table-cell>
          <table:table-cell office:value-type="float" office:value="0.97978072421015117" table:style-name="ce6">
            <text:p>0.980</text:p>
          </table:table-cell>
          <table:table-cell office:value-type="float" office:value="36587.735702246006" table:style-name="ce5">
            <text:p><text:s/>36,588<text:s/></text:p>
          </table:table-cell>
          <table:table-cell office:value-type="float" office:value="1.1132204784543882" table:style-name="ce6">
            <text:p>1.113</text:p>
          </table:table-cell>
          <table:table-cell office:value-type="float" office:value="40730.216644016997" table:style-name="ce5">
            <text:p><text:s/>40,73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0730.216644016997" table:style-name="ce5">
            <text:p><text:s/>40,730<text:s/></text:p>
          </table:table-cell>
          <table:table-cell office:value-type="float" office:value="1.0546282547766623" table:style-name="ce6">
            <text:p>1.055</text:p>
          </table:table-cell>
          <table:table-cell office:value-type="float" office:value="42955.237295955012" table:style-name="ce5">
            <text:p><text:s/>42,955<text:s/></text:p>
          </table:table-cell>
          <table:table-cell office:value-type="float" office:value="0.9474518663363185" table:style-name="ce6">
            <text:p>0.947</text:p>
          </table:table-cell>
          <table:table-cell office:value-type="float" office:value="40698.019744972007" table:style-name="ce5">
            <text:p><text:s/>40,69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0698.019744972007" table:style-name="ce5">
            <text:p><text:s/>40,698<text:s/></text:p>
          </table:table-cell>
          <table:table-cell office:value-type="float" office:value="1.0622111537455527" table:style-name="ce6">
            <text:p>1.062</text:p>
          </table:table-cell>
          <table:table-cell office:value-type="float" office:value="43229.890508466" table:style-name="ce5">
            <text:p><text:s/>43,230<text:s/></text:p>
          </table:table-cell>
          <table:table-cell office:value-type="float" office:value="1.1396374683170623" table:style-name="ce6">
            <text:p>1.140</text:p>
          </table:table-cell>
          <table:table-cell office:value-type="float" office:value="49266.402974691991" table:style-name="ce5">
            <text:p><text:s/>49,26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9266.402974691991" table:style-name="ce5">
            <text:p><text:s/>49,266<text:s/></text:p>
          </table:table-cell>
          <table:table-cell office:value-type="float" office:value="1.0410489770320734" table:style-name="ce6">
            <text:p>1.041</text:p>
          </table:table-cell>
          <table:table-cell office:value-type="float" office:value="51288.738418852998" table:style-name="ce5">
            <text:p><text:s/>51,289<text:s/></text:p>
          </table:table-cell>
          <table:table-cell office:value-type="float" office:value="1.209678028847361" table:style-name="ce6">
            <text:p>1.210</text:p>
          </table:table-cell>
          <table:table-cell office:value-type="float" office:value="62042.859992586004" table:style-name="ce5">
            <text:p><text:s/>62,04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2042.859992586004" table:style-name="ce5">
            <text:p><text:s/>62,043<text:s/></text:p>
          </table:table-cell>
          <table:table-cell office:value-type="float" office:value="1.0747779607902248" table:style-name="ce6">
            <text:p>1.075</text:p>
          </table:table-cell>
          <table:table-cell office:value-type="float" office:value="66682.298544425008" table:style-name="ce5">
            <text:p><text:s/>66,682<text:s/></text:p>
          </table:table-cell>
          <table:table-cell office:value-type="float" office:value="1.0202773248657315" table:style-name="ce6">
            <text:p>1.020</text:p>
          </table:table-cell>
          <table:table-cell office:value-type="float" office:value="68034.437174803999" table:style-name="ce5">
            <text:p><text:s/>68,03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8034.437174803999" table:style-name="ce5">
            <text:p><text:s/>68,034<text:s/></text:p>
          </table:table-cell>
          <table:table-cell office:value-type="float" office:value="1.0662287171374691" table:style-name="ce6">
            <text:p>1.066</text:p>
          </table:table-cell>
          <table:table-cell office:value-type="float" office:value="72540.270670061" table:style-name="ce5">
            <text:p><text:s/>72,540<text:s/></text:p>
          </table:table-cell>
          <table:table-cell office:value-type="float" office:value="1.0671107350842604" table:style-name="ce6">
            <text:p>1.067</text:p>
          </table:table-cell>
          <table:table-cell office:value-type="float" office:value="77408.501557940006" table:style-name="ce5">
            <text:p><text:s/>77,40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7408.501557940006" table:style-name="ce5">
            <text:p><text:s/>77,409<text:s/></text:p>
          </table:table-cell>
          <table:table-cell office:value-type="float" office:value="1.0088227124413434" table:style-name="ce6">
            <text:p>1.009</text:p>
          </table:table-cell>
          <table:table-cell office:value-type="float" office:value="78091.454507700983" table:style-name="ce5">
            <text:p><text:s/>78,091<text:s/></text:p>
          </table:table-cell>
          <table:table-cell office:value-type="float" office:value="1.1196206981732786" table:style-name="ce6">
            <text:p>1.120</text:p>
          </table:table-cell>
          <table:table-cell office:value-type="float" office:value="87432.808817279001" table:style-name="ce5">
            <text:p><text:s/>87,43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7432.808817279001" table:style-name="ce5">
            <text:p><text:s/>87,433<text:s/></text:p>
          </table:table-cell>
          <table:table-cell office:value-type="float" office:value="1.0756274108352701" table:style-name="ce6">
            <text:p>1.076</text:p>
          </table:table-cell>
          <table:table-cell office:value-type="float" office:value="94045.125770184997" table:style-name="ce5">
            <text:p><text:s/>94,045<text:s/></text:p>
          </table:table-cell>
          <table:table-cell office:value-type="float" office:value="1.069278951066766" table:style-name="ce6">
            <text:p>1.069</text:p>
          </table:table-cell>
          <table:table-cell office:value-type="float" office:value="100560.47343648551" table:style-name="ce5">
            <text:p><text:s/>100,56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0560.47343648551" table:style-name="ce5">
            <text:p><text:s/>100,560<text:s/></text:p>
          </table:table-cell>
          <table:table-cell office:value-type="float" office:value="1.0609808317541825" table:style-name="ce6">
            <text:p>1.061</text:p>
          </table:table-cell>
          <table:table-cell office:value-type="float" office:value="106692.73474823678" table:style-name="ce5">
            <text:p><text:s/>106,693<text:s/></text:p>
          </table:table-cell>
          <table:table-cell office:value-type="float" office:value="1.0956741747014507" table:style-name="ce6">
            <text:p>1.096</text:p>
          </table:table-cell>
          <table:table-cell office:value-type="float" office:value="116900.47409191511" table:style-name="ce5">
            <text:p><text:s/>116,90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6900.47409191511" table:style-name="ce5">
            <text:p><text:s/>116,900<text:s/></text:p>
          </table:table-cell>
          <table:table-cell office:value-type="float" office:value="1.0354704351795305" table:style-name="ce6">
            <text:p>1.035</text:p>
          </table:table-cell>
          <table:table-cell office:value-type="float" office:value="121046.98478064877" table:style-name="ce5">
            <text:p><text:s/>121,047<text:s/></text:p>
          </table:table-cell>
          <table:table-cell office:value-type="float" office:value="1.0836383106542298" table:style-name="ce6">
            <text:p>1.084</text:p>
          </table:table-cell>
          <table:table-cell office:value-type="float" office:value="131171.15009749049" table:style-name="ce5">
            <text:p><text:s/>131,17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1171.15009749049" table:style-name="ce5">
            <text:p><text:s/>131,171<text:s/></text:p>
          </table:table-cell>
          <table:table-cell office:value-type="float" office:value="1.0289460662025776" table:style-name="ce6">
            <text:p>1.029</text:p>
          </table:table-cell>
          <table:table-cell office:value-type="float" office:value="134968.03889208069" table:style-name="ce5">
            <text:p><text:s/>134,968<text:s/></text:p>
          </table:table-cell>
          <table:table-cell office:value-type="float" office:value="1.1021765057087898" table:style-name="ce6">
            <text:p>1.102</text:p>
          </table:table-cell>
          <table:table-cell office:value-type="float" office:value="148758.60148844152" table:style-name="ce5">
            <text:p><text:s/>148,75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8758.60148844152" table:style-name="ce5">
            <text:p><text:s/>148,759<text:s/></text:p>
          </table:table-cell>
          <table:table-cell office:value-type="float" office:value="1.0066711119749694" table:style-name="ce6">
            <text:p>1.007</text:p>
          </table:table-cell>
          <table:table-cell office:value-type="float" office:value="149750.98677621075" table:style-name="ce5">
            <text:p><text:s/>149,751<text:s/></text:p>
          </table:table-cell>
          <table:table-cell office:value-type="float" office:value="1.1088499865105916" table:style-name="ce6">
            <text:p>1.109</text:p>
          </table:table-cell>
          <table:table-cell office:value-type="float" office:value="166051.3796667491" table:style-name="ce5">
            <text:p><text:s/>166,05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66051.3796667491" table:style-name="ce5">
            <text:p><text:s/>166,051<text:s/></text:p>
          </table:table-cell>
          <table:table-cell office:value-type="float" office:value="0.93927834276807542" table:style-name="ce6">
            <text:p>0.939</text:p>
          </table:table-cell>
          <table:table-cell office:value-type="float" office:value="155968.46470773657" table:style-name="ce5">
            <text:p><text:s/>155,968<text:s/></text:p>
          </table:table-cell>
          <table:table-cell office:value-type="float" office:value="1.1074031983875483" table:style-name="ce6">
            <text:p>1.107</text:p>
          </table:table-cell>
          <table:table-cell office:value-type="float" office:value="172719.97666494292" table:style-name="ce5">
            <text:p><text:s/>172,72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2719.97666494292" table:style-name="ce5">
            <text:p><text:s/>172,720<text:s/></text:p>
          </table:table-cell>
          <table:table-cell office:value-type="float" office:value="0.99629219318888873" table:style-name="ce6">
            <text:p>0.996</text:p>
          </table:table-cell>
          <table:table-cell office:value-type="float" office:value="172079.56435904969" table:style-name="ce5">
            <text:p><text:s/>172,080<text:s/></text:p>
          </table:table-cell>
          <table:table-cell office:value-type="float" office:value="1.0651600703062032" table:style-name="ce6">
            <text:p>1.065</text:p>
          </table:table-cell>
          <table:table-cell office:value-type="float" office:value="183292.28087094615" table:style-name="ce5">
            <text:p><text:s/>183,29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3292.28087094615" table:style-name="ce5">
            <text:p><text:s/>183,292<text:s/></text:p>
          </table:table-cell>
          <table:table-cell office:value-type="float" office:value="1.0120501517648126" table:style-name="ce6">
            <text:p>1.012</text:p>
          </table:table-cell>
          <table:table-cell office:value-type="float" office:value="185500.98067275973" table:style-name="ce5">
            <text:p><text:s/>185,501<text:s/></text:p>
          </table:table-cell>
          <table:table-cell office:value-type="float" office:value="0.99172023724190761" table:style-name="ce6">
            <text:p>0.992</text:p>
          </table:table-cell>
          <table:table-cell office:value-type="float" office:value="183965.07656139581" table:style-name="ce5">
            <text:p><text:s/>183,96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3965.07656139581" table:style-name="ce5">
            <text:p><text:s/>183,965<text:s/></text:p>
          </table:table-cell>
          <table:table-cell office:value-type="float" office:value="1.0305008383167686" table:style-name="ce6">
            <text:p>1.031</text:p>
          </table:table-cell>
          <table:table-cell office:value-type="float" office:value="189576.16561752692" table:style-name="ce5">
            <text:p><text:s/>189,576<text:s/></text:p>
          </table:table-cell>
          <table:table-cell office:value-type="float" office:value="1.0106008480512374" table:style-name="ce6">
            <text:p>1.011</text:p>
          </table:table-cell>
          <table:table-cell office:value-type="float" office:value="191585.83374337453" table:style-name="ce5">
            <text:p><text:s/>191,58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3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7624.384714073996" table:style-name="ce5">
            <text:p><text:s/>57,62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7624.384714073996" table:style-name="ce5">
            <text:p><text:s/>57,624<text:s/></text:p>
          </table:table-cell>
          <table:table-cell office:value-type="float" office:value="1.0198845267603205" table:style-name="ce6">
            <text:p>1.020</text:p>
          </table:table-cell>
          <table:table-cell office:value-type="float" office:value="58770.218333968005" table:style-name="ce5">
            <text:p><text:s/>58,770<text:s/></text:p>
          </table:table-cell>
          <table:table-cell office:value-type="float" office:value="1.1259400282814513" table:style-name="ce6">
            <text:p>1.126</text:p>
          </table:table-cell>
          <table:table-cell office:value-type="float" office:value="66171.741293055005" table:style-name="ce5">
            <text:p><text:s/>66,17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6171.741293055005" table:style-name="ce5">
            <text:p><text:s/>66,172<text:s/></text:p>
          </table:table-cell>
          <table:table-cell office:value-type="float" office:value="1.0413739139158689" table:style-name="ce6">
            <text:p>1.041</text:p>
          </table:table-cell>
          <table:table-cell office:value-type="float" office:value="68909.525220977011" table:style-name="ce5">
            <text:p><text:s/>68,910<text:s/></text:p>
          </table:table-cell>
          <table:table-cell office:value-type="float" office:value="1.046627696417358" table:style-name="ce6">
            <text:p>1.047</text:p>
          </table:table-cell>
          <table:table-cell office:value-type="float" office:value="72122.617643245001" table:style-name="ce5">
            <text:p><text:s/>72,12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2122.617643245001" table:style-name="ce5">
            <text:p><text:s/>72,123<text:s/></text:p>
          </table:table-cell>
          <table:table-cell office:value-type="float" office:value="1.0269043279232357" table:style-name="ce6">
            <text:p>1.027</text:p>
          </table:table-cell>
          <table:table-cell office:value-type="float" office:value="74063.028199001012" table:style-name="ce5">
            <text:p><text:s/>74,063<text:s/></text:p>
          </table:table-cell>
          <table:table-cell office:value-type="float" office:value="1.1127053825574282" table:style-name="ce6">
            <text:p>1.113</text:p>
          </table:table-cell>
          <table:table-cell office:value-type="float" office:value="82410.330125531007" table:style-name="ce5">
            <text:p><text:s/>82,41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2410.330125531007" table:style-name="ce5">
            <text:p><text:s/>82,410<text:s/></text:p>
          </table:table-cell>
          <table:table-cell office:value-type="float" office:value="1.0278906035087454" table:style-name="ce6">
            <text:p>1.028</text:p>
          </table:table-cell>
          <table:table-cell office:value-type="float" office:value="84708.803968086999" table:style-name="ce5">
            <text:p><text:s/>84,709<text:s/></text:p>
          </table:table-cell>
          <table:table-cell office:value-type="float" office:value="1.0705077940671444" table:style-name="ce6">
            <text:p>1.071</text:p>
          </table:table-cell>
          <table:table-cell office:value-type="float" office:value="90681.434873942999" table:style-name="ce5">
            <text:p><text:s/>90,68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0681.434873942999" table:style-name="ce5">
            <text:p><text:s/>90,681<text:s/></text:p>
          </table:table-cell>
          <table:table-cell office:value-type="float" office:value="1.0502928735997703" table:style-name="ce6">
            <text:p>1.050</text:p>
          </table:table-cell>
          <table:table-cell office:value-type="float" office:value="95242.064815904014" table:style-name="ce5">
            <text:p><text:s/>95,242<text:s/></text:p>
          </table:table-cell>
          <table:table-cell office:value-type="float" office:value="1.1145494178700774" table:style-name="ce6">
            <text:p>1.115</text:p>
          </table:table-cell>
          <table:table-cell office:value-type="float" office:value="106151.98789731" table:style-name="ce5">
            <text:p><text:s/>106,15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6151.98789731" table:style-name="ce5">
            <text:p><text:s/>106,152<text:s/></text:p>
          </table:table-cell>
          <table:table-cell office:value-type="float" office:value="1.0210742924109355" table:style-name="ce6">
            <text:p>1.021</text:p>
          </table:table-cell>
          <table:table-cell office:value-type="float" office:value="108389.06593026" table:style-name="ce5">
            <text:p><text:s/>108,389<text:s/></text:p>
          </table:table-cell>
          <table:table-cell office:value-type="float" office:value="1.1130909192947283" table:style-name="ce6">
            <text:p>1.113</text:p>
          </table:table-cell>
          <table:table-cell office:value-type="float" office:value="120646.88503781" table:style-name="ce5">
            <text:p><text:s/>120,64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0646.88503781" table:style-name="ce5">
            <text:p><text:s/>120,647<text:s/></text:p>
          </table:table-cell>
          <table:table-cell office:value-type="float" office:value="1.0187998467445651" table:style-name="ce6">
            <text:p>1.019</text:p>
          </table:table-cell>
          <table:table-cell office:value-type="float" office:value="122915.02798673" table:style-name="ce5">
            <text:p><text:s/>122,915<text:s/></text:p>
          </table:table-cell>
          <table:table-cell office:value-type="float" office:value="1.0983392077367056" table:style-name="ce6">
            <text:p>1.098</text:p>
          </table:table-cell>
          <table:table-cell office:value-type="float" office:value="135002.39445788" table:style-name="ce5">
            <text:p><text:s/>135,00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5002.39445788" table:style-name="ce5">
            <text:p><text:s/>135,002<text:s/></text:p>
          </table:table-cell>
          <table:table-cell office:value-type="float" office:value="1.0551218240647704" table:style-name="ce6">
            <text:p>1.055</text:p>
          </table:table-cell>
          <table:table-cell office:value-type="float" office:value="142443.97269351" table:style-name="ce5">
            <text:p><text:s/>142,444<text:s/></text:p>
          </table:table-cell>
          <table:table-cell office:value-type="float" office:value="1.0180789988338836" table:style-name="ce6">
            <text:p>1.018</text:p>
          </table:table-cell>
          <table:table-cell office:value-type="float" office:value="145019.21710972974" table:style-name="ce5">
            <text:p><text:s/>145,01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5019.21710972974" table:style-name="ce5">
            <text:p><text:s/>145,019<text:s/></text:p>
          </table:table-cell>
          <table:table-cell office:value-type="float" office:value="1.0206792558488456" table:style-name="ce6">
            <text:p>1.021</text:p>
          </table:table-cell>
          <table:table-cell office:value-type="float" office:value="148018.10660334112" table:style-name="ce5">
            <text:p><text:s/>148,018<text:s/></text:p>
          </table:table-cell>
          <table:table-cell office:value-type="float" office:value="1.0839065954576081" table:style-name="ce6">
            <text:p>1.084</text:p>
          </table:table-cell>
          <table:table-cell office:value-type="float" office:value="160437.8019945088" table:style-name="ce5">
            <text:p><text:s/>160,43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60437.8019945088" table:style-name="ce5">
            <text:p><text:s/>160,438<text:s/></text:p>
          </table:table-cell>
          <table:table-cell office:value-type="float" office:value="1.0165942321861456" table:style-name="ce6">
            <text:p>1.017</text:p>
          </table:table-cell>
          <table:table-cell office:value-type="float" office:value="163100.14413224053" table:style-name="ce5">
            <text:p><text:s/>163,100<text:s/></text:p>
          </table:table-cell>
          <table:table-cell office:value-type="float" office:value="1.0879457696245747" table:style-name="ce6">
            <text:p>1.088</text:p>
          </table:table-cell>
          <table:table-cell office:value-type="float" office:value="177444.11183382949" table:style-name="ce5">
            <text:p><text:s/>177,44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77444.11183382949" table:style-name="ce5">
            <text:p><text:s/>177,444<text:s/></text:p>
          </table:table-cell>
          <table:table-cell office:value-type="float" office:value="1.0166177520572544" table:style-name="ce6">
            <text:p>1.017</text:p>
          </table:table-cell>
          <table:table-cell office:value-type="float" office:value="180392.83408830376" table:style-name="ce5">
            <text:p><text:s/>180,393<text:s/></text:p>
          </table:table-cell>
          <table:table-cell office:value-type="float" office:value="1.1183793221520257" table:style-name="ce6">
            <text:p>1.118</text:p>
          </table:table-cell>
          <table:table-cell office:value-type="float" office:value="201747.61550876001" table:style-name="ce5">
            <text:p><text:s/>201,74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1747.61550876001" table:style-name="ce5">
            <text:p><text:s/>201,748<text:s/></text:p>
          </table:table-cell>
          <table:table-cell office:value-type="float" office:value="1.0021989072284705" table:style-name="ce6">
            <text:p>1.002</text:p>
          </table:table-cell>
          <table:table-cell office:value-type="float" office:value="202191.23979882893" table:style-name="ce5">
            <text:p><text:s/>202,191<text:s/></text:p>
          </table:table-cell>
          <table:table-cell office:value-type="float" office:value="1.0533183403894224" table:style-name="ce6">
            <text:p>1.053</text:p>
          </table:table-cell>
          <table:table-cell office:value-type="float" office:value="212971.74114618218" table:style-name="ce5">
            <text:p><text:s/>212,97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12971.74114618218" table:style-name="ce5">
            <text:p><text:s/>212,972<text:s/></text:p>
          </table:table-cell>
          <table:table-cell office:value-type="float" office:value="0.98189090163851311" table:style-name="ce6">
            <text:p>0.982</text:p>
          </table:table-cell>
          <table:table-cell office:value-type="float" office:value="209115.01493754887" table:style-name="ce5">
            <text:p><text:s/>209,115<text:s/></text:p>
          </table:table-cell>
          <table:table-cell office:value-type="float" office:value="1.0735485496936854" table:style-name="ce6">
            <text:p>1.074</text:p>
          </table:table-cell>
          <table:table-cell office:value-type="float" office:value="224495.12100537893" table:style-name="ce5">
            <text:p><text:s/>224,49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4495.12100537893" table:style-name="ce5">
            <text:p><text:s/>224,495<text:s/></text:p>
          </table:table-cell>
          <table:table-cell office:value-type="float" office:value="1.0127316080603197" table:style-name="ce6">
            <text:p>1.013</text:p>
          </table:table-cell>
          <table:table-cell office:value-type="float" office:value="227353.30489747348" table:style-name="ce5">
            <text:p><text:s/>227,353<text:s/></text:p>
          </table:table-cell>
          <table:table-cell office:value-type="float" office:value="1.0177662322393251" table:style-name="ce6">
            <text:p>1.018</text:p>
          </table:table-cell>
          <table:table-cell office:value-type="float" office:value="231392.51651266008" table:style-name="ce5">
            <text:p><text:s/>231,39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1392.51651266008" table:style-name="ce5">
            <text:p><text:s/>231,393<text:s/></text:p>
          </table:table-cell>
          <table:table-cell office:value-type="float" office:value="0.99383549390691717" table:style-name="ce6">
            <text:p>0.994</text:p>
          </table:table-cell>
          <table:table-cell office:value-type="float" office:value="229966.095934724" table:style-name="ce5">
            <text:p><text:s/>229,966<text:s/></text:p>
          </table:table-cell>
          <table:table-cell office:value-type="float" office:value="1.0284677838269833" table:style-name="ce6">
            <text:p>1.028</text:p>
          </table:table-cell>
          <table:table-cell office:value-type="float" office:value="236512.72104132903" table:style-name="ce5">
            <text:p><text:s/>236,51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6512.72104132903" table:style-name="ce5">
            <text:p><text:s/>236,513<text:s/></text:p>
          </table:table-cell>
          <table:table-cell office:value-type="float" office:value="1.0105282749056754" table:style-name="ce6">
            <text:p>1.011</text:p>
          </table:table-cell>
          <table:table-cell office:value-type="float" office:value="239002.79198714148" table:style-name="ce5">
            <text:p><text:s/>239,003<text:s/></text:p>
          </table:table-cell>
          <table:table-cell office:value-type="float" office:value="1.0358024569227564" table:style-name="ce6">
            <text:p>1.036</text:p>
          </table:table-cell>
          <table:table-cell office:value-type="float" office:value="247559.67915167962" table:style-name="ce5">
            <text:p><text:s/>247,56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460.899011841999" table:style-name="ce5">
            <text:p><text:s/>15,46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5460.899011841999" table:style-name="ce5">
            <text:p><text:s/>15,461<text:s/></text:p>
          </table:table-cell>
          <table:table-cell office:value-type="float" office:value="0.98484474307331482" table:style-name="ce6">
            <text:p>0.985</text:p>
          </table:table-cell>
          <table:table-cell office:value-type="float" office:value="15226.585115" table:style-name="ce5">
            <text:p><text:s/>15,227<text:s/></text:p>
          </table:table-cell>
          <table:table-cell office:value-type="float" office:value="1.2128537061553739" table:style-name="ce6">
            <text:p>1.213</text:p>
          </table:table-cell>
          <table:table-cell office:value-type="float" office:value="18467.620188818" table:style-name="ce5">
            <text:p><text:s/>18,46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8467.620188818" table:style-name="ce5">
            <text:p><text:s/>18,468<text:s/></text:p>
          </table:table-cell>
          <table:table-cell office:value-type="float" office:value="1.0363595754322785" table:style-name="ce6">
            <text:p>1.036</text:p>
          </table:table-cell>
          <table:table-cell office:value-type="float" office:value="19139.095018127999" table:style-name="ce5">
            <text:p><text:s/>19,139<text:s/></text:p>
          </table:table-cell>
          <table:table-cell office:value-type="float" office:value="1.0802621922384528" table:style-name="ce6">
            <text:p>1.080</text:p>
          </table:table-cell>
          <table:table-cell office:value-type="float" office:value="20675.240741743" table:style-name="ce5">
            <text:p><text:s/>20,67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675.240741743" table:style-name="ce5">
            <text:p><text:s/>20,675<text:s/></text:p>
          </table:table-cell>
          <table:table-cell office:value-type="float" office:value="1.057470322000847" table:style-name="ce6">
            <text:p>1.057</text:p>
          </table:table-cell>
          <table:table-cell office:value-type="float" office:value="21863.453484616002" table:style-name="ce5">
            <text:p><text:s/>21,863<text:s/></text:p>
          </table:table-cell>
          <table:table-cell office:value-type="float" office:value="1.0932012329011886" table:style-name="ce6">
            <text:p>1.093</text:p>
          </table:table-cell>
          <table:table-cell office:value-type="float" office:value="23901.15430486" table:style-name="ce5">
            <text:p><text:s/>23,90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3901.15430486" table:style-name="ce5">
            <text:p><text:s/>23,901<text:s/></text:p>
          </table:table-cell>
          <table:table-cell office:value-type="float" office:value="1.007576226214697" table:style-name="ce6">
            <text:p>1.008</text:p>
          </table:table-cell>
          <table:table-cell office:value-type="float" office:value="24082.234856666" table:style-name="ce5">
            <text:p><text:s/>24,082<text:s/></text:p>
          </table:table-cell>
          <table:table-cell office:value-type="float" office:value="1.0549165585670686" table:style-name="ce6">
            <text:p>1.055</text:p>
          </table:table-cell>
          <table:table-cell office:value-type="float" office:value="25404.748317597998" table:style-name="ce5">
            <text:p><text:s/>25,40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404.748317597998" table:style-name="ce5">
            <text:p><text:s/>25,405<text:s/></text:p>
          </table:table-cell>
          <table:table-cell office:value-type="float" office:value="1.1091926935301473" table:style-name="ce6">
            <text:p>1.109</text:p>
          </table:table-cell>
          <table:table-cell office:value-type="float" office:value="28178.761214852002" table:style-name="ce5">
            <text:p><text:s/>28,179<text:s/></text:p>
          </table:table-cell>
          <table:table-cell office:value-type="float" office:value="1.0737655410125848" table:style-name="ce6">
            <text:p>1.074</text:p>
          </table:table-cell>
          <table:table-cell office:value-type="float" office:value="30257.382780930002" table:style-name="ce5">
            <text:p><text:s/>30,25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0257.382780930002" table:style-name="ce5">
            <text:p><text:s/>30,257<text:s/></text:p>
          </table:table-cell>
          <table:table-cell office:value-type="float" office:value="1.0577326200235324" table:style-name="ce6">
            <text:p>1.058</text:p>
          </table:table-cell>
          <table:table-cell office:value-type="float" office:value="32004.220763928002" table:style-name="ce5">
            <text:p><text:s/>32,004<text:s/></text:p>
          </table:table-cell>
          <table:table-cell office:value-type="float" office:value="1.0510511538964735" table:style-name="ce6">
            <text:p>1.051</text:p>
          </table:table-cell>
          <table:table-cell office:value-type="float" office:value="33638.073163483998" table:style-name="ce5">
            <text:p><text:s/>33,63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3638.073163483998" table:style-name="ce5">
            <text:p><text:s/>33,638<text:s/></text:p>
          </table:table-cell>
          <table:table-cell office:value-type="float" office:value="1.0080341625788296" table:style-name="ce6">
            <text:p>1.008</text:p>
          </table:table-cell>
          <table:table-cell office:value-type="float" office:value="33908.326912117998" table:style-name="ce5">
            <text:p><text:s/>33,908<text:s/></text:p>
          </table:table-cell>
          <table:table-cell office:value-type="float" office:value="1.0447834343659792" table:style-name="ce6">
            <text:p>1.045</text:p>
          </table:table-cell>
          <table:table-cell office:value-type="float" office:value="35426.858244846997" table:style-name="ce5">
            <text:p><text:s/>35,42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5426.858244846997" table:style-name="ce5">
            <text:p><text:s/>35,427<text:s/></text:p>
          </table:table-cell>
          <table:table-cell office:value-type="float" office:value="1.1077185490725268" table:style-name="ce6">
            <text:p>1.108</text:p>
          </table:table-cell>
          <table:table-cell office:value-type="float" office:value="39242.988013180002" table:style-name="ce5">
            <text:p><text:s/>39,243<text:s/></text:p>
          </table:table-cell>
          <table:table-cell office:value-type="float" office:value="1.079606599704513" table:style-name="ce6">
            <text:p>1.080</text:p>
          </table:table-cell>
          <table:table-cell office:value-type="float" office:value="42366.988851154223" table:style-name="ce5">
            <text:p><text:s/>42,36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2366.988851154223" table:style-name="ce5">
            <text:p><text:s/>42,367<text:s/></text:p>
          </table:table-cell>
          <table:table-cell office:value-type="float" office:value="1.0323030873828365" table:style-name="ce6">
            <text:p>1.032</text:p>
          </table:table-cell>
          <table:table-cell office:value-type="float" office:value="43735.57339416071" table:style-name="ce5">
            <text:p><text:s/>43,736<text:s/></text:p>
          </table:table-cell>
          <table:table-cell office:value-type="float" office:value="1.1022295767715096" table:style-name="ce6">
            <text:p>1.102</text:p>
          </table:table-cell>
          <table:table-cell office:value-type="float" office:value="48206.642552105055" table:style-name="ce5">
            <text:p><text:s/>48,20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8206.642552105055" table:style-name="ce5">
            <text:p><text:s/>48,207<text:s/></text:p>
          </table:table-cell>
          <table:table-cell office:value-type="float" office:value="1.0456109380475167" table:style-name="ce6">
            <text:p>1.046</text:p>
          </table:table-cell>
          <table:table-cell office:value-type="float" office:value="50405.392739027899" table:style-name="ce5">
            <text:p><text:s/>50,405<text:s/></text:p>
          </table:table-cell>
          <table:table-cell office:value-type="float" office:value="1.0897982598445359" table:style-name="ce6">
            <text:p>1.090</text:p>
          </table:table-cell>
          <table:table-cell office:value-type="float" office:value="54931.709293773012" table:style-name="ce5">
            <text:p><text:s/>54,93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4931.709293773012" table:style-name="ce5">
            <text:p><text:s/>54,932<text:s/></text:p>
          </table:table-cell>
          <table:table-cell office:value-type="float" office:value="1.0055049859720997" table:style-name="ce6">
            <text:p>1.006</text:p>
          </table:table-cell>
          <table:table-cell office:value-type="float" office:value="55234.107582858691" table:style-name="ce5">
            <text:p><text:s/>55,234<text:s/></text:p>
          </table:table-cell>
          <table:table-cell office:value-type="float" office:value="1.0778676515685583" table:style-name="ce6">
            <text:p>1.078</text:p>
          </table:table-cell>
          <table:table-cell office:value-type="float" office:value="59535.057826821001" table:style-name="ce5">
            <text:p><text:s/>59,53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9535.057826821001" table:style-name="ce5">
            <text:p><text:s/>59,535<text:s/></text:p>
          </table:table-cell>
          <table:table-cell office:value-type="float" office:value="1.0229114030410753" table:style-name="ce6">
            <text:p>1.023</text:p>
          </table:table-cell>
          <table:table-cell office:value-type="float" office:value="60899.089531765021" table:style-name="ce5">
            <text:p><text:s/>60,899<text:s/></text:p>
          </table:table-cell>
          <table:table-cell office:value-type="float" office:value="1.0188288836064616" table:style-name="ce6">
            <text:p>1.019</text:p>
          </table:table-cell>
          <table:table-cell office:value-type="float" office:value="62045.751400298112" table:style-name="ce5">
            <text:p><text:s/>62,04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2045.751400298112" table:style-name="ce5">
            <text:p><text:s/>62,046<text:s/></text:p>
          </table:table-cell>
          <table:table-cell office:value-type="float" office:value="0.93840578638573391" table:style-name="ce6">
            <text:p>0.938</text:p>
          </table:table-cell>
          <table:table-cell office:value-type="float" office:value="58224.092134690502" table:style-name="ce5">
            <text:p><text:s/>58,224<text:s/></text:p>
          </table:table-cell>
          <table:table-cell office:value-type="float" office:value="1.0382795763632147" table:style-name="ce6">
            <text:p>1.038</text:p>
          </table:table-cell>
          <table:table-cell office:value-type="float" office:value="60452.885715739227" table:style-name="ce5">
            <text:p><text:s/>60,45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0452.885715739227" table:style-name="ce5">
            <text:p><text:s/>60,453<text:s/></text:p>
          </table:table-cell>
          <table:table-cell office:value-type="float" office:value="1.0069725259191933" table:style-name="ce6">
            <text:p>1.007</text:p>
          </table:table-cell>
          <table:table-cell office:value-type="float" office:value="60874.395028282241" table:style-name="ce5">
            <text:p><text:s/>60,874<text:s/></text:p>
          </table:table-cell>
          <table:table-cell office:value-type="float" office:value="1.0631607318109217" table:style-name="ce6">
            <text:p>1.063</text:p>
          </table:table-cell>
          <table:table-cell office:value-type="float" office:value="64719.266366815682" table:style-name="ce5">
            <text:p><text:s/>64,71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4719.266366815682" table:style-name="ce5">
            <text:p><text:s/>64,719<text:s/></text:p>
          </table:table-cell>
          <table:table-cell office:value-type="float" office:value="0.97952261995620149" table:style-name="ce6">
            <text:p>0.980</text:p>
          </table:table-cell>
          <table:table-cell office:value-type="float" office:value="63393.985353266573" table:style-name="ce5">
            <text:p><text:s/>63,394<text:s/></text:p>
          </table:table-cell>
          <table:table-cell office:value-type="float" office:value="1.0000710574532121" table:style-name="ce6">
            <text:p>1.000</text:p>
          </table:table-cell>
          <table:table-cell office:value-type="float" office:value="63398.489968414739" table:style-name="ce5">
            <text:p><text:s/>63,39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3398.489968414739" table:style-name="ce5">
            <text:p><text:s/>63,398<text:s/></text:p>
          </table:table-cell>
          <table:table-cell office:value-type="float" office:value="1.0369394455788148" table:style-name="ce6">
            <text:p>1.037</text:p>
          </table:table-cell>
          <table:table-cell office:value-type="float" office:value="65740.395038382034" table:style-name="ce5">
            <text:p><text:s/>65,740<text:s/></text:p>
          </table:table-cell>
          <table:table-cell office:value-type="float" office:value="1.0345750072698261" table:style-name="ce6">
            <text:p>1.035</text:p>
          </table:table-cell>
          <table:table-cell office:value-type="float" office:value="68013.369674755319" table:style-name="ce5">
            <text:p><text:s/>68,01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2163.485702231992" table:style-name="ce5">
            <text:p><text:s/>42,16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2163.485702231992" table:style-name="ce5">
            <text:p><text:s/>42,163<text:s/></text:p>
          </table:table-cell>
          <table:table-cell office:value-type="float" office:value="1.0327332404745404" table:style-name="ce6">
            <text:p>1.033</text:p>
          </table:table-cell>
          <table:table-cell office:value-type="float" office:value="43543.633218968003" table:style-name="ce5">
            <text:p><text:s/>43,544<text:s/></text:p>
          </table:table-cell>
          <table:table-cell office:value-type="float" office:value="1.0955475594869895" table:style-name="ce6">
            <text:p>1.096</text:p>
          </table:table-cell>
          <table:table-cell office:value-type="float" office:value="47704.121104236998" table:style-name="ce5">
            <text:p><text:s/>47,70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7704.121104236998" table:style-name="ce5">
            <text:p><text:s/>47,704<text:s/></text:p>
          </table:table-cell>
          <table:table-cell office:value-type="float" office:value="1.0433151067618869" table:style-name="ce6">
            <text:p>1.043</text:p>
          </table:table-cell>
          <table:table-cell office:value-type="float" office:value="49770.430202849006" table:style-name="ce5">
            <text:p><text:s/>49,770<text:s/></text:p>
          </table:table-cell>
          <table:table-cell office:value-type="float" office:value="1.0336936347911454" table:style-name="ce6">
            <text:p>1.034</text:p>
          </table:table-cell>
          <table:table-cell office:value-type="float" office:value="51447.376901502001" table:style-name="ce5">
            <text:p><text:s/>51,44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1447.376901502001" table:style-name="ce5">
            <text:p><text:s/>51,447<text:s/></text:p>
          </table:table-cell>
          <table:table-cell office:value-type="float" office:value="1.0146207223416488" table:style-name="ce6">
            <text:p>1.015</text:p>
          </table:table-cell>
          <table:table-cell office:value-type="float" office:value="52199.574714385009" table:style-name="ce5">
            <text:p><text:s/>52,200<text:s/></text:p>
          </table:table-cell>
          <table:table-cell office:value-type="float" office:value="1.1208745692050095" table:style-name="ce6">
            <text:p>1.121</text:p>
          </table:table-cell>
          <table:table-cell office:value-type="float" office:value="58509.175820671007" table:style-name="ce5">
            <text:p><text:s/>58,50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8509.175820671007" table:style-name="ce5">
            <text:p><text:s/>58,509<text:s/></text:p>
          </table:table-cell>
          <table:table-cell office:value-type="float" office:value="1.036189080790332" table:style-name="ce6">
            <text:p>1.036</text:p>
          </table:table-cell>
          <table:table-cell office:value-type="float" office:value="60626.569111421006" table:style-name="ce5">
            <text:p><text:s/>60,627<text:s/></text:p>
          </table:table-cell>
          <table:table-cell office:value-type="float" office:value="1.0767009829696594" table:style-name="ce6">
            <text:p>1.077</text:p>
          </table:table-cell>
          <table:table-cell office:value-type="float" office:value="65276.68655634499" table:style-name="ce5">
            <text:p><text:s/>65,27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5276.68655634499" table:style-name="ce5">
            <text:p><text:s/>65,277<text:s/></text:p>
          </table:table-cell>
          <table:table-cell office:value-type="float" office:value="1.0273699101311591" table:style-name="ce6">
            <text:p>1.027</text:p>
          </table:table-cell>
          <table:table-cell office:value-type="float" office:value="67063.303601052001" table:style-name="ce5">
            <text:p><text:s/>67,063<text:s/></text:p>
          </table:table-cell>
          <table:table-cell office:value-type="float" office:value="1.1316860494655003" table:style-name="ce6">
            <text:p>1.132</text:p>
          </table:table-cell>
          <table:table-cell office:value-type="float" office:value="75894.60511638" table:style-name="ce5">
            <text:p><text:s/>75,89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5894.60511638" table:style-name="ce5">
            <text:p><text:s/>75,895<text:s/></text:p>
          </table:table-cell>
          <table:table-cell office:value-type="float" office:value="1.0064594848237267" table:style-name="ce6">
            <text:p>1.006</text:p>
          </table:table-cell>
          <table:table-cell office:value-type="float" office:value="76384.845166332001" table:style-name="ce5">
            <text:p><text:s/>76,385<text:s/></text:p>
          </table:table-cell>
          <table:table-cell office:value-type="float" office:value="1.139084744949862" table:style-name="ce6">
            <text:p>1.139</text:p>
          </table:table-cell>
          <table:table-cell office:value-type="float" office:value="87008.811874325984" table:style-name="ce5">
            <text:p><text:s/>87,00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7008.811874325984" table:style-name="ce5">
            <text:p><text:s/>87,009<text:s/></text:p>
          </table:table-cell>
          <table:table-cell office:value-type="float" office:value="1.022961917962651" table:style-name="ce6">
            <text:p>1.023</text:p>
          </table:table-cell>
          <table:table-cell office:value-type="float" office:value="89006.701074612007" table:style-name="ce5">
            <text:p><text:s/>89,007<text:s/></text:p>
          </table:table-cell>
          <table:table-cell office:value-type="float" office:value="1.1187420161720343" table:style-name="ce6">
            <text:p>1.119</text:p>
          </table:table-cell>
          <table:table-cell office:value-type="float" office:value="99575.536213033003" table:style-name="ce5">
            <text:p><text:s/>99,57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9575.536213033003" table:style-name="ce5">
            <text:p><text:s/>99,576<text:s/></text:p>
          </table:table-cell>
          <table:table-cell office:value-type="float" office:value="1.0364090278112155" table:style-name="ce6">
            <text:p>1.036</text:p>
          </table:table-cell>
          <table:table-cell office:value-type="float" office:value="103200.98468033002" table:style-name="ce5">
            <text:p><text:s/>103,201<text:s/></text:p>
          </table:table-cell>
          <table:table-cell office:value-type="float" office:value="0.99468264354788571" table:style-name="ce6">
            <text:p>0.995</text:p>
          </table:table-cell>
          <table:table-cell office:value-type="float" office:value="102652.22825857552" table:style-name="ce5">
            <text:p><text:s/>102,65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2652.22825857552" table:style-name="ce5">
            <text:p><text:s/>102,652<text:s/></text:p>
          </table:table-cell>
          <table:table-cell office:value-type="float" office:value="1.0158818271971481" table:style-name="ce6">
            <text:p>1.016</text:p>
          </table:table-cell>
          <table:table-cell office:value-type="float" office:value="104282.53320918042" table:style-name="ce5">
            <text:p><text:s/>104,283<text:s/></text:p>
          </table:table-cell>
          <table:table-cell office:value-type="float" office:value="1.0762220286428903" table:style-name="ce6">
            <text:p>1.076</text:p>
          </table:table-cell>
          <table:table-cell office:value-type="float" office:value="112231.15944240373" table:style-name="ce5">
            <text:p><text:s/>112,23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2231.15944240373" table:style-name="ce5">
            <text:p><text:s/>112,231<text:s/></text:p>
          </table:table-cell>
          <table:table-cell office:value-type="float" office:value="1.0041306884212207" table:style-name="ce6">
            <text:p>1.004</text:p>
          </table:table-cell>
          <table:table-cell office:value-type="float" office:value="112694.75139321265" table:style-name="ce5">
            <text:p><text:s/>112,695<text:s/></text:p>
          </table:table-cell>
          <table:table-cell office:value-type="float" office:value="1.0871171995631657" table:style-name="ce6">
            <text:p>1.087</text:p>
          </table:table-cell>
          <table:table-cell office:value-type="float" office:value="122512.40254005649" table:style-name="ce5">
            <text:p><text:s/>122,51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2512.40254005649" table:style-name="ce5">
            <text:p><text:s/>122,512<text:s/></text:p>
          </table:table-cell>
          <table:table-cell office:value-type="float" office:value="1.0216004576722211" table:style-name="ce6">
            <text:p>1.022</text:p>
          </table:table-cell>
          <table:table-cell office:value-type="float" office:value="125158.72650544508" table:style-name="ce5">
            <text:p><text:s/>125,159<text:s/></text:p>
          </table:table-cell>
          <table:table-cell office:value-type="float" office:value="1.1362576278350995" table:style-name="ce6">
            <text:p>1.136</text:p>
          </table:table-cell>
          <table:table-cell office:value-type="float" office:value="142212.55768193901" table:style-name="ce5">
            <text:p><text:s/>142,21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2212.55768193901" table:style-name="ce5">
            <text:p><text:s/>142,213<text:s/></text:p>
          </table:table-cell>
          <table:table-cell office:value-type="float" office:value="0.9935279455634739" table:style-name="ce6">
            <text:p>0.994</text:p>
          </table:table-cell>
          <table:table-cell office:value-type="float" office:value="141292.1502670639" table:style-name="ce5">
            <text:p><text:s/>141,292<text:s/></text:p>
          </table:table-cell>
          <table:table-cell office:value-type="float" office:value="1.0681838266358801" table:style-name="ce6">
            <text:p>1.068</text:p>
          </table:table-cell>
          <table:table-cell office:value-type="float" office:value="150925.98974588409" table:style-name="ce5">
            <text:p><text:s/>150,92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0925.98974588409" table:style-name="ce5">
            <text:p><text:s/>150,926<text:s/></text:p>
          </table:table-cell>
          <table:table-cell office:value-type="float" office:value="0.99976765470887574" table:style-name="ce6">
            <text:p>1.000</text:p>
          </table:table-cell>
          <table:table-cell office:value-type="float" office:value="150890.92280285837" table:style-name="ce5">
            <text:p><text:s/>150,891<text:s/></text:p>
          </table:table-cell>
          <table:table-cell office:value-type="float" office:value="1.0871577444321403" table:style-name="ce6">
            <text:p>1.087</text:p>
          </table:table-cell>
          <table:table-cell office:value-type="float" office:value="164042.23528963971" table:style-name="ce5">
            <text:p><text:s/>164,04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4042.23528963971" table:style-name="ce5">
            <text:p><text:s/>164,042<text:s/></text:p>
          </table:table-cell>
          <table:table-cell office:value-type="float" office:value="1.0148539464562234" table:style-name="ce6">
            <text:p>1.015</text:p>
          </table:table-cell>
          <table:table-cell office:value-type="float" office:value="166478.90986919124" table:style-name="ce5">
            <text:p><text:s/>166,479<text:s/></text:p>
          </table:table-cell>
          <table:table-cell office:value-type="float" office:value="1.0011673567348913" table:style-name="ce6">
            <text:p>1.001</text:p>
          </table:table-cell>
          <table:table-cell office:value-type="float" office:value="166673.25014584439" table:style-name="ce5">
            <text:p><text:s/>166,67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6673.25014584439" table:style-name="ce5">
            <text:p><text:s/>166,673<text:s/></text:p>
          </table:table-cell>
          <table:table-cell office:value-type="float" office:value="0.9993931865833392" table:style-name="ce6">
            <text:p>0.999</text:p>
          </table:table-cell>
          <table:table-cell office:value-type="float" office:value="166572.11058145744" table:style-name="ce5">
            <text:p><text:s/>166,572<text:s/></text:p>
          </table:table-cell>
          <table:table-cell office:value-type="float" office:value="1.0392750050931103" table:style-name="ce6">
            <text:p>1.039</text:p>
          </table:table-cell>
          <table:table-cell office:value-type="float" office:value="173114.23107291432" table:style-name="ce5">
            <text:p><text:s/>173,11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3114.23107291432" table:style-name="ce5">
            <text:p><text:s/>173,114<text:s/></text:p>
          </table:table-cell>
          <table:table-cell office:value-type="float" office:value="1.0008558850126119" table:style-name="ce6">
            <text:p>1.001</text:p>
          </table:table-cell>
          <table:table-cell office:value-type="float" office:value="173262.39694875947" table:style-name="ce5">
            <text:p><text:s/>173,262<text:s/></text:p>
          </table:table-cell>
          <table:table-cell office:value-type="float" office:value="1.036268184204004" table:style-name="ce6">
            <text:p>1.036</text:p>
          </table:table-cell>
          <table:table-cell office:value-type="float" office:value="179546.3094769243" table:style-name="ce5">
            <text:p><text:s/>179,54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3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2588.095538349" table:style-name="ce5">
            <text:p><text:s/>32,58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2588.095538349" table:style-name="ce5">
            <text:p><text:s/>32,588<text:s/></text:p>
          </table:table-cell>
          <table:table-cell office:value-type="float" office:value="1.0162899305412401" table:style-name="ce6">
            <text:p>1.016</text:p>
          </table:table-cell>
          <table:table-cell office:value-type="float" office:value="33118.95335114" table:style-name="ce5">
            <text:p><text:s/>33,119<text:s/></text:p>
          </table:table-cell>
          <table:table-cell office:value-type="float" office:value="1.0952157924295773" table:style-name="ce6">
            <text:p>1.095</text:p>
          </table:table-cell>
          <table:table-cell office:value-type="float" office:value="36272.400738906996" table:style-name="ce5">
            <text:p><text:s/>36,27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6272.400738906996" table:style-name="ce5">
            <text:p><text:s/>36,272<text:s/></text:p>
          </table:table-cell>
          <table:table-cell office:value-type="float" office:value="1.0354922672023223" table:style-name="ce6">
            <text:p>1.035</text:p>
          </table:table-cell>
          <table:table-cell office:value-type="float" office:value="37559.790478001996" table:style-name="ce5">
            <text:p><text:s/>37,560<text:s/></text:p>
          </table:table-cell>
          <table:table-cell office:value-type="float" office:value="1.0853614880980975" table:style-name="ce6">
            <text:p>1.085</text:p>
          </table:table-cell>
          <table:table-cell office:value-type="float" office:value="40765.950085857003" table:style-name="ce5">
            <text:p><text:s/>40,76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0765.950085857003" table:style-name="ce5">
            <text:p><text:s/>40,766<text:s/></text:p>
          </table:table-cell>
          <table:table-cell office:value-type="float" office:value="1.0442609696641407" table:style-name="ce6">
            <text:p>1.044</text:p>
          </table:table-cell>
          <table:table-cell office:value-type="float" office:value="42570.290565936994" table:style-name="ce5">
            <text:p><text:s/>42,570<text:s/></text:p>
          </table:table-cell>
          <table:table-cell office:value-type="float" office:value="0.96942404487033251" table:style-name="ce6">
            <text:p>0.969</text:p>
          </table:table-cell>
          <table:table-cell office:value-type="float" office:value="41268.663271735997" table:style-name="ce5">
            <text:p><text:s/>41,26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1268.663271735997" table:style-name="ce5">
            <text:p><text:s/>41,269<text:s/></text:p>
          </table:table-cell>
          <table:table-cell office:value-type="float" office:value="1.0378736738973191" table:style-name="ce6">
            <text:p>1.038</text:p>
          </table:table-cell>
          <table:table-cell office:value-type="float" office:value="42831.659166667996" table:style-name="ce5">
            <text:p><text:s/>42,832<text:s/></text:p>
          </table:table-cell>
          <table:table-cell office:value-type="float" office:value="1.1223848545630082" table:style-name="ce6">
            <text:p>1.122</text:p>
          </table:table-cell>
          <table:table-cell office:value-type="float" office:value="48073.605544473001" table:style-name="ce5">
            <text:p><text:s/>48,07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8073.605544473001" table:style-name="ce5">
            <text:p><text:s/>48,074<text:s/></text:p>
          </table:table-cell>
          <table:table-cell office:value-type="float" office:value="1.0214361013565889" table:style-name="ce6">
            <text:p>1.021</text:p>
          </table:table-cell>
          <table:table-cell office:value-type="float" office:value="49104.116225500999" table:style-name="ce5">
            <text:p><text:s/>49,104<text:s/></text:p>
          </table:table-cell>
          <table:table-cell office:value-type="float" office:value="1.0615258838936199" table:style-name="ce6">
            <text:p>1.062</text:p>
          </table:table-cell>
          <table:table-cell office:value-type="float" office:value="52125.290379089995" table:style-name="ce5">
            <text:p><text:s/>52,12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2125.290379089995" table:style-name="ce5">
            <text:p><text:s/>52,125<text:s/></text:p>
          </table:table-cell>
          <table:table-cell office:value-type="float" office:value="1.0282388766733754" table:style-name="ce6">
            <text:p>1.028</text:p>
          </table:table-cell>
          <table:table-cell office:value-type="float" office:value="53597.250025668996" table:style-name="ce5">
            <text:p><text:s/>53,597<text:s/></text:p>
          </table:table-cell>
          <table:table-cell office:value-type="float" office:value="1.0461918600120772" table:style-name="ce6">
            <text:p>1.046</text:p>
          </table:table-cell>
          <table:table-cell office:value-type="float" office:value="56073.006695887001" table:style-name="ce5">
            <text:p><text:s/>56,07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6073.006695887001" table:style-name="ce5">
            <text:p><text:s/>56,073<text:s/></text:p>
          </table:table-cell>
          <table:table-cell office:value-type="float" office:value="1.0020817231418153" table:style-name="ce6">
            <text:p>1.002</text:p>
          </table:table-cell>
          <table:table-cell office:value-type="float" office:value="56189.735171556997" table:style-name="ce5">
            <text:p><text:s/>56,190<text:s/></text:p>
          </table:table-cell>
          <table:table-cell office:value-type="float" office:value="1.0972880511864589" table:style-name="ce6">
            <text:p>1.097</text:p>
          </table:table-cell>
          <table:table-cell office:value-type="float" office:value="61656.325003081001" table:style-name="ce5">
            <text:p><text:s/>61,65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1656.325003081001" table:style-name="ce5">
            <text:p><text:s/>61,656<text:s/></text:p>
          </table:table-cell>
          <table:table-cell office:value-type="float" office:value="1.0134989344779048" table:style-name="ce6">
            <text:p>1.013</text:p>
          </table:table-cell>
          <table:table-cell office:value-type="float" office:value="62488.619694446003" table:style-name="ce5">
            <text:p><text:s/>62,489<text:s/></text:p>
          </table:table-cell>
          <table:table-cell office:value-type="float" office:value="1.0718360476588475" table:style-name="ce6">
            <text:p>1.072</text:p>
          </table:table-cell>
          <table:table-cell office:value-type="float" office:value="66977.555156951828" table:style-name="ce5">
            <text:p><text:s/>66,97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6977.555156951828" table:style-name="ce5">
            <text:p><text:s/>66,978<text:s/></text:p>
          </table:table-cell>
          <table:table-cell office:value-type="float" office:value="1.0423653748186854" table:style-name="ce6">
            <text:p>1.042</text:p>
          </table:table-cell>
          <table:table-cell office:value-type="float" office:value="69815.084385615264" table:style-name="ce5">
            <text:p><text:s/>69,815<text:s/></text:p>
          </table:table-cell>
          <table:table-cell office:value-type="float" office:value="1.0507480338804061" table:style-name="ce6">
            <text:p>1.051</text:p>
          </table:table-cell>
          <table:table-cell office:value-type="float" office:value="73358.062653379879" table:style-name="ce5">
            <text:p><text:s/>73,35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3358.062653379879" table:style-name="ce5">
            <text:p><text:s/>73,358<text:s/></text:p>
          </table:table-cell>
          <table:table-cell office:value-type="float" office:value="1.0216125321102962" table:style-name="ce6">
            <text:p>1.022</text:p>
          </table:table-cell>
          <table:table-cell office:value-type="float" office:value="74943.516138025181" table:style-name="ce5">
            <text:p><text:s/>74,944<text:s/></text:p>
          </table:table-cell>
          <table:table-cell office:value-type="float" office:value="1.1330786096276844" table:style-name="ce6">
            <text:p>1.133</text:p>
          </table:table-cell>
          <table:table-cell office:value-type="float" office:value="84916.895066283498" table:style-name="ce5">
            <text:p><text:s/>84,91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84916.895066283498" table:style-name="ce5">
            <text:p><text:s/>84,917<text:s/></text:p>
          </table:table-cell>
          <table:table-cell office:value-type="float" office:value="1.0107412186174043" table:style-name="ce6">
            <text:p>1.011</text:p>
          </table:table-cell>
          <table:table-cell office:value-type="float" office:value="85829.006000501628" table:style-name="ce5">
            <text:p><text:s/>85,829<text:s/></text:p>
          </table:table-cell>
          <table:table-cell office:value-type="float" office:value="1.1263997571037974" table:style-name="ce6">
            <text:p>1.126</text:p>
          </table:table-cell>
          <table:table-cell office:value-type="float" office:value="96677.771511425395" table:style-name="ce5">
            <text:p><text:s/>96,67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6677.771511425395" table:style-name="ce5">
            <text:p><text:s/>96,678<text:s/></text:p>
          </table:table-cell>
          <table:table-cell office:value-type="float" office:value="1.0091741111858332" table:style-name="ce6">
            <text:p>1.009</text:p>
          </table:table-cell>
          <table:table-cell office:value-type="float" office:value="97564.704136469794" table:style-name="ce5">
            <text:p><text:s/>97,565<text:s/></text:p>
          </table:table-cell>
          <table:table-cell office:value-type="float" office:value="1.1889463623997516" table:style-name="ce6">
            <text:p>1.189</text:p>
          </table:table-cell>
          <table:table-cell office:value-type="float" office:value="115999.20008166376" table:style-name="ce5">
            <text:p><text:s/>115,99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15999.20008166376" table:style-name="ce5">
            <text:p><text:s/>115,999<text:s/></text:p>
          </table:table-cell>
          <table:table-cell office:value-type="float" office:value="1.0061644301191264" table:style-name="ce6">
            <text:p>1.006</text:p>
          </table:table-cell>
          <table:table-cell office:value-type="float" office:value="116714.26904444172" table:style-name="ce5">
            <text:p><text:s/>116,714<text:s/></text:p>
          </table:table-cell>
          <table:table-cell office:value-type="float" office:value="1.0376964140257334" table:style-name="ce6">
            <text:p>1.038</text:p>
          </table:table-cell>
          <table:table-cell office:value-type="float" office:value="121113.97845305184" table:style-name="ce5">
            <text:p><text:s/>121,11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1113.97845305184" table:style-name="ce5">
            <text:p><text:s/>121,114<text:s/></text:p>
          </table:table-cell>
          <table:table-cell office:value-type="float" office:value="0.98353338089115638" table:style-name="ce6">
            <text:p>0.984</text:p>
          </table:table-cell>
          <table:table-cell office:value-type="float" office:value="119119.64070110873" table:style-name="ce5">
            <text:p><text:s/>119,120<text:s/></text:p>
          </table:table-cell>
          <table:table-cell office:value-type="float" office:value="1.0668711718698156" table:style-name="ce6">
            <text:p>1.067</text:p>
          </table:table-cell>
          <table:table-cell office:value-type="float" office:value="127085.31066750326" table:style-name="ce5">
            <text:p><text:s/>127,08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7085.31066750326" table:style-name="ce5">
            <text:p><text:s/>127,085<text:s/></text:p>
          </table:table-cell>
          <table:table-cell office:value-type="float" office:value="1.0212020818325418" table:style-name="ce6">
            <text:p>1.021</text:p>
          </table:table-cell>
          <table:table-cell office:value-type="float" office:value="129779.78382398965" table:style-name="ce5">
            <text:p><text:s/>129,780<text:s/></text:p>
          </table:table-cell>
          <table:table-cell office:value-type="float" office:value="1.0635950432123009" table:style-name="ce6">
            <text:p>1.064</text:p>
          </table:table-cell>
          <table:table-cell office:value-type="float" office:value="138033.13478435934" table:style-name="ce5">
            <text:p><text:s/>138,03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8033.13478435934" table:style-name="ce5">
            <text:p><text:s/>138,033<text:s/></text:p>
          </table:table-cell>
          <table:table-cell office:value-type="float" office:value="1.0274295372049755" table:style-name="ce6">
            <text:p>1.027</text:p>
          </table:table-cell>
          <table:table-cell office:value-type="float" office:value="141819.31979044632" table:style-name="ce5">
            <text:p><text:s/>141,819<text:s/></text:p>
          </table:table-cell>
          <table:table-cell office:value-type="float" office:value="1.0960859469144029" table:style-name="ce6">
            <text:p>1.096</text:p>
          </table:table-cell>
          <table:table-cell office:value-type="float" office:value="155446.16342326789" table:style-name="ce5">
            <text:p><text:s/>155,44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161.916294232" table:style-name="ce5">
            <text:p><text:s/>14,16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4161.916294232" table:style-name="ce5">
            <text:p><text:s/>14,162<text:s/></text:p>
          </table:table-cell>
          <table:table-cell office:value-type="float" office:value="1.0089489261813118" table:style-name="ce6">
            <text:p>1.009</text:p>
          </table:table-cell>
          <table:table-cell office:value-type="float" office:value="14288.650237735001" table:style-name="ce5">
            <text:p><text:s/>14,289<text:s/></text:p>
          </table:table-cell>
          <table:table-cell office:value-type="float" office:value="1.1206365573230128" table:style-name="ce6">
            <text:p>1.121</text:p>
          </table:table-cell>
          <table:table-cell office:value-type="float" office:value="16012.383811207999" table:style-name="ce5">
            <text:p><text:s/>16,01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6012.383811207999" table:style-name="ce5">
            <text:p><text:s/>16,012<text:s/></text:p>
          </table:table-cell>
          <table:table-cell office:value-type="float" office:value="1.0299087539699605" table:style-name="ce6">
            <text:p>1.030</text:p>
          </table:table-cell>
          <table:table-cell office:value-type="float" office:value="16491.294259089998" table:style-name="ce5">
            <text:p><text:s/>16,491<text:s/></text:p>
          </table:table-cell>
          <table:table-cell office:value-type="float" office:value="1.0846964049825931" table:style-name="ce6">
            <text:p>1.085</text:p>
          </table:table-cell>
          <table:table-cell office:value-type="float" office:value="17888.047596345001" table:style-name="ce5">
            <text:p><text:s/>17,88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888.047596345001" table:style-name="ce5">
            <text:p><text:s/>17,888<text:s/></text:p>
          </table:table-cell>
          <table:table-cell office:value-type="float" office:value="1.0495414962701168" table:style-name="ce6">
            <text:p>1.050</text:p>
          </table:table-cell>
          <table:table-cell office:value-type="float" office:value="18774.248239618999" table:style-name="ce5">
            <text:p><text:s/>18,774<text:s/></text:p>
          </table:table-cell>
          <table:table-cell office:value-type="float" office:value="1.0520117714119357" table:style-name="ce6">
            <text:p>1.052</text:p>
          </table:table-cell>
          <table:table-cell office:value-type="float" office:value="19750.730147488997" table:style-name="ce5">
            <text:p><text:s/>19,75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9750.730147488997" table:style-name="ce5">
            <text:p><text:s/>19,751<text:s/></text:p>
          </table:table-cell>
          <table:table-cell office:value-type="float" office:value="1.0526771188833883" table:style-name="ce6">
            <text:p>1.053</text:p>
          </table:table-cell>
          <table:table-cell office:value-type="float" office:value="20791.141707502" table:style-name="ce5">
            <text:p><text:s/>20,791<text:s/></text:p>
          </table:table-cell>
          <table:table-cell office:value-type="float" office:value="1.0263906953122741" table:style-name="ce6">
            <text:p>1.026</text:p>
          </table:table-cell>
          <table:table-cell office:value-type="float" office:value="21339.834393499001" table:style-name="ce5">
            <text:p><text:s/>21,34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339.834393499001" table:style-name="ce5">
            <text:p><text:s/>21,340<text:s/></text:p>
          </table:table-cell>
          <table:table-cell office:value-type="float" office:value="1.0161862816457108" table:style-name="ce6">
            <text:p>1.016</text:p>
          </table:table-cell>
          <table:table-cell office:value-type="float" office:value="21685.246963264999" table:style-name="ce5">
            <text:p><text:s/>21,685<text:s/></text:p>
          </table:table-cell>
          <table:table-cell office:value-type="float" office:value="1.055385531399508" table:style-name="ce6">
            <text:p>1.055</text:p>
          </table:table-cell>
          <table:table-cell office:value-type="float" office:value="22886.295889854999" table:style-name="ce5">
            <text:p><text:s/>22,88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2886.295889854999" table:style-name="ce5">
            <text:p><text:s/>22,886<text:s/></text:p>
          </table:table-cell>
          <table:table-cell office:value-type="float" office:value="1.0214945638392303" table:style-name="ce6">
            <text:p>1.021</text:p>
          </table:table-cell>
          <table:table-cell office:value-type="float" office:value="23378.226837902999" table:style-name="ce5">
            <text:p><text:s/>23,378<text:s/></text:p>
          </table:table-cell>
          <table:table-cell office:value-type="float" office:value="1.0607568255888054" table:style-name="ce6">
            <text:p>1.061</text:p>
          </table:table-cell>
          <table:table-cell office:value-type="float" office:value="24798.613688469002" table:style-name="ce5">
            <text:p><text:s/>24,79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798.613688469002" table:style-name="ce5">
            <text:p><text:s/>24,799<text:s/></text:p>
          </table:table-cell>
          <table:table-cell office:value-type="float" office:value="1.0049753512546296" table:style-name="ce6">
            <text:p>1.005</text:p>
          </table:table-cell>
          <table:table-cell office:value-type="float" office:value="24921.995502196998" table:style-name="ce5">
            <text:p><text:s/>24,922<text:s/></text:p>
          </table:table-cell>
          <table:table-cell office:value-type="float" office:value="1.0829533817898231" table:style-name="ce6">
            <text:p>1.083</text:p>
          </table:table-cell>
          <table:table-cell office:value-type="float" office:value="26989.359310054999" table:style-name="ce5">
            <text:p><text:s/>26,98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989.359310054999" table:style-name="ce5">
            <text:p><text:s/>26,989<text:s/></text:p>
          </table:table-cell>
          <table:table-cell office:value-type="float" office:value="1.0302365711923724" table:style-name="ce6">
            <text:p>1.030</text:p>
          </table:table-cell>
          <table:table-cell office:value-type="float" office:value="27805.424994270001" table:style-name="ce5">
            <text:p><text:s/>27,805<text:s/></text:p>
          </table:table-cell>
          <table:table-cell office:value-type="float" office:value="1.0508503529216249" table:style-name="ce6">
            <text:p>1.051</text:p>
          </table:table-cell>
          <table:table-cell office:value-type="float" office:value="29219.340668364399" table:style-name="ce5">
            <text:p><text:s/>29,21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9219.340668364399" table:style-name="ce5">
            <text:p><text:s/>29,219<text:s/></text:p>
          </table:table-cell>
          <table:table-cell office:value-type="float" office:value="1.0365257970854362" table:style-name="ce6">
            <text:p>1.037</text:p>
          </table:table-cell>
          <table:table-cell office:value-type="float" office:value="30286.60037658731" table:style-name="ce5">
            <text:p><text:s/>30,287<text:s/></text:p>
          </table:table-cell>
          <table:table-cell office:value-type="float" office:value="1.00882788325662" table:style-name="ce6">
            <text:p>1.009</text:p>
          </table:table-cell>
          <table:table-cell office:value-type="float" office:value="30553.966948951729" table:style-name="ce5">
            <text:p><text:s/>30,55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0553.966948951729" table:style-name="ce5">
            <text:p><text:s/>30,554<text:s/></text:p>
          </table:table-cell>
          <table:table-cell office:value-type="float" office:value="1.0262490663137604" table:style-name="ce6">
            <text:p>1.026</text:p>
          </table:table-cell>
          <table:table-cell office:value-type="float" office:value="31355.980053543208" table:style-name="ce5">
            <text:p><text:s/>31,356<text:s/></text:p>
          </table:table-cell>
          <table:table-cell office:value-type="float" office:value="1.0503530388989959" table:style-name="ce6">
            <text:p>1.050</text:p>
          </table:table-cell>
          <table:table-cell office:value-type="float" office:value="32934.848936895411" table:style-name="ce5">
            <text:p><text:s/>32,93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2934.848936895411" table:style-name="ce5">
            <text:p><text:s/>32,935<text:s/></text:p>
          </table:table-cell>
          <table:table-cell office:value-type="float" office:value="1.0157220619253422" table:style-name="ce6">
            <text:p>1.016</text:p>
          </table:table-cell>
          <table:table-cell office:value-type="float" office:value="33452.652671383075" table:style-name="ce5">
            <text:p><text:s/>33,453<text:s/></text:p>
          </table:table-cell>
          <table:table-cell office:value-type="float" office:value="1.0777604674640482" table:style-name="ce6">
            <text:p>1.078</text:p>
          </table:table-cell>
          <table:table-cell office:value-type="float" office:value="36053.946581022261" table:style-name="ce5">
            <text:p><text:s/>36,05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6053.946581022261" table:style-name="ce5">
            <text:p><text:s/>36,054<text:s/></text:p>
          </table:table-cell>
          <table:table-cell office:value-type="float" office:value="1.039934139428357" table:style-name="ce6">
            <text:p>1.040</text:p>
          </table:table-cell>
          <table:table-cell office:value-type="float" office:value="37493.729910731337" table:style-name="ce5">
            <text:p><text:s/>37,494<text:s/></text:p>
          </table:table-cell>
          <table:table-cell office:value-type="float" office:value="1.1354781889157886" table:style-name="ce6">
            <text:p>1.135</text:p>
          </table:table-cell>
          <table:table-cell office:value-type="float" office:value="42573.312534734949" table:style-name="ce5">
            <text:p><text:s/>42,57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2573.312534734949" table:style-name="ce5">
            <text:p><text:s/>42,573<text:s/></text:p>
          </table:table-cell>
          <table:table-cell office:value-type="float" office:value="1.0177782652675391" table:style-name="ce6">
            <text:p>1.018</text:p>
          </table:table-cell>
          <table:table-cell office:value-type="float" office:value="43330.192178295314" table:style-name="ce5">
            <text:p><text:s/>43,330<text:s/></text:p>
          </table:table-cell>
          <table:table-cell office:value-type="float" office:value="1.0624796315727569" table:style-name="ce6">
            <text:p>1.062</text:p>
          </table:table-cell>
          <table:table-cell office:value-type="float" office:value="46037.446621571951" table:style-name="ce5">
            <text:p><text:s/>46,03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6037.446621571951" table:style-name="ce5">
            <text:p><text:s/>46,037<text:s/></text:p>
          </table:table-cell>
          <table:table-cell office:value-type="float" office:value="0.98957049837705902" table:style-name="ce6">
            <text:p>0.990</text:p>
          </table:table-cell>
          <table:table-cell office:value-type="float" office:value="45557.298997316211" table:style-name="ce5">
            <text:p><text:s/>45,557<text:s/></text:p>
          </table:table-cell>
          <table:table-cell office:value-type="float" office:value="1.1116589509566246" table:style-name="ce6">
            <text:p>1.112</text:p>
          </table:table-cell>
          <table:table-cell office:value-type="float" office:value="50644.179211773822" table:style-name="ce5">
            <text:p><text:s/>50,64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0644.179211773822" table:style-name="ce5">
            <text:p><text:s/>50,644<text:s/></text:p>
          </table:table-cell>
          <table:table-cell office:value-type="float" office:value="1.0348629221683865" table:style-name="ce6">
            <text:p>1.035</text:p>
          </table:table-cell>
          <table:table-cell office:value-type="float" office:value="52409.7832899157" table:style-name="ce5">
            <text:p><text:s/>52,410<text:s/></text:p>
          </table:table-cell>
          <table:table-cell office:value-type="float" office:value="1.0543408967132388" table:style-name="ce6">
            <text:p>1.054</text:p>
          </table:table-cell>
          <table:table-cell office:value-type="float" office:value="55257.777910436242" table:style-name="ce5">
            <text:p><text:s/>55,25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5257.777910436242" table:style-name="ce5">
            <text:p><text:s/>55,258<text:s/></text:p>
          </table:table-cell>
          <table:table-cell office:value-type="float" office:value="1.0382914672221835" table:style-name="ce6">
            <text:p>1.038</text:p>
          </table:table-cell>
          <table:table-cell office:value-type="float" office:value="57373.679302064411" table:style-name="ce5">
            <text:p><text:s/>57,374<text:s/></text:p>
          </table:table-cell>
          <table:table-cell office:value-type="float" office:value="1.0909987382050486" table:style-name="ce6">
            <text:p>1.091</text:p>
          </table:table-cell>
          <table:table-cell office:value-type="float" office:value="62594.611724733382" table:style-name="ce5">
            <text:p><text:s/>62,59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426.179244116996" table:style-name="ce5">
            <text:p><text:s/>18,42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426.179244116996" table:style-name="ce5">
            <text:p><text:s/>18,426<text:s/></text:p>
          </table:table-cell>
          <table:table-cell office:value-type="float" office:value="1.0219320491749275" table:style-name="ce6">
            <text:p>1.022</text:p>
          </table:table-cell>
          <table:table-cell office:value-type="float" office:value="18830.303113405" table:style-name="ce5">
            <text:p><text:s/>18,830<text:s/></text:p>
          </table:table-cell>
          <table:table-cell office:value-type="float" office:value="1.075926224112463" table:style-name="ce6">
            <text:p>1.076</text:p>
          </table:table-cell>
          <table:table-cell office:value-type="float" office:value="20260.016927698998" table:style-name="ce5">
            <text:p><text:s/>20,26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260.016927698998" table:style-name="ce5">
            <text:p><text:s/>20,260<text:s/></text:p>
          </table:table-cell>
          <table:table-cell office:value-type="float" office:value="1.0399051636579666" table:style-name="ce6">
            <text:p>1.040</text:p>
          </table:table-cell>
          <table:table-cell office:value-type="float" office:value="21068.496218911998" table:style-name="ce5">
            <text:p><text:s/>21,068<text:s/></text:p>
          </table:table-cell>
          <table:table-cell office:value-type="float" office:value="1.0858820796605217" table:style-name="ce6">
            <text:p>1.086</text:p>
          </table:table-cell>
          <table:table-cell office:value-type="float" office:value="22877.902489512002" table:style-name="ce5">
            <text:p><text:s/>22,87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877.902489512002" table:style-name="ce5">
            <text:p><text:s/>22,878<text:s/></text:p>
          </table:table-cell>
          <table:table-cell office:value-type="float" office:value="1.040132168463735" table:style-name="ce6">
            <text:p>1.040</text:p>
          </table:table-cell>
          <table:table-cell office:value-type="float" office:value="23796.042326317998" table:style-name="ce5">
            <text:p><text:s/>23,796<text:s/></text:p>
          </table:table-cell>
          <table:table-cell office:value-type="float" office:value="0.90426520633847385" table:style-name="ce6">
            <text:p>0.904</text:p>
          </table:table-cell>
          <table:table-cell office:value-type="float" office:value="21517.933124247003" table:style-name="ce5">
            <text:p><text:s/>21,51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1517.933124247003" table:style-name="ce5">
            <text:p><text:s/>21,518<text:s/></text:p>
          </table:table-cell>
          <table:table-cell office:value-type="float" office:value="1.0242859912195812" table:style-name="ce6">
            <text:p>1.024</text:p>
          </table:table-cell>
          <table:table-cell office:value-type="float" office:value="22040.517459166" table:style-name="ce5">
            <text:p><text:s/>22,041<text:s/></text:p>
          </table:table-cell>
          <table:table-cell office:value-type="float" office:value="1.2129375456135769" table:style-name="ce6">
            <text:p>1.213</text:p>
          </table:table-cell>
          <table:table-cell office:value-type="float" office:value="26733.771150974" table:style-name="ce5">
            <text:p><text:s/>26,73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6733.771150974" table:style-name="ce5">
            <text:p><text:s/>26,734<text:s/></text:p>
          </table:table-cell>
          <table:table-cell office:value-type="float" office:value="1.0256266916999115" table:style-name="ce6">
            <text:p>1.026</text:p>
          </table:table-cell>
          <table:table-cell office:value-type="float" office:value="27418.869262235999" table:style-name="ce5">
            <text:p><text:s/>27,419<text:s/></text:p>
          </table:table-cell>
          <table:table-cell office:value-type="float" office:value="1.0663822132704011" table:style-name="ce6">
            <text:p>1.066</text:p>
          </table:table-cell>
          <table:table-cell office:value-type="float" office:value="29238.994489234996" table:style-name="ce5">
            <text:p><text:s/>29,23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9238.994489234996" table:style-name="ce5">
            <text:p><text:s/>29,239<text:s/></text:p>
          </table:table-cell>
          <table:table-cell office:value-type="float" office:value="1.0335178659748994" table:style-name="ce6">
            <text:p>1.034</text:p>
          </table:table-cell>
          <table:table-cell office:value-type="float" office:value="30219.023187765997" table:style-name="ce5">
            <text:p><text:s/>30,219<text:s/></text:p>
          </table:table-cell>
          <table:table-cell office:value-type="float" office:value="1.0349240216367834" table:style-name="ce6">
            <text:p>1.035</text:p>
          </table:table-cell>
          <table:table-cell office:value-type="float" office:value="31274.393007417999" table:style-name="ce5">
            <text:p><text:s/>31,27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1274.393007417999" table:style-name="ce5">
            <text:p><text:s/>31,274<text:s/></text:p>
          </table:table-cell>
          <table:table-cell office:value-type="float" office:value="0.9997872592425241" table:style-name="ce6">
            <text:p>1.000</text:p>
          </table:table-cell>
          <table:table-cell office:value-type="float" office:value="31267.739669360002" table:style-name="ce5">
            <text:p><text:s/>31,268<text:s/></text:p>
          </table:table-cell>
          <table:table-cell office:value-type="float" office:value="1.1087135194168507" table:style-name="ce6">
            <text:p>1.109</text:p>
          </table:table-cell>
          <table:table-cell office:value-type="float" office:value="34666.965693026003" table:style-name="ce5">
            <text:p><text:s/>34,66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4666.965693026003" table:style-name="ce5">
            <text:p><text:s/>34,667<text:s/></text:p>
          </table:table-cell>
          <table:table-cell office:value-type="float" office:value="1.0004681403989522" table:style-name="ce6">
            <text:p>1.000</text:p>
          </table:table-cell>
          <table:table-cell office:value-type="float" office:value="34683.194700175998" table:style-name="ce5">
            <text:p><text:s/>34,683<text:s/></text:p>
          </table:table-cell>
          <table:table-cell office:value-type="float" office:value="1.0886602233442997" table:style-name="ce6">
            <text:p>1.089</text:p>
          </table:table-cell>
          <table:table-cell office:value-type="float" office:value="37758.21448858743" table:style-name="ce5">
            <text:p><text:s/>37,75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7758.21448858743" table:style-name="ce5">
            <text:p><text:s/>37,758<text:s/></text:p>
          </table:table-cell>
          <table:table-cell office:value-type="float" office:value="1.0468843546872586" table:style-name="ce6">
            <text:p>1.047</text:p>
          </table:table-cell>
          <table:table-cell office:value-type="float" office:value="39528.484009027954" table:style-name="ce5">
            <text:p><text:s/>39,528<text:s/></text:p>
          </table:table-cell>
          <table:table-cell office:value-type="float" office:value="1.082867121710311" table:style-name="ce6">
            <text:p>1.083</text:p>
          </table:table-cell>
          <table:table-cell office:value-type="float" office:value="42804.095704428153" table:style-name="ce5">
            <text:p><text:s/>42,80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2804.095704428153" table:style-name="ce5">
            <text:p><text:s/>42,804<text:s/></text:p>
          </table:table-cell>
          <table:table-cell office:value-type="float" office:value="1.0183029302958213" table:style-name="ce6">
            <text:p>1.018</text:p>
          </table:table-cell>
          <table:table-cell office:value-type="float" office:value="43587.536084481966" table:style-name="ce5">
            <text:p><text:s/>43,588<text:s/></text:p>
          </table:table-cell>
          <table:table-cell office:value-type="float" office:value="1.1925896895992416" table:style-name="ce6">
            <text:p>1.193</text:p>
          </table:table-cell>
          <table:table-cell office:value-type="float" office:value="51982.046129388087" table:style-name="ce5">
            <text:p><text:s/>51,98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1982.046129388087" table:style-name="ce5">
            <text:p><text:s/>51,982<text:s/></text:p>
          </table:table-cell>
          <table:table-cell office:value-type="float" office:value="1.0075854497675796" table:style-name="ce6">
            <text:p>1.008</text:p>
          </table:table-cell>
          <table:table-cell office:value-type="float" office:value="52376.353329118559" table:style-name="ce5">
            <text:p><text:s/>52,376<text:s/></text:p>
          </table:table-cell>
          <table:table-cell office:value-type="float" office:value="1.1574655560584706" table:style-name="ce6">
            <text:p>1.157</text:p>
          </table:table-cell>
          <table:table-cell office:value-type="float" office:value="60623.824930403134" table:style-name="ce5">
            <text:p><text:s/>60,62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0623.824930403134" table:style-name="ce5">
            <text:p><text:s/>60,624<text:s/></text:p>
          </table:table-cell>
          <table:table-cell office:value-type="float" office:value="0.99088063636203483" table:style-name="ce6">
            <text:p>0.991</text:p>
          </table:table-cell>
          <table:table-cell office:value-type="float" office:value="60070.97422573845" table:style-name="ce5">
            <text:p><text:s/>60,071<text:s/></text:p>
          </table:table-cell>
          <table:table-cell office:value-type="float" office:value="1.2223189068152021" table:style-name="ce6">
            <text:p>1.222</text:p>
          </table:table-cell>
          <table:table-cell office:value-type="float" office:value="73425.887546928803" table:style-name="ce5">
            <text:p><text:s/>73,42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3425.887546928803" table:style-name="ce5">
            <text:p><text:s/>73,426<text:s/></text:p>
          </table:table-cell>
          <table:table-cell office:value-type="float" office:value="0.99943057302840699" table:style-name="ce6">
            <text:p>0.999</text:p>
          </table:table-cell>
          <table:table-cell office:value-type="float" office:value="73384.076866146424" table:style-name="ce5">
            <text:p><text:s/>73,384<text:s/></text:p>
          </table:table-cell>
          <table:table-cell office:value-type="float" office:value="1.0230629727538922" table:style-name="ce6">
            <text:p>1.023</text:p>
          </table:table-cell>
          <table:table-cell office:value-type="float" office:value="75076.531831479893" table:style-name="ce5">
            <text:p><text:s/>75,07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5076.531831479893" table:style-name="ce5">
            <text:p><text:s/>75,077<text:s/></text:p>
          </table:table-cell>
          <table:table-cell office:value-type="float" office:value="0.97983137885103455" table:style-name="ce6">
            <text:p>0.980</text:p>
          </table:table-cell>
          <table:table-cell office:value-type="float" office:value="73562.341703792525" table:style-name="ce5">
            <text:p><text:s/>73,562<text:s/></text:p>
          </table:table-cell>
          <table:table-cell office:value-type="float" office:value="1.039134014568605" table:style-name="ce6">
            <text:p>1.039</text:p>
          </table:table-cell>
          <table:table-cell office:value-type="float" office:value="76441.131455729454" table:style-name="ce5">
            <text:p><text:s/>76,44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6441.131455729454" table:style-name="ce5">
            <text:p><text:s/>76,441<text:s/></text:p>
          </table:table-cell>
          <table:table-cell office:value-type="float" office:value="1.0121514302660792" table:style-name="ce6">
            <text:p>1.012</text:p>
          </table:table-cell>
          <table:table-cell office:value-type="float" office:value="77370.000534073944" table:style-name="ce5">
            <text:p><text:s/>77,370<text:s/></text:p>
          </table:table-cell>
          <table:table-cell office:value-type="float" office:value="1.0698637236982909" table:style-name="ce6">
            <text:p>1.070</text:p>
          </table:table-cell>
          <table:table-cell office:value-type="float" office:value="82775.356873923098" table:style-name="ce5">
            <text:p><text:s/>82,77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2775.356873923098" table:style-name="ce5">
            <text:p><text:s/>82,775<text:s/></text:p>
          </table:table-cell>
          <table:table-cell office:value-type="float" office:value="1.0201785129963603" table:style-name="ce6">
            <text:p>1.020</text:p>
          </table:table-cell>
          <table:table-cell office:value-type="float" office:value="84445.640488381905" table:style-name="ce5">
            <text:p><text:s/>84,446<text:s/></text:p>
          </table:table-cell>
          <table:table-cell office:value-type="float" office:value="1.0995422754986277" table:style-name="ce6">
            <text:p>1.100</text:p>
          </table:table-cell>
          <table:table-cell office:value-type="float" office:value="92851.551698534502" table:style-name="ce5">
            <text:p><text:s/>92,85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3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385.029615695999" table:style-name="ce5">
            <text:p><text:s/>29,38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9385.029615695999" table:style-name="ce5">
            <text:p><text:s/>29,385<text:s/></text:p>
          </table:table-cell>
          <table:table-cell office:value-type="float" office:value="0.96231102681960767" table:style-name="ce6">
            <text:p>0.962</text:p>
          </table:table-cell>
          <table:table-cell office:value-type="float" office:value="28277.538022605" table:style-name="ce5">
            <text:p><text:s/>28,278<text:s/></text:p>
          </table:table-cell>
          <table:table-cell office:value-type="float" office:value="1.0980793833252003" table:style-name="ce6">
            <text:p>1.098</text:p>
          </table:table-cell>
          <table:table-cell office:value-type="float" office:value="31050.981513817002" table:style-name="ce5">
            <text:p><text:s/>31,05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1050.981513817002" table:style-name="ce5">
            <text:p><text:s/>31,051<text:s/></text:p>
          </table:table-cell>
          <table:table-cell office:value-type="float" office:value="0.99535188328656288" table:style-name="ce6">
            <text:p>0.995</text:p>
          </table:table-cell>
          <table:table-cell office:value-type="float" office:value="30906.652927674" table:style-name="ce5">
            <text:p><text:s/>30,907<text:s/></text:p>
          </table:table-cell>
          <table:table-cell office:value-type="float" office:value="1.0997946188572003" table:style-name="ce6">
            <text:p>1.100</text:p>
          </table:table-cell>
          <table:table-cell office:value-type="float" office:value="33990.970576742999" table:style-name="ce5">
            <text:p><text:s/>33,99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3990.970576742999" table:style-name="ce5">
            <text:p><text:s/>33,991<text:s/></text:p>
          </table:table-cell>
          <table:table-cell office:value-type="float" office:value="1.0767878208322141" table:style-name="ce6">
            <text:p>1.077</text:p>
          </table:table-cell>
          <table:table-cell office:value-type="float" office:value="36601.063135303004" table:style-name="ce5">
            <text:p><text:s/>36,601<text:s/></text:p>
          </table:table-cell>
          <table:table-cell office:value-type="float" office:value="1.0824745191253584" table:style-name="ce6">
            <text:p>1.082</text:p>
          </table:table-cell>
          <table:table-cell office:value-type="float" office:value="39619.718216863999" table:style-name="ce5">
            <text:p><text:s/>39,62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9619.718216863999" table:style-name="ce5">
            <text:p><text:s/>39,620<text:s/></text:p>
          </table:table-cell>
          <table:table-cell office:value-type="float" office:value="1.0642831095798893" table:style-name="ce6">
            <text:p>1.064</text:p>
          </table:table-cell>
          <table:table-cell office:value-type="float" office:value="42166.596904523001" table:style-name="ce5">
            <text:p><text:s/>42,167<text:s/></text:p>
          </table:table-cell>
          <table:table-cell office:value-type="float" office:value="1.0437975530175378" table:style-name="ce6">
            <text:p>1.044</text:p>
          </table:table-cell>
          <table:table-cell office:value-type="float" office:value="44013.390668018001" table:style-name="ce5">
            <text:p><text:s/>44,01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4013.390668018001" table:style-name="ce5">
            <text:p><text:s/>44,013<text:s/></text:p>
          </table:table-cell>
          <table:table-cell office:value-type="float" office:value="1.0049405817854884" table:style-name="ce6">
            <text:p>1.005</text:p>
          </table:table-cell>
          <table:table-cell office:value-type="float" office:value="44230.842424269998" table:style-name="ce5">
            <text:p><text:s/>44,231<text:s/></text:p>
          </table:table-cell>
          <table:table-cell office:value-type="float" office:value="1.0345151171212901" table:style-name="ce6">
            <text:p>1.035</text:p>
          </table:table-cell>
          <table:table-cell office:value-type="float" office:value="45757.475130917002" table:style-name="ce5">
            <text:p><text:s/>45,75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5757.475130917002" table:style-name="ce5">
            <text:p><text:s/>45,757<text:s/></text:p>
          </table:table-cell>
          <table:table-cell office:value-type="float" office:value="1.0246614041976616" table:style-name="ce6">
            <text:p>1.025</text:p>
          </table:table-cell>
          <table:table-cell office:value-type="float" office:value="46885.918720185" table:style-name="ce5">
            <text:p><text:s/>46,886<text:s/></text:p>
          </table:table-cell>
          <table:table-cell office:value-type="float" office:value="1.0701738814223671" table:style-name="ce6">
            <text:p>1.070</text:p>
          </table:table-cell>
          <table:table-cell office:value-type="float" office:value="50176.085620833997" table:style-name="ce5">
            <text:p><text:s/>50,17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0176.085620833997" table:style-name="ce5">
            <text:p><text:s/>50,176<text:s/></text:p>
          </table:table-cell>
          <table:table-cell office:value-type="float" office:value="1.0671051296228045" table:style-name="ce6">
            <text:p>1.067</text:p>
          </table:table-cell>
          <table:table-cell office:value-type="float" office:value="53543.158350385005" table:style-name="ce5">
            <text:p><text:s/>53,543<text:s/></text:p>
          </table:table-cell>
          <table:table-cell office:value-type="float" office:value="1.0401845440144928" table:style-name="ce6">
            <text:p>1.040</text:p>
          </table:table-cell>
          <table:table-cell office:value-type="float" office:value="55694.765753790998" table:style-name="ce5">
            <text:p><text:s/>55,69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5694.765753790998" table:style-name="ce5">
            <text:p><text:s/>55,695<text:s/></text:p>
          </table:table-cell>
          <table:table-cell office:value-type="float" office:value="0.97938848144623247" table:style-name="ce6">
            <text:p>0.979</text:p>
          </table:table-cell>
          <table:table-cell office:value-type="float" office:value="54546.812056109004" table:style-name="ce5">
            <text:p><text:s/>54,547<text:s/></text:p>
          </table:table-cell>
          <table:table-cell office:value-type="float" office:value="1.0455567931147842" table:style-name="ce6">
            <text:p>1.046</text:p>
          </table:table-cell>
          <table:table-cell office:value-type="float" office:value="57031.789888020183" table:style-name="ce5">
            <text:p><text:s/>57,03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7031.789888020183" table:style-name="ce5">
            <text:p><text:s/>57,032<text:s/></text:p>
          </table:table-cell>
          <table:table-cell office:value-type="float" office:value="0.98994648465660995" table:style-name="ce6">
            <text:p>0.990</text:p>
          </table:table-cell>
          <table:table-cell office:value-type="float" office:value="56458.419913319973" table:style-name="ce5">
            <text:p><text:s/>56,458<text:s/></text:p>
          </table:table-cell>
          <table:table-cell office:value-type="float" office:value="1.0561162766458838" table:style-name="ce6">
            <text:p>1.056</text:p>
          </table:table-cell>
          <table:table-cell office:value-type="float" office:value="59626.656224165316" table:style-name="ce5">
            <text:p><text:s/>59,62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9626.656224165316" table:style-name="ce5">
            <text:p><text:s/>59,627<text:s/></text:p>
          </table:table-cell>
          <table:table-cell office:value-type="float" office:value="1.0230837239339006" table:style-name="ce6">
            <text:p>1.023</text:p>
          </table:table-cell>
          <table:table-cell office:value-type="float" office:value="61003.061495545538" table:style-name="ce5">
            <text:p><text:s/>61,003<text:s/></text:p>
          </table:table-cell>
          <table:table-cell office:value-type="float" office:value="1.0795457207031145" table:style-name="ce6">
            <text:p>1.080</text:p>
          </table:table-cell>
          <table:table-cell office:value-type="float" office:value="65855.593987305125" table:style-name="ce5">
            <text:p><text:s/>65,85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5855.593987305125" table:style-name="ce5">
            <text:p><text:s/>65,856<text:s/></text:p>
          </table:table-cell>
          <table:table-cell office:value-type="float" office:value="0.99158504864331687" table:style-name="ce6">
            <text:p>0.992</text:p>
          </table:table-cell>
          <table:table-cell office:value-type="float" office:value="65301.422367336476" table:style-name="ce5">
            <text:p><text:s/>65,301<text:s/></text:p>
          </table:table-cell>
          <table:table-cell office:value-type="float" office:value="1.0586272710419899" table:style-name="ce6">
            <text:p>1.059</text:p>
          </table:table-cell>
          <table:table-cell office:value-type="float" office:value="69129.866555893779" table:style-name="ce5">
            <text:p><text:s/>69,13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9129.866555893779" table:style-name="ce5">
            <text:p><text:s/>69,130<text:s/></text:p>
          </table:table-cell>
          <table:table-cell office:value-type="float" office:value="1.0193696591493311" table:style-name="ce6">
            <text:p>1.019</text:p>
          </table:table-cell>
          <table:table-cell office:value-type="float" office:value="70468.888508120188" table:style-name="ce5">
            <text:p><text:s/>70,469<text:s/></text:p>
          </table:table-cell>
          <table:table-cell office:value-type="float" office:value="1.1071288838190692" table:style-name="ce6">
            <text:p>1.107</text:p>
          </table:table-cell>
          <table:table-cell office:value-type="float" office:value="78018.141877965551" table:style-name="ce5">
            <text:p><text:s/>78,01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78018.141877965551" table:style-name="ce5">
            <text:p><text:s/>78,018<text:s/></text:p>
          </table:table-cell>
          <table:table-cell office:value-type="float" office:value="0.94742620651798792" table:style-name="ce6">
            <text:p>0.947</text:p>
          </table:table-cell>
          <table:table-cell office:value-type="float" office:value="73916.432199023067" table:style-name="ce5">
            <text:p><text:s/>73,916<text:s/></text:p>
          </table:table-cell>
          <table:table-cell office:value-type="float" office:value="1.0804060635979651" table:style-name="ce6">
            <text:p>1.080</text:p>
          </table:table-cell>
          <table:table-cell office:value-type="float" office:value="79859.761547352406" table:style-name="ce5">
            <text:p><text:s/>79,86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9859.761547352406" table:style-name="ce5">
            <text:p><text:s/>79,860<text:s/></text:p>
          </table:table-cell>
          <table:table-cell office:value-type="float" office:value="0.92914314057454406" table:style-name="ce6">
            <text:p>0.929</text:p>
          </table:table-cell>
          <table:table-cell office:value-type="float" office:value="74201.149649641215" table:style-name="ce5">
            <text:p><text:s/>74,201<text:s/></text:p>
          </table:table-cell>
          <table:table-cell office:value-type="float" office:value="1.1089989792237407" table:style-name="ce6">
            <text:p>1.109</text:p>
          </table:table-cell>
          <table:table-cell office:value-type="float" office:value="82288.999218680139" table:style-name="ce5">
            <text:p><text:s/>82,28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2288.999218680139" table:style-name="ce5">
            <text:p><text:s/>82,289<text:s/></text:p>
          </table:table-cell>
          <table:table-cell office:value-type="float" office:value="1.0107937474551112" table:style-name="ce6">
            <text:p>1.011</text:p>
          </table:table-cell>
          <table:table-cell office:value-type="float" office:value="83177.205894580431" table:style-name="ce5">
            <text:p><text:s/>83,177<text:s/></text:p>
          </table:table-cell>
          <table:table-cell office:value-type="float" office:value="1.0502885330178333" table:style-name="ce6">
            <text:p>1.050</text:p>
          </table:table-cell>
          <table:table-cell office:value-type="float" office:value="87360.065559541152" table:style-name="ce5">
            <text:p><text:s/>87,36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7360.065559541152" table:style-name="ce5">
            <text:p><text:s/>87,360<text:s/></text:p>
          </table:table-cell>
          <table:table-cell office:value-type="float" office:value="1.0322160039326862" table:style-name="ce6">
            <text:p>1.032</text:p>
          </table:table-cell>
          <table:table-cell office:value-type="float" office:value="90174.457775167059" table:style-name="ce5">
            <text:p><text:s/>90,174<text:s/></text:p>
          </table:table-cell>
          <table:table-cell office:value-type="float" office:value="1.0779393812168911" table:style-name="ce6">
            <text:p>1.078</text:p>
          </table:table-cell>
          <table:table-cell office:value-type="float" office:value="97202.599215732247" table:style-name="ce5">
            <text:p><text:s/>97,20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965.437939867999" table:style-name="ce5">
            <text:p><text:s/>11,96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1965.437939867999" table:style-name="ce5">
            <text:p><text:s/>11,965<text:s/></text:p>
          </table:table-cell>
          <table:table-cell office:value-type="float" office:value="0.94072962817549621" table:style-name="ce6">
            <text:p>0.941</text:p>
          </table:table-cell>
          <table:table-cell office:value-type="float" office:value="11256.241984128999" table:style-name="ce5">
            <text:p><text:s/>11,256<text:s/></text:p>
          </table:table-cell>
          <table:table-cell office:value-type="float" office:value="1.1654981149831909" table:style-name="ce6">
            <text:p>1.165</text:p>
          </table:table-cell>
          <table:table-cell office:value-type="float" office:value="13119.128814297001" table:style-name="ce5">
            <text:p><text:s/>13,11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3119.128814297001" table:style-name="ce5">
            <text:p><text:s/>13,119<text:s/></text:p>
          </table:table-cell>
          <table:table-cell office:value-type="float" office:value="0.98739299575504147" table:style-name="ce6">
            <text:p>0.987</text:p>
          </table:table-cell>
          <table:table-cell office:value-type="float" office:value="12953.735901645001" table:style-name="ce5">
            <text:p><text:s/>12,954<text:s/></text:p>
          </table:table-cell>
          <table:table-cell office:value-type="float" office:value="1.0813205882900723" table:style-name="ce6">
            <text:p>1.081</text:p>
          </table:table-cell>
          <table:table-cell office:value-type="float" office:value="14007.141325721001" table:style-name="ce5">
            <text:p><text:s/>14,00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007.141325721001" table:style-name="ce5">
            <text:p><text:s/>14,007<text:s/></text:p>
          </table:table-cell>
          <table:table-cell office:value-type="float" office:value="1.0865966190584975" table:style-name="ce6">
            <text:p>1.087</text:p>
          </table:table-cell>
          <table:table-cell office:value-type="float" office:value="15220.112407203" table:style-name="ce5">
            <text:p><text:s/>15,220<text:s/></text:p>
          </table:table-cell>
          <table:table-cell office:value-type="float" office:value="1.0379726361949524" table:style-name="ce6">
            <text:p>1.038</text:p>
          </table:table-cell>
          <table:table-cell office:value-type="float" office:value="15798.060198488001" table:style-name="ce5">
            <text:p><text:s/>15,79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5798.060198488001" table:style-name="ce5">
            <text:p><text:s/>15,798<text:s/></text:p>
          </table:table-cell>
          <table:table-cell office:value-type="float" office:value="1.0763861424047172" table:style-name="ce6">
            <text:p>1.076</text:p>
          </table:table-cell>
          <table:table-cell office:value-type="float" office:value="17004.813074528" table:style-name="ce5">
            <text:p><text:s/>17,005<text:s/></text:p>
          </table:table-cell>
          <table:table-cell office:value-type="float" office:value="0.97321215025489816" table:style-name="ce6">
            <text:p>0.973</text:p>
          </table:table-cell>
          <table:table-cell office:value-type="float" office:value="16549.290696944001" table:style-name="ce5">
            <text:p><text:s/>16,54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549.290696944001" table:style-name="ce5">
            <text:p><text:s/>16,549<text:s/></text:p>
          </table:table-cell>
          <table:table-cell office:value-type="float" office:value="1.0210755952893744" table:style-name="ce6">
            <text:p>1.021</text:p>
          </table:table-cell>
          <table:table-cell office:value-type="float" office:value="16898.076849999001" table:style-name="ce5">
            <text:p><text:s/>16,898<text:s/></text:p>
          </table:table-cell>
          <table:table-cell office:value-type="float" office:value="1.0885234872475495" table:style-name="ce6">
            <text:p>1.089</text:p>
          </table:table-cell>
          <table:table-cell office:value-type="float" office:value="18393.953540537997" table:style-name="ce5">
            <text:p><text:s/>18,39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393.953540537997" table:style-name="ce5">
            <text:p><text:s/>18,394<text:s/></text:p>
          </table:table-cell>
          <table:table-cell office:value-type="float" office:value="1.0314802868922037" table:style-name="ce6">
            <text:p>1.031</text:p>
          </table:table-cell>
          <table:table-cell office:value-type="float" office:value="18973.000475076002" table:style-name="ce5">
            <text:p><text:s/>18,973<text:s/></text:p>
          </table:table-cell>
          <table:table-cell office:value-type="float" office:value="1.050769872715198" table:style-name="ce6">
            <text:p>1.051</text:p>
          </table:table-cell>
          <table:table-cell office:value-type="float" office:value="19936.257294220999" table:style-name="ce5">
            <text:p><text:s/>19,93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936.257294220999" table:style-name="ce5">
            <text:p><text:s/>19,936<text:s/></text:p>
          </table:table-cell>
          <table:table-cell office:value-type="float" office:value="1.0670121721826025" table:style-name="ce6">
            <text:p>1.067</text:p>
          </table:table-cell>
          <table:table-cell office:value-type="float" office:value="21272.229200698002" table:style-name="ce5">
            <text:p><text:s/>21,272<text:s/></text:p>
          </table:table-cell>
          <table:table-cell office:value-type="float" office:value="1.0553775198430706" table:style-name="ce6">
            <text:p>1.055</text:p>
          </table:table-cell>
          <table:table-cell office:value-type="float" office:value="22450.232495366003" table:style-name="ce5">
            <text:p><text:s/>22,45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2450.232495366003" table:style-name="ce5">
            <text:p><text:s/>22,450<text:s/></text:p>
          </table:table-cell>
          <table:table-cell office:value-type="float" office:value="0.99292770167686351" table:style-name="ce6">
            <text:p>0.993</text:p>
          </table:table-cell>
          <table:table-cell office:value-type="float" office:value="22291.457753735001" table:style-name="ce5">
            <text:p><text:s/>22,291<text:s/></text:p>
          </table:table-cell>
          <table:table-cell office:value-type="float" office:value="1.0346521379258744" table:style-name="ce6">
            <text:p>1.035</text:p>
          </table:table-cell>
          <table:table-cell office:value-type="float" office:value="23063.904422386229" table:style-name="ce5">
            <text:p><text:s/>23,06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063.904422386229" table:style-name="ce5">
            <text:p><text:s/>23,064<text:s/></text:p>
          </table:table-cell>
          <table:table-cell office:value-type="float" office:value="0.96579148172811846" table:style-name="ce6">
            <text:p>0.966</text:p>
          </table:table-cell>
          <table:table-cell office:value-type="float" office:value="22274.922426532099" table:style-name="ce5">
            <text:p><text:s/>22,275<text:s/></text:p>
          </table:table-cell>
          <table:table-cell office:value-type="float" office:value="1.0556050010002411" table:style-name="ce6">
            <text:p>1.056</text:p>
          </table:table-cell>
          <table:table-cell office:value-type="float" office:value="23513.519510339709" table:style-name="ce5">
            <text:p><text:s/>23,51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3513.519510339709" table:style-name="ce5">
            <text:p><text:s/>23,514<text:s/></text:p>
          </table:table-cell>
          <table:table-cell office:value-type="float" office:value="1.0494937957617756" table:style-name="ce6">
            <text:p>1.049</text:p>
          </table:table-cell>
          <table:table-cell office:value-type="float" office:value="24677.292842624989" table:style-name="ce5">
            <text:p><text:s/>24,677<text:s/></text:p>
          </table:table-cell>
          <table:table-cell office:value-type="float" office:value="1.0861764186487799" table:style-name="ce6">
            <text:p>1.086</text:p>
          </table:table-cell>
          <table:table-cell office:value-type="float" office:value="26803.893561749581" table:style-name="ce5">
            <text:p><text:s/>26,80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6803.893561749581" table:style-name="ce5">
            <text:p><text:s/>26,804<text:s/></text:p>
          </table:table-cell>
          <table:table-cell office:value-type="float" office:value="0.9684392001202895" table:style-name="ce6">
            <text:p>0.968</text:p>
          </table:table-cell>
          <table:table-cell office:value-type="float" office:value="25957.941241050139" table:style-name="ce5">
            <text:p><text:s/>25,958<text:s/></text:p>
          </table:table-cell>
          <table:table-cell office:value-type="float" office:value="1.015858552095587" table:style-name="ce6">
            <text:p>1.016</text:p>
          </table:table-cell>
          <table:table-cell office:value-type="float" office:value="26369.596604515518" table:style-name="ce5">
            <text:p><text:s/>26,37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6369.596604515518" table:style-name="ce5">
            <text:p><text:s/>26,370<text:s/></text:p>
          </table:table-cell>
          <table:table-cell office:value-type="float" office:value="1.0226567957385138" table:style-name="ce6">
            <text:p>1.023</text:p>
          </table:table-cell>
          <table:table-cell office:value-type="float" office:value="26967.04716849103" table:style-name="ce5">
            <text:p><text:s/>26,967<text:s/></text:p>
          </table:table-cell>
          <table:table-cell office:value-type="float" office:value="1.1019879599303046" table:style-name="ce6">
            <text:p>1.102</text:p>
          </table:table-cell>
          <table:table-cell office:value-type="float" office:value="29717.36129454973" table:style-name="ce5">
            <text:p><text:s/>29,71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9717.36129454973" table:style-name="ce5">
            <text:p><text:s/>29,717<text:s/></text:p>
          </table:table-cell>
          <table:table-cell office:value-type="float" office:value="0.93628836755100509" table:style-name="ce6">
            <text:p>0.936</text:p>
          </table:table-cell>
          <table:table-cell office:value-type="float" office:value="27824.01969439739" table:style-name="ce5">
            <text:p><text:s/>27,824<text:s/></text:p>
          </table:table-cell>
          <table:table-cell office:value-type="float" office:value="1.128260936976079" table:style-name="ce6">
            <text:p>1.128</text:p>
          </table:table-cell>
          <table:table-cell office:value-type="float" office:value="31392.75453084167" table:style-name="ce5">
            <text:p><text:s/>31,39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1392.75453084167" table:style-name="ce5">
            <text:p><text:s/>31,393<text:s/></text:p>
          </table:table-cell>
          <table:table-cell office:value-type="float" office:value="0.88368252161956373" table:style-name="ce6">
            <text:p>0.884</text:p>
          </table:table-cell>
          <table:table-cell office:value-type="float" office:value="27741.228484398151" table:style-name="ce5">
            <text:p><text:s/>27,741<text:s/></text:p>
          </table:table-cell>
          <table:table-cell office:value-type="float" office:value="1.1031511965010983" table:style-name="ce6">
            <text:p>1.103</text:p>
          </table:table-cell>
          <table:table-cell office:value-type="float" office:value="30602.76939497417" table:style-name="ce5">
            <text:p><text:s/>30,60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602.76939497417" table:style-name="ce5">
            <text:p><text:s/>30,603<text:s/></text:p>
          </table:table-cell>
          <table:table-cell office:value-type="float" office:value="1.004724005595411" table:style-name="ce6">
            <text:p>1.005</text:p>
          </table:table-cell>
          <table:table-cell office:value-type="float" office:value="30747.337048831101" table:style-name="ce5">
            <text:p><text:s/>30,747<text:s/></text:p>
          </table:table-cell>
          <table:table-cell office:value-type="float" office:value="1.0371402618577115" table:style-name="ce6">
            <text:p>1.037</text:p>
          </table:table-cell>
          <table:table-cell office:value-type="float" office:value="31889.301198252" table:style-name="ce5">
            <text:p><text:s/>31,88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1889.301198252" table:style-name="ce5">
            <text:p><text:s/>31,889<text:s/></text:p>
          </table:table-cell>
          <table:table-cell office:value-type="float" office:value="1.0437776322912919" table:style-name="ce6">
            <text:p>1.044</text:p>
          </table:table-cell>
          <table:table-cell office:value-type="float" office:value="33285.339300135332" table:style-name="ce5">
            <text:p><text:s/>33,285<text:s/></text:p>
          </table:table-cell>
          <table:table-cell office:value-type="float" office:value="1.0931648768187192" table:style-name="ce6">
            <text:p>1.093</text:p>
          </table:table-cell>
          <table:table-cell office:value-type="float" office:value="36386.363835901713" table:style-name="ce5">
            <text:p><text:s/>36,38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ão Paul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419.591675828" table:style-name="ce5">
            <text:p><text:s/>17,42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419.591675828" table:style-name="ce5">
            <text:p><text:s/>17,420<text:s/></text:p>
          </table:table-cell>
          <table:table-cell office:value-type="float" office:value="0.97713519095257051" table:style-name="ce6">
            <text:p>0.977</text:p>
          </table:table-cell>
          <table:table-cell office:value-type="float" office:value="17021.296038476001" table:style-name="ce5">
            <text:p><text:s/>17,021<text:s/></text:p>
          </table:table-cell>
          <table:table-cell office:value-type="float" office:value="1.0534951427309485" table:style-name="ce6">
            <text:p>1.053</text:p>
          </table:table-cell>
          <table:table-cell office:value-type="float" office:value="17931.852699520001" table:style-name="ce5">
            <text:p><text:s/>17,93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7931.852699520001" table:style-name="ce5">
            <text:p><text:s/>17,932<text:s/></text:p>
          </table:table-cell>
          <table:table-cell office:value-type="float" office:value="1.0011746876835299" table:style-name="ce6">
            <text:p>1.001</text:p>
          </table:table-cell>
          <table:table-cell office:value-type="float" office:value="17952.917026029001" table:style-name="ce5">
            <text:p><text:s/>17,953<text:s/></text:p>
          </table:table-cell>
          <table:table-cell office:value-type="float" office:value="1.1131243586793436" table:style-name="ce6">
            <text:p>1.113</text:p>
          </table:table-cell>
          <table:table-cell office:value-type="float" office:value="19983.829251021998" table:style-name="ce5">
            <text:p><text:s/>19,98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983.829251021998" table:style-name="ce5">
            <text:p><text:s/>19,984<text:s/></text:p>
          </table:table-cell>
          <table:table-cell office:value-type="float" office:value="1.0699126008098048" table:style-name="ce6">
            <text:p>1.070</text:p>
          </table:table-cell>
          <table:table-cell office:value-type="float" office:value="21380.950728100001" table:style-name="ce5">
            <text:p><text:s/>21,381<text:s/></text:p>
          </table:table-cell>
          <table:table-cell office:value-type="float" office:value="1.1141533564767205" table:style-name="ce6">
            <text:p>1.114</text:p>
          </table:table-cell>
          <table:table-cell office:value-type="float" office:value="23821.658018375998" table:style-name="ce5">
            <text:p><text:s/>23,82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3821.658018375998" table:style-name="ce5">
            <text:p><text:s/>23,822<text:s/></text:p>
          </table:table-cell>
          <table:table-cell office:value-type="float" office:value="1.0562566136490261" table:style-name="ce6">
            <text:p>1.056</text:p>
          </table:table-cell>
          <table:table-cell office:value-type="float" office:value="25161.783829995002" table:style-name="ce5">
            <text:p><text:s/>25,162<text:s/></text:p>
          </table:table-cell>
          <table:table-cell office:value-type="float" office:value="1.0915005135023232" table:style-name="ce6">
            <text:p>1.092</text:p>
          </table:table-cell>
          <table:table-cell office:value-type="float" office:value="27464.099971073996" table:style-name="ce5">
            <text:p><text:s/>27,46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464.099971073996" table:style-name="ce5">
            <text:p><text:s/>27,464<text:s/></text:p>
          </table:table-cell>
          <table:table-cell office:value-type="float" office:value="0.99521796101305604" table:style-name="ce6">
            <text:p>0.995</text:p>
          </table:table-cell>
          <table:table-cell office:value-type="float" office:value="27332.765574270998" table:style-name="ce5">
            <text:p><text:s/>27,333<text:s/></text:p>
          </table:table-cell>
          <table:table-cell office:value-type="float" office:value="1.001125243474702" table:style-name="ce6">
            <text:p>1.001</text:p>
          </table:table-cell>
          <table:table-cell office:value-type="float" office:value="27363.521590379001" table:style-name="ce5">
            <text:p><text:s/>27,36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7363.521590379001" table:style-name="ce5">
            <text:p><text:s/>27,364<text:s/></text:p>
          </table:table-cell>
          <table:table-cell office:value-type="float" office:value="1.0200777028247403" table:style-name="ce6">
            <text:p>1.020</text:p>
          </table:table-cell>
          <table:table-cell office:value-type="float" office:value="27912.918245108998" table:style-name="ce5">
            <text:p><text:s/>27,913<text:s/></text:p>
          </table:table-cell>
          <table:table-cell office:value-type="float" office:value="1.0833631962473766" table:style-name="ce6">
            <text:p>1.083</text:p>
          </table:table-cell>
          <table:table-cell office:value-type="float" office:value="30239.828326612998" table:style-name="ce5">
            <text:p><text:s/>30,24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239.828326612998" table:style-name="ce5">
            <text:p><text:s/>30,240<text:s/></text:p>
          </table:table-cell>
          <table:table-cell office:value-type="float" office:value="1.0671664138148067" table:style-name="ce6">
            <text:p>1.067</text:p>
          </table:table-cell>
          <table:table-cell office:value-type="float" office:value="32270.929149686999" table:style-name="ce5">
            <text:p><text:s/>32,271<text:s/></text:p>
          </table:table-cell>
          <table:table-cell office:value-type="float" office:value="1.0301696955864514" table:style-name="ce6">
            <text:p>1.030</text:p>
          </table:table-cell>
          <table:table-cell office:value-type="float" office:value="33244.533258424999" table:style-name="ce5">
            <text:p><text:s/>33,24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244.533258424999" table:style-name="ce5">
            <text:p><text:s/>33,245<text:s/></text:p>
          </table:table-cell>
          <table:table-cell office:value-type="float" office:value="0.97024536490370739" table:style-name="ce6">
            <text:p>0.970</text:p>
          </table:table-cell>
          <table:table-cell office:value-type="float" office:value="32255.354302374002" table:style-name="ce5">
            <text:p><text:s/>32,255<text:s/></text:p>
          </table:table-cell>
          <table:table-cell office:value-type="float" office:value="1.0530929267496498" table:style-name="ce6">
            <text:p>1.053</text:p>
          </table:table-cell>
          <table:table-cell office:value-type="float" office:value="33967.885465633946" table:style-name="ce5">
            <text:p><text:s/>33,96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3967.885465633946" table:style-name="ce5">
            <text:p><text:s/>33,968<text:s/></text:p>
          </table:table-cell>
          <table:table-cell office:value-type="float" office:value="1.0063475255582823" table:style-name="ce6">
            <text:p>1.006</text:p>
          </table:table-cell>
          <table:table-cell office:value-type="float" office:value="34183.49748678787" table:style-name="ce5">
            <text:p><text:s/>34,183<text:s/></text:p>
          </table:table-cell>
          <table:table-cell office:value-type="float" office:value="1.0564494381472684" table:style-name="ce6">
            <text:p>1.056</text:p>
          </table:table-cell>
          <table:table-cell office:value-type="float" office:value="36113.13671382561" table:style-name="ce5">
            <text:p><text:s/>36,11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6113.13671382561" table:style-name="ce5">
            <text:p><text:s/>36,113<text:s/></text:p>
          </table:table-cell>
          <table:table-cell office:value-type="float" office:value="1.0058879388068647" table:style-name="ce6">
            <text:p>1.006</text:p>
          </table:table-cell>
          <table:table-cell office:value-type="float" office:value="36325.768652920546" table:style-name="ce5">
            <text:p><text:s/>36,326<text:s/></text:p>
          </table:table-cell>
          <table:table-cell office:value-type="float" office:value="1.0750412688766555" table:style-name="ce6">
            <text:p>1.075</text:p>
          </table:table-cell>
          <table:table-cell office:value-type="float" office:value="39051.700425555544" table:style-name="ce5">
            <text:p><text:s/>39,05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9051.700425555544" table:style-name="ce5">
            <text:p><text:s/>39,052<text:s/></text:p>
          </table:table-cell>
          <table:table-cell office:value-type="float" office:value="1.0074716516195503" table:style-name="ce6">
            <text:p>1.007</text:p>
          </table:table-cell>
          <table:table-cell office:value-type="float" office:value="39343.481126286337" table:style-name="ce5">
            <text:p><text:s/>39,343<text:s/></text:p>
          </table:table-cell>
          <table:table-cell office:value-type="float" office:value="1.0868451069218958" table:style-name="ce6">
            <text:p>1.087</text:p>
          </table:table-cell>
          <table:table-cell office:value-type="float" office:value="42760.269951378265" table:style-name="ce5">
            <text:p><text:s/>42,7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2760.269951378265" table:style-name="ce5">
            <text:p><text:s/>42,760<text:s/></text:p>
          </table:table-cell>
          <table:table-cell office:value-type="float" office:value="1.0173425328954688" table:style-name="ce6">
            <text:p>1.017</text:p>
          </table:table-cell>
          <table:table-cell office:value-type="float" office:value="43501.841339629165" table:style-name="ce5">
            <text:p><text:s/>43,502<text:s/></text:p>
          </table:table-cell>
          <table:table-cell office:value-type="float" office:value="1.1103157727582196" table:style-name="ce6">
            <text:p>1.110</text:p>
          </table:table-cell>
          <table:table-cell office:value-type="float" office:value="48300.780583415821" table:style-name="ce5">
            <text:p><text:s/>48,30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8300.780583415821" table:style-name="ce5">
            <text:p><text:s/>48,301<text:s/></text:p>
          </table:table-cell>
          <table:table-cell office:value-type="float" office:value="0.95427883251335321" table:style-name="ce6">
            <text:p>0.954</text:p>
          </table:table-cell>
          <table:table-cell office:value-type="float" office:value="46092.412504625689" table:style-name="ce5">
            <text:p><text:s/>46,092<text:s/></text:p>
          </table:table-cell>
          <table:table-cell office:value-type="float" office:value="1.0515181215920675" table:style-name="ce6">
            <text:p>1.052</text:p>
          </table:table-cell>
          <table:table-cell office:value-type="float" office:value="48467.007016510724" table:style-name="ce5">
            <text:p><text:s/>48,46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8467.007016510724" table:style-name="ce5">
            <text:p><text:s/>48,467<text:s/></text:p>
          </table:table-cell>
          <table:table-cell office:value-type="float" office:value="0.95858861574464616" table:style-name="ce6">
            <text:p>0.959</text:p>
          </table:table-cell>
          <table:table-cell office:value-type="float" office:value="46459.921165243075" table:style-name="ce5">
            <text:p><text:s/>46,460<text:s/></text:p>
          </table:table-cell>
          <table:table-cell office:value-type="float" office:value="1.1124906914902977" table:style-name="ce6">
            <text:p>1.112</text:p>
          </table:table-cell>
          <table:table-cell office:value-type="float" office:value="51686.22982370598" table:style-name="ce5">
            <text:p><text:s/>51,68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1686.22982370598" table:style-name="ce5">
            <text:p><text:s/>51,686<text:s/></text:p>
          </table:table-cell>
          <table:table-cell office:value-type="float" office:value="1.0143875655968677" table:style-name="ce6">
            <text:p>1.014</text:p>
          </table:table-cell>
          <table:table-cell office:value-type="float" office:value="52429.868845749326" table:style-name="ce5">
            <text:p><text:s/>52,430<text:s/></text:p>
          </table:table-cell>
          <table:table-cell office:value-type="float" office:value="1.0579992966315872" table:style-name="ce6">
            <text:p>1.058</text:p>
          </table:table-cell>
          <table:table-cell office:value-type="float" office:value="55470.764361289155" table:style-name="ce5">
            <text:p><text:s/>55,47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5470.764361289155" table:style-name="ce5">
            <text:p><text:s/>55,471<text:s/></text:p>
          </table:table-cell>
          <table:table-cell office:value-type="float" office:value="1.0255693991253594" table:style-name="ce6">
            <text:p>1.026</text:p>
          </table:table-cell>
          <table:table-cell office:value-type="float" office:value="56889.118475031726" table:style-name="ce5">
            <text:p><text:s/>56,889<text:s/></text:p>
          </table:table-cell>
          <table:table-cell office:value-type="float" office:value="1.0690310732538844" table:style-name="ce6">
            <text:p>1.069</text:p>
          </table:table-cell>
          <table:table-cell office:value-type="float" office:value="60816.235379830541" table:style-name="ce5">
            <text:p><text:s/>60,81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11Z</meta:creation-date>
    <dc:date>2020-10-02T20:00:12Z</dc:date>
  </office:meta>
</office:document-meta>
</file>